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ibr10" table:style-name="ta1">
        <table:shapes>
          <draw:frame draw:z-index="0" draw:style-name="gr1" draw:text-style-name="P1" svg:width="27.0197in" svg:height="6.163in" svg:x="8.202in" svg:y="3.7669in">
            <draw:object draw:notify-on-update-of-ranges="calibr10.A1:calibr10.A345 calibr10.F1:calibr10.F345 calibr10.A1:calibr10.A345 calibr10.H1:calibr10.H345 calibr10.A1:calibr10.A345 calibr10.G1:calibr10.G345 calibr10.A1:calibr10.A345 calibr10.B1:calibr10.B345 calibr10.A1:calibr10.A345 calibr10.C1:calibr10.C3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7" table:default-cell-style-name="Default"/>
        <table:table-row table:style-name="ro1">
          <table:table-cell office:value-type="float" office:value="1378.003" calcext:value-type="float">
            <text:p>1378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09765625" calcext:value-type="float">
            <text:p>13735.7509765625</text:p>
          </table:table-cell>
          <table:table-cell/>
          <table:table-cell table:formula="of:=[.H1]" office:value-type="float" office:value="0" calcext:value-type="float">
            <text:p>0</text:p>
          </table:table-cell>
          <table:table-cell table:formula="of:=[.B1]" office:value-type="float" office:value="0" calcext:value-type="float">
            <text:p>0</text:p>
          </table:table-cell>
          <table:table-cell table:formula="of:=[.G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number-columns-repeated="10"/>
        </table:table-row>
        <table:table-row table:style-name="ro1">
          <table:table-cell office:value-type="float" office:value="1378.123" calcext:value-type="float">
            <text:p>1378.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09765625" calcext:value-type="float">
            <text:p>13735.7509765625</text:p>
          </table:table-cell>
          <table:table-cell/>
          <table:table-cell table:formula="of:=[.F1]-(([.F1]-[.H2])*[.$K$1])" office:value-type="float" office:value="0" calcext:value-type="float">
            <text:p>0</text:p>
          </table:table-cell>
          <table:table-cell table:formula="of:=[.G1]-(([.G1]-[.B2])*[.$I$1])" office:value-type="float" office:value="0" calcext:value-type="float">
            <text:p>0</text:p>
          </table:table-cell>
          <table:table-cell table:formula="of:=[.H1]-(([.H1]-[.G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78.64" calcext:value-type="float">
            <text:p>1378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2]-(([.F2]-[.H3])*[.$K$1])" office:value-type="float" office:value="0" calcext:value-type="float">
            <text:p>0</text:p>
          </table:table-cell>
          <table:table-cell table:formula="of:=[.G2]-(([.G2]-[.B3])*[.$I$1])" office:value-type="float" office:value="0" calcext:value-type="float">
            <text:p>0</text:p>
          </table:table-cell>
          <table:table-cell table:formula="of:=[.H2]-(([.H2]-[.G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78.774" calcext:value-type="float">
            <text:p>1378.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3]-(([.F3]-[.H4])*[.$K$1])" office:value-type="float" office:value="0" calcext:value-type="float">
            <text:p>0</text:p>
          </table:table-cell>
          <table:table-cell table:formula="of:=[.G3]-(([.G3]-[.B4])*[.$I$1])" office:value-type="float" office:value="0" calcext:value-type="float">
            <text:p>0</text:p>
          </table:table-cell>
          <table:table-cell table:formula="of:=[.H3]-(([.H3]-[.G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78.905" calcext:value-type="float">
            <text:p>1378.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4]-(([.F4]-[.H5])*[.$K$1])" office:value-type="float" office:value="0" calcext:value-type="float">
            <text:p>0</text:p>
          </table:table-cell>
          <table:table-cell table:formula="of:=[.G4]-(([.G4]-[.B5])*[.$I$1])" office:value-type="float" office:value="0" calcext:value-type="float">
            <text:p>0</text:p>
          </table:table-cell>
          <table:table-cell table:formula="of:=[.H4]-(([.H4]-[.G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79.292" calcext:value-type="float">
            <text:p>1379.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90234375" calcext:value-type="float">
            <text:p>13735.7490234375</text:p>
          </table:table-cell>
          <table:table-cell/>
          <table:table-cell table:formula="of:=[.F5]-(([.F5]-[.H6])*[.$K$1])" office:value-type="float" office:value="0" calcext:value-type="float">
            <text:p>0</text:p>
          </table:table-cell>
          <table:table-cell table:formula="of:=[.G5]-(([.G5]-[.B6])*[.$I$1])" office:value-type="float" office:value="0" calcext:value-type="float">
            <text:p>0</text:p>
          </table:table-cell>
          <table:table-cell table:formula="of:=[.H5]-(([.H5]-[.G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79.447" calcext:value-type="float">
            <text:p>1379.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29296875" calcext:value-type="float">
            <text:p>13735.7529296875</text:p>
          </table:table-cell>
          <table:table-cell/>
          <table:table-cell table:formula="of:=[.F6]-(([.F6]-[.H7])*[.$K$1])" office:value-type="float" office:value="0" calcext:value-type="float">
            <text:p>0</text:p>
          </table:table-cell>
          <table:table-cell table:formula="of:=[.G6]-(([.G6]-[.B7])*[.$I$1])" office:value-type="float" office:value="0" calcext:value-type="float">
            <text:p>0</text:p>
          </table:table-cell>
          <table:table-cell table:formula="of:=[.H6]-(([.H6]-[.G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79.579" calcext:value-type="float">
            <text:p>1379.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5859375" calcext:value-type="float">
            <text:p>13735.755859375</text:p>
          </table:table-cell>
          <table:table-cell/>
          <table:table-cell table:formula="of:=[.F7]-(([.F7]-[.H8])*[.$K$1])" office:value-type="float" office:value="0" calcext:value-type="float">
            <text:p>0</text:p>
          </table:table-cell>
          <table:table-cell table:formula="of:=[.G7]-(([.G7]-[.B8])*[.$I$1])" office:value-type="float" office:value="0" calcext:value-type="float">
            <text:p>0</text:p>
          </table:table-cell>
          <table:table-cell table:formula="of:=[.H7]-(([.H7]-[.G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79.733" calcext:value-type="float">
            <text:p>1379.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8]-(([.F8]-[.H9])*[.$K$1])" office:value-type="float" office:value="0" calcext:value-type="float">
            <text:p>0</text:p>
          </table:table-cell>
          <table:table-cell table:formula="of:=[.G8]-(([.G8]-[.B9])*[.$I$1])" office:value-type="float" office:value="0" calcext:value-type="float">
            <text:p>0</text:p>
          </table:table-cell>
          <table:table-cell table:formula="of:=[.H8]-(([.H8]-[.G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79.876" calcext:value-type="float">
            <text:p>1379.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9]-(([.F9]-[.H10])*[.$K$1])" office:value-type="float" office:value="0" calcext:value-type="float">
            <text:p>0</text:p>
          </table:table-cell>
          <table:table-cell table:formula="of:=[.G9]-(([.G9]-[.B10])*[.$I$1])" office:value-type="float" office:value="0" calcext:value-type="float">
            <text:p>0</text:p>
          </table:table-cell>
          <table:table-cell table:formula="of:=[.H9]-(([.H9]-[.G1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0.007" calcext:value-type="float">
            <text:p>138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10]-(([.F10]-[.H11])*[.$K$1])" office:value-type="float" office:value="0" calcext:value-type="float">
            <text:p>0</text:p>
          </table:table-cell>
          <table:table-cell table:formula="of:=[.G10]-(([.G10]-[.B11])*[.$I$1])" office:value-type="float" office:value="0" calcext:value-type="float">
            <text:p>0</text:p>
          </table:table-cell>
          <table:table-cell table:formula="of:=[.H10]-(([.H10]-[.G1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0.153" calcext:value-type="float">
            <text:p>1380.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11]-(([.F11]-[.H12])*[.$K$1])" office:value-type="float" office:value="0" calcext:value-type="float">
            <text:p>0</text:p>
          </table:table-cell>
          <table:table-cell table:formula="of:=[.G11]-(([.G11]-[.B12])*[.$I$1])" office:value-type="float" office:value="0" calcext:value-type="float">
            <text:p>0</text:p>
          </table:table-cell>
          <table:table-cell table:formula="of:=[.H11]-(([.H11]-[.G1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0.283" calcext:value-type="float">
            <text:p>1380.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12]-(([.F12]-[.H13])*[.$K$1])" office:value-type="float" office:value="0" calcext:value-type="float">
            <text:p>0</text:p>
          </table:table-cell>
          <table:table-cell table:formula="of:=[.G12]-(([.G12]-[.B13])*[.$I$1])" office:value-type="float" office:value="0" calcext:value-type="float">
            <text:p>0</text:p>
          </table:table-cell>
          <table:table-cell table:formula="of:=[.H12]-(([.H12]-[.G1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0.439" calcext:value-type="float">
            <text:p>1380.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171875" calcext:value-type="float">
            <text:p>13735.76171875</text:p>
          </table:table-cell>
          <table:table-cell/>
          <table:table-cell table:formula="of:=[.F13]-(([.F13]-[.H14])*[.$K$1])" office:value-type="float" office:value="0" calcext:value-type="float">
            <text:p>0</text:p>
          </table:table-cell>
          <table:table-cell table:formula="of:=[.G13]-(([.G13]-[.B14])*[.$I$1])" office:value-type="float" office:value="0" calcext:value-type="float">
            <text:p>0</text:p>
          </table:table-cell>
          <table:table-cell table:formula="of:=[.H13]-(([.H13]-[.G1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0.587" calcext:value-type="float">
            <text:p>1380.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14]-(([.F14]-[.H15])*[.$K$1])" office:value-type="float" office:value="0" calcext:value-type="float">
            <text:p>0</text:p>
          </table:table-cell>
          <table:table-cell table:formula="of:=[.G14]-(([.G14]-[.B15])*[.$I$1])" office:value-type="float" office:value="0" calcext:value-type="float">
            <text:p>0</text:p>
          </table:table-cell>
          <table:table-cell table:formula="of:=[.H14]-(([.H14]-[.G1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0.617" calcext:value-type="float">
            <text:p>1380.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15]-(([.F15]-[.H16])*[.$K$1])" office:value-type="float" office:value="0" calcext:value-type="float">
            <text:p>0</text:p>
          </table:table-cell>
          <table:table-cell table:formula="of:=[.G15]-(([.G15]-[.B16])*[.$I$1])" office:value-type="float" office:value="0" calcext:value-type="float">
            <text:p>0</text:p>
          </table:table-cell>
          <table:table-cell table:formula="of:=[.H15]-(([.H15]-[.G1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0.746" calcext:value-type="float">
            <text:p>1380.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16]-(([.F16]-[.H17])*[.$K$1])" office:value-type="float" office:value="0" calcext:value-type="float">
            <text:p>0</text:p>
          </table:table-cell>
          <table:table-cell table:formula="of:=[.G16]-(([.G16]-[.B17])*[.$I$1])" office:value-type="float" office:value="0" calcext:value-type="float">
            <text:p>0</text:p>
          </table:table-cell>
          <table:table-cell table:formula="of:=[.H16]-(([.H16]-[.G1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0.883" calcext:value-type="float">
            <text:p>1380.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17]-(([.F17]-[.H18])*[.$K$1])" office:value-type="float" office:value="0" calcext:value-type="float">
            <text:p>0</text:p>
          </table:table-cell>
          <table:table-cell table:formula="of:=[.G17]-(([.G17]-[.B18])*[.$I$1])" office:value-type="float" office:value="0" calcext:value-type="float">
            <text:p>0</text:p>
          </table:table-cell>
          <table:table-cell table:formula="of:=[.H17]-(([.H17]-[.G1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1.148" calcext:value-type="float">
            <text:p>1381.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18]-(([.F18]-[.H19])*[.$K$1])" office:value-type="float" office:value="0" calcext:value-type="float">
            <text:p>0</text:p>
          </table:table-cell>
          <table:table-cell table:formula="of:=[.G18]-(([.G18]-[.B19])*[.$I$1])" office:value-type="float" office:value="0" calcext:value-type="float">
            <text:p>0</text:p>
          </table:table-cell>
          <table:table-cell table:formula="of:=[.H18]-(([.H18]-[.G1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1.28" calcext:value-type="float">
            <text:p>1381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19]-(([.F19]-[.H20])*[.$K$1])" office:value-type="float" office:value="0" calcext:value-type="float">
            <text:p>0</text:p>
          </table:table-cell>
          <table:table-cell table:formula="of:=[.G19]-(([.G19]-[.B20])*[.$I$1])" office:value-type="float" office:value="0" calcext:value-type="float">
            <text:p>0</text:p>
          </table:table-cell>
          <table:table-cell table:formula="of:=[.H19]-(([.H19]-[.G2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1.314" calcext:value-type="float">
            <text:p>1381.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0]-(([.F20]-[.H21])*[.$K$1])" office:value-type="float" office:value="0" calcext:value-type="float">
            <text:p>0</text:p>
          </table:table-cell>
          <table:table-cell table:formula="of:=[.G20]-(([.G20]-[.B21])*[.$I$1])" office:value-type="float" office:value="0" calcext:value-type="float">
            <text:p>0</text:p>
          </table:table-cell>
          <table:table-cell table:formula="of:=[.H20]-(([.H20]-[.G2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1.454" calcext:value-type="float">
            <text:p>1381.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1]-(([.F21]-[.H22])*[.$K$1])" office:value-type="float" office:value="0" calcext:value-type="float">
            <text:p>0</text:p>
          </table:table-cell>
          <table:table-cell table:formula="of:=[.G21]-(([.G21]-[.B22])*[.$I$1])" office:value-type="float" office:value="0" calcext:value-type="float">
            <text:p>0</text:p>
          </table:table-cell>
          <table:table-cell table:formula="of:=[.H21]-(([.H21]-[.G2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1.596" calcext:value-type="float">
            <text:p>1381.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2]-(([.F22]-[.H23])*[.$K$1])" office:value-type="float" office:value="0" calcext:value-type="float">
            <text:p>0</text:p>
          </table:table-cell>
          <table:table-cell table:formula="of:=[.G22]-(([.G22]-[.B23])*[.$I$1])" office:value-type="float" office:value="0" calcext:value-type="float">
            <text:p>0</text:p>
          </table:table-cell>
          <table:table-cell table:formula="of:=[.H22]-(([.H22]-[.G2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1.729" calcext:value-type="float">
            <text:p>1381.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3]-(([.F23]-[.H24])*[.$K$1])" office:value-type="float" office:value="0" calcext:value-type="float">
            <text:p>0</text:p>
          </table:table-cell>
          <table:table-cell table:formula="of:=[.G23]-(([.G23]-[.B24])*[.$I$1])" office:value-type="float" office:value="0" calcext:value-type="float">
            <text:p>0</text:p>
          </table:table-cell>
          <table:table-cell table:formula="of:=[.H23]-(([.H23]-[.G2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1.859" calcext:value-type="float">
            <text:p>1381.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4]-(([.F24]-[.H25])*[.$K$1])" office:value-type="float" office:value="0" calcext:value-type="float">
            <text:p>0</text:p>
          </table:table-cell>
          <table:table-cell table:formula="of:=[.G24]-(([.G24]-[.B25])*[.$I$1])" office:value-type="float" office:value="0" calcext:value-type="float">
            <text:p>0</text:p>
          </table:table-cell>
          <table:table-cell table:formula="of:=[.H24]-(([.H24]-[.G2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2.001" calcext:value-type="float">
            <text:p>1382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5]-(([.F25]-[.H26])*[.$K$1])" office:value-type="float" office:value="0" calcext:value-type="float">
            <text:p>0</text:p>
          </table:table-cell>
          <table:table-cell table:formula="of:=[.G25]-(([.G25]-[.B26])*[.$I$1])" office:value-type="float" office:value="0" calcext:value-type="float">
            <text:p>0</text:p>
          </table:table-cell>
          <table:table-cell table:formula="of:=[.H25]-(([.H25]-[.G2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2.415" calcext:value-type="float">
            <text:p>1382.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6]-(([.F26]-[.H27])*[.$K$1])" office:value-type="float" office:value="0" calcext:value-type="float">
            <text:p>0</text:p>
          </table:table-cell>
          <table:table-cell table:formula="of:=[.G26]-(([.G26]-[.B27])*[.$I$1])" office:value-type="float" office:value="0" calcext:value-type="float">
            <text:p>0</text:p>
          </table:table-cell>
          <table:table-cell table:formula="of:=[.H26]-(([.H26]-[.G2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2.553" calcext:value-type="float">
            <text:p>1382.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7]-(([.F27]-[.H28])*[.$K$1])" office:value-type="float" office:value="0" calcext:value-type="float">
            <text:p>0</text:p>
          </table:table-cell>
          <table:table-cell table:formula="of:=[.G27]-(([.G27]-[.B28])*[.$I$1])" office:value-type="float" office:value="0" calcext:value-type="float">
            <text:p>0</text:p>
          </table:table-cell>
          <table:table-cell table:formula="of:=[.H27]-(([.H27]-[.G2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2.69" calcext:value-type="float">
            <text:p>1382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8]-(([.F28]-[.H29])*[.$K$1])" office:value-type="float" office:value="0" calcext:value-type="float">
            <text:p>0</text:p>
          </table:table-cell>
          <table:table-cell table:formula="of:=[.G28]-(([.G28]-[.B29])*[.$I$1])" office:value-type="float" office:value="0" calcext:value-type="float">
            <text:p>0</text:p>
          </table:table-cell>
          <table:table-cell table:formula="of:=[.H28]-(([.H28]-[.G2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2.814" calcext:value-type="float">
            <text:p>1382.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78125" calcext:value-type="float">
            <text:p>13735.7578125</text:p>
          </table:table-cell>
          <table:table-cell/>
          <table:table-cell table:formula="of:=[.F29]-(([.F29]-[.H30])*[.$K$1])" office:value-type="float" office:value="0" calcext:value-type="float">
            <text:p>0</text:p>
          </table:table-cell>
          <table:table-cell table:formula="of:=[.G29]-(([.G29]-[.B30])*[.$I$1])" office:value-type="float" office:value="0" calcext:value-type="float">
            <text:p>0</text:p>
          </table:table-cell>
          <table:table-cell table:formula="of:=[.H29]-(([.H29]-[.G3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2.961" calcext:value-type="float">
            <text:p>1382.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30]-(([.F30]-[.H31])*[.$K$1])" office:value-type="float" office:value="0" calcext:value-type="float">
            <text:p>0</text:p>
          </table:table-cell>
          <table:table-cell table:formula="of:=[.G30]-(([.G30]-[.B31])*[.$I$1])" office:value-type="float" office:value="0" calcext:value-type="float">
            <text:p>0</text:p>
          </table:table-cell>
          <table:table-cell table:formula="of:=[.H30]-(([.H30]-[.G3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3.252" calcext:value-type="float">
            <text:p>1383.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31]-(([.F31]-[.H32])*[.$K$1])" office:value-type="float" office:value="0" calcext:value-type="float">
            <text:p>0</text:p>
          </table:table-cell>
          <table:table-cell table:formula="of:=[.G31]-(([.G31]-[.B32])*[.$I$1])" office:value-type="float" office:value="0" calcext:value-type="float">
            <text:p>0</text:p>
          </table:table-cell>
          <table:table-cell table:formula="of:=[.H31]-(([.H31]-[.G3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3.379" calcext:value-type="float">
            <text:p>1383.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32]-(([.F32]-[.H33])*[.$K$1])" office:value-type="float" office:value="0" calcext:value-type="float">
            <text:p>0</text:p>
          </table:table-cell>
          <table:table-cell table:formula="of:=[.G32]-(([.G32]-[.B33])*[.$I$1])" office:value-type="float" office:value="0" calcext:value-type="float">
            <text:p>0</text:p>
          </table:table-cell>
          <table:table-cell table:formula="of:=[.H32]-(([.H32]-[.G3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3.409" calcext:value-type="float">
            <text:p>1383.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33]-(([.F33]-[.H34])*[.$K$1])" office:value-type="float" office:value="0" calcext:value-type="float">
            <text:p>0</text:p>
          </table:table-cell>
          <table:table-cell table:formula="of:=[.G33]-(([.G33]-[.B34])*[.$I$1])" office:value-type="float" office:value="0" calcext:value-type="float">
            <text:p>0</text:p>
          </table:table-cell>
          <table:table-cell table:formula="of:=[.H33]-(([.H33]-[.G3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3.533" calcext:value-type="float">
            <text:p>1383.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34]-(([.F34]-[.H35])*[.$K$1])" office:value-type="float" office:value="0" calcext:value-type="float">
            <text:p>0</text:p>
          </table:table-cell>
          <table:table-cell table:formula="of:=[.G34]-(([.G34]-[.B35])*[.$I$1])" office:value-type="float" office:value="0" calcext:value-type="float">
            <text:p>0</text:p>
          </table:table-cell>
          <table:table-cell table:formula="of:=[.H34]-(([.H34]-[.G3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3.652" calcext:value-type="float">
            <text:p>1383.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35]-(([.F35]-[.H36])*[.$K$1])" office:value-type="float" office:value="0" calcext:value-type="float">
            <text:p>0</text:p>
          </table:table-cell>
          <table:table-cell table:formula="of:=[.G35]-(([.G35]-[.B36])*[.$I$1])" office:value-type="float" office:value="0" calcext:value-type="float">
            <text:p>0</text:p>
          </table:table-cell>
          <table:table-cell table:formula="of:=[.H35]-(([.H35]-[.G3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3.903" calcext:value-type="float">
            <text:p>1383.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36]-(([.F36]-[.H37])*[.$K$1])" office:value-type="float" office:value="0" calcext:value-type="float">
            <text:p>0</text:p>
          </table:table-cell>
          <table:table-cell table:formula="of:=[.G36]-(([.G36]-[.B37])*[.$I$1])" office:value-type="float" office:value="0" calcext:value-type="float">
            <text:p>0</text:p>
          </table:table-cell>
          <table:table-cell table:formula="of:=[.H36]-(([.H36]-[.G3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4.038" calcext:value-type="float">
            <text:p>1384.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37]-(([.F37]-[.H38])*[.$K$1])" office:value-type="float" office:value="0" calcext:value-type="float">
            <text:p>0</text:p>
          </table:table-cell>
          <table:table-cell table:formula="of:=[.G37]-(([.G37]-[.B38])*[.$I$1])" office:value-type="float" office:value="0" calcext:value-type="float">
            <text:p>0</text:p>
          </table:table-cell>
          <table:table-cell table:formula="of:=[.H37]-(([.H37]-[.G3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4.18" calcext:value-type="float">
            <text:p>1384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09765625" calcext:value-type="float">
            <text:p>13735.7509765625</text:p>
          </table:table-cell>
          <table:table-cell/>
          <table:table-cell table:formula="of:=[.F38]-(([.F38]-[.H39])*[.$K$1])" office:value-type="float" office:value="0" calcext:value-type="float">
            <text:p>0</text:p>
          </table:table-cell>
          <table:table-cell table:formula="of:=[.G38]-(([.G38]-[.B39])*[.$I$1])" office:value-type="float" office:value="0" calcext:value-type="float">
            <text:p>0</text:p>
          </table:table-cell>
          <table:table-cell table:formula="of:=[.H38]-(([.H38]-[.G3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4.317" calcext:value-type="float">
            <text:p>1384.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90234375" calcext:value-type="float">
            <text:p>13735.7490234375</text:p>
          </table:table-cell>
          <table:table-cell/>
          <table:table-cell table:formula="of:=[.F39]-(([.F39]-[.H40])*[.$K$1])" office:value-type="float" office:value="0" calcext:value-type="float">
            <text:p>0</text:p>
          </table:table-cell>
          <table:table-cell table:formula="of:=[.G39]-(([.G39]-[.B40])*[.$I$1])" office:value-type="float" office:value="0" calcext:value-type="float">
            <text:p>0</text:p>
          </table:table-cell>
          <table:table-cell table:formula="of:=[.H39]-(([.H39]-[.G4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4.447" calcext:value-type="float">
            <text:p>1384.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8046875" calcext:value-type="float">
            <text:p>13735.748046875</text:p>
          </table:table-cell>
          <table:table-cell/>
          <table:table-cell table:formula="of:=[.F40]-(([.F40]-[.H41])*[.$K$1])" office:value-type="float" office:value="0" calcext:value-type="float">
            <text:p>0</text:p>
          </table:table-cell>
          <table:table-cell table:formula="of:=[.G40]-(([.G40]-[.B41])*[.$I$1])" office:value-type="float" office:value="0" calcext:value-type="float">
            <text:p>0</text:p>
          </table:table-cell>
          <table:table-cell table:formula="of:=[.H40]-(([.H40]-[.G4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4.594" calcext:value-type="float">
            <text:p>1384.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41]-(([.F41]-[.H42])*[.$K$1])" office:value-type="float" office:value="0" calcext:value-type="float">
            <text:p>0</text:p>
          </table:table-cell>
          <table:table-cell table:formula="of:=[.G41]-(([.G41]-[.B42])*[.$I$1])" office:value-type="float" office:value="0" calcext:value-type="float">
            <text:p>0</text:p>
          </table:table-cell>
          <table:table-cell table:formula="of:=[.H41]-(([.H41]-[.G4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4.725" calcext:value-type="float">
            <text:p>1384.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42]-(([.F42]-[.H43])*[.$K$1])" office:value-type="float" office:value="0" calcext:value-type="float">
            <text:p>0</text:p>
          </table:table-cell>
          <table:table-cell table:formula="of:=[.G42]-(([.G42]-[.B43])*[.$I$1])" office:value-type="float" office:value="0" calcext:value-type="float">
            <text:p>0</text:p>
          </table:table-cell>
          <table:table-cell table:formula="of:=[.H42]-(([.H42]-[.G4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4.868" calcext:value-type="float">
            <text:p>1384.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43]-(([.F43]-[.H44])*[.$K$1])" office:value-type="float" office:value="0" calcext:value-type="float">
            <text:p>0</text:p>
          </table:table-cell>
          <table:table-cell table:formula="of:=[.G43]-(([.G43]-[.B44])*[.$I$1])" office:value-type="float" office:value="0" calcext:value-type="float">
            <text:p>0</text:p>
          </table:table-cell>
          <table:table-cell table:formula="of:=[.H43]-(([.H43]-[.G4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5.009" calcext:value-type="float">
            <text:p>1385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44]-(([.F44]-[.H45])*[.$K$1])" office:value-type="float" office:value="0" calcext:value-type="float">
            <text:p>0</text:p>
          </table:table-cell>
          <table:table-cell table:formula="of:=[.G44]-(([.G44]-[.B45])*[.$I$1])" office:value-type="float" office:value="0" calcext:value-type="float">
            <text:p>0</text:p>
          </table:table-cell>
          <table:table-cell table:formula="of:=[.H44]-(([.H44]-[.G4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5.143" calcext:value-type="float">
            <text:p>1385.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45]-(([.F45]-[.H46])*[.$K$1])" office:value-type="float" office:value="0" calcext:value-type="float">
            <text:p>0</text:p>
          </table:table-cell>
          <table:table-cell table:formula="of:=[.G45]-(([.G45]-[.B46])*[.$I$1])" office:value-type="float" office:value="0" calcext:value-type="float">
            <text:p>0</text:p>
          </table:table-cell>
          <table:table-cell table:formula="of:=[.H45]-(([.H45]-[.G4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5.273" calcext:value-type="float">
            <text:p>1385.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46]-(([.F46]-[.H47])*[.$K$1])" office:value-type="float" office:value="0" calcext:value-type="float">
            <text:p>0</text:p>
          </table:table-cell>
          <table:table-cell table:formula="of:=[.G46]-(([.G46]-[.B47])*[.$I$1])" office:value-type="float" office:value="0" calcext:value-type="float">
            <text:p>0</text:p>
          </table:table-cell>
          <table:table-cell table:formula="of:=[.H46]-(([.H46]-[.G4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5.416" calcext:value-type="float">
            <text:p>1385.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47]-(([.F47]-[.H48])*[.$K$1])" office:value-type="float" office:value="0" calcext:value-type="float">
            <text:p>0</text:p>
          </table:table-cell>
          <table:table-cell table:formula="of:=[.G47]-(([.G47]-[.B48])*[.$I$1])" office:value-type="float" office:value="0" calcext:value-type="float">
            <text:p>0</text:p>
          </table:table-cell>
          <table:table-cell table:formula="of:=[.H47]-(([.H47]-[.G4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5.546" calcext:value-type="float">
            <text:p>1385.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48]-(([.F48]-[.H49])*[.$K$1])" office:value-type="float" office:value="0" calcext:value-type="float">
            <text:p>0</text:p>
          </table:table-cell>
          <table:table-cell table:formula="of:=[.G48]-(([.G48]-[.B49])*[.$I$1])" office:value-type="float" office:value="0" calcext:value-type="float">
            <text:p>0</text:p>
          </table:table-cell>
          <table:table-cell table:formula="of:=[.H48]-(([.H48]-[.G4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5.688" calcext:value-type="float">
            <text:p>1385.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49]-(([.F49]-[.H50])*[.$K$1])" office:value-type="float" office:value="0" calcext:value-type="float">
            <text:p>0</text:p>
          </table:table-cell>
          <table:table-cell table:formula="of:=[.G49]-(([.G49]-[.B50])*[.$I$1])" office:value-type="float" office:value="0" calcext:value-type="float">
            <text:p>0</text:p>
          </table:table-cell>
          <table:table-cell table:formula="of:=[.H49]-(([.H49]-[.G5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5.818" calcext:value-type="float">
            <text:p>1385.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50]-(([.F50]-[.H51])*[.$K$1])" office:value-type="float" office:value="0" calcext:value-type="float">
            <text:p>0</text:p>
          </table:table-cell>
          <table:table-cell table:formula="of:=[.G50]-(([.G50]-[.B51])*[.$I$1])" office:value-type="float" office:value="0" calcext:value-type="float">
            <text:p>0</text:p>
          </table:table-cell>
          <table:table-cell table:formula="of:=[.H50]-(([.H50]-[.G5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6.094" calcext:value-type="float">
            <text:p>1386.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51]-(([.F51]-[.H52])*[.$K$1])" office:value-type="float" office:value="0" calcext:value-type="float">
            <text:p>0</text:p>
          </table:table-cell>
          <table:table-cell table:formula="of:=[.G51]-(([.G51]-[.B52])*[.$I$1])" office:value-type="float" office:value="0" calcext:value-type="float">
            <text:p>0</text:p>
          </table:table-cell>
          <table:table-cell table:formula="of:=[.H51]-(([.H51]-[.G5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6.233" calcext:value-type="float">
            <text:p>1386.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" calcext:value-type="float">
            <text:p>13735.75</text:p>
          </table:table-cell>
          <table:table-cell/>
          <table:table-cell table:formula="of:=[.F52]-(([.F52]-[.H53])*[.$K$1])" office:value-type="float" office:value="0" calcext:value-type="float">
            <text:p>0</text:p>
          </table:table-cell>
          <table:table-cell table:formula="of:=[.G52]-(([.G52]-[.B53])*[.$I$1])" office:value-type="float" office:value="0" calcext:value-type="float">
            <text:p>0</text:p>
          </table:table-cell>
          <table:table-cell table:formula="of:=[.H52]-(([.H52]-[.G5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6.372" calcext:value-type="float">
            <text:p>1386.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29296875" calcext:value-type="float">
            <text:p>13735.7529296875</text:p>
          </table:table-cell>
          <table:table-cell/>
          <table:table-cell table:formula="of:=[.F53]-(([.F53]-[.H54])*[.$K$1])" office:value-type="float" office:value="0" calcext:value-type="float">
            <text:p>0</text:p>
          </table:table-cell>
          <table:table-cell table:formula="of:=[.G53]-(([.G53]-[.B54])*[.$I$1])" office:value-type="float" office:value="0" calcext:value-type="float">
            <text:p>0</text:p>
          </table:table-cell>
          <table:table-cell table:formula="of:=[.H53]-(([.H53]-[.G5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6.503" calcext:value-type="float">
            <text:p>1386.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5859375" calcext:value-type="float">
            <text:p>13735.755859375</text:p>
          </table:table-cell>
          <table:table-cell/>
          <table:table-cell table:formula="of:=[.F54]-(([.F54]-[.H55])*[.$K$1])" office:value-type="float" office:value="0" calcext:value-type="float">
            <text:p>0</text:p>
          </table:table-cell>
          <table:table-cell table:formula="of:=[.G54]-(([.G54]-[.B55])*[.$I$1])" office:value-type="float" office:value="0" calcext:value-type="float">
            <text:p>0</text:p>
          </table:table-cell>
          <table:table-cell table:formula="of:=[.H54]-(([.H54]-[.G5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6.634" calcext:value-type="float">
            <text:p>1386.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87890625" calcext:value-type="float">
            <text:p>13735.7587890625</text:p>
          </table:table-cell>
          <table:table-cell/>
          <table:table-cell table:formula="of:=[.F55]-(([.F55]-[.H56])*[.$K$1])" office:value-type="float" office:value="0" calcext:value-type="float">
            <text:p>0</text:p>
          </table:table-cell>
          <table:table-cell table:formula="of:=[.G55]-(([.G55]-[.B56])*[.$I$1])" office:value-type="float" office:value="0" calcext:value-type="float">
            <text:p>0</text:p>
          </table:table-cell>
          <table:table-cell table:formula="of:=[.H55]-(([.H55]-[.G5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6.786" calcext:value-type="float">
            <text:p>1386.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171875" calcext:value-type="float">
            <text:p>13735.76171875</text:p>
          </table:table-cell>
          <table:table-cell/>
          <table:table-cell table:formula="of:=[.F56]-(([.F56]-[.H57])*[.$K$1])" office:value-type="float" office:value="0" calcext:value-type="float">
            <text:p>0</text:p>
          </table:table-cell>
          <table:table-cell table:formula="of:=[.G56]-(([.G56]-[.B57])*[.$I$1])" office:value-type="float" office:value="0" calcext:value-type="float">
            <text:p>0</text:p>
          </table:table-cell>
          <table:table-cell table:formula="of:=[.H56]-(([.H56]-[.G5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6.932" calcext:value-type="float">
            <text:p>1386.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57]-(([.F57]-[.H58])*[.$K$1])" office:value-type="float" office:value="0" calcext:value-type="float">
            <text:p>0</text:p>
          </table:table-cell>
          <table:table-cell table:formula="of:=[.G57]-(([.G57]-[.B58])*[.$I$1])" office:value-type="float" office:value="0" calcext:value-type="float">
            <text:p>0</text:p>
          </table:table-cell>
          <table:table-cell table:formula="of:=[.H57]-(([.H57]-[.G5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7.071" calcext:value-type="float">
            <text:p>1387.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58]-(([.F58]-[.H59])*[.$K$1])" office:value-type="float" office:value="0" calcext:value-type="float">
            <text:p>0</text:p>
          </table:table-cell>
          <table:table-cell table:formula="of:=[.G58]-(([.G58]-[.B59])*[.$I$1])" office:value-type="float" office:value="0" calcext:value-type="float">
            <text:p>0</text:p>
          </table:table-cell>
          <table:table-cell table:formula="of:=[.H58]-(([.H58]-[.G5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7.206" calcext:value-type="float">
            <text:p>1387.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59]-(([.F59]-[.H60])*[.$K$1])" office:value-type="float" office:value="0" calcext:value-type="float">
            <text:p>0</text:p>
          </table:table-cell>
          <table:table-cell table:formula="of:=[.G59]-(([.G59]-[.B60])*[.$I$1])" office:value-type="float" office:value="0" calcext:value-type="float">
            <text:p>0</text:p>
          </table:table-cell>
          <table:table-cell table:formula="of:=[.H59]-(([.H59]-[.G6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7.345" calcext:value-type="float">
            <text:p>1387.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60]-(([.F60]-[.H61])*[.$K$1])" office:value-type="float" office:value="0" calcext:value-type="float">
            <text:p>0</text:p>
          </table:table-cell>
          <table:table-cell table:formula="of:=[.G60]-(([.G60]-[.B61])*[.$I$1])" office:value-type="float" office:value="0" calcext:value-type="float">
            <text:p>0</text:p>
          </table:table-cell>
          <table:table-cell table:formula="of:=[.H60]-(([.H60]-[.G6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7.473" calcext:value-type="float">
            <text:p>1387.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61]-(([.F61]-[.H62])*[.$K$1])" office:value-type="float" office:value="0" calcext:value-type="float">
            <text:p>0</text:p>
          </table:table-cell>
          <table:table-cell table:formula="of:=[.G61]-(([.G61]-[.B62])*[.$I$1])" office:value-type="float" office:value="0" calcext:value-type="float">
            <text:p>0</text:p>
          </table:table-cell>
          <table:table-cell table:formula="of:=[.H61]-(([.H61]-[.G6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7.606" calcext:value-type="float">
            <text:p>1387.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62]-(([.F62]-[.H63])*[.$K$1])" office:value-type="float" office:value="0" calcext:value-type="float">
            <text:p>0</text:p>
          </table:table-cell>
          <table:table-cell table:formula="of:=[.G62]-(([.G62]-[.B63])*[.$I$1])" office:value-type="float" office:value="0" calcext:value-type="float">
            <text:p>0</text:p>
          </table:table-cell>
          <table:table-cell table:formula="of:=[.H62]-(([.H62]-[.G6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7.748" calcext:value-type="float">
            <text:p>1387.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78125" calcext:value-type="float">
            <text:p>13735.7578125</text:p>
          </table:table-cell>
          <table:table-cell/>
          <table:table-cell table:formula="of:=[.F63]-(([.F63]-[.H64])*[.$K$1])" office:value-type="float" office:value="0" calcext:value-type="float">
            <text:p>0</text:p>
          </table:table-cell>
          <table:table-cell table:formula="of:=[.G63]-(([.G63]-[.B64])*[.$I$1])" office:value-type="float" office:value="0" calcext:value-type="float">
            <text:p>0</text:p>
          </table:table-cell>
          <table:table-cell table:formula="of:=[.H63]-(([.H63]-[.G6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7.884" calcext:value-type="float">
            <text:p>1387.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68359375" calcext:value-type="float">
            <text:p>13735.7568359375</text:p>
          </table:table-cell>
          <table:table-cell/>
          <table:table-cell table:formula="of:=[.F64]-(([.F64]-[.H65])*[.$K$1])" office:value-type="float" office:value="0" calcext:value-type="float">
            <text:p>0</text:p>
          </table:table-cell>
          <table:table-cell table:formula="of:=[.G64]-(([.G64]-[.B65])*[.$I$1])" office:value-type="float" office:value="0" calcext:value-type="float">
            <text:p>0</text:p>
          </table:table-cell>
          <table:table-cell table:formula="of:=[.H64]-(([.H64]-[.G6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8.019" calcext:value-type="float">
            <text:p>1388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390625" calcext:value-type="float">
            <text:p>13735.75390625</text:p>
          </table:table-cell>
          <table:table-cell/>
          <table:table-cell table:formula="of:=[.F65]-(([.F65]-[.H66])*[.$K$1])" office:value-type="float" office:value="0" calcext:value-type="float">
            <text:p>0</text:p>
          </table:table-cell>
          <table:table-cell table:formula="of:=[.G65]-(([.G65]-[.B66])*[.$I$1])" office:value-type="float" office:value="0" calcext:value-type="float">
            <text:p>0</text:p>
          </table:table-cell>
          <table:table-cell table:formula="of:=[.H65]-(([.H65]-[.G6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8.152" calcext:value-type="float">
            <text:p>1388.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09765625" calcext:value-type="float">
            <text:p>13735.7509765625</text:p>
          </table:table-cell>
          <table:table-cell/>
          <table:table-cell table:formula="of:=[.F66]-(([.F66]-[.H67])*[.$K$1])" office:value-type="float" office:value="0" calcext:value-type="float">
            <text:p>0</text:p>
          </table:table-cell>
          <table:table-cell table:formula="of:=[.G66]-(([.G66]-[.B67])*[.$I$1])" office:value-type="float" office:value="0" calcext:value-type="float">
            <text:p>0</text:p>
          </table:table-cell>
          <table:table-cell table:formula="of:=[.H66]-(([.H66]-[.G6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8.291" calcext:value-type="float">
            <text:p>1388.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" calcext:value-type="float">
            <text:p>13735.75</text:p>
          </table:table-cell>
          <table:table-cell/>
          <table:table-cell table:formula="of:=[.F67]-(([.F67]-[.H68])*[.$K$1])" office:value-type="float" office:value="0" calcext:value-type="float">
            <text:p>0</text:p>
          </table:table-cell>
          <table:table-cell table:formula="of:=[.G67]-(([.G67]-[.B68])*[.$I$1])" office:value-type="float" office:value="0" calcext:value-type="float">
            <text:p>0</text:p>
          </table:table-cell>
          <table:table-cell table:formula="of:=[.H67]-(([.H67]-[.G6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8.426" calcext:value-type="float">
            <text:p>1388.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" calcext:value-type="float">
            <text:p>13735.75</text:p>
          </table:table-cell>
          <table:table-cell/>
          <table:table-cell table:formula="of:=[.F68]-(([.F68]-[.H69])*[.$K$1])" office:value-type="float" office:value="0" calcext:value-type="float">
            <text:p>0</text:p>
          </table:table-cell>
          <table:table-cell table:formula="of:=[.G68]-(([.G68]-[.B69])*[.$I$1])" office:value-type="float" office:value="0" calcext:value-type="float">
            <text:p>0</text:p>
          </table:table-cell>
          <table:table-cell table:formula="of:=[.H68]-(([.H68]-[.G6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8.556" calcext:value-type="float">
            <text:p>1388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" calcext:value-type="float">
            <text:p>13735.75</text:p>
          </table:table-cell>
          <table:table-cell/>
          <table:table-cell table:formula="of:=[.F69]-(([.F69]-[.H70])*[.$K$1])" office:value-type="float" office:value="0" calcext:value-type="float">
            <text:p>0</text:p>
          </table:table-cell>
          <table:table-cell table:formula="of:=[.G69]-(([.G69]-[.B70])*[.$I$1])" office:value-type="float" office:value="0" calcext:value-type="float">
            <text:p>0</text:p>
          </table:table-cell>
          <table:table-cell table:formula="of:=[.H69]-(([.H69]-[.G7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8.703" calcext:value-type="float">
            <text:p>1388.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8046875" calcext:value-type="float">
            <text:p>13735.748046875</text:p>
          </table:table-cell>
          <table:table-cell/>
          <table:table-cell table:formula="of:=[.F70]-(([.F70]-[.H71])*[.$K$1])" office:value-type="float" office:value="0" calcext:value-type="float">
            <text:p>0</text:p>
          </table:table-cell>
          <table:table-cell table:formula="of:=[.G70]-(([.G70]-[.B71])*[.$I$1])" office:value-type="float" office:value="0" calcext:value-type="float">
            <text:p>0</text:p>
          </table:table-cell>
          <table:table-cell table:formula="of:=[.H70]-(([.H70]-[.G7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8.848" calcext:value-type="float">
            <text:p>1388.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71]-(([.F71]-[.H72])*[.$K$1])" office:value-type="float" office:value="0" calcext:value-type="float">
            <text:p>0</text:p>
          </table:table-cell>
          <table:table-cell table:formula="of:=[.G71]-(([.G71]-[.B72])*[.$I$1])" office:value-type="float" office:value="0" calcext:value-type="float">
            <text:p>0</text:p>
          </table:table-cell>
          <table:table-cell table:formula="of:=[.H71]-(([.H71]-[.G7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8.986" calcext:value-type="float">
            <text:p>1388.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72]-(([.F72]-[.H73])*[.$K$1])" office:value-type="float" office:value="0" calcext:value-type="float">
            <text:p>0</text:p>
          </table:table-cell>
          <table:table-cell table:formula="of:=[.G72]-(([.G72]-[.B73])*[.$I$1])" office:value-type="float" office:value="0" calcext:value-type="float">
            <text:p>0</text:p>
          </table:table-cell>
          <table:table-cell table:formula="of:=[.H72]-(([.H72]-[.G7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9.119" calcext:value-type="float">
            <text:p>1389.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73]-(([.F73]-[.H74])*[.$K$1])" office:value-type="float" office:value="0" calcext:value-type="float">
            <text:p>0</text:p>
          </table:table-cell>
          <table:table-cell table:formula="of:=[.G73]-(([.G73]-[.B74])*[.$I$1])" office:value-type="float" office:value="0" calcext:value-type="float">
            <text:p>0</text:p>
          </table:table-cell>
          <table:table-cell table:formula="of:=[.H73]-(([.H73]-[.G7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9.251" calcext:value-type="float">
            <text:p>1389.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74]-(([.F74]-[.H75])*[.$K$1])" office:value-type="float" office:value="0" calcext:value-type="float">
            <text:p>0</text:p>
          </table:table-cell>
          <table:table-cell table:formula="of:=[.G74]-(([.G74]-[.B75])*[.$I$1])" office:value-type="float" office:value="0" calcext:value-type="float">
            <text:p>0</text:p>
          </table:table-cell>
          <table:table-cell table:formula="of:=[.H74]-(([.H74]-[.G7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9.397" calcext:value-type="float">
            <text:p>1389.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8046875" calcext:value-type="float">
            <text:p>13735.748046875</text:p>
          </table:table-cell>
          <table:table-cell/>
          <table:table-cell table:formula="of:=[.F75]-(([.F75]-[.H76])*[.$K$1])" office:value-type="float" office:value="0" calcext:value-type="float">
            <text:p>0</text:p>
          </table:table-cell>
          <table:table-cell table:formula="of:=[.G75]-(([.G75]-[.B76])*[.$I$1])" office:value-type="float" office:value="0" calcext:value-type="float">
            <text:p>0</text:p>
          </table:table-cell>
          <table:table-cell table:formula="of:=[.H75]-(([.H75]-[.G7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9.542" calcext:value-type="float">
            <text:p>1389.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09765625" calcext:value-type="float">
            <text:p>13735.7509765625</text:p>
          </table:table-cell>
          <table:table-cell/>
          <table:table-cell table:formula="of:=[.F76]-(([.F76]-[.H77])*[.$K$1])" office:value-type="float" office:value="0" calcext:value-type="float">
            <text:p>0</text:p>
          </table:table-cell>
          <table:table-cell table:formula="of:=[.G76]-(([.G76]-[.B77])*[.$I$1])" office:value-type="float" office:value="0" calcext:value-type="float">
            <text:p>0</text:p>
          </table:table-cell>
          <table:table-cell table:formula="of:=[.H76]-(([.H76]-[.G7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9.676" calcext:value-type="float">
            <text:p>1389.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390625" calcext:value-type="float">
            <text:p>13735.75390625</text:p>
          </table:table-cell>
          <table:table-cell/>
          <table:table-cell table:formula="of:=[.F77]-(([.F77]-[.H78])*[.$K$1])" office:value-type="float" office:value="0" calcext:value-type="float">
            <text:p>0</text:p>
          </table:table-cell>
          <table:table-cell table:formula="of:=[.G77]-(([.G77]-[.B78])*[.$I$1])" office:value-type="float" office:value="0" calcext:value-type="float">
            <text:p>0</text:p>
          </table:table-cell>
          <table:table-cell table:formula="of:=[.H77]-(([.H77]-[.G7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0.075" calcext:value-type="float">
            <text:p>1390.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78]-(([.F78]-[.H79])*[.$K$1])" office:value-type="float" office:value="0" calcext:value-type="float">
            <text:p>0</text:p>
          </table:table-cell>
          <table:table-cell table:formula="of:=[.G78]-(([.G78]-[.B79])*[.$I$1])" office:value-type="float" office:value="0" calcext:value-type="float">
            <text:p>0</text:p>
          </table:table-cell>
          <table:table-cell table:formula="of:=[.H78]-(([.H78]-[.G7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0.219" calcext:value-type="float">
            <text:p>1390.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79]-(([.F79]-[.H80])*[.$K$1])" office:value-type="float" office:value="0" calcext:value-type="float">
            <text:p>0</text:p>
          </table:table-cell>
          <table:table-cell table:formula="of:=[.G79]-(([.G79]-[.B80])*[.$I$1])" office:value-type="float" office:value="0" calcext:value-type="float">
            <text:p>0</text:p>
          </table:table-cell>
          <table:table-cell table:formula="of:=[.H79]-(([.H79]-[.G8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0.351" calcext:value-type="float">
            <text:p>1390.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80]-(([.F80]-[.H81])*[.$K$1])" office:value-type="float" office:value="0" calcext:value-type="float">
            <text:p>0</text:p>
          </table:table-cell>
          <table:table-cell table:formula="of:=[.G80]-(([.G80]-[.B81])*[.$I$1])" office:value-type="float" office:value="0" calcext:value-type="float">
            <text:p>0</text:p>
          </table:table-cell>
          <table:table-cell table:formula="of:=[.H80]-(([.H80]-[.G8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0.487" calcext:value-type="float">
            <text:p>1390.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81]-(([.F81]-[.H82])*[.$K$1])" office:value-type="float" office:value="0" calcext:value-type="float">
            <text:p>0</text:p>
          </table:table-cell>
          <table:table-cell table:formula="of:=[.G81]-(([.G81]-[.B82])*[.$I$1])" office:value-type="float" office:value="0" calcext:value-type="float">
            <text:p>0</text:p>
          </table:table-cell>
          <table:table-cell table:formula="of:=[.H81]-(([.H81]-[.G8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0.613" calcext:value-type="float">
            <text:p>1390.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82]-(([.F82]-[.H83])*[.$K$1])" office:value-type="float" office:value="0" calcext:value-type="float">
            <text:p>0</text:p>
          </table:table-cell>
          <table:table-cell table:formula="of:=[.G82]-(([.G82]-[.B83])*[.$I$1])" office:value-type="float" office:value="0" calcext:value-type="float">
            <text:p>0</text:p>
          </table:table-cell>
          <table:table-cell table:formula="of:=[.H82]-(([.H82]-[.G8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0.885" calcext:value-type="float">
            <text:p>1390.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83]-(([.F83]-[.H84])*[.$K$1])" office:value-type="float" office:value="0" calcext:value-type="float">
            <text:p>0</text:p>
          </table:table-cell>
          <table:table-cell table:formula="of:=[.G83]-(([.G83]-[.B84])*[.$I$1])" office:value-type="float" office:value="0" calcext:value-type="float">
            <text:p>0</text:p>
          </table:table-cell>
          <table:table-cell table:formula="of:=[.H83]-(([.H83]-[.G8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1.01" calcext:value-type="float">
            <text:p>139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84]-(([.F84]-[.H85])*[.$K$1])" office:value-type="float" office:value="0" calcext:value-type="float">
            <text:p>0</text:p>
          </table:table-cell>
          <table:table-cell table:formula="of:=[.G84]-(([.G84]-[.B85])*[.$I$1])" office:value-type="float" office:value="0" calcext:value-type="float">
            <text:p>0</text:p>
          </table:table-cell>
          <table:table-cell table:formula="of:=[.H84]-(([.H84]-[.G8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1.141" calcext:value-type="float">
            <text:p>1391.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85]-(([.F85]-[.H86])*[.$K$1])" office:value-type="float" office:value="0" calcext:value-type="float">
            <text:p>0</text:p>
          </table:table-cell>
          <table:table-cell table:formula="of:=[.G85]-(([.G85]-[.B86])*[.$I$1])" office:value-type="float" office:value="0" calcext:value-type="float">
            <text:p>0</text:p>
          </table:table-cell>
          <table:table-cell table:formula="of:=[.H85]-(([.H85]-[.G8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1.277" calcext:value-type="float">
            <text:p>1391.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171875" calcext:value-type="float">
            <text:p>13735.76171875</text:p>
          </table:table-cell>
          <table:table-cell/>
          <table:table-cell table:formula="of:=[.F86]-(([.F86]-[.H87])*[.$K$1])" office:value-type="float" office:value="0" calcext:value-type="float">
            <text:p>0</text:p>
          </table:table-cell>
          <table:table-cell table:formula="of:=[.G86]-(([.G86]-[.B87])*[.$I$1])" office:value-type="float" office:value="0" calcext:value-type="float">
            <text:p>0</text:p>
          </table:table-cell>
          <table:table-cell table:formula="of:=[.H86]-(([.H86]-[.G8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1.413" calcext:value-type="float">
            <text:p>1391.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87]-(([.F87]-[.H88])*[.$K$1])" office:value-type="float" office:value="0" calcext:value-type="float">
            <text:p>0</text:p>
          </table:table-cell>
          <table:table-cell table:formula="of:=[.G87]-(([.G87]-[.B88])*[.$I$1])" office:value-type="float" office:value="0" calcext:value-type="float">
            <text:p>0</text:p>
          </table:table-cell>
          <table:table-cell table:formula="of:=[.H87]-(([.H87]-[.G8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1.549" calcext:value-type="float">
            <text:p>1391.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88]-(([.F88]-[.H89])*[.$K$1])" office:value-type="float" office:value="0" calcext:value-type="float">
            <text:p>0</text:p>
          </table:table-cell>
          <table:table-cell table:formula="of:=[.G88]-(([.G88]-[.B89])*[.$I$1])" office:value-type="float" office:value="0" calcext:value-type="float">
            <text:p>0</text:p>
          </table:table-cell>
          <table:table-cell table:formula="of:=[.H88]-(([.H88]-[.G8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1.702" calcext:value-type="float">
            <text:p>1391.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89]-(([.F89]-[.H90])*[.$K$1])" office:value-type="float" office:value="0" calcext:value-type="float">
            <text:p>0</text:p>
          </table:table-cell>
          <table:table-cell table:formula="of:=[.G89]-(([.G89]-[.B90])*[.$I$1])" office:value-type="float" office:value="0" calcext:value-type="float">
            <text:p>0</text:p>
          </table:table-cell>
          <table:table-cell table:formula="of:=[.H89]-(([.H89]-[.G9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1.832" calcext:value-type="float">
            <text:p>1391.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90]-(([.F90]-[.H91])*[.$K$1])" office:value-type="float" office:value="0" calcext:value-type="float">
            <text:p>0</text:p>
          </table:table-cell>
          <table:table-cell table:formula="of:=[.G90]-(([.G90]-[.B91])*[.$I$1])" office:value-type="float" office:value="0" calcext:value-type="float">
            <text:p>0</text:p>
          </table:table-cell>
          <table:table-cell table:formula="of:=[.H90]-(([.H90]-[.G9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2.224" calcext:value-type="float">
            <text:p>1392.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68359375" calcext:value-type="float">
            <text:p>13735.7568359375</text:p>
          </table:table-cell>
          <table:table-cell/>
          <table:table-cell table:formula="of:=[.F91]-(([.F91]-[.H92])*[.$K$1])" office:value-type="float" office:value="0" calcext:value-type="float">
            <text:p>0</text:p>
          </table:table-cell>
          <table:table-cell table:formula="of:=[.G91]-(([.G91]-[.B92])*[.$I$1])" office:value-type="float" office:value="0" calcext:value-type="float">
            <text:p>0</text:p>
          </table:table-cell>
          <table:table-cell table:formula="of:=[.H91]-(([.H91]-[.G9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2.37" calcext:value-type="float">
            <text:p>1392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5859375" calcext:value-type="float">
            <text:p>13735.755859375</text:p>
          </table:table-cell>
          <table:table-cell/>
          <table:table-cell table:formula="of:=[.F92]-(([.F92]-[.H93])*[.$K$1])" office:value-type="float" office:value="0" calcext:value-type="float">
            <text:p>0</text:p>
          </table:table-cell>
          <table:table-cell table:formula="of:=[.G92]-(([.G92]-[.B93])*[.$I$1])" office:value-type="float" office:value="0" calcext:value-type="float">
            <text:p>0</text:p>
          </table:table-cell>
          <table:table-cell table:formula="of:=[.H92]-(([.H92]-[.G9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2.501" calcext:value-type="float">
            <text:p>1392.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390625" calcext:value-type="float">
            <text:p>13735.75390625</text:p>
          </table:table-cell>
          <table:table-cell/>
          <table:table-cell table:formula="of:=[.F93]-(([.F93]-[.H94])*[.$K$1])" office:value-type="float" office:value="0" calcext:value-type="float">
            <text:p>0</text:p>
          </table:table-cell>
          <table:table-cell table:formula="of:=[.G93]-(([.G93]-[.B94])*[.$I$1])" office:value-type="float" office:value="0" calcext:value-type="float">
            <text:p>0</text:p>
          </table:table-cell>
          <table:table-cell table:formula="of:=[.H93]-(([.H93]-[.G9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2.636" calcext:value-type="float">
            <text:p>1392.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390625" calcext:value-type="float">
            <text:p>13735.75390625</text:p>
          </table:table-cell>
          <table:table-cell/>
          <table:table-cell table:formula="of:=[.F94]-(([.F94]-[.H95])*[.$K$1])" office:value-type="float" office:value="0" calcext:value-type="float">
            <text:p>0</text:p>
          </table:table-cell>
          <table:table-cell table:formula="of:=[.G94]-(([.G94]-[.B95])*[.$I$1])" office:value-type="float" office:value="0" calcext:value-type="float">
            <text:p>0</text:p>
          </table:table-cell>
          <table:table-cell table:formula="of:=[.H94]-(([.H94]-[.G9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2.784" calcext:value-type="float">
            <text:p>1392.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1953125" calcext:value-type="float">
            <text:p>13735.751953125</text:p>
          </table:table-cell>
          <table:table-cell/>
          <table:table-cell table:formula="of:=[.F95]-(([.F95]-[.H96])*[.$K$1])" office:value-type="float" office:value="0" calcext:value-type="float">
            <text:p>0</text:p>
          </table:table-cell>
          <table:table-cell table:formula="of:=[.G95]-(([.G95]-[.B96])*[.$I$1])" office:value-type="float" office:value="0" calcext:value-type="float">
            <text:p>0</text:p>
          </table:table-cell>
          <table:table-cell table:formula="of:=[.H95]-(([.H95]-[.G9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2.915" calcext:value-type="float">
            <text:p>1392.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09765625" calcext:value-type="float">
            <text:p>13735.7509765625</text:p>
          </table:table-cell>
          <table:table-cell/>
          <table:table-cell table:formula="of:=[.F96]-(([.F96]-[.H97])*[.$K$1])" office:value-type="float" office:value="0" calcext:value-type="float">
            <text:p>0</text:p>
          </table:table-cell>
          <table:table-cell table:formula="of:=[.G96]-(([.G96]-[.B97])*[.$I$1])" office:value-type="float" office:value="0" calcext:value-type="float">
            <text:p>0</text:p>
          </table:table-cell>
          <table:table-cell table:formula="of:=[.H96]-(([.H96]-[.G9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3.063" calcext:value-type="float">
            <text:p>1393.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09765625" calcext:value-type="float">
            <text:p>13735.7509765625</text:p>
          </table:table-cell>
          <table:table-cell/>
          <table:table-cell table:formula="of:=[.F97]-(([.F97]-[.H98])*[.$K$1])" office:value-type="float" office:value="0" calcext:value-type="float">
            <text:p>0</text:p>
          </table:table-cell>
          <table:table-cell table:formula="of:=[.G97]-(([.G97]-[.B98])*[.$I$1])" office:value-type="float" office:value="0" calcext:value-type="float">
            <text:p>0</text:p>
          </table:table-cell>
          <table:table-cell table:formula="of:=[.H97]-(([.H97]-[.G9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3.192" calcext:value-type="float">
            <text:p>1393.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8046875" calcext:value-type="float">
            <text:p>13735.748046875</text:p>
          </table:table-cell>
          <table:table-cell/>
          <table:table-cell table:formula="of:=[.F98]-(([.F98]-[.H99])*[.$K$1])" office:value-type="float" office:value="0" calcext:value-type="float">
            <text:p>0</text:p>
          </table:table-cell>
          <table:table-cell table:formula="of:=[.G98]-(([.G98]-[.B99])*[.$I$1])" office:value-type="float" office:value="0" calcext:value-type="float">
            <text:p>0</text:p>
          </table:table-cell>
          <table:table-cell table:formula="of:=[.H98]-(([.H98]-[.G9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3.332" calcext:value-type="float">
            <text:p>1393.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99]-(([.F99]-[.H100])*[.$K$1])" office:value-type="float" office:value="0" calcext:value-type="float">
            <text:p>0</text:p>
          </table:table-cell>
          <table:table-cell table:formula="of:=[.G99]-(([.G99]-[.B100])*[.$I$1])" office:value-type="float" office:value="0" calcext:value-type="float">
            <text:p>0</text:p>
          </table:table-cell>
          <table:table-cell table:formula="of:=[.H99]-(([.H99]-[.G10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3.461" calcext:value-type="float">
            <text:p>1393.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100]-(([.F100]-[.H101])*[.$K$1])" office:value-type="float" office:value="0" calcext:value-type="float">
            <text:p>0</text:p>
          </table:table-cell>
          <table:table-cell table:formula="of:=[.G100]-(([.G100]-[.B101])*[.$I$1])" office:value-type="float" office:value="0" calcext:value-type="float">
            <text:p>0</text:p>
          </table:table-cell>
          <table:table-cell table:formula="of:=[.H100]-(([.H100]-[.G10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3.588" calcext:value-type="float">
            <text:p>1393.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101]-(([.F101]-[.H102])*[.$K$1])" office:value-type="float" office:value="0" calcext:value-type="float">
            <text:p>0</text:p>
          </table:table-cell>
          <table:table-cell table:formula="of:=[.G101]-(([.G101]-[.B102])*[.$I$1])" office:value-type="float" office:value="0" calcext:value-type="float">
            <text:p>0</text:p>
          </table:table-cell>
          <table:table-cell table:formula="of:=[.H101]-(([.H101]-[.G10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3.729" calcext:value-type="float">
            <text:p>1393.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102]-(([.F102]-[.H103])*[.$K$1])" office:value-type="float" office:value="0" calcext:value-type="float">
            <text:p>0</text:p>
          </table:table-cell>
          <table:table-cell table:formula="of:=[.G102]-(([.G102]-[.B103])*[.$I$1])" office:value-type="float" office:value="0" calcext:value-type="float">
            <text:p>0</text:p>
          </table:table-cell>
          <table:table-cell table:formula="of:=[.H102]-(([.H102]-[.G10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3.862" calcext:value-type="float">
            <text:p>1393.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103]-(([.F103]-[.H104])*[.$K$1])" office:value-type="float" office:value="0" calcext:value-type="float">
            <text:p>0</text:p>
          </table:table-cell>
          <table:table-cell table:formula="of:=[.G103]-(([.G103]-[.B104])*[.$I$1])" office:value-type="float" office:value="0" calcext:value-type="float">
            <text:p>0</text:p>
          </table:table-cell>
          <table:table-cell table:formula="of:=[.H103]-(([.H103]-[.G10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4.001" calcext:value-type="float">
            <text:p>1394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104]-(([.F104]-[.H105])*[.$K$1])" office:value-type="float" office:value="0" calcext:value-type="float">
            <text:p>0</text:p>
          </table:table-cell>
          <table:table-cell table:formula="of:=[.G104]-(([.G104]-[.B105])*[.$I$1])" office:value-type="float" office:value="0" calcext:value-type="float">
            <text:p>0</text:p>
          </table:table-cell>
          <table:table-cell table:formula="of:=[.H104]-(([.H104]-[.G10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4.398" calcext:value-type="float">
            <text:p>1394.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8046875" calcext:value-type="float">
            <text:p>13735.748046875</text:p>
          </table:table-cell>
          <table:table-cell/>
          <table:table-cell table:formula="of:=[.F105]-(([.F105]-[.H106])*[.$K$1])" office:value-type="float" office:value="0" calcext:value-type="float">
            <text:p>0</text:p>
          </table:table-cell>
          <table:table-cell table:formula="of:=[.G105]-(([.G105]-[.B106])*[.$I$1])" office:value-type="float" office:value="0" calcext:value-type="float">
            <text:p>0</text:p>
          </table:table-cell>
          <table:table-cell table:formula="of:=[.H105]-(([.H105]-[.G10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4.527" calcext:value-type="float">
            <text:p>1394.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90234375" calcext:value-type="float">
            <text:p>13735.7490234375</text:p>
          </table:table-cell>
          <table:table-cell/>
          <table:table-cell table:formula="of:=[.F106]-(([.F106]-[.H107])*[.$K$1])" office:value-type="float" office:value="0" calcext:value-type="float">
            <text:p>0</text:p>
          </table:table-cell>
          <table:table-cell table:formula="of:=[.G106]-(([.G106]-[.B107])*[.$I$1])" office:value-type="float" office:value="0" calcext:value-type="float">
            <text:p>0</text:p>
          </table:table-cell>
          <table:table-cell table:formula="of:=[.H106]-(([.H106]-[.G10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4.663" calcext:value-type="float">
            <text:p>1394.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09765625" calcext:value-type="float">
            <text:p>13735.7509765625</text:p>
          </table:table-cell>
          <table:table-cell/>
          <table:table-cell table:formula="of:=[.F107]-(([.F107]-[.H108])*[.$K$1])" office:value-type="float" office:value="0" calcext:value-type="float">
            <text:p>0</text:p>
          </table:table-cell>
          <table:table-cell table:formula="of:=[.G107]-(([.G107]-[.B108])*[.$I$1])" office:value-type="float" office:value="0" calcext:value-type="float">
            <text:p>0</text:p>
          </table:table-cell>
          <table:table-cell table:formula="of:=[.H107]-(([.H107]-[.G10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4.807" calcext:value-type="float">
            <text:p>1394.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1953125" calcext:value-type="float">
            <text:p>13735.751953125</text:p>
          </table:table-cell>
          <table:table-cell/>
          <table:table-cell table:formula="of:=[.F108]-(([.F108]-[.H109])*[.$K$1])" office:value-type="float" office:value="0" calcext:value-type="float">
            <text:p>0</text:p>
          </table:table-cell>
          <table:table-cell table:formula="of:=[.G108]-(([.G108]-[.B109])*[.$I$1])" office:value-type="float" office:value="0" calcext:value-type="float">
            <text:p>0</text:p>
          </table:table-cell>
          <table:table-cell table:formula="of:=[.H108]-(([.H108]-[.G10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4.933" calcext:value-type="float">
            <text:p>1394.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109]-(([.F109]-[.H110])*[.$K$1])" office:value-type="float" office:value="0" calcext:value-type="float">
            <text:p>0</text:p>
          </table:table-cell>
          <table:table-cell table:formula="of:=[.G109]-(([.G109]-[.B110])*[.$I$1])" office:value-type="float" office:value="0" calcext:value-type="float">
            <text:p>0</text:p>
          </table:table-cell>
          <table:table-cell table:formula="of:=[.H109]-(([.H109]-[.G11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5.071" calcext:value-type="float">
            <text:p>1395.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78125" calcext:value-type="float">
            <text:p>13735.7578125</text:p>
          </table:table-cell>
          <table:table-cell/>
          <table:table-cell table:formula="of:=[.F110]-(([.F110]-[.H111])*[.$K$1])" office:value-type="float" office:value="0" calcext:value-type="float">
            <text:p>0</text:p>
          </table:table-cell>
          <table:table-cell table:formula="of:=[.G110]-(([.G110]-[.B111])*[.$I$1])" office:value-type="float" office:value="0" calcext:value-type="float">
            <text:p>0</text:p>
          </table:table-cell>
          <table:table-cell table:formula="of:=[.H110]-(([.H110]-[.G11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5.212" calcext:value-type="float">
            <text:p>1395.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171875" calcext:value-type="float">
            <text:p>13735.76171875</text:p>
          </table:table-cell>
          <table:table-cell/>
          <table:table-cell table:formula="of:=[.F111]-(([.F111]-[.H112])*[.$K$1])" office:value-type="float" office:value="0" calcext:value-type="float">
            <text:p>0</text:p>
          </table:table-cell>
          <table:table-cell table:formula="of:=[.G111]-(([.G111]-[.B112])*[.$I$1])" office:value-type="float" office:value="0" calcext:value-type="float">
            <text:p>0</text:p>
          </table:table-cell>
          <table:table-cell table:formula="of:=[.H111]-(([.H111]-[.G11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5.339" calcext:value-type="float">
            <text:p>1395.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112]-(([.F112]-[.H113])*[.$K$1])" office:value-type="float" office:value="0" calcext:value-type="float">
            <text:p>0</text:p>
          </table:table-cell>
          <table:table-cell table:formula="of:=[.G112]-(([.G112]-[.B113])*[.$I$1])" office:value-type="float" office:value="0" calcext:value-type="float">
            <text:p>0</text:p>
          </table:table-cell>
          <table:table-cell table:formula="of:=[.H112]-(([.H112]-[.G11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5.612" calcext:value-type="float">
            <text:p>1395.612</text:p>
          </table:table-cell>
          <table:table-cell office:value-type="float" office:value="172.890441894531" calcext:value-type="float">
            <text:p>172.890441894531</text:p>
          </table:table-cell>
          <table:table-cell office:value-type="float" office:value="0" calcext:value-type="float">
            <text:p>0</text:p>
          </table:table-cell>
          <table:table-cell office:value-type="float" office:value="13737.3017578125" calcext:value-type="float">
            <text:p>13737.3017578125</text:p>
          </table:table-cell>
          <table:table-cell/>
          <table:table-cell table:formula="of:=[.F113]-(([.F113]-[.H114])*[.$K$1])" office:value-type="float" office:value="103.734265136719" calcext:value-type="float">
            <text:p>103.734265136719</text:p>
          </table:table-cell>
          <table:table-cell table:formula="of:=[.G113]-(([.G113]-[.B114])*[.$I$1])" office:value-type="float" office:value="172.890441894531" calcext:value-type="float">
            <text:p>172.890441894531</text:p>
          </table:table-cell>
          <table:table-cell table:formula="of:=[.H113]-(([.H113]-[.G114])*[.$J$1])" office:value-type="float" office:value="138.312353515625" calcext:value-type="float">
            <text:p>138.312353515625</text:p>
          </table:table-cell>
          <table:table-cell table:number-columns-repeated="13"/>
        </table:table-row>
        <table:table-row table:style-name="ro1">
          <table:table-cell office:value-type="float" office:value="1395.765" calcext:value-type="float">
            <text:p>1395.765</text:p>
          </table:table-cell>
          <table:table-cell office:value-type="float" office:value="261.723937988281" calcext:value-type="float">
            <text:p>261.723937988281</text:p>
          </table:table-cell>
          <table:table-cell office:value-type="float" office:value="0" calcext:value-type="float">
            <text:p>0</text:p>
          </table:table-cell>
          <table:table-cell office:value-type="float" office:value="13738.744140625" calcext:value-type="float">
            <text:p>13738.744140625</text:p>
          </table:table-cell>
          <table:table-cell/>
          <table:table-cell table:formula="of:=[.F114]-(([.F114]-[.H115])*[.$K$1])" office:value-type="float" office:value="203.714782104492" calcext:value-type="float">
            <text:p>203.714782104492</text:p>
          </table:table-cell>
          <table:table-cell table:formula="of:=[.G114]-(([.G114]-[.B115])*[.$I$1])" office:value-type="float" office:value="261.723937988281" calcext:value-type="float">
            <text:p>261.723937988281</text:p>
          </table:table-cell>
          <table:table-cell table:formula="of:=[.H114]-(([.H114]-[.G115])*[.$J$1])" office:value-type="float" office:value="237.04162109375" calcext:value-type="float">
            <text:p>237.04162109375</text:p>
          </table:table-cell>
          <table:table-cell table:number-columns-repeated="13"/>
        </table:table-row>
        <table:table-row table:style-name="ro1">
          <table:table-cell office:value-type="float" office:value="1395.898" calcext:value-type="float">
            <text:p>1395.898</text:p>
          </table:table-cell>
          <table:table-cell office:value-type="float" office:value="309.475921630859" calcext:value-type="float">
            <text:p>309.475921630859</text:p>
          </table:table-cell>
          <table:table-cell office:value-type="float" office:value="0" calcext:value-type="float">
            <text:p>0</text:p>
          </table:table-cell>
          <table:table-cell office:value-type="float" office:value="13740.7919921875" calcext:value-type="float">
            <text:p>13740.7919921875</text:p>
          </table:table-cell>
          <table:table-cell/>
          <table:table-cell table:formula="of:=[.F115]-(([.F115]-[.H116])*[.$K$1])" office:value-type="float" office:value="272.170491668701" calcext:value-type="float">
            <text:p>272.170491668701</text:p>
          </table:table-cell>
          <table:table-cell table:formula="of:=[.G115]-(([.G115]-[.B116])*[.$I$1])" office:value-type="float" office:value="309.475921630859" calcext:value-type="float">
            <text:p>309.475921630859</text:p>
          </table:table-cell>
          <table:table-cell table:formula="of:=[.H115]-(([.H115]-[.G116])*[.$J$1])" office:value-type="float" office:value="294.989061523437" calcext:value-type="float">
            <text:p>294.989061523437</text:p>
          </table:table-cell>
          <table:table-cell table:number-columns-repeated="13"/>
        </table:table-row>
        <table:table-row table:style-name="ro1">
          <table:table-cell office:value-type="float" office:value="1396.029" calcext:value-type="float">
            <text:p>1396.029</text:p>
          </table:table-cell>
          <table:table-cell office:value-type="float" office:value="327.818359375" calcext:value-type="float">
            <text:p>327.818359375</text:p>
          </table:table-cell>
          <table:table-cell office:value-type="float" office:value="0" calcext:value-type="float">
            <text:p>0</text:p>
          </table:table-cell>
          <table:table-cell office:value-type="float" office:value="13743.28515625" calcext:value-type="float">
            <text:p>13743.28515625</text:p>
          </table:table-cell>
          <table:table-cell/>
          <table:table-cell table:formula="of:=[.F116]-(([.F116]-[.H117])*[.$K$1])" office:value-type="float" office:value="308.981997770691" calcext:value-type="float">
            <text:p>308.981997770691</text:p>
          </table:table-cell>
          <table:table-cell table:formula="of:=[.G116]-(([.G116]-[.B117])*[.$I$1])" office:value-type="float" office:value="327.818359375" calcext:value-type="float">
            <text:p>327.818359375</text:p>
          </table:table-cell>
          <table:table-cell table:formula="of:=[.H116]-(([.H116]-[.G117])*[.$J$1])" office:value-type="float" office:value="321.252499804687" calcext:value-type="float">
            <text:p>321.252499804687</text:p>
          </table:table-cell>
          <table:table-cell table:number-columns-repeated="13"/>
        </table:table-row>
        <table:table-row table:style-name="ro1">
          <table:table-cell office:value-type="float" office:value="1396.172" calcext:value-type="float">
            <text:p>1396.172</text:p>
          </table:table-cell>
          <table:table-cell office:value-type="float" office:value="341.278991699219" calcext:value-type="float">
            <text:p>341.278991699219</text:p>
          </table:table-cell>
          <table:table-cell office:value-type="float" office:value="0" calcext:value-type="float">
            <text:p>0</text:p>
          </table:table-cell>
          <table:table-cell office:value-type="float" office:value="13746.087890625" calcext:value-type="float">
            <text:p>13746.087890625</text:p>
          </table:table-cell>
          <table:table-cell/>
          <table:table-cell table:formula="of:=[.F117]-(([.F117]-[.H118])*[.$K$1])" office:value-type="float" office:value="330.200769432907" calcext:value-type="float">
            <text:p>330.200769432907</text:p>
          </table:table-cell>
          <table:table-cell table:formula="of:=[.G117]-(([.G117]-[.B118])*[.$I$1])" office:value-type="float" office:value="341.278991699219" calcext:value-type="float">
            <text:p>341.278991699219</text:p>
          </table:table-cell>
          <table:table-cell table:formula="of:=[.H117]-(([.H117]-[.G118])*[.$J$1])" office:value-type="float" office:value="337.273693320313" calcext:value-type="float">
            <text:p>337.273693320313</text:p>
          </table:table-cell>
          <table:table-cell table:number-columns-repeated="13"/>
        </table:table-row>
        <table:table-row table:style-name="ro1">
          <table:table-cell office:value-type="float" office:value="1396.304" calcext:value-type="float">
            <text:p>1396.304</text:p>
          </table:table-cell>
          <table:table-cell office:value-type="float" office:value="341.875061035156" calcext:value-type="float">
            <text:p>341.875061035156</text:p>
          </table:table-cell>
          <table:table-cell office:value-type="float" office:value="0" calcext:value-type="float">
            <text:p>0</text:p>
          </table:table-cell>
          <table:table-cell office:value-type="float" office:value="13749.19921875" calcext:value-type="float">
            <text:p>13749.19921875</text:p>
          </table:table-cell>
          <table:table-cell/>
          <table:table-cell table:formula="of:=[.F118]-(([.F118]-[.H119])*[.$K$1])" office:value-type="float" office:value="338.266282977367" calcext:value-type="float">
            <text:p>338.266282977367</text:p>
          </table:table-cell>
          <table:table-cell table:formula="of:=[.G118]-(([.G118]-[.B119])*[.$I$1])" office:value-type="float" office:value="341.875061035156" calcext:value-type="float">
            <text:p>341.875061035156</text:p>
          </table:table-cell>
          <table:table-cell table:formula="of:=[.H118]-(([.H118]-[.G119])*[.$J$1])" office:value-type="float" office:value="340.954787492187" calcext:value-type="float">
            <text:p>340.954787492187</text:p>
          </table:table-cell>
          <table:table-cell table:number-columns-repeated="13"/>
        </table:table-row>
        <table:table-row table:style-name="ro1">
          <table:table-cell office:value-type="float" office:value="1396.449" calcext:value-type="float">
            <text:p>1396.449</text:p>
          </table:table-cell>
          <table:table-cell office:value-type="float" office:value="340.790588378906" calcext:value-type="float">
            <text:p>340.790588378906</text:p>
          </table:table-cell>
          <table:table-cell office:value-type="float" office:value="0" calcext:value-type="float">
            <text:p>0</text:p>
          </table:table-cell>
          <table:table-cell office:value-type="float" office:value="13752.5419921875" calcext:value-type="float">
            <text:p>13752.5419921875</text:p>
          </table:table-cell>
          <table:table-cell/>
          <table:table-cell table:formula="of:=[.F119]-(([.F119]-[.H120])*[.$K$1])" office:value-type="float" office:value="340.184141895514" calcext:value-type="float">
            <text:p>340.184141895514</text:p>
          </table:table-cell>
          <table:table-cell table:formula="of:=[.G119]-(([.G119]-[.B120])*[.$I$1])" office:value-type="float" office:value="340.790588378906" calcext:value-type="float">
            <text:p>340.790588378906</text:p>
          </table:table-cell>
          <table:table-cell table:formula="of:=[.H119]-(([.H119]-[.G120])*[.$J$1])" office:value-type="float" office:value="340.823428201562" calcext:value-type="float">
            <text:p>340.823428201562</text:p>
          </table:table-cell>
          <table:table-cell table:number-columns-repeated="13"/>
        </table:table-row>
        <table:table-row table:style-name="ro1">
          <table:table-cell office:value-type="float" office:value="1396.591" calcext:value-type="float">
            <text:p>1396.591</text:p>
          </table:table-cell>
          <table:table-cell office:value-type="float" office:value="344.776062011719" calcext:value-type="float">
            <text:p>344.776062011719</text:p>
          </table:table-cell>
          <table:table-cell office:value-type="float" office:value="0" calcext:value-type="float">
            <text:p>0</text:p>
          </table:table-cell>
          <table:table-cell office:value-type="float" office:value="13756.1142578125" calcext:value-type="float">
            <text:p>13756.1142578125</text:p>
          </table:table-cell>
          <table:table-cell/>
          <table:table-cell table:formula="of:=[.F120]-(([.F120]-[.H121])*[.$K$1])" office:value-type="float" office:value="343.035186911144" calcext:value-type="float">
            <text:p>343.035186911144</text:p>
          </table:table-cell>
          <table:table-cell table:formula="of:=[.G120]-(([.G120]-[.B121])*[.$I$1])" office:value-type="float" office:value="344.776062011719" calcext:value-type="float">
            <text:p>344.776062011719</text:p>
          </table:table-cell>
          <table:table-cell table:formula="of:=[.H120]-(([.H120]-[.G121])*[.$J$1])" office:value-type="float" office:value="343.985535249688" calcext:value-type="float">
            <text:p>343.985535249688</text:p>
          </table:table-cell>
          <table:table-cell table:number-columns-repeated="13"/>
        </table:table-row>
        <table:table-row table:style-name="ro1">
          <table:table-cell office:value-type="float" office:value="1396.741" calcext:value-type="float">
            <text:p>1396.741</text:p>
          </table:table-cell>
          <table:table-cell office:value-type="float" office:value="350.793884277344" calcext:value-type="float">
            <text:p>350.793884277344</text:p>
          </table:table-cell>
          <table:table-cell office:value-type="float" office:value="0" calcext:value-type="float">
            <text:p>0</text:p>
          </table:table-cell>
          <table:table-cell office:value-type="float" office:value="13760.9560546875" calcext:value-type="float">
            <text:p>13760.9560546875</text:p>
          </table:table-cell>
          <table:table-cell/>
          <table:table-cell table:formula="of:=[.F121]-(([.F121]-[.H122])*[.$K$1])" office:value-type="float" office:value="347.832957581646" calcext:value-type="float">
            <text:p>347.832957581646</text:p>
          </table:table-cell>
          <table:table-cell table:formula="of:=[.G121]-(([.G121]-[.B122])*[.$I$1])" office:value-type="float" office:value="350.793884277344" calcext:value-type="float">
            <text:p>350.793884277344</text:p>
          </table:table-cell>
          <table:table-cell table:formula="of:=[.H121]-(([.H121]-[.G122])*[.$J$1])" office:value-type="float" office:value="349.432214471813" calcext:value-type="float">
            <text:p>349.432214471813</text:p>
          </table:table-cell>
          <table:table-cell table:number-columns-repeated="13"/>
        </table:table-row>
        <table:table-row table:style-name="ro1">
          <table:table-cell office:value-type="float" office:value="1396.871" calcext:value-type="float">
            <text:p>1396.871</text:p>
          </table:table-cell>
          <table:table-cell office:value-type="float" office:value="351.48828125" calcext:value-type="float">
            <text:p>351.48828125</text:p>
          </table:table-cell>
          <table:table-cell office:value-type="float" office:value="0" calcext:value-type="float">
            <text:p>0</text:p>
          </table:table-cell>
          <table:table-cell office:value-type="float" office:value="13764.873046875" calcext:value-type="float">
            <text:p>13764.873046875</text:p>
          </table:table-cell>
          <table:table-cell/>
          <table:table-cell table:formula="of:=[.F122]-(([.F122]-[.H123])*[.$K$1])" office:value-type="float" office:value="350.266040316183" calcext:value-type="float">
            <text:p>350.266040316183</text:p>
          </table:table-cell>
          <table:table-cell table:formula="of:=[.G122]-(([.G122]-[.B123])*[.$I$1])" office:value-type="float" office:value="351.48828125" calcext:value-type="float">
            <text:p>351.48828125</text:p>
          </table:table-cell>
          <table:table-cell table:formula="of:=[.H122]-(([.H122]-[.G123])*[.$J$1])" office:value-type="float" office:value="351.077067894363" calcext:value-type="float">
            <text:p>351.077067894363</text:p>
          </table:table-cell>
          <table:table-cell table:number-columns-repeated="13"/>
        </table:table-row>
        <table:table-row table:style-name="ro1">
          <table:table-cell office:value-type="float" office:value="1397.014" calcext:value-type="float">
            <text:p>1397.014</text:p>
          </table:table-cell>
          <table:table-cell office:value-type="float" office:value="353.829406738281" calcext:value-type="float">
            <text:p>353.829406738281</text:p>
          </table:table-cell>
          <table:table-cell office:value-type="float" office:value="0" calcext:value-type="float">
            <text:p>0</text:p>
          </table:table-cell>
          <table:table-cell office:value-type="float" office:value="13768.9306640625" calcext:value-type="float">
            <text:p>13768.9306640625</text:p>
          </table:table-cell>
          <table:table-cell/>
          <table:table-cell table:formula="of:=[.F123]-(([.F123]-[.H124])*[.$K$1])" office:value-type="float" office:value="352.525714306169" calcext:value-type="float">
            <text:p>352.525714306169</text:p>
          </table:table-cell>
          <table:table-cell table:formula="of:=[.G123]-(([.G123]-[.B124])*[.$I$1])" office:value-type="float" office:value="353.829406738281" calcext:value-type="float">
            <text:p>353.829406738281</text:p>
          </table:table-cell>
          <table:table-cell table:formula="of:=[.H123]-(([.H123]-[.G124])*[.$J$1])" office:value-type="float" office:value="353.278938969497" calcext:value-type="float">
            <text:p>353.278938969497</text:p>
          </table:table-cell>
          <table:table-cell table:number-columns-repeated="13"/>
        </table:table-row>
        <table:table-row table:style-name="ro1">
          <table:table-cell office:value-type="float" office:value="1397.159" calcext:value-type="float">
            <text:p>1397.159</text:p>
          </table:table-cell>
          <table:table-cell office:value-type="float" office:value="355.012664794922" calcext:value-type="float">
            <text:p>355.012664794922</text:p>
          </table:table-cell>
          <table:table-cell office:value-type="float" office:value="0" calcext:value-type="float">
            <text:p>0</text:p>
          </table:table-cell>
          <table:table-cell office:value-type="float" office:value="13773.12109375" calcext:value-type="float">
            <text:p>13773.12109375</text:p>
          </table:table-cell>
          <table:table-cell/>
          <table:table-cell table:formula="of:=[.F124]-(([.F124]-[.H125])*[.$K$1])" office:value-type="float" office:value="354.13086829892" calcext:value-type="float">
            <text:p>354.13086829892</text:p>
          </table:table-cell>
          <table:table-cell table:formula="of:=[.G124]-(([.G124]-[.B125])*[.$I$1])" office:value-type="float" office:value="355.012664794922" calcext:value-type="float">
            <text:p>355.012664794922</text:p>
          </table:table-cell>
          <table:table-cell table:formula="of:=[.H124]-(([.H124]-[.G125])*[.$J$1])" office:value-type="float" office:value="354.665919629837" calcext:value-type="float">
            <text:p>354.665919629837</text:p>
          </table:table-cell>
          <table:table-cell table:number-columns-repeated="13"/>
        </table:table-row>
        <table:table-row table:style-name="ro1">
          <table:table-cell office:value-type="float" office:value="1397.295" calcext:value-type="float">
            <text:p>1397.295</text:p>
          </table:table-cell>
          <table:table-cell office:value-type="float" office:value="354.484497070313" calcext:value-type="float">
            <text:p>354.484497070313</text:p>
          </table:table-cell>
          <table:table-cell office:value-type="float" office:value="0" calcext:value-type="float">
            <text:p>0</text:p>
          </table:table-cell>
          <table:table-cell office:value-type="float" office:value="13777.4404296875" calcext:value-type="float">
            <text:p>13777.4404296875</text:p>
          </table:table-cell>
          <table:table-cell/>
          <table:table-cell table:formula="of:=[.F125]-(([.F125]-[.H126])*[.$K$1])" office:value-type="float" office:value="354.423303261393" calcext:value-type="float">
            <text:p>354.423303261393</text:p>
          </table:table-cell>
          <table:table-cell table:formula="of:=[.G125]-(([.G125]-[.B126])*[.$I$1])" office:value-type="float" office:value="354.484497070313" calcext:value-type="float">
            <text:p>354.484497070313</text:p>
          </table:table-cell>
          <table:table-cell table:formula="of:=[.H125]-(([.H125]-[.G126])*[.$J$1])" office:value-type="float" office:value="354.520781582218" calcext:value-type="float">
            <text:p>354.520781582218</text:p>
          </table:table-cell>
          <table:table-cell table:number-columns-repeated="13"/>
        </table:table-row>
        <table:table-row table:style-name="ro1">
          <table:table-cell office:value-type="float" office:value="1397.435" calcext:value-type="float">
            <text:p>1397.435</text:p>
          </table:table-cell>
          <table:table-cell office:value-type="float" office:value="355.105590820313" calcext:value-type="float">
            <text:p>355.105590820313</text:p>
          </table:table-cell>
          <table:table-cell office:value-type="float" office:value="0" calcext:value-type="float">
            <text:p>0</text:p>
          </table:table-cell>
          <table:table-cell office:value-type="float" office:value="13783.2783203125" calcext:value-type="float">
            <text:p>13783.2783203125</text:p>
          </table:table-cell>
          <table:table-cell/>
          <table:table-cell table:formula="of:=[.F126]-(([.F126]-[.H127])*[.$K$1])" office:value-type="float" office:value="354.847297544869" calcext:value-type="float">
            <text:p>354.847297544869</text:p>
          </table:table-cell>
          <table:table-cell table:formula="of:=[.G126]-(([.G126]-[.B127])*[.$I$1])" office:value-type="float" office:value="355.105590820313" calcext:value-type="float">
            <text:p>355.105590820313</text:p>
          </table:table-cell>
          <table:table-cell table:formula="of:=[.H126]-(([.H126]-[.G127])*[.$J$1])" office:value-type="float" office:value="354.988628972694" calcext:value-type="float">
            <text:p>354.988628972694</text:p>
          </table:table-cell>
          <table:table-cell table:number-columns-repeated="13"/>
        </table:table-row>
        <table:table-row table:style-name="ro1">
          <table:table-cell office:value-type="float" office:value="1397.572" calcext:value-type="float">
            <text:p>1397.572</text:p>
          </table:table-cell>
          <table:table-cell office:value-type="float" office:value="353.469360351563" calcext:value-type="float">
            <text:p>353.469360351563</text:p>
          </table:table-cell>
          <table:table-cell office:value-type="float" office:value="0" calcext:value-type="float">
            <text:p>0</text:p>
          </table:table-cell>
          <table:table-cell office:value-type="float" office:value="13787.5595703125" calcext:value-type="float">
            <text:p>13787.5595703125</text:p>
          </table:table-cell>
          <table:table-cell/>
          <table:table-cell table:formula="of:=[.F127]-(([.F127]-[.H128])*[.$K$1])" office:value-type="float" office:value="354.041734943059" calcext:value-type="float">
            <text:p>354.041734943059</text:p>
          </table:table-cell>
          <table:table-cell table:formula="of:=[.G127]-(([.G127]-[.B128])*[.$I$1])" office:value-type="float" office:value="353.469360351563" calcext:value-type="float">
            <text:p>353.469360351563</text:p>
          </table:table-cell>
          <table:table-cell table:formula="of:=[.H127]-(([.H127]-[.G128])*[.$J$1])" office:value-type="float" office:value="353.773214075789" calcext:value-type="float">
            <text:p>353.773214075789</text:p>
          </table:table-cell>
          <table:table-cell table:number-columns-repeated="13"/>
        </table:table-row>
        <table:table-row table:style-name="ro1">
          <table:table-cell office:value-type="float" office:value="1397.706" calcext:value-type="float">
            <text:p>1397.706</text:p>
          </table:table-cell>
          <table:table-cell office:value-type="float" office:value="351.437072753906" calcext:value-type="float">
            <text:p>351.437072753906</text:p>
          </table:table-cell>
          <table:table-cell office:value-type="float" office:value="0" calcext:value-type="float">
            <text:p>0</text:p>
          </table:table-cell>
          <table:table-cell office:value-type="float" office:value="13791.935546875" calcext:value-type="float">
            <text:p>13791.935546875</text:p>
          </table:table-cell>
          <table:table-cell/>
          <table:table-cell table:formula="of:=[.F128]-(([.F128]-[.H129])*[.$K$1])" office:value-type="float" office:value="352.438659499477" calcext:value-type="float">
            <text:p>352.438659499477</text:p>
          </table:table-cell>
          <table:table-cell table:formula="of:=[.G128]-(([.G128]-[.B129])*[.$I$1])" office:value-type="float" office:value="351.437072753906" calcext:value-type="float">
            <text:p>351.437072753906</text:p>
          </table:table-cell>
          <table:table-cell table:formula="of:=[.H128]-(([.H128]-[.G129])*[.$J$1])" office:value-type="float" office:value="351.904301018283" calcext:value-type="float">
            <text:p>351.904301018283</text:p>
          </table:table-cell>
          <table:table-cell table:number-columns-repeated="13"/>
        </table:table-row>
        <table:table-row table:style-name="ro1">
          <table:table-cell office:value-type="float" office:value="1397.84" calcext:value-type="float">
            <text:p>1397.84</text:p>
          </table:table-cell>
          <table:table-cell office:value-type="float" office:value="344.232360839844" calcext:value-type="float">
            <text:p>344.232360839844</text:p>
          </table:table-cell>
          <table:table-cell office:value-type="float" office:value="0" calcext:value-type="float">
            <text:p>0</text:p>
          </table:table-cell>
          <table:table-cell office:value-type="float" office:value="13796.345703125" calcext:value-type="float">
            <text:p>13796.345703125</text:p>
          </table:table-cell>
          <table:table-cell/>
          <table:table-cell table:formula="of:=[.F129]-(([.F129]-[.H130])*[.$K$1])" office:value-type="float" office:value="347.434726531518" calcext:value-type="float">
            <text:p>347.434726531518</text:p>
          </table:table-cell>
          <table:table-cell table:formula="of:=[.G129]-(([.G129]-[.B130])*[.$I$1])" office:value-type="float" office:value="344.232360839844" calcext:value-type="float">
            <text:p>344.232360839844</text:p>
          </table:table-cell>
          <table:table-cell table:formula="of:=[.H129]-(([.H129]-[.G130])*[.$J$1])" office:value-type="float" office:value="345.766748875532" calcext:value-type="float">
            <text:p>345.766748875532</text:p>
          </table:table-cell>
          <table:table-cell table:number-columns-repeated="13"/>
        </table:table-row>
        <table:table-row table:style-name="ro1">
          <table:table-cell office:value-type="float" office:value="1398.355" calcext:value-type="float">
            <text:p>1398.355</text:p>
          </table:table-cell>
          <table:table-cell office:value-type="float" office:value="353.142150878906" calcext:value-type="float">
            <text:p>353.142150878906</text:p>
          </table:table-cell>
          <table:table-cell office:value-type="float" office:value="0" calcext:value-type="float">
            <text:p>0</text:p>
          </table:table-cell>
          <table:table-cell office:value-type="float" office:value="13813.181640625" calcext:value-type="float">
            <text:p>13813.181640625</text:p>
          </table:table-cell>
          <table:table-cell/>
          <table:table-cell table:formula="of:=[.F130]-(([.F130]-[.H131])*[.$K$1])" office:value-type="float" office:value="350.608984491553" calcext:value-type="float">
            <text:p>350.608984491553</text:p>
          </table:table-cell>
          <table:table-cell table:formula="of:=[.G130]-(([.G130]-[.B131])*[.$I$1])" office:value-type="float" office:value="353.142150878906" calcext:value-type="float">
            <text:p>353.142150878906</text:p>
          </table:table-cell>
          <table:table-cell table:formula="of:=[.H130]-(([.H130]-[.G131])*[.$J$1])" office:value-type="float" office:value="351.667070478231" calcext:value-type="float">
            <text:p>351.667070478231</text:p>
          </table:table-cell>
          <table:table-cell table:number-columns-repeated="13"/>
        </table:table-row>
        <table:table-row table:style-name="ro1">
          <table:table-cell office:value-type="float" office:value="1398.5" calcext:value-type="float">
            <text:p>1398.5</text:p>
          </table:table-cell>
          <table:table-cell office:value-type="float" office:value="344.409729003906" calcext:value-type="float">
            <text:p>344.409729003906</text:p>
          </table:table-cell>
          <table:table-cell office:value-type="float" office:value="0" calcext:value-type="float">
            <text:p>0</text:p>
          </table:table-cell>
          <table:table-cell office:value-type="float" office:value="13817.7666015625" calcext:value-type="float">
            <text:p>13817.7666015625</text:p>
          </table:table-cell>
          <table:table-cell/>
          <table:table-cell table:formula="of:=[.F131]-(([.F131]-[.H132])*[.$K$1])" office:value-type="float" office:value="347.048144096967" calcext:value-type="float">
            <text:p>347.048144096967</text:p>
          </table:table-cell>
          <table:table-cell table:formula="of:=[.G131]-(([.G131]-[.B132])*[.$I$1])" office:value-type="float" office:value="344.409729003906" calcext:value-type="float">
            <text:p>344.409729003906</text:p>
          </table:table-cell>
          <table:table-cell table:formula="of:=[.H131]-(([.H131]-[.G132])*[.$J$1])" office:value-type="float" office:value="345.861197298771" calcext:value-type="float">
            <text:p>345.861197298771</text:p>
          </table:table-cell>
          <table:table-cell table:number-columns-repeated="13"/>
        </table:table-row>
        <table:table-row table:style-name="ro1">
          <table:table-cell office:value-type="float" office:value="1398.631" calcext:value-type="float">
            <text:p>1398.631</text:p>
          </table:table-cell>
          <table:table-cell office:value-type="float" office:value="351.875854492188" calcext:value-type="float">
            <text:p>351.875854492188</text:p>
          </table:table-cell>
          <table:table-cell office:value-type="float" office:value="0" calcext:value-type="float">
            <text:p>0</text:p>
          </table:table-cell>
          <table:table-cell office:value-type="float" office:value="13822.392578125" calcext:value-type="float">
            <text:p>13822.392578125</text:p>
          </table:table-cell>
          <table:table-cell/>
          <table:table-cell table:formula="of:=[.F132]-(([.F132]-[.H133])*[.$K$1])" office:value-type="float" office:value="349.76672831437" calcext:value-type="float">
            <text:p>349.76672831437</text:p>
          </table:table-cell>
          <table:table-cell table:formula="of:=[.G132]-(([.G132]-[.B133])*[.$I$1])" office:value-type="float" office:value="351.875854492188" calcext:value-type="float">
            <text:p>351.875854492188</text:p>
          </table:table-cell>
          <table:table-cell table:formula="of:=[.H132]-(([.H132]-[.G133])*[.$J$1])" office:value-type="float" office:value="350.672923053505" calcext:value-type="float">
            <text:p>350.672923053505</text:p>
          </table:table-cell>
          <table:table-cell table:number-columns-repeated="13"/>
        </table:table-row>
        <table:table-row table:style-name="ro1">
          <table:table-cell office:value-type="float" office:value="1398.766" calcext:value-type="float">
            <text:p>1398.766</text:p>
          </table:table-cell>
          <table:table-cell office:value-type="float" office:value="352.211456298828" calcext:value-type="float">
            <text:p>352.211456298828</text:p>
          </table:table-cell>
          <table:table-cell office:value-type="float" office:value="0" calcext:value-type="float">
            <text:p>0</text:p>
          </table:table-cell>
          <table:table-cell office:value-type="float" office:value="13827.0654296875" calcext:value-type="float">
            <text:p>13827.0654296875</text:p>
          </table:table-cell>
          <table:table-cell/>
          <table:table-cell table:formula="of:=[.F133]-(([.F133]-[.H134])*[.$K$1])" office:value-type="float" office:value="351.369494315915" calcext:value-type="float">
            <text:p>351.369494315915</text:p>
          </table:table-cell>
          <table:table-cell table:formula="of:=[.G133]-(([.G133]-[.B134])*[.$I$1])" office:value-type="float" office:value="352.211456298828" calcext:value-type="float">
            <text:p>352.211456298828</text:p>
          </table:table-cell>
          <table:table-cell table:formula="of:=[.H133]-(([.H133]-[.G134])*[.$J$1])" office:value-type="float" office:value="351.903749649763" calcext:value-type="float">
            <text:p>351.903749649763</text:p>
          </table:table-cell>
          <table:table-cell table:number-columns-repeated="13"/>
        </table:table-row>
        <table:table-row table:style-name="ro1">
          <table:table-cell office:value-type="float" office:value="1398.902" calcext:value-type="float">
            <text:p>1398.902</text:p>
          </table:table-cell>
          <table:table-cell office:value-type="float" office:value="352.669006347656" calcext:value-type="float">
            <text:p>352.669006347656</text:p>
          </table:table-cell>
          <table:table-cell office:value-type="float" office:value="0" calcext:value-type="float">
            <text:p>0</text:p>
          </table:table-cell>
          <table:table-cell office:value-type="float" office:value="13831.71484375" calcext:value-type="float">
            <text:p>13831.71484375</text:p>
          </table:table-cell>
          <table:table-cell/>
          <table:table-cell table:formula="of:=[.F134]-(([.F134]-[.H135])*[.$K$1])" office:value-type="float" office:value="352.229339835037" calcext:value-type="float">
            <text:p>352.229339835037</text:p>
          </table:table-cell>
          <table:table-cell table:formula="of:=[.G134]-(([.G134]-[.B135])*[.$I$1])" office:value-type="float" office:value="352.669006347656" calcext:value-type="float">
            <text:p>352.669006347656</text:p>
          </table:table-cell>
          <table:table-cell table:formula="of:=[.H134]-(([.H134]-[.G135])*[.$J$1])" office:value-type="float" office:value="352.515955008077" calcext:value-type="float">
            <text:p>352.515955008077</text:p>
          </table:table-cell>
          <table:table-cell table:number-columns-repeated="13"/>
        </table:table-row>
        <table:table-row table:style-name="ro1">
          <table:table-cell office:value-type="float" office:value="1399.028" calcext:value-type="float">
            <text:p>1399.028</text:p>
          </table:table-cell>
          <table:table-cell office:value-type="float" office:value="346.220764160156" calcext:value-type="float">
            <text:p>346.220764160156</text:p>
          </table:table-cell>
          <table:table-cell office:value-type="float" office:value="0" calcext:value-type="float">
            <text:p>0</text:p>
          </table:table-cell>
          <table:table-cell office:value-type="float" office:value="13836.34375" calcext:value-type="float">
            <text:p>13836.34375</text:p>
          </table:table-cell>
          <table:table-cell/>
          <table:table-cell table:formula="of:=[.F135]-(([.F135]-[.H136])*[.$K$1])" office:value-type="float" office:value="348.667186706064" calcext:value-type="float">
            <text:p>348.667186706064</text:p>
          </table:table-cell>
          <table:table-cell table:formula="of:=[.G135]-(([.G135]-[.B136])*[.$I$1])" office:value-type="float" office:value="346.220764160156" calcext:value-type="float">
            <text:p>346.220764160156</text:p>
          </table:table-cell>
          <table:table-cell table:formula="of:=[.H135]-(([.H135]-[.G136])*[.$J$1])" office:value-type="float" office:value="347.47980232974" calcext:value-type="float">
            <text:p>347.47980232974</text:p>
          </table:table-cell>
          <table:table-cell table:number-columns-repeated="13"/>
        </table:table-row>
        <table:table-row table:style-name="ro1">
          <table:table-cell office:value-type="float" office:value="1399.156" calcext:value-type="float">
            <text:p>1399.156</text:p>
          </table:table-cell>
          <table:table-cell office:value-type="float" office:value="354.067077636719" calcext:value-type="float">
            <text:p>354.067077636719</text:p>
          </table:table-cell>
          <table:table-cell office:value-type="float" office:value="0" calcext:value-type="float">
            <text:p>0</text:p>
          </table:table-cell>
          <table:table-cell office:value-type="float" office:value="13839.4150390625" calcext:value-type="float">
            <text:p>13839.4150390625</text:p>
          </table:table-cell>
          <table:table-cell/>
          <table:table-cell table:formula="of:=[.F136]-(([.F136]-[.H137])*[.$K$1])" office:value-type="float" office:value="351.729013608009" calcext:value-type="float">
            <text:p>351.729013608009</text:p>
          </table:table-cell>
          <table:table-cell table:formula="of:=[.G136]-(([.G136]-[.B137])*[.$I$1])" office:value-type="float" office:value="354.067077636719" calcext:value-type="float">
            <text:p>354.067077636719</text:p>
          </table:table-cell>
          <table:table-cell table:formula="of:=[.H136]-(([.H136]-[.G137])*[.$J$1])" office:value-type="float" office:value="352.749622575323" calcext:value-type="float">
            <text:p>352.749622575323</text:p>
          </table:table-cell>
          <table:table-cell table:number-columns-repeated="13"/>
        </table:table-row>
        <table:table-row table:style-name="ro1">
          <table:table-cell office:value-type="float" office:value="1399.282" calcext:value-type="float">
            <text:p>1399.282</text:p>
          </table:table-cell>
          <table:table-cell office:value-type="float" office:value="352.939208984375" calcext:value-type="float">
            <text:p>352.939208984375</text:p>
          </table:table-cell>
          <table:table-cell office:value-type="float" office:value="0" calcext:value-type="float">
            <text:p>0</text:p>
          </table:table-cell>
          <table:table-cell office:value-type="float" office:value="13844.201171875" calcext:value-type="float">
            <text:p>13844.201171875</text:p>
          </table:table-cell>
          <table:table-cell/>
          <table:table-cell table:formula="of:=[.F137]-(([.F137]-[.H138])*[.$K$1])" office:value-type="float" office:value="352.608222178926" calcext:value-type="float">
            <text:p>352.608222178926</text:p>
          </table:table-cell>
          <table:table-cell table:formula="of:=[.G137]-(([.G137]-[.B138])*[.$I$1])" office:value-type="float" office:value="352.939208984375" calcext:value-type="float">
            <text:p>352.939208984375</text:p>
          </table:table-cell>
          <table:table-cell table:formula="of:=[.H137]-(([.H137]-[.G138])*[.$J$1])" office:value-type="float" office:value="352.901291702565" calcext:value-type="float">
            <text:p>352.901291702565</text:p>
          </table:table-cell>
          <table:table-cell table:number-columns-repeated="13"/>
        </table:table-row>
        <table:table-row table:style-name="ro1">
          <table:table-cell office:value-type="float" office:value="1399.416" calcext:value-type="float">
            <text:p>1399.416</text:p>
          </table:table-cell>
          <table:table-cell office:value-type="float" office:value="354.211975097656" calcext:value-type="float">
            <text:p>354.211975097656</text:p>
          </table:table-cell>
          <table:table-cell office:value-type="float" office:value="0" calcext:value-type="float">
            <text:p>0</text:p>
          </table:table-cell>
          <table:table-cell office:value-type="float" office:value="13848.9462890625" calcext:value-type="float">
            <text:p>13848.9462890625</text:p>
          </table:table-cell>
          <table:table-cell/>
          <table:table-cell table:formula="of:=[.F138]-(([.F138]-[.H139])*[.$K$1])" office:value-type="float" office:value="353.61443435871" calcext:value-type="float">
            <text:p>353.61443435871</text:p>
          </table:table-cell>
          <table:table-cell table:formula="of:=[.G138]-(([.G138]-[.B139])*[.$I$1])" office:value-type="float" office:value="354.211975097656" calcext:value-type="float">
            <text:p>354.211975097656</text:p>
          </table:table-cell>
          <table:table-cell table:formula="of:=[.H138]-(([.H138]-[.G139])*[.$J$1])" office:value-type="float" office:value="353.949838418638" calcext:value-type="float">
            <text:p>353.949838418638</text:p>
          </table:table-cell>
          <table:table-cell table:number-columns-repeated="13"/>
        </table:table-row>
        <table:table-row table:style-name="ro1">
          <table:table-cell office:value-type="float" office:value="1399.545" calcext:value-type="float">
            <text:p>1399.545</text:p>
          </table:table-cell>
          <table:table-cell office:value-type="float" office:value="354.146606445313" calcext:value-type="float">
            <text:p>354.146606445313</text:p>
          </table:table-cell>
          <table:table-cell office:value-type="float" office:value="0" calcext:value-type="float">
            <text:p>0</text:p>
          </table:table-cell>
          <table:table-cell office:value-type="float" office:value="13853.666015625" calcext:value-type="float">
            <text:p>13853.666015625</text:p>
          </table:table-cell>
          <table:table-cell/>
          <table:table-cell table:formula="of:=[.F139]-(([.F139]-[.H140])*[.$K$1])" office:value-type="float" office:value="353.984048219661" calcext:value-type="float">
            <text:p>353.984048219661</text:p>
          </table:table-cell>
          <table:table-cell table:formula="of:=[.G139]-(([.G139]-[.B140])*[.$I$1])" office:value-type="float" office:value="354.146606445313" calcext:value-type="float">
            <text:p>354.146606445313</text:p>
          </table:table-cell>
          <table:table-cell table:formula="of:=[.H139]-(([.H139]-[.G140])*[.$J$1])" office:value-type="float" office:value="354.107252839978" calcext:value-type="float">
            <text:p>354.107252839978</text:p>
          </table:table-cell>
          <table:table-cell table:number-columns-repeated="13"/>
        </table:table-row>
        <table:table-row table:style-name="ro1">
          <table:table-cell office:value-type="float" office:value="1399.691" calcext:value-type="float">
            <text:p>1399.691</text:p>
          </table:table-cell>
          <table:table-cell office:value-type="float" office:value="351.219055175781" calcext:value-type="float">
            <text:p>351.219055175781</text:p>
          </table:table-cell>
          <table:table-cell office:value-type="float" office:value="0" calcext:value-type="float">
            <text:p>0</text:p>
          </table:table-cell>
          <table:table-cell office:value-type="float" office:value="13858.36328125" calcext:value-type="float">
            <text:p>13858.36328125</text:p>
          </table:table-cell>
          <table:table-cell/>
          <table:table-cell table:formula="of:=[.F140]-(([.F140]-[.H141])*[.$K$1])" office:value-type="float" office:value="352.343533086381" calcext:value-type="float">
            <text:p>352.343533086381</text:p>
          </table:table-cell>
          <table:table-cell table:formula="of:=[.G140]-(([.G140]-[.B141])*[.$I$1])" office:value-type="float" office:value="351.219055175781" calcext:value-type="float">
            <text:p>351.219055175781</text:p>
          </table:table-cell>
          <table:table-cell table:formula="of:=[.H140]-(([.H140]-[.G141])*[.$J$1])" office:value-type="float" office:value="351.79669470862" calcext:value-type="float">
            <text:p>351.79669470862</text:p>
          </table:table-cell>
          <table:table-cell table:number-columns-repeated="13"/>
        </table:table-row>
        <table:table-row table:style-name="ro1">
          <table:table-cell office:value-type="float" office:value="1399.83" calcext:value-type="float">
            <text:p>1399.83</text:p>
          </table:table-cell>
          <table:table-cell office:value-type="float" office:value="351.236480712891" calcext:value-type="float">
            <text:p>351.236480712891</text:p>
          </table:table-cell>
          <table:table-cell office:value-type="float" office:value="0" calcext:value-type="float">
            <text:p>0</text:p>
          </table:table-cell>
          <table:table-cell office:value-type="float" office:value="13863.04296875" calcext:value-type="float">
            <text:p>13863.04296875</text:p>
          </table:table-cell>
          <table:table-cell/>
          <table:table-cell table:formula="of:=[.F141]-(([.F141]-[.H142])*[.$K$1])" office:value-type="float" office:value="351.597275905623" calcext:value-type="float">
            <text:p>351.597275905623</text:p>
          </table:table-cell>
          <table:table-cell table:formula="of:=[.G141]-(([.G141]-[.B142])*[.$I$1])" office:value-type="float" office:value="351.236480712891" calcext:value-type="float">
            <text:p>351.236480712891</text:p>
          </table:table-cell>
          <table:table-cell table:formula="of:=[.H141]-(([.H141]-[.G142])*[.$J$1])" office:value-type="float" office:value="351.348523512037" calcext:value-type="float">
            <text:p>351.348523512037</text:p>
          </table:table-cell>
          <table:table-cell table:number-columns-repeated="13"/>
        </table:table-row>
        <table:table-row table:style-name="ro1">
          <table:table-cell office:value-type="float" office:value="1399.967" calcext:value-type="float">
            <text:p>1399.967</text:p>
          </table:table-cell>
          <table:table-cell office:value-type="float" office:value="346.177490234375" calcext:value-type="float">
            <text:p>346.177490234375</text:p>
          </table:table-cell>
          <table:table-cell office:value-type="float" office:value="0" calcext:value-type="float">
            <text:p>0</text:p>
          </table:table-cell>
          <table:table-cell office:value-type="float" office:value="13869.21484375" calcext:value-type="float">
            <text:p>13869.21484375</text:p>
          </table:table-cell>
          <table:table-cell/>
          <table:table-cell table:formula="of:=[.F142]-(([.F142]-[.H143])*[.$K$1])" office:value-type="float" office:value="348.308091643836" calcext:value-type="float">
            <text:p>348.308091643836</text:p>
          </table:table-cell>
          <table:table-cell table:formula="of:=[.G142]-(([.G142]-[.B143])*[.$I$1])" office:value-type="float" office:value="346.177490234375" calcext:value-type="float">
            <text:p>346.177490234375</text:p>
          </table:table-cell>
          <table:table-cell table:formula="of:=[.H142]-(([.H142]-[.G143])*[.$J$1])" office:value-type="float" office:value="347.211696889907" calcext:value-type="float">
            <text:p>347.211696889907</text:p>
          </table:table-cell>
          <table:table-cell table:number-columns-repeated="13"/>
        </table:table-row>
        <table:table-row table:style-name="ro1">
          <table:table-cell office:value-type="float" office:value="1400.225" calcext:value-type="float">
            <text:p>1400.225</text:p>
          </table:table-cell>
          <table:table-cell office:value-type="float" office:value="352.936340332031" calcext:value-type="float">
            <text:p>352.936340332031</text:p>
          </table:table-cell>
          <table:table-cell office:value-type="float" office:value="0" calcext:value-type="float">
            <text:p>0</text:p>
          </table:table-cell>
          <table:table-cell office:value-type="float" office:value="13878.3115234375" calcext:value-type="float">
            <text:p>13878.3115234375</text:p>
          </table:table-cell>
          <table:table-cell/>
          <table:table-cell table:formula="of:=[.F143]-(([.F143]-[.H144])*[.$K$1])" office:value-type="float" office:value="350.920581643664" calcext:value-type="float">
            <text:p>350.920581643664</text:p>
          </table:table-cell>
          <table:table-cell table:formula="of:=[.G143]-(([.G143]-[.B144])*[.$I$1])" office:value-type="float" office:value="352.936340332031" calcext:value-type="float">
            <text:p>352.936340332031</text:p>
          </table:table-cell>
          <table:table-cell table:formula="of:=[.H143]-(([.H143]-[.G144])*[.$J$1])" office:value-type="float" office:value="351.791411643606" calcext:value-type="float">
            <text:p>351.791411643606</text:p>
          </table:table-cell>
          <table:table-cell table:number-columns-repeated="13"/>
        </table:table-row>
        <table:table-row table:style-name="ro1">
          <table:table-cell office:value-type="float" office:value="1400.35" calcext:value-type="float">
            <text:p>1400.35</text:p>
          </table:table-cell>
          <table:table-cell office:value-type="float" office:value="348.725708007813" calcext:value-type="float">
            <text:p>348.725708007813</text:p>
          </table:table-cell>
          <table:table-cell office:value-type="float" office:value="0" calcext:value-type="float">
            <text:p>0</text:p>
          </table:table-cell>
          <table:table-cell office:value-type="float" office:value="13881.2314453125" calcext:value-type="float">
            <text:p>13881.2314453125</text:p>
          </table:table-cell>
          <table:table-cell/>
          <table:table-cell table:formula="of:=[.F144]-(([.F144]-[.H145])*[.$K$1])" office:value-type="float" office:value="349.734281962145" calcext:value-type="float">
            <text:p>349.734281962145</text:p>
          </table:table-cell>
          <table:table-cell table:formula="of:=[.G144]-(([.G144]-[.B145])*[.$I$1])" office:value-type="float" office:value="348.725708007813" calcext:value-type="float">
            <text:p>348.725708007813</text:p>
          </table:table-cell>
          <table:table-cell table:formula="of:=[.H144]-(([.H144]-[.G145])*[.$J$1])" office:value-type="float" office:value="349.338848734972" calcext:value-type="float">
            <text:p>349.338848734972</text:p>
          </table:table-cell>
          <table:table-cell table:number-columns-repeated="13"/>
        </table:table-row>
        <table:table-row table:style-name="ro1">
          <table:table-cell office:value-type="float" office:value="1400.479" calcext:value-type="float">
            <text:p>1400.479</text:p>
          </table:table-cell>
          <table:table-cell office:value-type="float" office:value="352.888000488281" calcext:value-type="float">
            <text:p>352.888000488281</text:p>
          </table:table-cell>
          <table:table-cell office:value-type="float" office:value="0" calcext:value-type="float">
            <text:p>0</text:p>
          </table:table-cell>
          <table:table-cell office:value-type="float" office:value="13885.8349609375" calcext:value-type="float">
            <text:p>13885.8349609375</text:p>
          </table:table-cell>
          <table:table-cell/>
          <table:table-cell table:formula="of:=[.F145]-(([.F145]-[.H146])*[.$K$1])" office:value-type="float" office:value="351.567198093751" calcext:value-type="float">
            <text:p>351.567198093751</text:p>
          </table:table-cell>
          <table:table-cell table:formula="of:=[.G145]-(([.G145]-[.B146])*[.$I$1])" office:value-type="float" office:value="352.888000488281" calcext:value-type="float">
            <text:p>352.888000488281</text:p>
          </table:table-cell>
          <table:table-cell table:formula="of:=[.H145]-(([.H145]-[.G146])*[.$J$1])" office:value-type="float" office:value="352.178170137619" calcext:value-type="float">
            <text:p>352.178170137619</text:p>
          </table:table-cell>
          <table:table-cell table:number-columns-repeated="13"/>
        </table:table-row>
        <table:table-row table:style-name="ro1">
          <table:table-cell office:value-type="float" office:value="1400.615" calcext:value-type="float">
            <text:p>1400.615</text:p>
          </table:table-cell>
          <table:table-cell office:value-type="float" office:value="347.962341308594" calcext:value-type="float">
            <text:p>347.962341308594</text:p>
          </table:table-cell>
          <table:table-cell office:value-type="float" office:value="0" calcext:value-type="float">
            <text:p>0</text:p>
          </table:table-cell>
          <table:table-cell office:value-type="float" office:value="13890.3955078125" calcext:value-type="float">
            <text:p>13890.3955078125</text:p>
          </table:table-cell>
          <table:table-cell/>
          <table:table-cell table:formula="of:=[.F146]-(([.F146]-[.H147])*[.$K$1])" office:value-type="float" office:value="349.495929829237" calcext:value-type="float">
            <text:p>349.495929829237</text:p>
          </table:table-cell>
          <table:table-cell table:formula="of:=[.G146]-(([.G146]-[.B147])*[.$I$1])" office:value-type="float" office:value="347.962341308594" calcext:value-type="float">
            <text:p>347.962341308594</text:p>
          </table:table-cell>
          <table:table-cell table:formula="of:=[.H146]-(([.H146]-[.G147])*[.$J$1])" office:value-type="float" office:value="348.805507074399" calcext:value-type="float">
            <text:p>348.805507074399</text:p>
          </table:table-cell>
          <table:table-cell table:number-columns-repeated="13"/>
        </table:table-row>
        <table:table-row table:style-name="ro1">
          <table:table-cell office:value-type="float" office:value="1400.749" calcext:value-type="float">
            <text:p>1400.749</text:p>
          </table:table-cell>
          <table:table-cell office:value-type="float" office:value="342.765930175781" calcext:value-type="float">
            <text:p>342.765930175781</text:p>
          </table:table-cell>
          <table:table-cell office:value-type="float" office:value="0" calcext:value-type="float">
            <text:p>0</text:p>
          </table:table-cell>
          <table:table-cell office:value-type="float" office:value="13894.9033203125" calcext:value-type="float">
            <text:p>13894.9033203125</text:p>
          </table:table-cell>
          <table:table-cell/>
          <table:table-cell table:formula="of:=[.F147]-(([.F147]-[.H148])*[.$K$1])" office:value-type="float" office:value="345.354366623938" calcext:value-type="float">
            <text:p>345.354366623938</text:p>
          </table:table-cell>
          <table:table-cell table:formula="of:=[.G147]-(([.G147]-[.B148])*[.$I$1])" office:value-type="float" office:value="342.765930175781" calcext:value-type="float">
            <text:p>342.765930175781</text:p>
          </table:table-cell>
          <table:table-cell table:formula="of:=[.H147]-(([.H147]-[.G148])*[.$J$1])" office:value-type="float" office:value="343.973845555505" calcext:value-type="float">
            <text:p>343.973845555505</text:p>
          </table:table-cell>
          <table:table-cell table:number-columns-repeated="13"/>
        </table:table-row>
        <table:table-row table:style-name="ro1">
          <table:table-cell office:value-type="float" office:value="1400.881" calcext:value-type="float">
            <text:p>1400.881</text:p>
          </table:table-cell>
          <table:table-cell office:value-type="float" office:value="346.968994140625" calcext:value-type="float">
            <text:p>346.968994140625</text:p>
          </table:table-cell>
          <table:table-cell office:value-type="float" office:value="0" calcext:value-type="float">
            <text:p>0</text:p>
          </table:table-cell>
          <table:table-cell office:value-type="float" office:value="13899.421875" calcext:value-type="float">
            <text:p>13899.421875</text:p>
          </table:table-cell>
          <table:table-cell/>
          <table:table-cell table:formula="of:=[.F148]-(([.F148]-[.H149])*[.$K$1])" office:value-type="float" office:value="346.116064973685" calcext:value-type="float">
            <text:p>346.116064973685</text:p>
          </table:table-cell>
          <table:table-cell table:formula="of:=[.G148]-(([.G148]-[.B149])*[.$I$1])" office:value-type="float" office:value="346.968994140625" calcext:value-type="float">
            <text:p>346.968994140625</text:p>
          </table:table-cell>
          <table:table-cell table:formula="of:=[.H148]-(([.H148]-[.G149])*[.$J$1])" office:value-type="float" office:value="346.369964423601" calcext:value-type="float">
            <text:p>346.369964423601</text:p>
          </table:table-cell>
          <table:table-cell table:number-columns-repeated="13"/>
        </table:table-row>
        <table:table-row table:style-name="ro1">
          <table:table-cell office:value-type="float" office:value="1401.151" calcext:value-type="float">
            <text:p>1401.151</text:p>
          </table:table-cell>
          <table:table-cell office:value-type="float" office:value="356.665588378906" calcext:value-type="float">
            <text:p>356.665588378906</text:p>
          </table:table-cell>
          <table:table-cell office:value-type="float" office:value="0" calcext:value-type="float">
            <text:p>0</text:p>
          </table:table-cell>
          <table:table-cell office:value-type="float" office:value="13909.8095703125" calcext:value-type="float">
            <text:p>13909.8095703125</text:p>
          </table:table-cell>
          <table:table-cell/>
          <table:table-cell table:formula="of:=[.F149]-(([.F149]-[.H150])*[.$K$1])" office:value-type="float" office:value="352.483863934305" calcext:value-type="float">
            <text:p>352.483863934305</text:p>
          </table:table-cell>
          <table:table-cell table:formula="of:=[.G149]-(([.G149]-[.B150])*[.$I$1])" office:value-type="float" office:value="356.665588378906" calcext:value-type="float">
            <text:p>356.665588378906</text:p>
          </table:table-cell>
          <table:table-cell table:formula="of:=[.H149]-(([.H149]-[.G150])*[.$J$1])" office:value-type="float" office:value="354.606463587845" calcext:value-type="float">
            <text:p>354.606463587845</text:p>
          </table:table-cell>
          <table:table-cell table:number-columns-repeated="13"/>
        </table:table-row>
        <table:table-row table:style-name="ro1">
          <table:table-cell office:value-type="float" office:value="1401.275" calcext:value-type="float">
            <text:p>1401.275</text:p>
          </table:table-cell>
          <table:table-cell office:value-type="float" office:value="355.386596679688" calcext:value-type="float">
            <text:p>355.386596679688</text:p>
          </table:table-cell>
          <table:table-cell office:value-type="float" office:value="0" calcext:value-type="float">
            <text:p>0</text:p>
          </table:table-cell>
          <table:table-cell office:value-type="float" office:value="13912.6611328125" calcext:value-type="float">
            <text:p>13912.6611328125</text:p>
          </table:table-cell>
          <table:table-cell/>
          <table:table-cell table:formula="of:=[.F150]-(([.F150]-[.H151])*[.$K$1])" office:value-type="float" office:value="354.543893529566" calcext:value-type="float">
            <text:p>354.543893529566</text:p>
          </table:table-cell>
          <table:table-cell table:formula="of:=[.G150]-(([.G150]-[.B151])*[.$I$1])" office:value-type="float" office:value="355.386596679688" calcext:value-type="float">
            <text:p>355.386596679688</text:p>
          </table:table-cell>
          <table:table-cell table:formula="of:=[.H150]-(([.H150]-[.G151])*[.$J$1])" office:value-type="float" office:value="355.230570061319" calcext:value-type="float">
            <text:p>355.230570061319</text:p>
          </table:table-cell>
          <table:table-cell table:number-columns-repeated="13"/>
        </table:table-row>
        <table:table-row table:style-name="ro1">
          <table:table-cell office:value-type="float" office:value="1401.415" calcext:value-type="float">
            <text:p>1401.415</text:p>
          </table:table-cell>
          <table:table-cell office:value-type="float" office:value="352.664489746094" calcext:value-type="float">
            <text:p>352.664489746094</text:p>
          </table:table-cell>
          <table:table-cell office:value-type="float" office:value="0" calcext:value-type="float">
            <text:p>0</text:p>
          </table:table-cell>
          <table:table-cell office:value-type="float" office:value="13918.5576171875" calcext:value-type="float">
            <text:p>13918.5576171875</text:p>
          </table:table-cell>
          <table:table-cell/>
          <table:table-cell table:formula="of:=[.F151]-(([.F151]-[.H152])*[.$K$1])" office:value-type="float" office:value="353.519252739246" calcext:value-type="float">
            <text:p>353.519252739246</text:p>
          </table:table-cell>
          <table:table-cell table:formula="of:=[.G151]-(([.G151]-[.B152])*[.$I$1])" office:value-type="float" office:value="352.664489746094" calcext:value-type="float">
            <text:p>352.664489746094</text:p>
          </table:table-cell>
          <table:table-cell table:formula="of:=[.H151]-(([.H151]-[.G152])*[.$J$1])" office:value-type="float" office:value="353.177705809139" calcext:value-type="float">
            <text:p>353.177705809139</text:p>
          </table:table-cell>
          <table:table-cell table:number-columns-repeated="13"/>
        </table:table-row>
        <table:table-row table:style-name="ro1">
          <table:table-cell office:value-type="float" office:value="1401.55" calcext:value-type="float">
            <text:p>1401.55</text:p>
          </table:table-cell>
          <table:table-cell office:value-type="float" office:value="354.589447021484" calcext:value-type="float">
            <text:p>354.589447021484</text:p>
          </table:table-cell>
          <table:table-cell office:value-type="float" office:value="0" calcext:value-type="float">
            <text:p>0</text:p>
          </table:table-cell>
          <table:table-cell office:value-type="float" office:value="13922.8544921875" calcext:value-type="float">
            <text:p>13922.8544921875</text:p>
          </table:table-cell>
          <table:table-cell/>
          <table:table-cell table:formula="of:=[.F152]-(([.F152]-[.H153])*[.$K$1])" office:value-type="float" office:value="354.110137269073" calcext:value-type="float">
            <text:p>354.110137269073</text:p>
          </table:table-cell>
          <table:table-cell table:formula="of:=[.G152]-(([.G152]-[.B153])*[.$I$1])" office:value-type="float" office:value="354.589447021484" calcext:value-type="float">
            <text:p>354.589447021484</text:p>
          </table:table-cell>
          <table:table-cell table:formula="of:=[.H152]-(([.H152]-[.G153])*[.$J$1])" office:value-type="float" office:value="354.307098779015" calcext:value-type="float">
            <text:p>354.307098779015</text:p>
          </table:table-cell>
          <table:table-cell table:number-columns-repeated="13"/>
        </table:table-row>
        <table:table-row table:style-name="ro1">
          <table:table-cell office:value-type="float" office:value="1401.685" calcext:value-type="float">
            <text:p>1401.685</text:p>
          </table:table-cell>
          <table:table-cell office:value-type="float" office:value="343.853820800781" calcext:value-type="float">
            <text:p>343.853820800781</text:p>
          </table:table-cell>
          <table:table-cell office:value-type="float" office:value="0" calcext:value-type="float">
            <text:p>0</text:p>
          </table:table-cell>
          <table:table-cell office:value-type="float" office:value="13927.1708984375" calcext:value-type="float">
            <text:p>13927.1708984375</text:p>
          </table:table-cell>
          <table:table-cell/>
          <table:table-cell table:formula="of:=[.F153]-(([.F153]-[.H154])*[.$K$1])" office:value-type="float" office:value="347.985891614589" calcext:value-type="float">
            <text:p>347.985891614589</text:p>
          </table:table-cell>
          <table:table-cell table:formula="of:=[.G153]-(([.G153]-[.B154])*[.$I$1])" office:value-type="float" office:value="343.853820800781" calcext:value-type="float">
            <text:p>343.853820800781</text:p>
          </table:table-cell>
          <table:table-cell table:formula="of:=[.H153]-(([.H153]-[.G154])*[.$J$1])" office:value-type="float" office:value="345.944476396428" calcext:value-type="float">
            <text:p>345.944476396428</text:p>
          </table:table-cell>
          <table:table-cell table:number-columns-repeated="13"/>
        </table:table-row>
        <table:table-row table:style-name="ro1">
          <table:table-cell office:value-type="float" office:value="1401.816" calcext:value-type="float">
            <text:p>1401.816</text:p>
          </table:table-cell>
          <table:table-cell office:value-type="float" office:value="357.915557861328" calcext:value-type="float">
            <text:p>357.915557861328</text:p>
          </table:table-cell>
          <table:table-cell office:value-type="float" office:value="0" calcext:value-type="float">
            <text:p>0</text:p>
          </table:table-cell>
          <table:table-cell office:value-type="float" office:value="13931.51953125" calcext:value-type="float">
            <text:p>13931.51953125</text:p>
          </table:table-cell>
          <table:table-cell/>
          <table:table-cell table:formula="of:=[.F154]-(([.F154]-[.H155])*[.$K$1])" office:value-type="float" office:value="353.637479079908" calcext:value-type="float">
            <text:p>353.637479079908</text:p>
          </table:table-cell>
          <table:table-cell table:formula="of:=[.G154]-(([.G154]-[.B155])*[.$I$1])" office:value-type="float" office:value="357.915557861328" calcext:value-type="float">
            <text:p>357.915557861328</text:p>
          </table:table-cell>
          <table:table-cell table:formula="of:=[.H154]-(([.H154]-[.G155])*[.$J$1])" office:value-type="float" office:value="355.521341568348" calcext:value-type="float">
            <text:p>355.521341568348</text:p>
          </table:table-cell>
          <table:table-cell table:number-columns-repeated="13"/>
        </table:table-row>
        <table:table-row table:style-name="ro1">
          <table:table-cell office:value-type="float" office:value="1401.954" calcext:value-type="float">
            <text:p>1401.954</text:p>
          </table:table-cell>
          <table:table-cell office:value-type="float" office:value="347.070922851563" calcext:value-type="float">
            <text:p>347.070922851563</text:p>
          </table:table-cell>
          <table:table-cell office:value-type="float" office:value="0" calcext:value-type="float">
            <text:p>0</text:p>
          </table:table-cell>
          <table:table-cell office:value-type="float" office:value="13935.86328125" calcext:value-type="float">
            <text:p>13935.86328125</text:p>
          </table:table-cell>
          <table:table-cell/>
          <table:table-cell table:formula="of:=[.F155]-(([.F155]-[.H156])*[.$K$1])" office:value-type="float" office:value="349.980124716167" calcext:value-type="float">
            <text:p>349.980124716167</text:p>
          </table:table-cell>
          <table:table-cell table:formula="of:=[.G155]-(([.G155]-[.B156])*[.$I$1])" office:value-type="float" office:value="347.070922851563" calcext:value-type="float">
            <text:p>347.070922851563</text:p>
          </table:table-cell>
          <table:table-cell table:formula="of:=[.H155]-(([.H155]-[.G156])*[.$J$1])" office:value-type="float" office:value="348.76100659492" calcext:value-type="float">
            <text:p>348.76100659492</text:p>
          </table:table-cell>
          <table:table-cell table:number-columns-repeated="13"/>
        </table:table-row>
        <table:table-row table:style-name="ro1">
          <table:table-cell office:value-type="float" office:value="1402.089" calcext:value-type="float">
            <text:p>1402.089</text:p>
          </table:table-cell>
          <table:table-cell office:value-type="float" office:value="343.839416503906" calcext:value-type="float">
            <text:p>343.839416503906</text:p>
          </table:table-cell>
          <table:table-cell office:value-type="float" office:value="0" calcext:value-type="float">
            <text:p>0</text:p>
          </table:table-cell>
          <table:table-cell office:value-type="float" office:value="13940.2060546875" calcext:value-type="float">
            <text:p>13940.2060546875</text:p>
          </table:table-cell>
          <table:table-cell/>
          <table:table-cell table:formula="of:=[.F156]-(([.F156]-[.H157])*[.$K$1])" office:value-type="float" office:value="346.112832070623" calcext:value-type="float">
            <text:p>346.112832070623</text:p>
          </table:table-cell>
          <table:table-cell table:formula="of:=[.G156]-(([.G156]-[.B157])*[.$I$1])" office:value-type="float" office:value="343.839416503906" calcext:value-type="float">
            <text:p>343.839416503906</text:p>
          </table:table-cell>
          <table:table-cell table:formula="of:=[.H156]-(([.H156]-[.G157])*[.$J$1])" office:value-type="float" office:value="344.823734522109" calcext:value-type="float">
            <text:p>344.823734522109</text:p>
          </table:table-cell>
          <table:table-cell table:number-columns-repeated="13"/>
        </table:table-row>
        <table:table-row table:style-name="ro1">
          <table:table-cell office:value-type="float" office:value="1402.224" calcext:value-type="float">
            <text:p>1402.224</text:p>
          </table:table-cell>
          <table:table-cell office:value-type="float" office:value="349.874877929688" calcext:value-type="float">
            <text:p>349.874877929688</text:p>
          </table:table-cell>
          <table:table-cell office:value-type="float" office:value="0" calcext:value-type="float">
            <text:p>0</text:p>
          </table:table-cell>
          <table:table-cell office:value-type="float" office:value="13944.5615234375" calcext:value-type="float">
            <text:p>13944.5615234375</text:p>
          </table:table-cell>
          <table:table-cell/>
          <table:table-cell table:formula="of:=[.F157]-(([.F157]-[.H158])*[.$K$1])" office:value-type="float" office:value="348.176694953785" calcext:value-type="float">
            <text:p>348.176694953785</text:p>
          </table:table-cell>
          <table:table-cell table:formula="of:=[.G157]-(([.G157]-[.B158])*[.$I$1])" office:value-type="float" office:value="349.874877929688" calcext:value-type="float">
            <text:p>349.874877929688</text:p>
          </table:table-cell>
          <table:table-cell table:formula="of:=[.H157]-(([.H157]-[.G158])*[.$J$1])" office:value-type="float" office:value="348.864649248172" calcext:value-type="float">
            <text:p>348.864649248172</text:p>
          </table:table-cell>
          <table:table-cell table:number-columns-repeated="13"/>
        </table:table-row>
        <table:table-row table:style-name="ro1">
          <table:table-cell office:value-type="float" office:value="1402.374" calcext:value-type="float">
            <text:p>1402.374</text:p>
          </table:table-cell>
          <table:table-cell office:value-type="float" office:value="355.811401367188" calcext:value-type="float">
            <text:p>355.811401367188</text:p>
          </table:table-cell>
          <table:table-cell office:value-type="float" office:value="0" calcext:value-type="float">
            <text:p>0</text:p>
          </table:table-cell>
          <table:table-cell office:value-type="float" office:value="13948.9560546875" calcext:value-type="float">
            <text:p>13948.9560546875</text:p>
          </table:table-cell>
          <table:table-cell/>
          <table:table-cell table:formula="of:=[.F158]-(([.F158]-[.H159])*[.$K$1])" office:value-type="float" office:value="352.860711945985" calcext:value-type="float">
            <text:p>352.860711945985</text:p>
          </table:table-cell>
          <table:table-cell table:formula="of:=[.G158]-(([.G158]-[.B159])*[.$I$1])" office:value-type="float" office:value="355.811401367188" calcext:value-type="float">
            <text:p>355.811401367188</text:p>
          </table:table-cell>
          <table:table-cell table:formula="of:=[.H158]-(([.H158]-[.G159])*[.$J$1])" office:value-type="float" office:value="354.422050943385" calcext:value-type="float">
            <text:p>354.422050943385</text:p>
          </table:table-cell>
          <table:table-cell table:number-columns-repeated="13"/>
        </table:table-row>
        <table:table-row table:style-name="ro1">
          <table:table-cell office:value-type="float" office:value="1402.514" calcext:value-type="float">
            <text:p>1402.514</text:p>
          </table:table-cell>
          <table:table-cell office:value-type="float" office:value="348.311584472656" calcext:value-type="float">
            <text:p>348.311584472656</text:p>
          </table:table-cell>
          <table:table-cell office:value-type="float" office:value="0" calcext:value-type="float">
            <text:p>0</text:p>
          </table:table-cell>
          <table:table-cell office:value-type="float" office:value="13953.396484375" calcext:value-type="float">
            <text:p>13953.396484375</text:p>
          </table:table-cell>
          <table:table-cell/>
          <table:table-cell table:formula="of:=[.F159]-(([.F159]-[.H160])*[.$K$1])" office:value-type="float" office:value="350.365436311598" calcext:value-type="float">
            <text:p>350.365436311598</text:p>
          </table:table-cell>
          <table:table-cell table:formula="of:=[.G159]-(([.G159]-[.B160])*[.$I$1])" office:value-type="float" office:value="348.311584472656" calcext:value-type="float">
            <text:p>348.311584472656</text:p>
          </table:table-cell>
          <table:table-cell table:formula="of:=[.H159]-(([.H159]-[.G160])*[.$J$1])" office:value-type="float" office:value="349.533677766802" calcext:value-type="float">
            <text:p>349.533677766802</text:p>
          </table:table-cell>
          <table:table-cell table:number-columns-repeated="13"/>
        </table:table-row>
        <table:table-row table:style-name="ro1">
          <table:table-cell office:value-type="float" office:value="1402.661" calcext:value-type="float">
            <text:p>1402.661</text:p>
          </table:table-cell>
          <table:table-cell office:value-type="float" office:value="351.488342285156" calcext:value-type="float">
            <text:p>351.488342285156</text:p>
          </table:table-cell>
          <table:table-cell office:value-type="float" office:value="0" calcext:value-type="float">
            <text:p>0</text:p>
          </table:table-cell>
          <table:table-cell office:value-type="float" office:value="13957.875" calcext:value-type="float">
            <text:p>13957.875</text:p>
          </table:table-cell>
          <table:table-cell/>
          <table:table-cell table:formula="of:=[.F160]-(([.F160]-[.H161])*[.$K$1])" office:value-type="float" office:value="350.914416114013" calcext:value-type="float">
            <text:p>350.914416114013</text:p>
          </table:table-cell>
          <table:table-cell table:formula="of:=[.G160]-(([.G160]-[.B161])*[.$I$1])" office:value-type="float" office:value="351.488342285156" calcext:value-type="float">
            <text:p>351.488342285156</text:p>
          </table:table-cell>
          <table:table-cell table:formula="of:=[.H160]-(([.H160]-[.G161])*[.$J$1])" office:value-type="float" office:value="351.097409381485" calcext:value-type="float">
            <text:p>351.097409381485</text:p>
          </table:table-cell>
          <table:table-cell table:number-columns-repeated="13"/>
        </table:table-row>
        <table:table-row table:style-name="ro1">
          <table:table-cell office:value-type="float" office:value="1402.797" calcext:value-type="float">
            <text:p>1402.797</text:p>
          </table:table-cell>
          <table:table-cell office:value-type="float" office:value="345.982849121094" calcext:value-type="float">
            <text:p>345.982849121094</text:p>
          </table:table-cell>
          <table:table-cell office:value-type="float" office:value="0" calcext:value-type="float">
            <text:p>0</text:p>
          </table:table-cell>
          <table:table-cell office:value-type="float" office:value="13962.38671875" calcext:value-type="float">
            <text:p>13962.38671875</text:p>
          </table:table-cell>
          <table:table-cell/>
          <table:table-cell table:formula="of:=[.F161]-(([.F161]-[.H162])*[.$K$1])" office:value-type="float" office:value="347.982924908383" calcext:value-type="float">
            <text:p>347.982924908383</text:p>
          </table:table-cell>
          <table:table-cell table:formula="of:=[.G161]-(([.G161]-[.B162])*[.$I$1])" office:value-type="float" office:value="345.982849121094" calcext:value-type="float">
            <text:p>345.982849121094</text:p>
          </table:table-cell>
          <table:table-cell table:formula="of:=[.H161]-(([.H161]-[.G162])*[.$J$1])" office:value-type="float" office:value="347.005761173172" calcext:value-type="float">
            <text:p>347.005761173172</text:p>
          </table:table-cell>
          <table:table-cell table:number-columns-repeated="13"/>
        </table:table-row>
        <table:table-row table:style-name="ro1">
          <table:table-cell office:value-type="float" office:value="1402.933" calcext:value-type="float">
            <text:p>1402.933</text:p>
          </table:table-cell>
          <table:table-cell office:value-type="float" office:value="353.160522460938" calcext:value-type="float">
            <text:p>353.160522460938</text:p>
          </table:table-cell>
          <table:table-cell office:value-type="float" office:value="0" calcext:value-type="float">
            <text:p>0</text:p>
          </table:table-cell>
          <table:table-cell office:value-type="float" office:value="13966.9248046875" calcext:value-type="float">
            <text:p>13966.9248046875</text:p>
          </table:table-cell>
          <table:table-cell/>
          <table:table-cell table:formula="of:=[.F162]-(([.F162]-[.H163])*[.$K$1])" office:value-type="float" office:value="350.942908879634" calcext:value-type="float">
            <text:p>350.942908879634</text:p>
          </table:table-cell>
          <table:table-cell table:formula="of:=[.G162]-(([.G162]-[.B163])*[.$I$1])" office:value-type="float" office:value="353.160522460938" calcext:value-type="float">
            <text:p>353.160522460938</text:p>
          </table:table-cell>
          <table:table-cell table:formula="of:=[.H162]-(([.H162]-[.G163])*[.$J$1])" office:value-type="float" office:value="351.929570203385" calcext:value-type="float">
            <text:p>351.929570203385</text:p>
          </table:table-cell>
          <table:table-cell table:number-columns-repeated="13"/>
        </table:table-row>
        <table:table-row table:style-name="ro1">
          <table:table-cell office:value-type="float" office:value="1403.06" calcext:value-type="float">
            <text:p>1403.06</text:p>
          </table:table-cell>
          <table:table-cell office:value-type="float" office:value="357.757141113281" calcext:value-type="float">
            <text:p>357.757141113281</text:p>
          </table:table-cell>
          <table:table-cell office:value-type="float" office:value="0" calcext:value-type="float">
            <text:p>0</text:p>
          </table:table-cell>
          <table:table-cell office:value-type="float" office:value="13971.4560546875" calcext:value-type="float">
            <text:p>13971.4560546875</text:p>
          </table:table-cell>
          <table:table-cell/>
          <table:table-cell table:formula="of:=[.F163]-(([.F163]-[.H164])*[.$K$1])" office:value-type="float" office:value="355.179447418385" calcext:value-type="float">
            <text:p>355.179447418385</text:p>
          </table:table-cell>
          <table:table-cell table:formula="of:=[.G163]-(([.G163]-[.B164])*[.$I$1])" office:value-type="float" office:value="357.757141113281" calcext:value-type="float">
            <text:p>357.757141113281</text:p>
          </table:table-cell>
          <table:table-cell table:formula="of:=[.H163]-(([.H163]-[.G164])*[.$J$1])" office:value-type="float" office:value="356.591626931302" calcext:value-type="float">
            <text:p>356.591626931302</text:p>
          </table:table-cell>
          <table:table-cell table:number-columns-repeated="13"/>
        </table:table-row>
        <table:table-row table:style-name="ro1">
          <table:table-cell office:value-type="float" office:value="1403.196" calcext:value-type="float">
            <text:p>1403.196</text:p>
          </table:table-cell>
          <table:table-cell office:value-type="float" office:value="349.966552734375" calcext:value-type="float">
            <text:p>349.966552734375</text:p>
          </table:table-cell>
          <table:table-cell office:value-type="float" office:value="0" calcext:value-type="float">
            <text:p>0</text:p>
          </table:table-cell>
          <table:table-cell office:value-type="float" office:value="13975.9365234375" calcext:value-type="float">
            <text:p>13975.9365234375</text:p>
          </table:table-cell>
          <table:table-cell/>
          <table:table-cell table:formula="of:=[.F164]-(([.F164]-[.H165])*[.$K$1])" office:value-type="float" office:value="352.263537534917" calcext:value-type="float">
            <text:p>352.263537534917</text:p>
          </table:table-cell>
          <table:table-cell table:formula="of:=[.G164]-(([.G164]-[.B165])*[.$I$1])" office:value-type="float" office:value="349.966552734375" calcext:value-type="float">
            <text:p>349.966552734375</text:p>
          </table:table-cell>
          <table:table-cell table:formula="of:=[.H164]-(([.H164]-[.G165])*[.$J$1])" office:value-type="float" office:value="351.29156757376" calcext:value-type="float">
            <text:p>351.29156757376</text:p>
          </table:table-cell>
          <table:table-cell table:number-columns-repeated="13"/>
        </table:table-row>
        <table:table-row table:style-name="ro1">
          <table:table-cell office:value-type="float" office:value="1403.34" calcext:value-type="float">
            <text:p>1403.34</text:p>
          </table:table-cell>
          <table:table-cell office:value-type="float" office:value="355.61279296875" calcext:value-type="float">
            <text:p>355.61279296875</text:p>
          </table:table-cell>
          <table:table-cell office:value-type="float" office:value="0" calcext:value-type="float">
            <text:p>0</text:p>
          </table:table-cell>
          <table:table-cell office:value-type="float" office:value="13980.419921875" calcext:value-type="float">
            <text:p>13980.419921875</text:p>
          </table:table-cell>
          <table:table-cell/>
          <table:table-cell table:formula="of:=[.F165]-(([.F165]-[.H166])*[.$K$1])" office:value-type="float" office:value="354.127295301043" calcext:value-type="float">
            <text:p>354.127295301043</text:p>
          </table:table-cell>
          <table:table-cell table:formula="of:=[.G165]-(([.G165]-[.B166])*[.$I$1])" office:value-type="float" office:value="355.61279296875" calcext:value-type="float">
            <text:p>355.61279296875</text:p>
          </table:table-cell>
          <table:table-cell table:formula="of:=[.H165]-(([.H165]-[.G166])*[.$J$1])" office:value-type="float" office:value="354.748547889752" calcext:value-type="float">
            <text:p>354.748547889752</text:p>
          </table:table-cell>
          <table:table-cell table:number-columns-repeated="13"/>
        </table:table-row>
        <table:table-row table:style-name="ro1">
          <table:table-cell office:value-type="float" office:value="1403.471" calcext:value-type="float">
            <text:p>1403.471</text:p>
          </table:table-cell>
          <table:table-cell office:value-type="float" office:value="345.611297607422" calcext:value-type="float">
            <text:p>345.611297607422</text:p>
          </table:table-cell>
          <table:table-cell office:value-type="float" office:value="0" calcext:value-type="float">
            <text:p>0</text:p>
          </table:table-cell>
          <table:table-cell office:value-type="float" office:value="13984.90234375" calcext:value-type="float">
            <text:p>13984.90234375</text:p>
          </table:table-cell>
          <table:table-cell/>
          <table:table-cell table:formula="of:=[.F166]-(([.F166]-[.H167])*[.$K$1])" office:value-type="float" office:value="349.110884573177" calcext:value-type="float">
            <text:p>349.110884573177</text:p>
          </table:table-cell>
          <table:table-cell table:formula="of:=[.G166]-(([.G166]-[.B167])*[.$I$1])" office:value-type="float" office:value="345.611297607422" calcext:value-type="float">
            <text:p>345.611297607422</text:p>
          </table:table-cell>
          <table:table-cell table:formula="of:=[.H166]-(([.H166]-[.G167])*[.$J$1])" office:value-type="float" office:value="347.438747663888" calcext:value-type="float">
            <text:p>347.438747663888</text:p>
          </table:table-cell>
          <table:table-cell table:number-columns-repeated="13"/>
        </table:table-row>
        <table:table-row table:style-name="ro1">
          <table:table-cell office:value-type="float" office:value="1403.598" calcext:value-type="float">
            <text:p>1403.598</text:p>
          </table:table-cell>
          <table:table-cell office:value-type="float" office:value="345.611297607422" calcext:value-type="float">
            <text:p>345.611297607422</text:p>
          </table:table-cell>
          <table:table-cell office:value-type="float" office:value="0" calcext:value-type="float">
            <text:p>0</text:p>
          </table:table-cell>
          <table:table-cell office:value-type="float" office:value="13987.6396484375" calcext:value-type="float">
            <text:p>13987.6396484375</text:p>
          </table:table-cell>
          <table:table-cell/>
          <table:table-cell table:formula="of:=[.F167]-(([.F167]-[.H168])*[.$K$1])" office:value-type="float" office:value="346.760311857331" calcext:value-type="float">
            <text:p>346.760311857331</text:p>
          </table:table-cell>
          <table:table-cell table:formula="of:=[.G167]-(([.G167]-[.B168])*[.$I$1])" office:value-type="float" office:value="345.611297607422" calcext:value-type="float">
            <text:p>345.611297607422</text:p>
          </table:table-cell>
          <table:table-cell table:formula="of:=[.H167]-(([.H167]-[.G168])*[.$J$1])" office:value-type="float" office:value="345.976787618715" calcext:value-type="float">
            <text:p>345.976787618715</text:p>
          </table:table-cell>
          <table:table-cell table:number-columns-repeated="13"/>
        </table:table-row>
        <table:table-row table:style-name="ro1">
          <table:table-cell office:value-type="float" office:value="1403.755" calcext:value-type="float">
            <text:p>1403.755</text:p>
          </table:table-cell>
          <table:table-cell office:value-type="float" office:value="348.806762695313" calcext:value-type="float">
            <text:p>348.806762695313</text:p>
          </table:table-cell>
          <table:table-cell office:value-type="float" office:value="0" calcext:value-type="float">
            <text:p>0</text:p>
          </table:table-cell>
          <table:table-cell office:value-type="float" office:value="13992.11328125" calcext:value-type="float">
            <text:p>13992.11328125</text:p>
          </table:table-cell>
          <table:table-cell/>
          <table:table-cell table:formula="of:=[.F168]-(([.F168]-[.H169])*[.$K$1])" office:value-type="float" office:value="347.870653724328" calcext:value-type="float">
            <text:p>347.870653724328</text:p>
          </table:table-cell>
          <table:table-cell table:formula="of:=[.G168]-(([.G168]-[.B169])*[.$I$1])" office:value-type="float" office:value="348.806762695313" calcext:value-type="float">
            <text:p>348.806762695313</text:p>
          </table:table-cell>
          <table:table-cell table:formula="of:=[.H168]-(([.H168]-[.G169])*[.$J$1])" office:value-type="float" office:value="348.240767679993" calcext:value-type="float">
            <text:p>348.240767679993</text:p>
          </table:table-cell>
          <table:table-cell table:number-columns-repeated="13"/>
        </table:table-row>
        <table:table-row table:style-name="ro1">
          <table:table-cell office:value-type="float" office:value="1403.893" calcext:value-type="float">
            <text:p>1403.893</text:p>
          </table:table-cell>
          <table:table-cell office:value-type="float" office:value="349.84912109375" calcext:value-type="float">
            <text:p>349.84912109375</text:p>
          </table:table-cell>
          <table:table-cell office:value-type="float" office:value="0" calcext:value-type="float">
            <text:p>0</text:p>
          </table:table-cell>
          <table:table-cell office:value-type="float" office:value="13996.865234375" calcext:value-type="float">
            <text:p>13996.865234375</text:p>
          </table:table-cell>
          <table:table-cell/>
          <table:table-cell table:formula="of:=[.F169]-(([.F169]-[.H170])*[.$K$1])" office:value-type="float" office:value="349.113251239331" calcext:value-type="float">
            <text:p>349.113251239331</text:p>
          </table:table-cell>
          <table:table-cell table:formula="of:=[.G169]-(([.G169]-[.B170])*[.$I$1])" office:value-type="float" office:value="349.84912109375" calcext:value-type="float">
            <text:p>349.84912109375</text:p>
          </table:table-cell>
          <table:table-cell table:formula="of:=[.H169]-(([.H169]-[.G170])*[.$J$1])" office:value-type="float" office:value="349.527450410999" calcext:value-type="float">
            <text:p>349.527450410999</text:p>
          </table:table-cell>
          <table:table-cell table:number-columns-repeated="13"/>
        </table:table-row>
        <table:table-row table:style-name="ro1">
          <table:table-cell office:value-type="float" office:value="1404.031" calcext:value-type="float">
            <text:p>1404.031</text:p>
          </table:table-cell>
          <table:table-cell office:value-type="float" office:value="352.625610351563" calcext:value-type="float">
            <text:p>352.625610351563</text:p>
          </table:table-cell>
          <table:table-cell office:value-type="float" office:value="0" calcext:value-type="float">
            <text:p>0</text:p>
          </table:table-cell>
          <table:table-cell office:value-type="float" office:value="14001.603515625" calcext:value-type="float">
            <text:p>14001.603515625</text:p>
          </table:table-cell>
          <table:table-cell/>
          <table:table-cell table:formula="of:=[.F170]-(([.F170]-[.H171])*[.$K$1])" office:value-type="float" office:value="351.28279658242" calcext:value-type="float">
            <text:p>351.28279658242</text:p>
          </table:table-cell>
          <table:table-cell table:formula="of:=[.G170]-(([.G170]-[.B171])*[.$I$1])" office:value-type="float" office:value="352.625610351563" calcext:value-type="float">
            <text:p>352.625610351563</text:p>
          </table:table-cell>
          <table:table-cell table:formula="of:=[.H170]-(([.H170]-[.G171])*[.$J$1])" office:value-type="float" office:value="352.00597836345" calcext:value-type="float">
            <text:p>352.00597836345</text:p>
          </table:table-cell>
          <table:table-cell table:number-columns-repeated="13"/>
        </table:table-row>
        <table:table-row table:style-name="ro1">
          <table:table-cell office:value-type="float" office:value="1404.188" calcext:value-type="float">
            <text:p>1404.188</text:p>
          </table:table-cell>
          <table:table-cell office:value-type="float" office:value="352.140502929688" calcext:value-type="float">
            <text:p>352.140502929688</text:p>
          </table:table-cell>
          <table:table-cell office:value-type="float" office:value="0" calcext:value-type="float">
            <text:p>0</text:p>
          </table:table-cell>
          <table:table-cell office:value-type="float" office:value="14007.755859375" calcext:value-type="float">
            <text:p>14007.755859375</text:p>
          </table:table-cell>
          <table:table-cell/>
          <table:table-cell table:formula="of:=[.F171]-(([.F171]-[.H172])*[.$K$1])" office:value-type="float" office:value="351.905897657935" calcext:value-type="float">
            <text:p>351.905897657935</text:p>
          </table:table-cell>
          <table:table-cell table:formula="of:=[.G171]-(([.G171]-[.B172])*[.$I$1])" office:value-type="float" office:value="352.140502929688" calcext:value-type="float">
            <text:p>352.140502929688</text:p>
          </table:table-cell>
          <table:table-cell table:formula="of:=[.H171]-(([.H171]-[.G172])*[.$J$1])" office:value-type="float" office:value="352.11359801644" calcext:value-type="float">
            <text:p>352.11359801644</text:p>
          </table:table-cell>
          <table:table-cell table:number-columns-repeated="13"/>
        </table:table-row>
        <table:table-row table:style-name="ro1">
          <table:table-cell office:value-type="float" office:value="1404.315" calcext:value-type="float">
            <text:p>1404.315</text:p>
          </table:table-cell>
          <table:table-cell office:value-type="float" office:value="352.814697265625" calcext:value-type="float">
            <text:p>352.814697265625</text:p>
          </table:table-cell>
          <table:table-cell office:value-type="float" office:value="0" calcext:value-type="float">
            <text:p>0</text:p>
          </table:table-cell>
          <table:table-cell office:value-type="float" office:value="14012.275390625" calcext:value-type="float">
            <text:p>14012.275390625</text:p>
          </table:table-cell>
          <table:table-cell/>
          <table:table-cell table:formula="of:=[.F172]-(([.F172]-[.H173])*[.$K$1])" office:value-type="float" office:value="352.482332476325" calcext:value-type="float">
            <text:p>352.482332476325</text:p>
          </table:table-cell>
          <table:table-cell table:formula="of:=[.G172]-(([.G172]-[.B173])*[.$I$1])" office:value-type="float" office:value="352.814697265625" calcext:value-type="float">
            <text:p>352.814697265625</text:p>
          </table:table-cell>
          <table:table-cell table:formula="of:=[.H172]-(([.H172]-[.G173])*[.$J$1])" office:value-type="float" office:value="352.674477415788" calcext:value-type="float">
            <text:p>352.674477415788</text:p>
          </table:table-cell>
          <table:table-cell table:number-columns-repeated="13"/>
        </table:table-row>
        <table:table-row table:style-name="ro1">
          <table:table-cell office:value-type="float" office:value="1404.462" calcext:value-type="float">
            <text:p>1404.462</text:p>
          </table:table-cell>
          <table:table-cell office:value-type="float" office:value="352.733795166016" calcext:value-type="float">
            <text:p>352.733795166016</text:p>
          </table:table-cell>
          <table:table-cell office:value-type="float" office:value="0" calcext:value-type="float">
            <text:p>0</text:p>
          </table:table-cell>
          <table:table-cell office:value-type="float" office:value="14016.767578125" calcext:value-type="float">
            <text:p>14016.767578125</text:p>
          </table:table-cell>
          <table:table-cell/>
          <table:table-cell table:formula="of:=[.F173]-(([.F173]-[.H174])*[.$K$1])" office:value-type="float" office:value="352.662031831059" calcext:value-type="float">
            <text:p>352.662031831059</text:p>
          </table:table-cell>
          <table:table-cell table:formula="of:=[.G173]-(([.G173]-[.B174])*[.$I$1])" office:value-type="float" office:value="352.733795166016" calcext:value-type="float">
            <text:p>352.733795166016</text:p>
          </table:table-cell>
          <table:table-cell table:formula="of:=[.H173]-(([.H173]-[.G174])*[.$J$1])" office:value-type="float" office:value="352.72193161597" calcext:value-type="float">
            <text:p>352.72193161597</text:p>
          </table:table-cell>
          <table:table-cell table:number-columns-repeated="13"/>
        </table:table-row>
        <table:table-row table:style-name="ro1">
          <table:table-cell office:value-type="float" office:value="1404.605" calcext:value-type="float">
            <text:p>1404.605</text:p>
          </table:table-cell>
          <table:table-cell office:value-type="float" office:value="347.632934570313" calcext:value-type="float">
            <text:p>347.632934570313</text:p>
          </table:table-cell>
          <table:table-cell office:value-type="float" office:value="0" calcext:value-type="float">
            <text:p>0</text:p>
          </table:table-cell>
          <table:table-cell office:value-type="float" office:value="14022.693359375" calcext:value-type="float">
            <text:p>14022.693359375</text:p>
          </table:table-cell>
          <table:table-cell/>
          <table:table-cell table:formula="of:=[.F174]-(([.F174]-[.H175])*[.$K$1])" office:value-type="float" office:value="349.653558442348" calcext:value-type="float">
            <text:p>349.653558442348</text:p>
          </table:table-cell>
          <table:table-cell table:formula="of:=[.G174]-(([.G174]-[.B175])*[.$I$1])" office:value-type="float" office:value="347.632934570313" calcext:value-type="float">
            <text:p>347.632934570313</text:p>
          </table:table-cell>
          <table:table-cell table:formula="of:=[.H174]-(([.H174]-[.G175])*[.$J$1])" office:value-type="float" office:value="348.650733979445" calcext:value-type="float">
            <text:p>348.650733979445</text:p>
          </table:table-cell>
          <table:table-cell table:number-columns-repeated="13"/>
        </table:table-row>
        <table:table-row table:style-name="ro1">
          <table:table-cell office:value-type="float" office:value="1404.75" calcext:value-type="float">
            <text:p>1404.75</text:p>
          </table:table-cell>
          <table:table-cell office:value-type="float" office:value="353.780853271484" calcext:value-type="float">
            <text:p>353.780853271484</text:p>
          </table:table-cell>
          <table:table-cell office:value-type="float" office:value="0" calcext:value-type="float">
            <text:p>0</text:p>
          </table:table-cell>
          <table:table-cell office:value-type="float" office:value="14027.03125" calcext:value-type="float">
            <text:p>14027.03125</text:p>
          </table:table-cell>
          <table:table-cell/>
          <table:table-cell table:formula="of:=[.F175]-(([.F175]-[.H176])*[.$K$1])" office:value-type="float" office:value="351.979511670394" calcext:value-type="float">
            <text:p>351.979511670394</text:p>
          </table:table-cell>
          <table:table-cell table:formula="of:=[.G175]-(([.G175]-[.B176])*[.$I$1])" office:value-type="float" office:value="353.780853271484" calcext:value-type="float">
            <text:p>353.780853271484</text:p>
          </table:table-cell>
          <table:table-cell table:formula="of:=[.H175]-(([.H175]-[.G176])*[.$J$1])" office:value-type="float" office:value="352.754829413076" calcext:value-type="float">
            <text:p>352.754829413076</text:p>
          </table:table-cell>
          <table:table-cell table:number-columns-repeated="13"/>
        </table:table-row>
        <table:table-row table:style-name="ro1">
          <table:table-cell office:value-type="float" office:value="1404.893" calcext:value-type="float">
            <text:p>1404.893</text:p>
          </table:table-cell>
          <table:table-cell office:value-type="float" office:value="359.73876953125" calcext:value-type="float">
            <text:p>359.73876953125</text:p>
          </table:table-cell>
          <table:table-cell office:value-type="float" office:value="0" calcext:value-type="float">
            <text:p>0</text:p>
          </table:table-cell>
          <table:table-cell office:value-type="float" office:value="14032.603515625" calcext:value-type="float">
            <text:p>14032.603515625</text:p>
          </table:table-cell>
          <table:table-cell/>
          <table:table-cell table:formula="of:=[.F176]-(([.F176]-[.H177])*[.$K$1])" office:value-type="float" office:value="356.75136404831" calcext:value-type="float">
            <text:p>356.75136404831</text:p>
          </table:table-cell>
          <table:table-cell table:formula="of:=[.G176]-(([.G176]-[.B177])*[.$I$1])" office:value-type="float" office:value="359.73876953125" calcext:value-type="float">
            <text:p>359.73876953125</text:p>
          </table:table-cell>
          <table:table-cell table:formula="of:=[.H176]-(([.H176]-[.G177])*[.$J$1])" office:value-type="float" office:value="358.341981507615" calcext:value-type="float">
            <text:p>358.341981507615</text:p>
          </table:table-cell>
          <table:table-cell table:number-columns-repeated="13"/>
        </table:table-row>
        <table:table-row table:style-name="ro1">
          <table:table-cell office:value-type="float" office:value="1405.035" calcext:value-type="float">
            <text:p>1405.035</text:p>
          </table:table-cell>
          <table:table-cell office:value-type="float" office:value="348.094177246094" calcext:value-type="float">
            <text:p>348.094177246094</text:p>
          </table:table-cell>
          <table:table-cell office:value-type="float" office:value="0" calcext:value-type="float">
            <text:p>0</text:p>
          </table:table-cell>
          <table:table-cell office:value-type="float" office:value="14036.8515625" calcext:value-type="float">
            <text:p>14036.8515625</text:p>
          </table:table-cell>
          <table:table-cell/>
          <table:table-cell table:formula="of:=[.F177]-(([.F177]-[.H178])*[.$K$1])" office:value-type="float" office:value="351.795644585876" calcext:value-type="float">
            <text:p>351.795644585876</text:p>
          </table:table-cell>
          <table:table-cell table:formula="of:=[.G177]-(([.G177]-[.B178])*[.$I$1])" office:value-type="float" office:value="348.094177246094" calcext:value-type="float">
            <text:p>348.094177246094</text:p>
          </table:table-cell>
          <table:table-cell table:formula="of:=[.H177]-(([.H177]-[.G178])*[.$J$1])" office:value-type="float" office:value="350.143738098398" calcext:value-type="float">
            <text:p>350.143738098398</text:p>
          </table:table-cell>
          <table:table-cell table:number-columns-repeated="13"/>
        </table:table-row>
        <table:table-row table:style-name="ro1">
          <table:table-cell office:value-type="float" office:value="1405.172" calcext:value-type="float">
            <text:p>1405.172</text:p>
          </table:table-cell>
          <table:table-cell office:value-type="float" office:value="342.23486328125" calcext:value-type="float">
            <text:p>342.23486328125</text:p>
          </table:table-cell>
          <table:table-cell office:value-type="float" office:value="0" calcext:value-type="float">
            <text:p>0</text:p>
          </table:table-cell>
          <table:table-cell office:value-type="float" office:value="14041.1123046875" calcext:value-type="float">
            <text:p>14041.1123046875</text:p>
          </table:table-cell>
          <table:table-cell/>
          <table:table-cell table:formula="of:=[.F178]-(([.F178]-[.H179])*[.$K$1])" office:value-type="float" office:value="345.811389829979" calcext:value-type="float">
            <text:p>345.811389829979</text:p>
          </table:table-cell>
          <table:table-cell table:formula="of:=[.G178]-(([.G178]-[.B179])*[.$I$1])" office:value-type="float" office:value="342.23486328125" calcext:value-type="float">
            <text:p>342.23486328125</text:p>
          </table:table-cell>
          <table:table-cell table:formula="of:=[.H178]-(([.H178]-[.G179])*[.$J$1])" office:value-type="float" office:value="343.81663824468" calcext:value-type="float">
            <text:p>343.81663824468</text:p>
          </table:table-cell>
          <table:table-cell table:number-columns-repeated="13"/>
        </table:table-row>
        <table:table-row table:style-name="ro1">
          <table:table-cell office:value-type="float" office:value="1405.303" calcext:value-type="float">
            <text:p>1405.303</text:p>
          </table:table-cell>
          <table:table-cell office:value-type="float" office:value="349.982055664063" calcext:value-type="float">
            <text:p>349.982055664063</text:p>
          </table:table-cell>
          <table:table-cell office:value-type="float" office:value="0" calcext:value-type="float">
            <text:p>0</text:p>
          </table:table-cell>
          <table:table-cell office:value-type="float" office:value="14045.4111328125" calcext:value-type="float">
            <text:p>14045.4111328125</text:p>
          </table:table-cell>
          <table:table-cell/>
          <table:table-cell table:formula="of:=[.F179]-(([.F179]-[.H180])*[.$K$1])" office:value-type="float" office:value="348.014576592634" calcext:value-type="float">
            <text:p>348.014576592634</text:p>
          </table:table-cell>
          <table:table-cell table:formula="of:=[.G179]-(([.G179]-[.B180])*[.$I$1])" office:value-type="float" office:value="349.982055664063" calcext:value-type="float">
            <text:p>349.982055664063</text:p>
          </table:table-cell>
          <table:table-cell table:formula="of:=[.H179]-(([.H179]-[.G180])*[.$J$1])" office:value-type="float" office:value="348.748972180186" calcext:value-type="float">
            <text:p>348.748972180186</text:p>
          </table:table-cell>
          <table:table-cell table:number-columns-repeated="13"/>
        </table:table-row>
        <table:table-row table:style-name="ro1">
          <table:table-cell office:value-type="float" office:value="1405.436" calcext:value-type="float">
            <text:p>1405.436</text:p>
          </table:table-cell>
          <table:table-cell office:value-type="float" office:value="357.11962890625" calcext:value-type="float">
            <text:p>357.11962890625</text:p>
          </table:table-cell>
          <table:table-cell office:value-type="float" office:value="0" calcext:value-type="float">
            <text:p>0</text:p>
          </table:table-cell>
          <table:table-cell office:value-type="float" office:value="14048.2900390625" calcext:value-type="float">
            <text:p>14048.2900390625</text:p>
          </table:table-cell>
          <table:table-cell/>
          <table:table-cell table:formula="of:=[.F180]-(([.F180]-[.H181])*[.$K$1])" office:value-type="float" office:value="353.587767318937" calcext:value-type="float">
            <text:p>353.587767318937</text:p>
          </table:table-cell>
          <table:table-cell table:formula="of:=[.G180]-(([.G180]-[.B181])*[.$I$1])" office:value-type="float" office:value="357.11962890625" calcext:value-type="float">
            <text:p>357.11962890625</text:p>
          </table:table-cell>
          <table:table-cell table:formula="of:=[.H180]-(([.H180]-[.G181])*[.$J$1])" office:value-type="float" office:value="355.445497561037" calcext:value-type="float">
            <text:p>355.445497561037</text:p>
          </table:table-cell>
          <table:table-cell table:number-columns-repeated="13"/>
        </table:table-row>
        <table:table-row table:style-name="ro1">
          <table:table-cell office:value-type="float" office:value="1405.571" calcext:value-type="float">
            <text:p>1405.571</text:p>
          </table:table-cell>
          <table:table-cell office:value-type="float" office:value="355.172027587891" calcext:value-type="float">
            <text:p>355.172027587891</text:p>
          </table:table-cell>
          <table:table-cell office:value-type="float" office:value="0" calcext:value-type="float">
            <text:p>0</text:p>
          </table:table-cell>
          <table:table-cell office:value-type="float" office:value="14052.8076171875" calcext:value-type="float">
            <text:p>14052.8076171875</text:p>
          </table:table-cell>
          <table:table-cell/>
          <table:table-cell table:formula="of:=[.F181]-(([.F181]-[.H182])*[.$K$1])" office:value-type="float" office:value="354.816983016624" calcext:value-type="float">
            <text:p>354.816983016624</text:p>
          </table:table-cell>
          <table:table-cell table:formula="of:=[.G181]-(([.G181]-[.B182])*[.$I$1])" office:value-type="float" office:value="355.172027587891" calcext:value-type="float">
            <text:p>355.172027587891</text:p>
          </table:table-cell>
          <table:table-cell table:formula="of:=[.H181]-(([.H181]-[.G182])*[.$J$1])" office:value-type="float" office:value="355.22672158252" calcext:value-type="float">
            <text:p>355.22672158252</text:p>
          </table:table-cell>
          <table:table-cell table:number-columns-repeated="13"/>
        </table:table-row>
        <table:table-row table:style-name="ro1">
          <table:table-cell office:value-type="float" office:value="1405.696" calcext:value-type="float">
            <text:p>1405.696</text:p>
          </table:table-cell>
          <table:table-cell office:value-type="float" office:value="343.854736328125" calcext:value-type="float">
            <text:p>343.854736328125</text:p>
          </table:table-cell>
          <table:table-cell office:value-type="float" office:value="0" calcext:value-type="float">
            <text:p>0</text:p>
          </table:table-cell>
          <table:table-cell office:value-type="float" office:value="14057.2841796875" calcext:value-type="float">
            <text:p>14057.2841796875</text:p>
          </table:table-cell>
          <table:table-cell/>
          <table:table-cell table:formula="of:=[.F182]-(([.F182]-[.H183])*[.$K$1])" office:value-type="float" office:value="348.301095788409" calcext:value-type="float">
            <text:p>348.301095788409</text:p>
          </table:table-cell>
          <table:table-cell table:formula="of:=[.G182]-(([.G182]-[.B183])*[.$I$1])" office:value-type="float" office:value="343.854736328125" calcext:value-type="float">
            <text:p>343.854736328125</text:p>
          </table:table-cell>
          <table:table-cell table:formula="of:=[.H182]-(([.H182]-[.G183])*[.$J$1])" office:value-type="float" office:value="346.129133379004" calcext:value-type="float">
            <text:p>346.129133379004</text:p>
          </table:table-cell>
          <table:table-cell table:number-columns-repeated="13"/>
        </table:table-row>
        <table:table-row table:style-name="ro1">
          <table:table-cell office:value-type="float" office:value="1405.843" calcext:value-type="float">
            <text:p>1405.843</text:p>
          </table:table-cell>
          <table:table-cell office:value-type="float" office:value="345.635009765625" calcext:value-type="float">
            <text:p>345.635009765625</text:p>
          </table:table-cell>
          <table:table-cell office:value-type="float" office:value="0" calcext:value-type="float">
            <text:p>0</text:p>
          </table:table-cell>
          <table:table-cell office:value-type="float" office:value="14061.7080078125" calcext:value-type="float">
            <text:p>14061.7080078125</text:p>
          </table:table-cell>
          <table:table-cell/>
          <table:table-cell table:formula="of:=[.F183]-(([.F183]-[.H184])*[.$K$1])" office:value-type="float" office:value="346.375649813328" calcext:value-type="float">
            <text:p>346.375649813328</text:p>
          </table:table-cell>
          <table:table-cell table:formula="of:=[.G183]-(([.G183]-[.B184])*[.$I$1])" office:value-type="float" office:value="345.635009765625" calcext:value-type="float">
            <text:p>345.635009765625</text:p>
          </table:table-cell>
          <table:table-cell table:formula="of:=[.H183]-(([.H183]-[.G184])*[.$J$1])" office:value-type="float" office:value="345.733834488301" calcext:value-type="float">
            <text:p>345.733834488301</text:p>
          </table:table-cell>
          <table:table-cell table:number-columns-repeated="13"/>
        </table:table-row>
        <table:table-row table:style-name="ro1">
          <table:table-cell office:value-type="float" office:value="1405.979" calcext:value-type="float">
            <text:p>1405.979</text:p>
          </table:table-cell>
          <table:table-cell office:value-type="float" office:value="343.912170410156" calcext:value-type="float">
            <text:p>343.912170410156</text:p>
          </table:table-cell>
          <table:table-cell office:value-type="float" office:value="0" calcext:value-type="float">
            <text:p>0</text:p>
          </table:table-cell>
          <table:table-cell office:value-type="float" office:value="14066.1318359375" calcext:value-type="float">
            <text:p>14066.1318359375</text:p>
          </table:table-cell>
          <table:table-cell/>
          <table:table-cell table:formula="of:=[.F184]-(([.F184]-[.H185])*[.$K$1])" office:value-type="float" office:value="344.801289872671" calcext:value-type="float">
            <text:p>344.801289872671</text:p>
          </table:table-cell>
          <table:table-cell table:formula="of:=[.G184]-(([.G184]-[.B185])*[.$I$1])" office:value-type="float" office:value="343.912170410156" calcext:value-type="float">
            <text:p>343.912170410156</text:p>
          </table:table-cell>
          <table:table-cell table:formula="of:=[.H184]-(([.H184]-[.G185])*[.$J$1])" office:value-type="float" office:value="344.276503225785" calcext:value-type="float">
            <text:p>344.276503225785</text:p>
          </table:table-cell>
          <table:table-cell table:number-columns-repeated="13"/>
        </table:table-row>
        <table:table-row table:style-name="ro1">
          <table:table-cell office:value-type="float" office:value="1406.114" calcext:value-type="float">
            <text:p>1406.114</text:p>
          </table:table-cell>
          <table:table-cell office:value-type="float" office:value="345.738525390625" calcext:value-type="float">
            <text:p>345.738525390625</text:p>
          </table:table-cell>
          <table:table-cell office:value-type="float" office:value="0" calcext:value-type="float">
            <text:p>0</text:p>
          </table:table-cell>
          <table:table-cell office:value-type="float" office:value="14070.552734375" calcext:value-type="float">
            <text:p>14070.552734375</text:p>
          </table:table-cell>
          <table:table-cell/>
          <table:table-cell table:formula="of:=[.F185]-(([.F185]-[.H186])*[.$K$1])" office:value-type="float" office:value="345.28491318641" calcext:value-type="float">
            <text:p>345.28491318641</text:p>
          </table:table-cell>
          <table:table-cell table:formula="of:=[.G185]-(([.G185]-[.B186])*[.$I$1])" office:value-type="float" office:value="345.738525390625" calcext:value-type="float">
            <text:p>345.738525390625</text:p>
          </table:table-cell>
          <table:table-cell table:formula="of:=[.H185]-(([.H185]-[.G186])*[.$J$1])" office:value-type="float" office:value="345.446120957657" calcext:value-type="float">
            <text:p>345.446120957657</text:p>
          </table:table-cell>
          <table:table-cell table:number-columns-repeated="13"/>
        </table:table-row>
        <table:table-row table:style-name="ro1">
          <table:table-cell office:value-type="float" office:value="1406.249" calcext:value-type="float">
            <text:p>1406.249</text:p>
          </table:table-cell>
          <table:table-cell office:value-type="float" office:value="348.330017089844" calcext:value-type="float">
            <text:p>348.330017089844</text:p>
          </table:table-cell>
          <table:table-cell office:value-type="float" office:value="0" calcext:value-type="float">
            <text:p>0</text:p>
          </table:table-cell>
          <table:table-cell office:value-type="float" office:value="14074.9580078125" calcext:value-type="float">
            <text:p>14074.9580078125</text:p>
          </table:table-cell>
          <table:table-cell/>
          <table:table-cell table:formula="of:=[.F186]-(([.F186]-[.H187])*[.$K$1])" office:value-type="float" office:value="347.136156694158" calcext:value-type="float">
            <text:p>347.136156694158</text:p>
          </table:table-cell>
          <table:table-cell table:formula="of:=[.G186]-(([.G186]-[.B187])*[.$I$1])" office:value-type="float" office:value="348.330017089844" calcext:value-type="float">
            <text:p>348.330017089844</text:p>
          </table:table-cell>
          <table:table-cell table:formula="of:=[.H186]-(([.H186]-[.G187])*[.$J$1])" office:value-type="float" office:value="347.753237863407" calcext:value-type="float">
            <text:p>347.753237863407</text:p>
          </table:table-cell>
          <table:table-cell table:number-columns-repeated="13"/>
        </table:table-row>
        <table:table-row table:style-name="ro1">
          <table:table-cell office:value-type="float" office:value="1406.634" calcext:value-type="float">
            <text:p>1406.634</text:p>
          </table:table-cell>
          <table:table-cell office:value-type="float" office:value="352.312042236328" calcext:value-type="float">
            <text:p>352.312042236328</text:p>
          </table:table-cell>
          <table:table-cell office:value-type="float" office:value="0" calcext:value-type="float">
            <text:p>0</text:p>
          </table:table-cell>
          <table:table-cell office:value-type="float" office:value="14088.35546875" calcext:value-type="float">
            <text:p>14088.35546875</text:p>
          </table:table-cell>
          <table:table-cell/>
          <table:table-cell table:formula="of:=[.F187]-(([.F187]-[.H188])*[.$K$1])" office:value-type="float" office:value="350.334250194847" calcext:value-type="float">
            <text:p>350.334250194847</text:p>
          </table:table-cell>
          <table:table-cell table:formula="of:=[.G187]-(([.G187]-[.B188])*[.$I$1])" office:value-type="float" office:value="352.312042236328" calcext:value-type="float">
            <text:p>352.312042236328</text:p>
          </table:table-cell>
          <table:table-cell table:formula="of:=[.H187]-(([.H187]-[.G188])*[.$J$1])" office:value-type="float" office:value="351.400281361744" calcext:value-type="float">
            <text:p>351.400281361744</text:p>
          </table:table-cell>
          <table:table-cell table:number-columns-repeated="13"/>
        </table:table-row>
        <table:table-row table:style-name="ro1">
          <table:table-cell office:value-type="float" office:value="1406.77" calcext:value-type="float">
            <text:p>1406.77</text:p>
          </table:table-cell>
          <table:table-cell office:value-type="float" office:value="346.261169433594" calcext:value-type="float">
            <text:p>346.261169433594</text:p>
          </table:table-cell>
          <table:table-cell office:value-type="float" office:value="0" calcext:value-type="float">
            <text:p>0</text:p>
          </table:table-cell>
          <table:table-cell office:value-type="float" office:value="14092.57421875" calcext:value-type="float">
            <text:p>14092.57421875</text:p>
          </table:table-cell>
          <table:table-cell/>
          <table:table-cell table:formula="of:=[.F188]-(([.F188]-[.H189])*[.$K$1])" office:value-type="float" office:value="348.05030641313" calcext:value-type="float">
            <text:p>348.05030641313</text:p>
          </table:table-cell>
          <table:table-cell table:formula="of:=[.G188]-(([.G188]-[.B189])*[.$I$1])" office:value-type="float" office:value="346.261169433594" calcext:value-type="float">
            <text:p>346.261169433594</text:p>
          </table:table-cell>
          <table:table-cell table:formula="of:=[.H188]-(([.H188]-[.G189])*[.$J$1])" office:value-type="float" office:value="347.288991819224" calcext:value-type="float">
            <text:p>347.288991819224</text:p>
          </table:table-cell>
          <table:table-cell table:number-columns-repeated="13"/>
        </table:table-row>
        <table:table-row table:style-name="ro1">
          <table:table-cell office:value-type="float" office:value="1406.904" calcext:value-type="float">
            <text:p>1406.904</text:p>
          </table:table-cell>
          <table:table-cell office:value-type="float" office:value="355.195861816406" calcext:value-type="float">
            <text:p>355.195861816406</text:p>
          </table:table-cell>
          <table:table-cell office:value-type="float" office:value="0" calcext:value-type="float">
            <text:p>0</text:p>
          </table:table-cell>
          <table:table-cell office:value-type="float" office:value="14096.818359375" calcext:value-type="float">
            <text:p>14096.818359375</text:p>
          </table:table-cell>
          <table:table-cell/>
          <table:table-cell table:formula="of:=[.F189]-(([.F189]-[.H190])*[.$K$1])" office:value-type="float" office:value="352.22344246601" calcext:value-type="float">
            <text:p>352.22344246601</text:p>
          </table:table-cell>
          <table:table-cell table:formula="of:=[.G189]-(([.G189]-[.B190])*[.$I$1])" office:value-type="float" office:value="355.195861816406" calcext:value-type="float">
            <text:p>355.195861816406</text:p>
          </table:table-cell>
          <table:table-cell table:formula="of:=[.H189]-(([.H189]-[.G190])*[.$J$1])" office:value-type="float" office:value="353.61448781697" calcext:value-type="float">
            <text:p>353.61448781697</text:p>
          </table:table-cell>
          <table:table-cell table:number-columns-repeated="13"/>
        </table:table-row>
        <table:table-row table:style-name="ro1">
          <table:table-cell office:value-type="float" office:value="1407.051" calcext:value-type="float">
            <text:p>1407.051</text:p>
          </table:table-cell>
          <table:table-cell office:value-type="float" office:value="355.597412109375" calcext:value-type="float">
            <text:p>355.597412109375</text:p>
          </table:table-cell>
          <table:table-cell office:value-type="float" office:value="0" calcext:value-type="float">
            <text:p>0</text:p>
          </table:table-cell>
          <table:table-cell office:value-type="float" office:value="14101.0986328125" calcext:value-type="float">
            <text:p>14101.0986328125</text:p>
          </table:table-cell>
          <table:table-cell/>
          <table:table-cell table:formula="of:=[.F190]-(([.F190]-[.H191])*[.$K$1])" office:value-type="float" office:value="354.456481054673" calcext:value-type="float">
            <text:p>354.456481054673</text:p>
          </table:table-cell>
          <table:table-cell table:formula="of:=[.G190]-(([.G190]-[.B191])*[.$I$1])" office:value-type="float" office:value="355.597412109375" calcext:value-type="float">
            <text:p>355.597412109375</text:p>
          </table:table-cell>
          <table:table-cell table:formula="of:=[.H190]-(([.H190]-[.G191])*[.$J$1])" office:value-type="float" office:value="355.200827250894" calcext:value-type="float">
            <text:p>355.200827250894</text:p>
          </table:table-cell>
          <table:table-cell table:number-columns-repeated="13"/>
        </table:table-row>
        <table:table-row table:style-name="ro1">
          <table:table-cell office:value-type="float" office:value="1407.189" calcext:value-type="float">
            <text:p>1407.189</text:p>
          </table:table-cell>
          <table:table-cell office:value-type="float" office:value="354.233459472656" calcext:value-type="float">
            <text:p>354.233459472656</text:p>
          </table:table-cell>
          <table:table-cell office:value-type="float" office:value="0" calcext:value-type="float">
            <text:p>0</text:p>
          </table:table-cell>
          <table:table-cell office:value-type="float" office:value="14106.5830078125" calcext:value-type="float">
            <text:p>14106.5830078125</text:p>
          </table:table-cell>
          <table:table-cell/>
          <table:table-cell table:formula="of:=[.F191]-(([.F191]-[.H192])*[.$K$1])" office:value-type="float" office:value="354.434320034896" calcext:value-type="float">
            <text:p>354.434320034896</text:p>
          </table:table-cell>
          <table:table-cell table:formula="of:=[.G191]-(([.G191]-[.B192])*[.$I$1])" office:value-type="float" office:value="354.233459472656" calcext:value-type="float">
            <text:p>354.233459472656</text:p>
          </table:table-cell>
          <table:table-cell table:formula="of:=[.H191]-(([.H191]-[.G192])*[.$J$1])" office:value-type="float" office:value="354.426933028304" calcext:value-type="float">
            <text:p>354.426933028304</text:p>
          </table:table-cell>
          <table:table-cell table:number-columns-repeated="13"/>
        </table:table-row>
        <table:table-row table:style-name="ro1">
          <table:table-cell office:value-type="float" office:value="1407.321" calcext:value-type="float">
            <text:p>1407.321</text:p>
          </table:table-cell>
          <table:table-cell office:value-type="float" office:value="358.501831054688" calcext:value-type="float">
            <text:p>358.501831054688</text:p>
          </table:table-cell>
          <table:table-cell office:value-type="float" office:value="0" calcext:value-type="float">
            <text:p>0</text:p>
          </table:table-cell>
          <table:table-cell office:value-type="float" office:value="14110.7666015625" calcext:value-type="float">
            <text:p>14110.7666015625</text:p>
          </table:table-cell>
          <table:table-cell/>
          <table:table-cell table:formula="of:=[.F192]-(([.F192]-[.H193])*[.$K$1])" office:value-type="float" office:value="356.873718595782" calcext:value-type="float">
            <text:p>356.873718595782</text:p>
          </table:table-cell>
          <table:table-cell table:formula="of:=[.G192]-(([.G192]-[.B193])*[.$I$1])" office:value-type="float" office:value="358.501831054688" calcext:value-type="float">
            <text:p>358.501831054688</text:p>
          </table:table-cell>
          <table:table-cell table:formula="of:=[.H192]-(([.H192]-[.G193])*[.$J$1])" office:value-type="float" office:value="357.686851449411" calcext:value-type="float">
            <text:p>357.686851449411</text:p>
          </table:table-cell>
          <table:table-cell table:number-columns-repeated="13"/>
        </table:table-row>
        <table:table-row table:style-name="ro1">
          <table:table-cell office:value-type="float" office:value="1407.46" calcext:value-type="float">
            <text:p>1407.46</text:p>
          </table:table-cell>
          <table:table-cell office:value-type="float" office:value="354.219207763672" calcext:value-type="float">
            <text:p>354.219207763672</text:p>
          </table:table-cell>
          <table:table-cell office:value-type="float" office:value="0" calcext:value-type="float">
            <text:p>0</text:p>
          </table:table-cell>
          <table:table-cell office:value-type="float" office:value="14114.935546875" calcext:value-type="float">
            <text:p>14114.935546875</text:p>
          </table:table-cell>
          <table:table-cell/>
          <table:table-cell table:formula="of:=[.F193]-(([.F193]-[.H194])*[.$K$1])" office:value-type="float" office:value="355.40298202456" calcext:value-type="float">
            <text:p>355.40298202456</text:p>
          </table:table-cell>
          <table:table-cell table:formula="of:=[.G193]-(([.G193]-[.B194])*[.$I$1])" office:value-type="float" office:value="354.219207763672" calcext:value-type="float">
            <text:p>354.219207763672</text:p>
          </table:table-cell>
          <table:table-cell table:formula="of:=[.H193]-(([.H193]-[.G194])*[.$J$1])" office:value-type="float" office:value="354.91273650082" calcext:value-type="float">
            <text:p>354.91273650082</text:p>
          </table:table-cell>
          <table:table-cell table:number-columns-repeated="13"/>
        </table:table-row>
        <table:table-row table:style-name="ro1">
          <table:table-cell office:value-type="float" office:value="1407.607" calcext:value-type="float">
            <text:p>1407.607</text:p>
          </table:table-cell>
          <table:table-cell office:value-type="float" office:value="352.009887695313" calcext:value-type="float">
            <text:p>352.009887695313</text:p>
          </table:table-cell>
          <table:table-cell office:value-type="float" office:value="0" calcext:value-type="float">
            <text:p>0</text:p>
          </table:table-cell>
          <table:table-cell office:value-type="float" office:value="14119.1669921875" calcext:value-type="float">
            <text:p>14119.1669921875</text:p>
          </table:table-cell>
          <table:table-cell/>
          <table:table-cell table:formula="of:=[.F194]-(([.F194]-[.H195])*[.$K$1])" office:value-type="float" office:value="353.293588598451" calcext:value-type="float">
            <text:p>353.293588598451</text:p>
          </table:table-cell>
          <table:table-cell table:formula="of:=[.G194]-(([.G194]-[.B195])*[.$I$1])" office:value-type="float" office:value="352.009887695313" calcext:value-type="float">
            <text:p>352.009887695313</text:p>
          </table:table-cell>
          <table:table-cell table:formula="of:=[.H194]-(([.H194]-[.G195])*[.$J$1])" office:value-type="float" office:value="352.590457456414" calcext:value-type="float">
            <text:p>352.590457456414</text:p>
          </table:table-cell>
          <table:table-cell table:number-columns-repeated="13"/>
        </table:table-row>
        <table:table-row table:style-name="ro1">
          <table:table-cell office:value-type="float" office:value="1407.736" calcext:value-type="float">
            <text:p>1407.736</text:p>
          </table:table-cell>
          <table:table-cell office:value-type="float" office:value="352.009887695313" calcext:value-type="float">
            <text:p>352.009887695313</text:p>
          </table:table-cell>
          <table:table-cell office:value-type="float" office:value="0" calcext:value-type="float">
            <text:p>0</text:p>
          </table:table-cell>
          <table:table-cell office:value-type="float" office:value="14121.7705078125" calcext:value-type="float">
            <text:p>14121.7705078125</text:p>
          </table:table-cell>
          <table:table-cell/>
          <table:table-cell table:formula="of:=[.F195]-(([.F195]-[.H196])*[.$K$1])" office:value-type="float" office:value="352.417898385263" calcext:value-type="float">
            <text:p>352.417898385263</text:p>
          </table:table-cell>
          <table:table-cell table:formula="of:=[.G195]-(([.G195]-[.B196])*[.$I$1])" office:value-type="float" office:value="352.009887695313" calcext:value-type="float">
            <text:p>352.009887695313</text:p>
          </table:table-cell>
          <table:table-cell table:formula="of:=[.H195]-(([.H195]-[.G196])*[.$J$1])" office:value-type="float" office:value="352.126001647533" calcext:value-type="float">
            <text:p>352.126001647533</text:p>
          </table:table-cell>
          <table:table-cell table:number-columns-repeated="13"/>
        </table:table-row>
        <table:table-row table:style-name="ro1">
          <table:table-cell office:value-type="float" office:value="1407.88" calcext:value-type="float">
            <text:p>1407.88</text:p>
          </table:table-cell>
          <table:table-cell office:value-type="float" office:value="355.295043945313" calcext:value-type="float">
            <text:p>355.295043945313</text:p>
          </table:table-cell>
          <table:table-cell office:value-type="float" office:value="0" calcext:value-type="float">
            <text:p>0</text:p>
          </table:table-cell>
          <table:table-cell office:value-type="float" office:value="14126.115234375" calcext:value-type="float">
            <text:p>14126.115234375</text:p>
          </table:table-cell>
          <table:table-cell/>
          <table:table-cell table:formula="of:=[.F196]-(([.F196]-[.H197])*[.$K$1])" office:value-type="float" office:value="354.100401210633" calcext:value-type="float">
            <text:p>354.100401210633</text:p>
          </table:table-cell>
          <table:table-cell table:formula="of:=[.G196]-(([.G196]-[.B197])*[.$I$1])" office:value-type="float" office:value="355.295043945313" calcext:value-type="float">
            <text:p>355.295043945313</text:p>
          </table:table-cell>
          <table:table-cell table:formula="of:=[.H196]-(([.H196]-[.G197])*[.$J$1])" office:value-type="float" office:value="354.661235485757" calcext:value-type="float">
            <text:p>354.661235485757</text:p>
          </table:table-cell>
          <table:table-cell table:number-columns-repeated="13"/>
        </table:table-row>
        <table:table-row table:style-name="ro1">
          <table:table-cell office:value-type="float" office:value="1408.006" calcext:value-type="float">
            <text:p>1408.006</text:p>
          </table:table-cell>
          <table:table-cell office:value-type="float" office:value="351.130157470703" calcext:value-type="float">
            <text:p>351.130157470703</text:p>
          </table:table-cell>
          <table:table-cell office:value-type="float" office:value="0" calcext:value-type="float">
            <text:p>0</text:p>
          </table:table-cell>
          <table:table-cell office:value-type="float" office:value="14130.7138671875" calcext:value-type="float">
            <text:p>14130.7138671875</text:p>
          </table:table-cell>
          <table:table-cell/>
          <table:table-cell table:formula="of:=[.F197]-(([.F197]-[.H198])*[.$K$1])" office:value-type="float" office:value="352.402380107944" calcext:value-type="float">
            <text:p>352.402380107944</text:p>
          </table:table-cell>
          <table:table-cell table:formula="of:=[.G197]-(([.G197]-[.B198])*[.$I$1])" office:value-type="float" office:value="351.130157470703" calcext:value-type="float">
            <text:p>351.130157470703</text:p>
          </table:table-cell>
          <table:table-cell table:formula="of:=[.H197]-(([.H197]-[.G198])*[.$J$1])" office:value-type="float" office:value="351.836373073714" calcext:value-type="float">
            <text:p>351.836373073714</text:p>
          </table:table-cell>
          <table:table-cell table:number-columns-repeated="13"/>
        </table:table-row>
        <table:table-row table:style-name="ro1">
          <table:table-cell office:value-type="float" office:value="1408.14" calcext:value-type="float">
            <text:p>1408.14</text:p>
          </table:table-cell>
          <table:table-cell office:value-type="float" office:value="350.906677246094" calcext:value-type="float">
            <text:p>350.906677246094</text:p>
          </table:table-cell>
          <table:table-cell office:value-type="float" office:value="0" calcext:value-type="float">
            <text:p>0</text:p>
          </table:table-cell>
          <table:table-cell office:value-type="float" office:value="14135.2529296875" calcext:value-type="float">
            <text:p>14135.2529296875</text:p>
          </table:table-cell>
          <table:table-cell/>
          <table:table-cell table:formula="of:=[.F198]-(([.F198]-[.H199])*[.$K$1])" office:value-type="float" office:value="351.420057335699" calcext:value-type="float">
            <text:p>351.420057335699</text:p>
          </table:table-cell>
          <table:table-cell table:formula="of:=[.G198]-(([.G198]-[.B199])*[.$I$1])" office:value-type="float" office:value="350.906677246094" calcext:value-type="float">
            <text:p>350.906677246094</text:p>
          </table:table-cell>
          <table:table-cell table:formula="of:=[.H198]-(([.H198]-[.G199])*[.$J$1])" office:value-type="float" office:value="351.092616411618" calcext:value-type="float">
            <text:p>351.092616411618</text:p>
          </table:table-cell>
          <table:table-cell table:number-columns-repeated="13"/>
        </table:table-row>
        <table:table-row table:style-name="ro1">
          <table:table-cell office:value-type="float" office:value="1408.553" calcext:value-type="float">
            <text:p>1408.553</text:p>
          </table:table-cell>
          <table:table-cell office:value-type="float" office:value="355.856750488281" calcext:value-type="float">
            <text:p>355.856750488281</text:p>
          </table:table-cell>
          <table:table-cell office:value-type="float" office:value="0" calcext:value-type="float">
            <text:p>0</text:p>
          </table:table-cell>
          <table:table-cell office:value-type="float" office:value="14148.9599609375" calcext:value-type="float">
            <text:p>14148.9599609375</text:p>
          </table:table-cell>
          <table:table-cell/>
          <table:table-cell table:formula="of:=[.F199]-(([.F199]-[.H200])*[.$K$1])" office:value-type="float" office:value="354.032957088636" calcext:value-type="float">
            <text:p>354.032957088636</text:p>
          </table:table-cell>
          <table:table-cell table:formula="of:=[.G199]-(([.G199]-[.B200])*[.$I$1])" office:value-type="float" office:value="355.856750488281" calcext:value-type="float">
            <text:p>355.856750488281</text:p>
          </table:table-cell>
          <table:table-cell table:formula="of:=[.H199]-(([.H199]-[.G200])*[.$J$1])" office:value-type="float" office:value="354.903923672948" calcext:value-type="float">
            <text:p>354.903923672948</text:p>
          </table:table-cell>
          <table:table-cell table:number-columns-repeated="13"/>
        </table:table-row>
        <table:table-row table:style-name="ro1">
          <table:table-cell office:value-type="float" office:value="1408.68" calcext:value-type="float">
            <text:p>1408.68</text:p>
          </table:table-cell>
          <table:table-cell office:value-type="float" office:value="354.066223144531" calcext:value-type="float">
            <text:p>354.066223144531</text:p>
          </table:table-cell>
          <table:table-cell office:value-type="float" office:value="0" calcext:value-type="float">
            <text:p>0</text:p>
          </table:table-cell>
          <table:table-cell office:value-type="float" office:value="14153.3681640625" calcext:value-type="float">
            <text:p>14153.3681640625</text:p>
          </table:table-cell>
          <table:table-cell/>
          <table:table-cell table:formula="of:=[.F200]-(([.F200]-[.H201])*[.$K$1])" office:value-type="float" office:value="354.18356170982" calcext:value-type="float">
            <text:p>354.18356170982</text:p>
          </table:table-cell>
          <table:table-cell table:formula="of:=[.G200]-(([.G200]-[.B201])*[.$I$1])" office:value-type="float" office:value="354.066223144531" calcext:value-type="float">
            <text:p>354.066223144531</text:p>
          </table:table-cell>
          <table:table-cell table:formula="of:=[.H200]-(([.H200]-[.G201])*[.$J$1])" office:value-type="float" office:value="354.233763250215" calcext:value-type="float">
            <text:p>354.233763250215</text:p>
          </table:table-cell>
          <table:table-cell table:number-columns-repeated="13"/>
        </table:table-row>
        <table:table-row table:style-name="ro1">
          <table:table-cell office:value-type="float" office:value="1408.809" calcext:value-type="float">
            <text:p>1408.809</text:p>
          </table:table-cell>
          <table:table-cell office:value-type="float" office:value="350.392578125" calcext:value-type="float">
            <text:p>350.392578125</text:p>
          </table:table-cell>
          <table:table-cell office:value-type="float" office:value="0" calcext:value-type="float">
            <text:p>0</text:p>
          </table:table-cell>
          <table:table-cell office:value-type="float" office:value="14157.7685546875" calcext:value-type="float">
            <text:p>14157.7685546875</text:p>
          </table:table-cell>
          <table:table-cell/>
          <table:table-cell table:formula="of:=[.F201]-(([.F201]-[.H202])*[.$K$1])" office:value-type="float" office:value="351.916501789987" calcext:value-type="float">
            <text:p>351.916501789987</text:p>
          </table:table-cell>
          <table:table-cell table:formula="of:=[.G201]-(([.G201]-[.B202])*[.$I$1])" office:value-type="float" office:value="350.392578125" calcext:value-type="float">
            <text:p>350.392578125</text:p>
          </table:table-cell>
          <table:table-cell table:formula="of:=[.H201]-(([.H201]-[.G202])*[.$J$1])" office:value-type="float" office:value="351.160815150043" calcext:value-type="float">
            <text:p>351.160815150043</text:p>
          </table:table-cell>
          <table:table-cell table:number-columns-repeated="13"/>
        </table:table-row>
        <table:table-row table:style-name="ro1">
          <table:table-cell office:value-type="float" office:value="1409.078" calcext:value-type="float">
            <text:p>1409.078</text:p>
          </table:table-cell>
          <table:table-cell office:value-type="float" office:value="360.377380371094" calcext:value-type="float">
            <text:p>360.377380371094</text:p>
          </table:table-cell>
          <table:table-cell office:value-type="float" office:value="0" calcext:value-type="float">
            <text:p>0</text:p>
          </table:table-cell>
          <table:table-cell office:value-type="float" office:value="14166.556640625" calcext:value-type="float">
            <text:p>14166.556640625</text:p>
          </table:table-cell>
          <table:table-cell/>
          <table:table-cell table:formula="of:=[.F202]-(([.F202]-[.H203])*[.$K$1])" office:value-type="float" office:value="356.87967594266" calcext:value-type="float">
            <text:p>356.87967594266</text:p>
          </table:table-cell>
          <table:table-cell table:formula="of:=[.G202]-(([.G202]-[.B203])*[.$I$1])" office:value-type="float" office:value="360.377380371094" calcext:value-type="float">
            <text:p>360.377380371094</text:p>
          </table:table-cell>
          <table:table-cell table:formula="of:=[.H202]-(([.H202]-[.G203])*[.$J$1])" office:value-type="float" office:value="358.534067326884" calcext:value-type="float">
            <text:p>358.534067326884</text:p>
          </table:table-cell>
          <table:table-cell table:number-columns-repeated="13"/>
        </table:table-row>
        <table:table-row table:style-name="ro1">
          <table:table-cell office:value-type="float" office:value="1409.23" calcext:value-type="float">
            <text:p>1409.23</text:p>
          </table:table-cell>
          <table:table-cell office:value-type="float" office:value="357.8701171875" calcext:value-type="float">
            <text:p>357.8701171875</text:p>
          </table:table-cell>
          <table:table-cell office:value-type="float" office:value="0" calcext:value-type="float">
            <text:p>0</text:p>
          </table:table-cell>
          <table:table-cell office:value-type="float" office:value="14172.1650390625" calcext:value-type="float">
            <text:p>14172.1650390625</text:p>
          </table:table-cell>
          <table:table-cell/>
          <table:table-cell table:formula="of:=[.F203]-(([.F203]-[.H204])*[.$K$1])" office:value-type="float" office:value="357.722099397197" calcext:value-type="float">
            <text:p>357.722099397197</text:p>
          </table:table-cell>
          <table:table-cell table:formula="of:=[.G203]-(([.G203]-[.B204])*[.$I$1])" office:value-type="float" office:value="357.8701171875" calcext:value-type="float">
            <text:p>357.8701171875</text:p>
          </table:table-cell>
          <table:table-cell table:formula="of:=[.H203]-(([.H203]-[.G204])*[.$J$1])" office:value-type="float" office:value="358.002907215377" calcext:value-type="float">
            <text:p>358.002907215377</text:p>
          </table:table-cell>
          <table:table-cell table:number-columns-repeated="13"/>
        </table:table-row>
        <table:table-row table:style-name="ro1">
          <table:table-cell office:value-type="float" office:value="1409.371" calcext:value-type="float">
            <text:p>1409.371</text:p>
          </table:table-cell>
          <table:table-cell office:value-type="float" office:value="352.933227539063" calcext:value-type="float">
            <text:p>352.933227539063</text:p>
          </table:table-cell>
          <table:table-cell office:value-type="float" office:value="0" calcext:value-type="float">
            <text:p>0</text:p>
          </table:table-cell>
          <table:table-cell office:value-type="float" office:value="14176.3232421875" calcext:value-type="float">
            <text:p>14176.3232421875</text:p>
          </table:table-cell>
          <table:table-cell/>
          <table:table-cell table:formula="of:=[.F204]-(([.F204]-[.H205])*[.$K$1])" office:value-type="float" office:value="354.890897455044" calcext:value-type="float">
            <text:p>354.890897455044</text:p>
          </table:table-cell>
          <table:table-cell table:formula="of:=[.G204]-(([.G204]-[.B205])*[.$I$1])" office:value-type="float" office:value="352.933227539063" calcext:value-type="float">
            <text:p>352.933227539063</text:p>
          </table:table-cell>
          <table:table-cell table:formula="of:=[.H204]-(([.H204]-[.G205])*[.$J$1])" office:value-type="float" office:value="353.947163474326" calcext:value-type="float">
            <text:p>353.947163474326</text:p>
          </table:table-cell>
          <table:table-cell table:number-columns-repeated="13"/>
        </table:table-row>
        <table:table-row table:style-name="ro1">
          <table:table-cell office:value-type="float" office:value="1409.505" calcext:value-type="float">
            <text:p>1409.505</text:p>
          </table:table-cell>
          <table:table-cell office:value-type="float" office:value="355.159851074219" calcext:value-type="float">
            <text:p>355.159851074219</text:p>
          </table:table-cell>
          <table:table-cell office:value-type="float" office:value="0" calcext:value-type="float">
            <text:p>0</text:p>
          </table:table-cell>
          <table:table-cell office:value-type="float" office:value="14180.56640625" calcext:value-type="float">
            <text:p>14180.56640625</text:p>
          </table:table-cell>
          <table:table-cell/>
          <table:table-cell table:formula="of:=[.F205]-(([.F205]-[.H206])*[.$K$1])" office:value-type="float" office:value="354.910709529441" calcext:value-type="float">
            <text:p>354.910709529441</text:p>
          </table:table-cell>
          <table:table-cell table:formula="of:=[.G205]-(([.G205]-[.B206])*[.$I$1])" office:value-type="float" office:value="355.159851074219" calcext:value-type="float">
            <text:p>355.159851074219</text:p>
          </table:table-cell>
          <table:table-cell table:formula="of:=[.H205]-(([.H205]-[.G206])*[.$J$1])" office:value-type="float" office:value="354.91731355424" calcext:value-type="float">
            <text:p>354.91731355424</text:p>
          </table:table-cell>
          <table:table-cell table:number-columns-repeated="13"/>
        </table:table-row>
        <table:table-row table:style-name="ro1">
          <table:table-cell office:value-type="float" office:value="1409.637" calcext:value-type="float">
            <text:p>1409.637</text:p>
          </table:table-cell>
          <table:table-cell office:value-type="float" office:value="354.014404296875" calcext:value-type="float">
            <text:p>354.014404296875</text:p>
          </table:table-cell>
          <table:table-cell office:value-type="float" office:value="0" calcext:value-type="float">
            <text:p>0</text:p>
          </table:table-cell>
          <table:table-cell office:value-type="float" office:value="14184.8271484375" calcext:value-type="float">
            <text:p>14184.8271484375</text:p>
          </table:table-cell>
          <table:table-cell/>
          <table:table-cell table:formula="of:=[.F206]-(([.F206]-[.H207])*[.$K$1])" office:value-type="float" office:value="354.373916993621" calcext:value-type="float">
            <text:p>354.373916993621</text:p>
          </table:table-cell>
          <table:table-cell table:formula="of:=[.G206]-(([.G206]-[.B207])*[.$I$1])" office:value-type="float" office:value="354.014404296875" calcext:value-type="float">
            <text:p>354.014404296875</text:p>
          </table:table-cell>
          <table:table-cell table:formula="of:=[.H206]-(([.H206]-[.G207])*[.$J$1])" office:value-type="float" office:value="354.194986148348" calcext:value-type="float">
            <text:p>354.194986148348</text:p>
          </table:table-cell>
          <table:table-cell table:number-columns-repeated="13"/>
        </table:table-row>
        <table:table-row table:style-name="ro1">
          <table:table-cell office:value-type="float" office:value="1409.766" calcext:value-type="float">
            <text:p>1409.766</text:p>
          </table:table-cell>
          <table:table-cell office:value-type="float" office:value="354.014404296875" calcext:value-type="float">
            <text:p>354.014404296875</text:p>
          </table:table-cell>
          <table:table-cell office:value-type="float" office:value="0" calcext:value-type="float">
            <text:p>0</text:p>
          </table:table-cell>
          <table:table-cell office:value-type="float" office:value="14187.423828125" calcext:value-type="float">
            <text:p>14187.423828125</text:p>
          </table:table-cell>
          <table:table-cell/>
          <table:table-cell table:formula="of:=[.F207]-(([.F207]-[.H208])*[.$K$1])" office:value-type="float" office:value="354.131369748783" calcext:value-type="float">
            <text:p>354.131369748783</text:p>
          </table:table-cell>
          <table:table-cell table:formula="of:=[.G207]-(([.G207]-[.B208])*[.$I$1])" office:value-type="float" office:value="354.014404296875" calcext:value-type="float">
            <text:p>354.014404296875</text:p>
          </table:table-cell>
          <table:table-cell table:formula="of:=[.H207]-(([.H207]-[.G208])*[.$J$1])" office:value-type="float" office:value="354.05052066717" calcext:value-type="float">
            <text:p>354.05052066717</text:p>
          </table:table-cell>
          <table:table-cell table:number-columns-repeated="13"/>
        </table:table-row>
        <table:table-row table:style-name="ro1">
          <table:table-cell office:value-type="float" office:value="1409.898" calcext:value-type="float">
            <text:p>1409.898</text:p>
          </table:table-cell>
          <table:table-cell office:value-type="float" office:value="352.700927734375" calcext:value-type="float">
            <text:p>352.700927734375</text:p>
          </table:table-cell>
          <table:table-cell office:value-type="float" office:value="0" calcext:value-type="float">
            <text:p>0</text:p>
          </table:table-cell>
          <table:table-cell office:value-type="float" office:value="14191.7001953125" calcext:value-type="float">
            <text:p>14191.7001953125</text:p>
          </table:table-cell>
          <table:table-cell/>
          <table:table-cell table:formula="of:=[.F208]-(([.F208]-[.H209])*[.$K$1])" office:value-type="float" office:value="353.260977177896" calcext:value-type="float">
            <text:p>353.260977177896</text:p>
          </table:table-cell>
          <table:table-cell table:formula="of:=[.G208]-(([.G208]-[.B209])*[.$I$1])" office:value-type="float" office:value="352.700927734375" calcext:value-type="float">
            <text:p>352.700927734375</text:p>
          </table:table-cell>
          <table:table-cell table:formula="of:=[.H208]-(([.H208]-[.G209])*[.$J$1])" office:value-type="float" office:value="352.970846320934" calcext:value-type="float">
            <text:p>352.970846320934</text:p>
          </table:table-cell>
          <table:table-cell table:number-columns-repeated="13"/>
        </table:table-row>
        <table:table-row table:style-name="ro1">
          <table:table-cell office:value-type="float" office:value="1410.02" calcext:value-type="float">
            <text:p>1410.02</text:p>
          </table:table-cell>
          <table:table-cell office:value-type="float" office:value="352.700927734375" calcext:value-type="float">
            <text:p>352.700927734375</text:p>
          </table:table-cell>
          <table:table-cell office:value-type="float" office:value="0" calcext:value-type="float">
            <text:p>0</text:p>
          </table:table-cell>
          <table:table-cell office:value-type="float" office:value="14194.44921875" calcext:value-type="float">
            <text:p>14194.44921875</text:p>
          </table:table-cell>
          <table:table-cell/>
          <table:table-cell table:formula="of:=[.F209]-(([.F209]-[.H210])*[.$K$1])" office:value-type="float" office:value="352.881427883239" calcext:value-type="float">
            <text:p>352.881427883239</text:p>
          </table:table-cell>
          <table:table-cell table:formula="of:=[.G209]-(([.G209]-[.B210])*[.$I$1])" office:value-type="float" office:value="352.700927734375" calcext:value-type="float">
            <text:p>352.700927734375</text:p>
          </table:table-cell>
          <table:table-cell table:formula="of:=[.H209]-(([.H209]-[.G210])*[.$J$1])" office:value-type="float" office:value="352.754911451687" calcext:value-type="float">
            <text:p>352.754911451687</text:p>
          </table:table-cell>
          <table:table-cell table:number-columns-repeated="13"/>
        </table:table-row>
        <table:table-row table:style-name="ro1">
          <table:table-cell office:value-type="float" office:value="1410.177" calcext:value-type="float">
            <text:p>1410.177</text:p>
          </table:table-cell>
          <table:table-cell office:value-type="float" office:value="352.2333984375" calcext:value-type="float">
            <text:p>352.2333984375</text:p>
          </table:table-cell>
          <table:table-cell office:value-type="float" office:value="0" calcext:value-type="float">
            <text:p>0</text:p>
          </table:table-cell>
          <table:table-cell office:value-type="float" office:value="14200.357421875" calcext:value-type="float">
            <text:p>14200.357421875</text:p>
          </table:table-cell>
          <table:table-cell/>
          <table:table-cell table:formula="of:=[.F210]-(([.F210]-[.H211])*[.$K$1])" office:value-type="float" office:value="352.473632751063" calcext:value-type="float">
            <text:p>352.473632751063</text:p>
          </table:table-cell>
          <table:table-cell table:formula="of:=[.G210]-(([.G210]-[.B211])*[.$I$1])" office:value-type="float" office:value="352.2333984375" calcext:value-type="float">
            <text:p>352.2333984375</text:p>
          </table:table-cell>
          <table:table-cell table:formula="of:=[.H210]-(([.H210]-[.G211])*[.$J$1])" office:value-type="float" office:value="352.337701040337" calcext:value-type="float">
            <text:p>352.337701040337</text:p>
          </table:table-cell>
          <table:table-cell table:number-columns-repeated="13"/>
        </table:table-row>
        <table:table-row table:style-name="ro1">
          <table:table-cell office:value-type="float" office:value="1410.303" calcext:value-type="float">
            <text:p>1410.303</text:p>
          </table:table-cell>
          <table:table-cell office:value-type="float" office:value="349.714050292969" calcext:value-type="float">
            <text:p>349.714050292969</text:p>
          </table:table-cell>
          <table:table-cell office:value-type="float" office:value="0" calcext:value-type="float">
            <text:p>0</text:p>
          </table:table-cell>
          <table:table-cell office:value-type="float" office:value="14203.3076171875" calcext:value-type="float">
            <text:p>14203.3076171875</text:p>
          </table:table-cell>
          <table:table-cell/>
          <table:table-cell table:formula="of:=[.F211]-(([.F211]-[.H212])*[.$K$1])" office:value-type="float" office:value="350.797493519598" calcext:value-type="float">
            <text:p>350.797493519598</text:p>
          </table:table-cell>
          <table:table-cell table:formula="of:=[.G211]-(([.G211]-[.B212])*[.$I$1])" office:value-type="float" office:value="349.714050292969" calcext:value-type="float">
            <text:p>349.714050292969</text:p>
          </table:table-cell>
          <table:table-cell table:formula="of:=[.H211]-(([.H211]-[.G212])*[.$J$1])" office:value-type="float" office:value="350.238780442443" calcext:value-type="float">
            <text:p>350.238780442443</text:p>
          </table:table-cell>
          <table:table-cell table:number-columns-repeated="13"/>
        </table:table-row>
        <table:table-row table:style-name="ro1">
          <table:table-cell office:value-type="float" office:value="1410.451" calcext:value-type="float">
            <text:p>1410.451</text:p>
          </table:table-cell>
          <table:table-cell office:value-type="float" office:value="358.065002441406" calcext:value-type="float">
            <text:p>358.065002441406</text:p>
          </table:table-cell>
          <table:table-cell office:value-type="float" office:value="0" calcext:value-type="float">
            <text:p>0</text:p>
          </table:table-cell>
          <table:table-cell office:value-type="float" office:value="14208.015625" calcext:value-type="float">
            <text:p>14208.015625</text:p>
          </table:table-cell>
          <table:table-cell/>
          <table:table-cell table:formula="of:=[.F212]-(([.F212]-[.H213])*[.$K$1])" office:value-type="float" office:value="355.074191911109" calcext:value-type="float">
            <text:p>355.074191911109</text:p>
          </table:table-cell>
          <table:table-cell table:formula="of:=[.G212]-(([.G212]-[.B213])*[.$I$1])" office:value-type="float" office:value="358.065002441406" calcext:value-type="float">
            <text:p>358.065002441406</text:p>
          </table:table-cell>
          <table:table-cell table:formula="of:=[.H212]-(([.H212]-[.G213])*[.$J$1])" office:value-type="float" office:value="356.499758041613" calcext:value-type="float">
            <text:p>356.499758041613</text:p>
          </table:table-cell>
          <table:table-cell table:number-columns-repeated="13"/>
        </table:table-row>
        <table:table-row table:style-name="ro1">
          <table:table-cell office:value-type="float" office:value="1410.587" calcext:value-type="float">
            <text:p>1410.587</text:p>
          </table:table-cell>
          <table:table-cell office:value-type="float" office:value="353.454010009766" calcext:value-type="float">
            <text:p>353.454010009766</text:p>
          </table:table-cell>
          <table:table-cell office:value-type="float" office:value="0" calcext:value-type="float">
            <text:p>0</text:p>
          </table:table-cell>
          <table:table-cell office:value-type="float" office:value="14212.703125" calcext:value-type="float">
            <text:p>14212.703125</text:p>
          </table:table-cell>
          <table:table-cell/>
          <table:table-cell table:formula="of:=[.F213]-(([.F213]-[.H214])*[.$K$1])" office:value-type="float" office:value="354.315917689879" calcext:value-type="float">
            <text:p>354.315917689879</text:p>
          </table:table-cell>
          <table:table-cell table:formula="of:=[.G213]-(([.G213]-[.B214])*[.$I$1])" office:value-type="float" office:value="353.454010009766" calcext:value-type="float">
            <text:p>353.454010009766</text:p>
          </table:table-cell>
          <table:table-cell table:formula="of:=[.H213]-(([.H213]-[.G214])*[.$J$1])" office:value-type="float" office:value="354.063159616135" calcext:value-type="float">
            <text:p>354.063159616135</text:p>
          </table:table-cell>
          <table:table-cell table:number-columns-repeated="13"/>
        </table:table-row>
        <table:table-row table:style-name="ro1">
          <table:table-cell office:value-type="float" office:value="1410.712" calcext:value-type="float">
            <text:p>1410.712</text:p>
          </table:table-cell>
          <table:table-cell office:value-type="float" office:value="353.454010009766" calcext:value-type="float">
            <text:p>353.454010009766</text:p>
          </table:table-cell>
          <table:table-cell office:value-type="float" office:value="0" calcext:value-type="float">
            <text:p>0</text:p>
          </table:table-cell>
          <table:table-cell office:value-type="float" office:value="14215.5615234375" calcext:value-type="float">
            <text:p>14215.5615234375</text:p>
          </table:table-cell>
          <table:table-cell/>
          <table:table-cell table:formula="of:=[.F214]-(([.F214]-[.H215])*[.$K$1])" office:value-type="float" office:value="353.76085937075" calcext:value-type="float">
            <text:p>353.76085937075</text:p>
          </table:table-cell>
          <table:table-cell table:formula="of:=[.G214]-(([.G214]-[.B215])*[.$I$1])" office:value-type="float" office:value="353.454010009766" calcext:value-type="float">
            <text:p>353.454010009766</text:p>
          </table:table-cell>
          <table:table-cell table:formula="of:=[.H214]-(([.H214]-[.G215])*[.$J$1])" office:value-type="float" office:value="353.57583993104" calcext:value-type="float">
            <text:p>353.57583993104</text:p>
          </table:table-cell>
          <table:table-cell table:number-columns-repeated="13"/>
        </table:table-row>
        <table:table-row table:style-name="ro1">
          <table:table-cell office:value-type="float" office:value="1410.858" calcext:value-type="float">
            <text:p>1410.858</text:p>
          </table:table-cell>
          <table:table-cell office:value-type="float" office:value="348.026977539063" calcext:value-type="float">
            <text:p>348.026977539063</text:p>
          </table:table-cell>
          <table:table-cell office:value-type="float" office:value="0" calcext:value-type="float">
            <text:p>0</text:p>
          </table:table-cell>
          <table:table-cell office:value-type="float" office:value="14220.150390625" calcext:value-type="float">
            <text:p>14220.150390625</text:p>
          </table:table-cell>
          <table:table-cell/>
          <table:table-cell table:formula="of:=[.F215]-(([.F215]-[.H216])*[.$K$1])" office:value-type="float" office:value="350.292777355781" calcext:value-type="float">
            <text:p>350.292777355781</text:p>
          </table:table-cell>
          <table:table-cell table:formula="of:=[.G215]-(([.G215]-[.B216])*[.$I$1])" office:value-type="float" office:value="348.026977539063" calcext:value-type="float">
            <text:p>348.026977539063</text:p>
          </table:table-cell>
          <table:table-cell table:formula="of:=[.H215]-(([.H215]-[.G216])*[.$J$1])" office:value-type="float" office:value="349.136750017458" calcext:value-type="float">
            <text:p>349.136750017458</text:p>
          </table:table-cell>
          <table:table-cell table:number-columns-repeated="13"/>
        </table:table-row>
        <table:table-row table:style-name="ro1">
          <table:table-cell office:value-type="float" office:value="1410.985" calcext:value-type="float">
            <text:p>1410.985</text:p>
          </table:table-cell>
          <table:table-cell office:value-type="float" office:value="354.919738769531" calcext:value-type="float">
            <text:p>354.919738769531</text:p>
          </table:table-cell>
          <table:table-cell office:value-type="float" office:value="0" calcext:value-type="float">
            <text:p>0</text:p>
          </table:table-cell>
          <table:table-cell office:value-type="float" office:value="14223.3466796875" calcext:value-type="float">
            <text:p>14223.3466796875</text:p>
          </table:table-cell>
          <table:table-cell/>
          <table:table-cell table:formula="of:=[.F216]-(([.F216]-[.H217])*[.$K$1])" office:value-type="float" office:value="352.895550103283" calcext:value-type="float">
            <text:p>352.895550103283</text:p>
          </table:table-cell>
          <table:table-cell table:formula="of:=[.G216]-(([.G216]-[.B217])*[.$I$1])" office:value-type="float" office:value="354.919738769531" calcext:value-type="float">
            <text:p>354.919738769531</text:p>
          </table:table-cell>
          <table:table-cell table:formula="of:=[.H216]-(([.H216]-[.G217])*[.$J$1])" office:value-type="float" office:value="353.763141019117" calcext:value-type="float">
            <text:p>353.763141019117</text:p>
          </table:table-cell>
          <table:table-cell table:number-columns-repeated="13"/>
        </table:table-row>
        <table:table-row table:style-name="ro1">
          <table:table-cell office:value-type="float" office:value="1411.244" calcext:value-type="float">
            <text:p>1411.244</text:p>
          </table:table-cell>
          <table:table-cell office:value-type="float" office:value="355.58203125" calcext:value-type="float">
            <text:p>355.58203125</text:p>
          </table:table-cell>
          <table:table-cell office:value-type="float" office:value="0" calcext:value-type="float">
            <text:p>0</text:p>
          </table:table-cell>
          <table:table-cell office:value-type="float" office:value="14231.73828125" calcext:value-type="float">
            <text:p>14231.73828125</text:p>
          </table:table-cell>
          <table:table-cell/>
          <table:table-cell table:formula="of:=[.F217]-(([.F217]-[.H218])*[.$K$1])" office:value-type="float" office:value="354.637577428688" calcext:value-type="float">
            <text:p>354.637577428688</text:p>
          </table:table-cell>
          <table:table-cell table:formula="of:=[.G217]-(([.G217]-[.B218])*[.$I$1])" office:value-type="float" office:value="355.58203125" calcext:value-type="float">
            <text:p>355.58203125</text:p>
          </table:table-cell>
          <table:table-cell table:formula="of:=[.H217]-(([.H217]-[.G218])*[.$J$1])" office:value-type="float" office:value="355.218253203823" calcext:value-type="float">
            <text:p>355.218253203823</text:p>
          </table:table-cell>
          <table:table-cell table:number-columns-repeated="13"/>
        </table:table-row>
        <table:table-row table:style-name="ro1">
          <table:table-cell office:value-type="float" office:value="1411.373" calcext:value-type="float">
            <text:p>1411.373</text:p>
          </table:table-cell>
          <table:table-cell office:value-type="float" office:value="350.934936523438" calcext:value-type="float">
            <text:p>350.934936523438</text:p>
          </table:table-cell>
          <table:table-cell office:value-type="float" office:value="0" calcext:value-type="float">
            <text:p>0</text:p>
          </table:table-cell>
          <table:table-cell office:value-type="float" office:value="14236.6552734375" calcext:value-type="float">
            <text:p>14236.6552734375</text:p>
          </table:table-cell>
          <table:table-cell/>
          <table:table-cell table:formula="of:=[.F218]-(([.F218]-[.H219])*[.$K$1])" office:value-type="float" office:value="352.503094251808" calcext:value-type="float">
            <text:p>352.503094251808</text:p>
          </table:table-cell>
          <table:table-cell table:formula="of:=[.G218]-(([.G218]-[.B219])*[.$I$1])" office:value-type="float" office:value="350.934936523438" calcext:value-type="float">
            <text:p>350.934936523438</text:p>
          </table:table-cell>
          <table:table-cell table:formula="of:=[.H218]-(([.H218]-[.G219])*[.$J$1])" office:value-type="float" office:value="351.791599859515" calcext:value-type="float">
            <text:p>351.791599859515</text:p>
          </table:table-cell>
          <table:table-cell table:number-columns-repeated="13"/>
        </table:table-row>
        <table:table-row table:style-name="ro1">
          <table:table-cell office:value-type="float" office:value="1411.508" calcext:value-type="float">
            <text:p>1411.508</text:p>
          </table:table-cell>
          <table:table-cell office:value-type="float" office:value="351.443054199219" calcext:value-type="float">
            <text:p>351.443054199219</text:p>
          </table:table-cell>
          <table:table-cell office:value-type="float" office:value="0" calcext:value-type="float">
            <text:p>0</text:p>
          </table:table-cell>
          <table:table-cell office:value-type="float" office:value="14242.76171875" calcext:value-type="float">
            <text:p>14242.76171875</text:p>
          </table:table-cell>
          <table:table-cell/>
          <table:table-cell table:formula="of:=[.F219]-(([.F219]-[.H220])*[.$K$1])" office:value-type="float" office:value="351.760346061411" calcext:value-type="float">
            <text:p>351.760346061411</text:p>
          </table:table-cell>
          <table:table-cell table:formula="of:=[.G219]-(([.G219]-[.B220])*[.$I$1])" office:value-type="float" office:value="351.443054199219" calcext:value-type="float">
            <text:p>351.443054199219</text:p>
          </table:table-cell>
          <table:table-cell table:formula="of:=[.H219]-(([.H219]-[.G220])*[.$J$1])" office:value-type="float" office:value="351.512763331278" calcext:value-type="float">
            <text:p>351.512763331278</text:p>
          </table:table-cell>
          <table:table-cell table:number-columns-repeated="13"/>
        </table:table-row>
        <table:table-row table:style-name="ro1">
          <table:table-cell office:value-type="float" office:value="1411.648" calcext:value-type="float">
            <text:p>1411.648</text:p>
          </table:table-cell>
          <table:table-cell office:value-type="float" office:value="344.957214355469" calcext:value-type="float">
            <text:p>344.957214355469</text:p>
          </table:table-cell>
          <table:table-cell office:value-type="float" office:value="0" calcext:value-type="float">
            <text:p>0</text:p>
          </table:table-cell>
          <table:table-cell office:value-type="float" office:value="14247.2841796875" calcext:value-type="float">
            <text:p>14247.2841796875</text:p>
          </table:table-cell>
          <table:table-cell/>
          <table:table-cell table:formula="of:=[.F220]-(([.F220]-[.H221])*[.$K$1])" office:value-type="float" office:value="347.641329628326" calcext:value-type="float">
            <text:p>347.641329628326</text:p>
          </table:table-cell>
          <table:table-cell table:formula="of:=[.G220]-(([.G220]-[.B221])*[.$I$1])" office:value-type="float" office:value="344.957214355469" calcext:value-type="float">
            <text:p>344.957214355469</text:p>
          </table:table-cell>
          <table:table-cell table:formula="of:=[.H220]-(([.H220]-[.G221])*[.$J$1])" office:value-type="float" office:value="346.268324150631" calcext:value-type="float">
            <text:p>346.268324150631</text:p>
          </table:table-cell>
          <table:table-cell table:number-columns-repeated="13"/>
        </table:table-row>
        <table:table-row table:style-name="ro1">
          <table:table-cell office:value-type="float" office:value="1411.784" calcext:value-type="float">
            <text:p>1411.784</text:p>
          </table:table-cell>
          <table:table-cell office:value-type="float" office:value="352.4091796875" calcext:value-type="float">
            <text:p>352.4091796875</text:p>
          </table:table-cell>
          <table:table-cell office:value-type="float" office:value="0" calcext:value-type="float">
            <text:p>0</text:p>
          </table:table-cell>
          <table:table-cell office:value-type="float" office:value="14251.7666015625" calcext:value-type="float">
            <text:p>14251.7666015625</text:p>
          </table:table-cell>
          <table:table-cell/>
          <table:table-cell table:formula="of:=[.F221]-(([.F221]-[.H222])*[.$K$1])" office:value-type="float" office:value="350.296088842176" calcext:value-type="float">
            <text:p>350.296088842176</text:p>
          </table:table-cell>
          <table:table-cell table:formula="of:=[.G221]-(([.G221]-[.B222])*[.$I$1])" office:value-type="float" office:value="352.4091796875" calcext:value-type="float">
            <text:p>352.4091796875</text:p>
          </table:table-cell>
          <table:table-cell table:formula="of:=[.H221]-(([.H221]-[.G222])*[.$J$1])" office:value-type="float" office:value="351.181008580126" calcext:value-type="float">
            <text:p>351.181008580126</text:p>
          </table:table-cell>
          <table:table-cell table:number-columns-repeated="13"/>
        </table:table-row>
        <table:table-row table:style-name="ro1">
          <table:table-cell office:value-type="float" office:value="1411.926" calcext:value-type="float">
            <text:p>1411.926</text:p>
          </table:table-cell>
          <table:table-cell office:value-type="float" office:value="358.558624267578" calcext:value-type="float">
            <text:p>358.558624267578</text:p>
          </table:table-cell>
          <table:table-cell office:value-type="float" office:value="0" calcext:value-type="float">
            <text:p>0</text:p>
          </table:table-cell>
          <table:table-cell office:value-type="float" office:value="14256.275390625" calcext:value-type="float">
            <text:p>14256.275390625</text:p>
          </table:table-cell>
          <table:table-cell/>
          <table:table-cell table:formula="of:=[.F222]-(([.F222]-[.H223])*[.$K$1])" office:value-type="float" office:value="355.38634805811" calcext:value-type="float">
            <text:p>355.38634805811</text:p>
          </table:table-cell>
          <table:table-cell table:formula="of:=[.G222]-(([.G222]-[.B223])*[.$I$1])" office:value-type="float" office:value="358.558624267578" calcext:value-type="float">
            <text:p>358.558624267578</text:p>
          </table:table-cell>
          <table:table-cell table:formula="of:=[.H222]-(([.H222]-[.G223])*[.$J$1])" office:value-type="float" office:value="357.083101130088" calcext:value-type="float">
            <text:p>357.083101130088</text:p>
          </table:table-cell>
          <table:table-cell table:number-columns-repeated="13"/>
        </table:table-row>
        <table:table-row table:style-name="ro1">
          <table:table-cell office:value-type="float" office:value="1412.08" calcext:value-type="float">
            <text:p>1412.08</text:p>
          </table:table-cell>
          <table:table-cell office:value-type="float" office:value="356.305114746094" calcext:value-type="float">
            <text:p>356.305114746094</text:p>
          </table:table-cell>
          <table:table-cell office:value-type="float" office:value="0" calcext:value-type="float">
            <text:p>0</text:p>
          </table:table-cell>
          <table:table-cell office:value-type="float" office:value="14262.376953125" calcext:value-type="float">
            <text:p>14262.376953125</text:p>
          </table:table-cell>
          <table:table-cell/>
          <table:table-cell table:formula="of:=[.F223]-(([.F223]-[.H224])*[.$K$1])" office:value-type="float" office:value="356.192121031697" calcext:value-type="float">
            <text:p>356.192121031697</text:p>
          </table:table-cell>
          <table:table-cell table:formula="of:=[.G223]-(([.G223]-[.B224])*[.$I$1])" office:value-type="float" office:value="356.305114746094" calcext:value-type="float">
            <text:p>356.305114746094</text:p>
          </table:table-cell>
          <table:table-cell table:formula="of:=[.H223]-(([.H223]-[.G224])*[.$J$1])" office:value-type="float" office:value="356.460712022893" calcext:value-type="float">
            <text:p>356.460712022893</text:p>
          </table:table-cell>
          <table:table-cell table:number-columns-repeated="13"/>
        </table:table-row>
        <table:table-row table:style-name="ro1">
          <table:table-cell office:value-type="float" office:value="1412.198" calcext:value-type="float">
            <text:p>1412.198</text:p>
          </table:table-cell>
          <table:table-cell office:value-type="float" office:value="356.305114746094" calcext:value-type="float">
            <text:p>356.305114746094</text:p>
          </table:table-cell>
          <table:table-cell office:value-type="float" office:value="0" calcext:value-type="float">
            <text:p>0</text:p>
          </table:table-cell>
          <table:table-cell office:value-type="float" office:value="14265.3515625" calcext:value-type="float">
            <text:p>14265.3515625</text:p>
          </table:table-cell>
          <table:table-cell/>
          <table:table-cell table:formula="of:=[.F224]-(([.F224]-[.H225])*[.$K$1])" office:value-type="float" office:value="356.300205909015" calcext:value-type="float">
            <text:p>356.300205909015</text:p>
          </table:table-cell>
          <table:table-cell table:formula="of:=[.G224]-(([.G224]-[.B225])*[.$I$1])" office:value-type="float" office:value="356.305114746094" calcext:value-type="float">
            <text:p>356.305114746094</text:p>
          </table:table-cell>
          <table:table-cell table:formula="of:=[.H224]-(([.H224]-[.G225])*[.$J$1])" office:value-type="float" office:value="356.336234201454" calcext:value-type="float">
            <text:p>356.336234201454</text:p>
          </table:table-cell>
          <table:table-cell table:number-columns-repeated="13"/>
        </table:table-row>
        <table:table-row table:style-name="ro1">
          <table:table-cell office:value-type="float" office:value="1412.329" calcext:value-type="float">
            <text:p>1412.329</text:p>
          </table:table-cell>
          <table:table-cell office:value-type="float" office:value="355.121276855469" calcext:value-type="float">
            <text:p>355.121276855469</text:p>
          </table:table-cell>
          <table:table-cell office:value-type="float" office:value="0" calcext:value-type="float">
            <text:p>0</text:p>
          </table:table-cell>
          <table:table-cell office:value-type="float" office:value="14269.7666015625" calcext:value-type="float">
            <text:p>14269.7666015625</text:p>
          </table:table-cell>
          <table:table-cell/>
          <table:table-cell table:formula="of:=[.F225]-(([.F225]-[.H226])*[.$K$1])" office:value-type="float" office:value="355.598252720753" calcext:value-type="float">
            <text:p>355.598252720753</text:p>
          </table:table-cell>
          <table:table-cell table:formula="of:=[.G225]-(([.G225]-[.B226])*[.$I$1])" office:value-type="float" office:value="355.121276855469" calcext:value-type="float">
            <text:p>355.121276855469</text:p>
          </table:table-cell>
          <table:table-cell table:formula="of:=[.H225]-(([.H225]-[.G226])*[.$J$1])" office:value-type="float" office:value="355.364268324666" calcext:value-type="float">
            <text:p>355.364268324666</text:p>
          </table:table-cell>
          <table:table-cell table:number-columns-repeated="13"/>
        </table:table-row>
        <table:table-row table:style-name="ro1">
          <table:table-cell office:value-type="float" office:value="1412.473" calcext:value-type="float">
            <text:p>1412.473</text:p>
          </table:table-cell>
          <table:table-cell office:value-type="float" office:value="352.516418457031" calcext:value-type="float">
            <text:p>352.516418457031</text:p>
          </table:table-cell>
          <table:table-cell office:value-type="float" office:value="0" calcext:value-type="float">
            <text:p>0</text:p>
          </table:table-cell>
          <table:table-cell office:value-type="float" office:value="14274.1650390625" calcext:value-type="float">
            <text:p>14274.1650390625</text:p>
          </table:table-cell>
          <table:table-cell/>
          <table:table-cell table:formula="of:=[.F226]-(([.F226]-[.H227])*[.$K$1])" office:value-type="float" office:value="353.714054503107" calcext:value-type="float">
            <text:p>353.714054503107</text:p>
          </table:table-cell>
          <table:table-cell table:formula="of:=[.G226]-(([.G226]-[.B227])*[.$I$1])" office:value-type="float" office:value="352.516418457031" calcext:value-type="float">
            <text:p>352.516418457031</text:p>
          </table:table-cell>
          <table:table-cell table:formula="of:=[.H226]-(([.H226]-[.G227])*[.$J$1])" office:value-type="float" office:value="353.085988430558" calcext:value-type="float">
            <text:p>353.085988430558</text:p>
          </table:table-cell>
          <table:table-cell table:number-columns-repeated="13"/>
        </table:table-row>
        <table:table-row table:style-name="ro1">
          <table:table-cell office:value-type="float" office:value="1412.605" calcext:value-type="float">
            <text:p>1412.605</text:p>
          </table:table-cell>
          <table:table-cell office:value-type="float" office:value="349.60693359375" calcext:value-type="float">
            <text:p>349.60693359375</text:p>
          </table:table-cell>
          <table:table-cell office:value-type="float" office:value="0" calcext:value-type="float">
            <text:p>0</text:p>
          </table:table-cell>
          <table:table-cell office:value-type="float" office:value="14278.587890625" calcext:value-type="float">
            <text:p>14278.587890625</text:p>
          </table:table-cell>
          <table:table-cell/>
          <table:table-cell table:formula="of:=[.F227]-(([.F227]-[.H228])*[.$K$1])" office:value-type="float" office:value="351.15557204661" calcext:value-type="float">
            <text:p>351.15557204661</text:p>
          </table:table-cell>
          <table:table-cell table:formula="of:=[.G227]-(([.G227]-[.B228])*[.$I$1])" office:value-type="float" office:value="349.60693359375" calcext:value-type="float">
            <text:p>349.60693359375</text:p>
          </table:table-cell>
          <table:table-cell table:formula="of:=[.H227]-(([.H227]-[.G228])*[.$J$1])" office:value-type="float" office:value="350.302744561112" calcext:value-type="float">
            <text:p>350.302744561112</text:p>
          </table:table-cell>
          <table:table-cell table:number-columns-repeated="13"/>
        </table:table-row>
        <table:table-row table:style-name="ro1">
          <table:table-cell office:value-type="float" office:value="1412.744" calcext:value-type="float">
            <text:p>1412.744</text:p>
          </table:table-cell>
          <table:table-cell office:value-type="float" office:value="354.377288818359" calcext:value-type="float">
            <text:p>354.377288818359</text:p>
          </table:table-cell>
          <table:table-cell office:value-type="float" office:value="0" calcext:value-type="float">
            <text:p>0</text:p>
          </table:table-cell>
          <table:table-cell office:value-type="float" office:value="14284.353515625" calcext:value-type="float">
            <text:p>14284.353515625</text:p>
          </table:table-cell>
          <table:table-cell/>
          <table:table-cell table:formula="of:=[.F228]-(([.F228]-[.H229])*[.$K$1])" office:value-type="float" office:value="352.960677986835" calcext:value-type="float">
            <text:p>352.960677986835</text:p>
          </table:table-cell>
          <table:table-cell table:formula="of:=[.G228]-(([.G228]-[.B229])*[.$I$1])" office:value-type="float" office:value="354.377288818359" calcext:value-type="float">
            <text:p>354.377288818359</text:p>
          </table:table-cell>
          <table:table-cell table:formula="of:=[.H228]-(([.H228]-[.G229])*[.$J$1])" office:value-type="float" office:value="353.56237996691" calcext:value-type="float">
            <text:p>353.56237996691</text:p>
          </table:table-cell>
          <table:table-cell table:number-columns-repeated="13"/>
        </table:table-row>
        <table:table-row table:style-name="ro1">
          <table:table-cell office:value-type="float" office:value="1412.881" calcext:value-type="float">
            <text:p>1412.881</text:p>
          </table:table-cell>
          <table:table-cell office:value-type="float" office:value="350.78857421875" calcext:value-type="float">
            <text:p>350.78857421875</text:p>
          </table:table-cell>
          <table:table-cell office:value-type="float" office:value="0" calcext:value-type="float">
            <text:p>0</text:p>
          </table:table-cell>
          <table:table-cell office:value-type="float" office:value="14288.51171875" calcext:value-type="float">
            <text:p>14288.51171875</text:p>
          </table:table-cell>
          <table:table-cell/>
          <table:table-cell table:formula="of:=[.F229]-(([.F229]-[.H230])*[.$K$1])" office:value-type="float" office:value="351.747671022995" calcext:value-type="float">
            <text:p>351.747671022995</text:p>
          </table:table-cell>
          <table:table-cell table:formula="of:=[.G229]-(([.G229]-[.B230])*[.$I$1])" office:value-type="float" office:value="350.78857421875" calcext:value-type="float">
            <text:p>350.78857421875</text:p>
          </table:table-cell>
          <table:table-cell table:formula="of:=[.H229]-(([.H229]-[.G230])*[.$J$1])" office:value-type="float" office:value="351.343335368382" calcext:value-type="float">
            <text:p>351.343335368382</text:p>
          </table:table-cell>
          <table:table-cell table:number-columns-repeated="13"/>
        </table:table-row>
        <table:table-row table:style-name="ro1">
          <table:table-cell office:value-type="float" office:value="1413.019" calcext:value-type="float">
            <text:p>1413.019</text:p>
          </table:table-cell>
          <table:table-cell office:value-type="float" office:value="353.811706542969" calcext:value-type="float">
            <text:p>353.811706542969</text:p>
          </table:table-cell>
          <table:table-cell office:value-type="float" office:value="0" calcext:value-type="float">
            <text:p>0</text:p>
          </table:table-cell>
          <table:table-cell office:value-type="float" office:value="14292.7255859375" calcext:value-type="float">
            <text:p>14292.7255859375</text:p>
          </table:table-cell>
          <table:table-cell/>
          <table:table-cell table:formula="of:=[.F230]-(([.F230]-[.H231])*[.$K$1])" office:value-type="float" office:value="352.925441986787" calcext:value-type="float">
            <text:p>352.925441986787</text:p>
          </table:table-cell>
          <table:table-cell table:formula="of:=[.G230]-(([.G230]-[.B231])*[.$I$1])" office:value-type="float" office:value="353.811706542969" calcext:value-type="float">
            <text:p>353.811706542969</text:p>
          </table:table-cell>
          <table:table-cell table:formula="of:=[.H230]-(([.H230]-[.G231])*[.$J$1])" office:value-type="float" office:value="353.318032308052" calcext:value-type="float">
            <text:p>353.318032308052</text:p>
          </table:table-cell>
          <table:table-cell table:number-columns-repeated="13"/>
        </table:table-row>
        <table:table-row table:style-name="ro1">
          <table:table-cell office:value-type="float" office:value="1413.153" calcext:value-type="float">
            <text:p>1413.153</text:p>
          </table:table-cell>
          <table:table-cell office:value-type="float" office:value="351.898071289063" calcext:value-type="float">
            <text:p>351.898071289063</text:p>
          </table:table-cell>
          <table:table-cell office:value-type="float" office:value="0" calcext:value-type="float">
            <text:p>0</text:p>
          </table:table-cell>
          <table:table-cell office:value-type="float" office:value="14296.95703125" calcext:value-type="float">
            <text:p>14296.95703125</text:p>
          </table:table-cell>
          <table:table-cell/>
          <table:table-cell table:formula="of:=[.F231]-(([.F231]-[.H232])*[.$K$1])" office:value-type="float" office:value="352.367908116342" calcext:value-type="float">
            <text:p>352.367908116342</text:p>
          </table:table-cell>
          <table:table-cell table:formula="of:=[.G231]-(([.G231]-[.B232])*[.$I$1])" office:value-type="float" office:value="351.898071289063" calcext:value-type="float">
            <text:p>351.898071289063</text:p>
          </table:table-cell>
          <table:table-cell table:formula="of:=[.H231]-(([.H231]-[.G232])*[.$J$1])" office:value-type="float" office:value="352.182063492861" calcext:value-type="float">
            <text:p>352.182063492861</text:p>
          </table:table-cell>
          <table:table-cell table:number-columns-repeated="13"/>
        </table:table-row>
        <table:table-row table:style-name="ro1">
          <table:table-cell office:value-type="float" office:value="1413.288" calcext:value-type="float">
            <text:p>1413.288</text:p>
          </table:table-cell>
          <table:table-cell office:value-type="float" office:value="347.798522949219" calcext:value-type="float">
            <text:p>347.798522949219</text:p>
          </table:table-cell>
          <table:table-cell office:value-type="float" office:value="0" calcext:value-type="float">
            <text:p>0</text:p>
          </table:table-cell>
          <table:table-cell office:value-type="float" office:value="14301.1865234375" calcext:value-type="float">
            <text:p>14301.1865234375</text:p>
          </table:table-cell>
          <table:table-cell/>
          <table:table-cell table:formula="of:=[.F232]-(([.F232]-[.H233])*[.$K$1])" office:value-type="float" office:value="349.598400322546" calcext:value-type="float">
            <text:p>349.598400322546</text:p>
          </table:table-cell>
          <table:table-cell table:formula="of:=[.G232]-(([.G232]-[.B233])*[.$I$1])" office:value-type="float" office:value="347.798522949219" calcext:value-type="float">
            <text:p>347.798522949219</text:p>
          </table:table-cell>
          <table:table-cell table:formula="of:=[.H232]-(([.H232]-[.G233])*[.$J$1])" office:value-type="float" office:value="348.675231057947" calcext:value-type="float">
            <text:p>348.675231057947</text:p>
          </table:table-cell>
          <table:table-cell table:number-columns-repeated="13"/>
        </table:table-row>
        <table:table-row table:style-name="ro1">
          <table:table-cell office:value-type="float" office:value="1413.439" calcext:value-type="float">
            <text:p>1413.439</text:p>
          </table:table-cell>
          <table:table-cell office:value-type="float" office:value="354.066741943359" calcext:value-type="float">
            <text:p>354.066741943359</text:p>
          </table:table-cell>
          <table:table-cell office:value-type="float" office:value="0" calcext:value-type="float">
            <text:p>0</text:p>
          </table:table-cell>
          <table:table-cell office:value-type="float" office:value="14305.416015625" calcext:value-type="float">
            <text:p>14305.416015625</text:p>
          </table:table-cell>
          <table:table-cell/>
          <table:table-cell table:formula="of:=[.F233]-(([.F233]-[.H234])*[.$K$1])" office:value-type="float" office:value="352.140929905344" calcext:value-type="float">
            <text:p>352.140929905344</text:p>
          </table:table-cell>
          <table:table-cell table:formula="of:=[.G233]-(([.G233]-[.B234])*[.$I$1])" office:value-type="float" office:value="354.066741943359" calcext:value-type="float">
            <text:p>354.066741943359</text:p>
          </table:table-cell>
          <table:table-cell table:formula="of:=[.H233]-(([.H233]-[.G234])*[.$J$1])" office:value-type="float" office:value="352.988439766277" calcext:value-type="float">
            <text:p>352.988439766277</text:p>
          </table:table-cell>
          <table:table-cell table:number-columns-repeated="13"/>
        </table:table-row>
        <table:table-row table:style-name="ro1">
          <table:table-cell office:value-type="float" office:value="1413.574" calcext:value-type="float">
            <text:p>1413.574</text:p>
          </table:table-cell>
          <table:table-cell office:value-type="float" office:value="351.014892578125" calcext:value-type="float">
            <text:p>351.014892578125</text:p>
          </table:table-cell>
          <table:table-cell office:value-type="float" office:value="0" calcext:value-type="float">
            <text:p>0</text:p>
          </table:table-cell>
          <table:table-cell office:value-type="float" office:value="14309.703125" calcext:value-type="float">
            <text:p>14309.703125</text:p>
          </table:table-cell>
          <table:table-cell/>
          <table:table-cell table:formula="of:=[.F234]-(([.F234]-[.H235])*[.$K$1])" office:value-type="float" office:value="351.592433988153" calcext:value-type="float">
            <text:p>351.592433988153</text:p>
          </table:table-cell>
          <table:table-cell table:formula="of:=[.G234]-(([.G234]-[.B235])*[.$I$1])" office:value-type="float" office:value="351.014892578125" calcext:value-type="float">
            <text:p>351.014892578125</text:p>
          </table:table-cell>
          <table:table-cell table:formula="of:=[.H234]-(([.H234]-[.G235])*[.$J$1])" office:value-type="float" office:value="351.409602015755" calcext:value-type="float">
            <text:p>351.409602015755</text:p>
          </table:table-cell>
          <table:table-cell table:number-columns-repeated="13"/>
        </table:table-row>
        <table:table-row table:style-name="ro1">
          <table:table-cell office:value-type="float" office:value="1413.712" calcext:value-type="float">
            <text:p>1413.712</text:p>
          </table:table-cell>
          <table:table-cell office:value-type="float" office:value="332.515930175781" calcext:value-type="float">
            <text:p>332.515930175781</text:p>
          </table:table-cell>
          <table:table-cell office:value-type="float" office:value="0" calcext:value-type="float">
            <text:p>0</text:p>
          </table:table-cell>
          <table:table-cell office:value-type="float" office:value="14313.951171875" calcext:value-type="float">
            <text:p>14313.951171875</text:p>
          </table:table-cell>
          <table:table-cell/>
          <table:table-cell table:formula="of:=[.F235]-(([.F235]-[.H236])*[.$K$1])" office:value-type="float" office:value="340.11910690487" calcext:value-type="float">
            <text:p>340.11910690487</text:p>
          </table:table-cell>
          <table:table-cell table:formula="of:=[.G235]-(([.G235]-[.B236])*[.$I$1])" office:value-type="float" office:value="332.515930175781" calcext:value-type="float">
            <text:p>332.515930175781</text:p>
          </table:table-cell>
          <table:table-cell table:formula="of:=[.H235]-(([.H235]-[.G236])*[.$J$1])" office:value-type="float" office:value="336.294664543776" calcext:value-type="float">
            <text:p>336.294664543776</text:p>
          </table:table-cell>
          <table:table-cell table:number-columns-repeated="13"/>
        </table:table-row>
        <table:table-row table:style-name="ro1">
          <table:table-cell office:value-type="float" office:value="1413.854" calcext:value-type="float">
            <text:p>1413.854</text:p>
          </table:table-cell>
          <table:table-cell office:value-type="float" office:value="197.65966796875" calcext:value-type="float">
            <text:p>197.65966796875</text:p>
          </table:table-cell>
          <table:table-cell office:value-type="float" office:value="0" calcext:value-type="float">
            <text:p>0</text:p>
          </table:table-cell>
          <table:table-cell office:value-type="float" office:value="14317.6982421875" calcext:value-type="float">
            <text:p>14317.6982421875</text:p>
          </table:table-cell>
          <table:table-cell/>
          <table:table-cell table:formula="of:=[.F236]-(([.F236]-[.H237])*[.$K$1])" office:value-type="float" office:value="254.069777189034" calcext:value-type="float">
            <text:p>254.069777189034</text:p>
          </table:table-cell>
          <table:table-cell table:formula="of:=[.G236]-(([.G236]-[.B237])*[.$I$1])" office:value-type="float" office:value="197.65966796875" calcext:value-type="float">
            <text:p>197.65966796875</text:p>
          </table:table-cell>
          <table:table-cell table:formula="of:=[.H236]-(([.H236]-[.G237])*[.$J$1])" office:value-type="float" office:value="225.386667283755" calcext:value-type="float">
            <text:p>225.386667283755</text:p>
          </table:table-cell>
          <table:table-cell table:number-columns-repeated="13"/>
        </table:table-row>
        <table:table-row table:style-name="ro1">
          <table:table-cell office:value-type="float" office:value="1413.992" calcext:value-type="float">
            <text:p>1413.992</text:p>
          </table:table-cell>
          <table:table-cell office:value-type="float" office:value="105.110168457031" calcext:value-type="float">
            <text:p>105.110168457031</text:p>
          </table:table-cell>
          <table:table-cell office:value-type="float" office:value="0" calcext:value-type="float">
            <text:p>0</text:p>
          </table:table-cell>
          <table:table-cell office:value-type="float" office:value="14321.736328125" calcext:value-type="float">
            <text:p>14321.736328125</text:p>
          </table:table-cell>
          <table:table-cell/>
          <table:table-cell table:formula="of:=[.F237]-(([.F237]-[.H238])*[.$K$1])" office:value-type="float" office:value="160.39154546404" calcext:value-type="float">
            <text:p>160.39154546404</text:p>
          </table:table-cell>
          <table:table-cell table:formula="of:=[.G237]-(([.G237]-[.B238])*[.$I$1])" office:value-type="float" office:value="105.110168457031" calcext:value-type="float">
            <text:p>105.110168457031</text:p>
          </table:table-cell>
          <table:table-cell table:formula="of:=[.H237]-(([.H237]-[.G238])*[.$J$1])" office:value-type="float" office:value="129.165468222376" calcext:value-type="float">
            <text:p>129.165468222376</text:p>
          </table:table-cell>
          <table:table-cell table:number-columns-repeated="13"/>
        </table:table-row>
        <table:table-row table:style-name="ro1">
          <table:table-cell office:value-type="float" office:value="1414.134" calcext:value-type="float">
            <text:p>1414.134</text:p>
          </table:table-cell>
          <table:table-cell office:value-type="float" office:value="53.8111534118652" calcext:value-type="float">
            <text:p>53.8111534118652</text:p>
          </table:table-cell>
          <table:table-cell office:value-type="float" office:value="0" calcext:value-type="float">
            <text:p>0</text:p>
          </table:table-cell>
          <table:table-cell office:value-type="float" office:value="14324.158203125" calcext:value-type="float">
            <text:p>14324.158203125</text:p>
          </table:table-cell>
          <table:table-cell/>
          <table:table-cell table:formula="of:=[.F238]-(([.F238]-[.H239])*[.$K$1])" office:value-type="float" office:value="91.7593986464856" calcext:value-type="float">
            <text:p>91.7593986464856</text:p>
          </table:table-cell>
          <table:table-cell table:formula="of:=[.G238]-(([.G238]-[.B239])*[.$I$1])" office:value-type="float" office:value="53.8111534118652" calcext:value-type="float">
            <text:p>53.8111534118652</text:p>
          </table:table-cell>
          <table:table-cell table:formula="of:=[.H238]-(([.H238]-[.G239])*[.$J$1])" office:value-type="float" office:value="68.8820163739673" calcext:value-type="float">
            <text:p>68.8820163739673</text:p>
          </table:table-cell>
          <table:table-cell table:number-columns-repeated="13"/>
        </table:table-row>
        <table:table-row table:style-name="ro1">
          <table:table-cell office:value-type="float" office:value="1414.271" calcext:value-type="float">
            <text:p>1414.271</text:p>
          </table:table-cell>
          <table:table-cell office:value-type="float" office:value="26.9055767059326" calcext:value-type="float">
            <text:p>26.9055767059326</text:p>
          </table:table-cell>
          <table:table-cell office:value-type="float" office:value="0" calcext:value-type="float">
            <text:p>0</text:p>
          </table:table-cell>
          <table:table-cell office:value-type="float" office:value="14326.14453125" calcext:value-type="float">
            <text:p>14326.14453125</text:p>
          </table:table-cell>
          <table:table-cell/>
          <table:table-cell table:formula="of:=[.F239]-(([.F239]-[.H240])*[.$K$1])" office:value-type="float" office:value="49.4154981412761" calcext:value-type="float">
            <text:p>49.4154981412761</text:p>
          </table:table-cell>
          <table:table-cell table:formula="of:=[.G239]-(([.G239]-[.B240])*[.$I$1])" office:value-type="float" office:value="26.9055767059326" calcext:value-type="float">
            <text:p>26.9055767059326</text:p>
          </table:table-cell>
          <table:table-cell table:formula="of:=[.H239]-(([.H239]-[.G240])*[.$J$1])" office:value-type="float" office:value="35.3008646395396" calcext:value-type="float">
            <text:p>35.3008646395396</text:p>
          </table:table-cell>
          <table:table-cell table:number-columns-repeated="13"/>
        </table:table-row>
        <table:table-row table:style-name="ro1">
          <table:table-cell office:value-type="float" office:value="1414.675" calcext:value-type="float">
            <text:p>1414.675</text:p>
          </table:table-cell>
          <table:table-cell office:value-type="float" office:value="3.36319708824158" calcext:value-type="float">
            <text:p>3.36319708824158</text:p>
          </table:table-cell>
          <table:table-cell office:value-type="float" office:value="0" calcext:value-type="float">
            <text:p>0</text:p>
          </table:table-cell>
          <table:table-cell office:value-type="float" office:value="14330.3525390625" calcext:value-type="float">
            <text:p>14330.3525390625</text:p>
          </table:table-cell>
          <table:table-cell/>
          <table:table-cell table:formula="of:=[.F240]-(([.F240]-[.H241])*[.$K$1])" office:value-type="float" office:value="19.6669224841949" calcext:value-type="float">
            <text:p>19.6669224841949</text:p>
          </table:table-cell>
          <table:table-cell table:formula="of:=[.G240]-(([.G240]-[.B241])*[.$I$1])" office:value-type="float" office:value="3.36319708824158" calcext:value-type="float">
            <text:p>3.36319708824158</text:p>
          </table:table-cell>
          <table:table-cell table:formula="of:=[.H240]-(([.H240]-[.G241])*[.$J$1])" office:value-type="float" office:value="9.75073059850117" calcext:value-type="float">
            <text:p>9.75073059850117</text:p>
          </table:table-cell>
          <table:table-cell table:number-columns-repeated="13"/>
        </table:table-row>
        <table:table-row table:style-name="ro1">
          <table:table-cell office:value-type="float" office:value="1414.814" calcext:value-type="float">
            <text:p>1414.814</text:p>
          </table:table-cell>
          <table:table-cell office:value-type="float" office:value="1.68159854412079" calcext:value-type="float">
            <text:p>1.68159854412079</text:p>
          </table:table-cell>
          <table:table-cell office:value-type="float" office:value="0" calcext:value-type="float">
            <text:p>0</text:p>
          </table:table-cell>
          <table:table-cell office:value-type="float" office:value="14331.0654296875" calcext:value-type="float">
            <text:p>14331.0654296875</text:p>
          </table:table-cell>
          <table:table-cell/>
          <table:table-cell table:formula="of:=[.F241]-(([.F241]-[.H242])*[.$K$1])" office:value-type="float" office:value="7.38829933729637" calcext:value-type="float">
            <text:p>7.38829933729637</text:p>
          </table:table-cell>
          <table:table-cell table:formula="of:=[.G241]-(([.G241]-[.B242])*[.$I$1])" office:value-type="float" office:value="1.68159854412079" calcext:value-type="float">
            <text:p>1.68159854412079</text:p>
          </table:table-cell>
          <table:table-cell table:formula="of:=[.H241]-(([.H241]-[.G242])*[.$J$1])" office:value-type="float" office:value="3.29542495499687" calcext:value-type="float">
            <text:p>3.29542495499687</text:p>
          </table:table-cell>
          <table:table-cell table:number-columns-repeated="13"/>
        </table:table-row>
        <table:table-row table:style-name="ro1">
          <table:table-cell office:value-type="float" office:value="1414.946" calcext:value-type="float">
            <text:p>1414.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31.5927734375" calcext:value-type="float">
            <text:p>14331.5927734375</text:p>
          </table:table-cell>
          <table:table-cell/>
          <table:table-cell table:formula="of:=[.F242]-(([.F242]-[.H243])*[.$K$1])" office:value-type="float" office:value="2.34138857757362" calcext:value-type="float">
            <text:p>2.34138857757362</text:p>
          </table:table-cell>
          <table:table-cell table:formula="of:=[.G242]-(([.G242]-[.B243])*[.$I$1])" office:value-type="float" office:value="0" calcext:value-type="float">
            <text:p>0</text:p>
          </table:table-cell>
          <table:table-cell table:formula="of:=[.H242]-(([.H242]-[.G243])*[.$J$1])" office:value-type="float" office:value="0.659084990999373" calcext:value-type="float">
            <text:p>0.659084990999373</text:p>
          </table:table-cell>
          <table:table-cell table:number-columns-repeated="13"/>
        </table:table-row>
        <table:table-row table:style-name="ro1">
          <table:table-cell office:value-type="float" office:value="1415.083" calcext:value-type="float">
            <text:p>1415.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31.962890625" calcext:value-type="float">
            <text:p>14331.962890625</text:p>
          </table:table-cell>
          <table:table-cell/>
          <table:table-cell table:formula="of:=[.F243]-(([.F243]-[.H244])*[.$K$1])" office:value-type="float" office:value="0.684209893043312" calcext:value-type="float">
            <text:p>0.684209893043312</text:p>
          </table:table-cell>
          <table:table-cell table:formula="of:=[.G243]-(([.G243]-[.B244])*[.$I$1])" office:value-type="float" office:value="0" calcext:value-type="float">
            <text:p>0</text:p>
          </table:table-cell>
          <table:table-cell table:formula="of:=[.H243]-(([.H243]-[.G244])*[.$J$1])" office:value-type="float" office:value="0.131816998199875" calcext:value-type="float">
            <text:p>0.131816998199875</text:p>
          </table:table-cell>
          <table:table-cell table:number-columns-repeated="13"/>
        </table:table-row>
        <table:table-row table:style-name="ro1">
          <table:table-cell office:value-type="float" office:value="1415.217" calcext:value-type="float">
            <text:p>1415.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32.197265625" calcext:value-type="float">
            <text:p>14332.197265625</text:p>
          </table:table-cell>
          <table:table-cell/>
          <table:table-cell table:formula="of:=[.F244]-(([.F244]-[.H245])*[.$K$1])" office:value-type="float" office:value="0.190825022990809" calcext:value-type="float">
            <text:p>0.190825022990809</text:p>
          </table:table-cell>
          <table:table-cell table:formula="of:=[.G244]-(([.G244]-[.B245])*[.$I$1])" office:value-type="float" office:value="0" calcext:value-type="float">
            <text:p>0</text:p>
          </table:table-cell>
          <table:table-cell table:formula="of:=[.H244]-(([.H244]-[.G245])*[.$J$1])" office:value-type="float" office:value="0.0263633996399749" calcext:value-type="float">
            <text:p>0.0263633996399749</text:p>
          </table:table-cell>
          <table:table-cell table:number-columns-repeated="13"/>
        </table:table-row>
        <table:table-row table:style-name="ro1">
          <table:table-cell office:value-type="float" office:value="1415.344" calcext:value-type="float">
            <text:p>1415.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32.3173828125" calcext:value-type="float">
            <text:p>14332.3173828125</text:p>
          </table:table-cell>
          <table:table-cell/>
          <table:table-cell table:formula="of:=[.F245]-(([.F245]-[.H246])*[.$K$1])" office:value-type="float" office:value="0.0516607656936985" calcext:value-type="float">
            <text:p>0.0516607656936985</text:p>
          </table:table-cell>
          <table:table-cell table:formula="of:=[.G245]-(([.G245]-[.B246])*[.$I$1])" office:value-type="float" office:value="0" calcext:value-type="float">
            <text:p>0</text:p>
          </table:table-cell>
          <table:table-cell table:formula="of:=[.H245]-(([.H245]-[.G246])*[.$J$1])" office:value-type="float" office:value="0.00527267992799498" calcext:value-type="float">
            <text:p>0.00527267992799498</text:p>
          </table:table-cell>
          <table:table-cell table:number-columns-repeated="13"/>
        </table:table-row>
        <table:table-row table:style-name="ro1">
          <table:table-cell office:value-type="float" office:value="1415.483" calcext:value-type="float">
            <text:p>1415.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32.3310546875" calcext:value-type="float">
            <text:p>14332.3310546875</text:p>
          </table:table-cell>
          <table:table-cell/>
          <table:table-cell table:formula="of:=[.F246]-(([.F246]-[.H247])*[.$K$1])" office:value-type="float" office:value="0.0137060934126239" calcext:value-type="float">
            <text:p>0.0137060934126239</text:p>
          </table:table-cell>
          <table:table-cell table:formula="of:=[.G246]-(([.G246]-[.B247])*[.$I$1])" office:value-type="float" office:value="0" calcext:value-type="float">
            <text:p>0</text:p>
          </table:table-cell>
          <table:table-cell table:formula="of:=[.H246]-(([.H246]-[.G247])*[.$J$1])" office:value-type="float" office:value="0.001054535985599" calcext:value-type="float">
            <text:p>0.001054535985599</text:p>
          </table:table-cell>
          <table:table-cell table:number-columns-repeated="13"/>
        </table:table-row>
        <table:table-row table:style-name="ro1">
          <table:table-cell office:value-type="float" office:value="1415.608" calcext:value-type="float">
            <text:p>1415.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32.2509765625" calcext:value-type="float">
            <text:p>14332.2509765625</text:p>
          </table:table-cell>
          <table:table-cell/>
          <table:table-cell table:formula="of:=[.F247]-(([.F247]-[.H248])*[.$K$1])" office:value-type="float" office:value="0.00358470375099582" calcext:value-type="float">
            <text:p>0.00358470375099582</text:p>
          </table:table-cell>
          <table:table-cell table:formula="of:=[.G247]-(([.G247]-[.B248])*[.$I$1])" office:value-type="float" office:value="0" calcext:value-type="float">
            <text:p>0</text:p>
          </table:table-cell>
          <table:table-cell table:formula="of:=[.H247]-(([.H247]-[.G248])*[.$J$1])" office:value-type="float" office:value="0.000210907197119799" calcext:value-type="float">
            <text:p>0.000210907197119799</text:p>
          </table:table-cell>
          <table:table-cell table:number-columns-repeated="13"/>
        </table:table-row>
        <table:table-row table:style-name="ro1">
          <table:table-cell office:value-type="float" office:value="1415.747" calcext:value-type="float">
            <text:p>1415.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32.10546875" calcext:value-type="float">
            <text:p>14332.10546875</text:p>
          </table:table-cell>
          <table:table-cell/>
          <table:table-cell table:formula="of:=[.F248]-(([.F248]-[.H249])*[.$K$1])" office:value-type="float" office:value="0.000927812017316925" calcext:value-type="float">
            <text:p>0.000927812017316925</text:p>
          </table:table-cell>
          <table:table-cell table:formula="of:=[.G248]-(([.G248]-[.B249])*[.$I$1])" office:value-type="float" office:value="0" calcext:value-type="float">
            <text:p>0</text:p>
          </table:table-cell>
          <table:table-cell table:formula="of:=[.H248]-(([.H248]-[.G249])*[.$J$1])" office:value-type="float" office:value="0.0000421814394239598" calcext:value-type="float">
            <text:p>4.21814394239598E-05</text:p>
          </table:table-cell>
          <table:table-cell table:number-columns-repeated="13"/>
        </table:table-row>
        <table:table-row table:style-name="ro1">
          <table:table-cell office:value-type="float" office:value="1415.879" calcext:value-type="float">
            <text:p>1415.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31.908203125" calcext:value-type="float">
            <text:p>14331.908203125</text:p>
          </table:table-cell>
          <table:table-cell/>
          <table:table-cell table:formula="of:=[.F249]-(([.F249]-[.H250])*[.$K$1])" office:value-type="float" office:value="0.000238280220242825" calcext:value-type="float">
            <text:p>0.000238280220242825</text:p>
          </table:table-cell>
          <table:table-cell table:formula="of:=[.G249]-(([.G249]-[.B250])*[.$I$1])" office:value-type="float" office:value="0" calcext:value-type="float">
            <text:p>0</text:p>
          </table:table-cell>
          <table:table-cell table:formula="of:=[.H249]-(([.H249]-[.G250])*[.$J$1])" office:value-type="float" office:value="0.00000843628788479197" calcext:value-type="float">
            <text:p>8.43628788479197E-06</text:p>
          </table:table-cell>
          <table:table-cell table:number-columns-repeated="13"/>
        </table:table-row>
        <table:table-row table:style-name="ro1">
          <table:table-cell office:value-type="float" office:value="1416.017" calcext:value-type="float">
            <text:p>1416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31.6689453125" calcext:value-type="float">
            <text:p>14331.6689453125</text:p>
          </table:table-cell>
          <table:table-cell/>
          <table:table-cell table:formula="of:=[.F250]-(([.F250]-[.H251])*[.$K$1])" office:value-type="float" office:value="0.0000608354982434251" calcext:value-type="float">
            <text:p>6.08354982434251E-05</text:p>
          </table:table-cell>
          <table:table-cell table:formula="of:=[.G250]-(([.G250]-[.B251])*[.$I$1])" office:value-type="float" office:value="0" calcext:value-type="float">
            <text:p>0</text:p>
          </table:table-cell>
          <table:table-cell table:formula="of:=[.H250]-(([.H250]-[.G251])*[.$J$1])" office:value-type="float" office:value="0.00000168725757695839" calcext:value-type="float">
            <text:p>1.68725757695839E-06</text:p>
          </table:table-cell>
          <table:table-cell table:number-columns-repeated="13"/>
        </table:table-row>
        <table:table-row table:style-name="ro1">
          <table:table-cell office:value-type="float" office:value="1416.149" calcext:value-type="float">
            <text:p>1416.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31.3916015625" calcext:value-type="float">
            <text:p>14331.3916015625</text:p>
          </table:table-cell>
          <table:table-cell/>
          <table:table-cell table:formula="of:=[.F251]-(([.F251]-[.H252])*[.$K$1])" office:value-type="float" office:value="0.0000154619631974" calcext:value-type="float">
            <text:p>0.0000154619631974</text:p>
          </table:table-cell>
          <table:table-cell table:formula="of:=[.G251]-(([.G251]-[.B252])*[.$I$1])" office:value-type="float" office:value="0" calcext:value-type="float">
            <text:p>0</text:p>
          </table:table-cell>
          <table:table-cell table:formula="of:=[.H251]-(([.H251]-[.G252])*[.$J$1])" office:value-type="float" office:value="0.00000033745151539168" calcext:value-type="float">
            <text:p>3.37451515391678E-07</text:p>
          </table:table-cell>
          <table:table-cell table:number-columns-repeated="13"/>
        </table:table-row>
        <table:table-row table:style-name="ro1">
          <table:table-cell office:value-type="float" office:value="1416.286" calcext:value-type="float">
            <text:p>1416.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31.08984375" calcext:value-type="float">
            <text:p>14331.08984375</text:p>
          </table:table-cell>
          <table:table-cell/>
          <table:table-cell table:formula="of:=[.F252]-(([.F252]-[.H253])*[.$K$1])" office:value-type="float" office:value="0.00000391610852665876" calcext:value-type="float">
            <text:p>3.91610852665876E-06</text:p>
          </table:table-cell>
          <table:table-cell table:formula="of:=[.G252]-(([.G252]-[.B253])*[.$I$1])" office:value-type="float" office:value="0" calcext:value-type="float">
            <text:p>0</text:p>
          </table:table-cell>
          <table:table-cell table:formula="of:=[.H252]-(([.H252]-[.G253])*[.$J$1])" office:value-type="float" office:value="0.00000006749030307834" calcext:value-type="float">
            <text:p>6.74903030783356E-08</text:p>
          </table:table-cell>
          <table:table-cell table:number-columns-repeated="13"/>
        </table:table-row>
        <table:table-row table:style-name="ro1">
          <table:table-cell office:value-type="float" office:value="1416.703" calcext:value-type="float">
            <text:p>1416.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9.82421875" calcext:value-type="float">
            <text:p>14329.82421875</text:p>
          </table:table-cell>
          <table:table-cell/>
          <table:table-cell table:formula="of:=[.F253]-(([.F253]-[.H254])*[.$K$1])" office:value-type="float" office:value="0.00000098915067712644" calcext:value-type="float">
            <text:p>9.8915067712644E-07</text:p>
          </table:table-cell>
          <table:table-cell table:formula="of:=[.G253]-(([.G253]-[.B254])*[.$I$1])" office:value-type="float" office:value="0" calcext:value-type="float">
            <text:p>0</text:p>
          </table:table-cell>
          <table:table-cell table:formula="of:=[.H253]-(([.H253]-[.G254])*[.$J$1])" office:value-type="float" office:value="0.00000001349806061567" calcext:value-type="float">
            <text:p>1.34980606156671E-08</text:p>
          </table:table-cell>
          <table:table-cell table:number-columns-repeated="13"/>
        </table:table-row>
        <table:table-row table:style-name="ro1">
          <table:table-cell office:value-type="float" office:value="1417.08" calcext:value-type="float">
            <text:p>141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8.828125" calcext:value-type="float">
            <text:p>14328.828125</text:p>
          </table:table-cell>
          <table:table-cell/>
          <table:table-cell table:formula="of:=[.F254]-(([.F254]-[.H255])*[.$K$1])" office:value-type="float" office:value="0.00000024931237837396" calcext:value-type="float">
            <text:p>2.4931237837396E-07</text:p>
          </table:table-cell>
          <table:table-cell table:formula="of:=[.G254]-(([.G254]-[.B255])*[.$I$1])" office:value-type="float" office:value="0" calcext:value-type="float">
            <text:p>0</text:p>
          </table:table-cell>
          <table:table-cell table:formula="of:=[.H254]-(([.H254]-[.G255])*[.$J$1])" office:value-type="float" office:value="0.00000000269961212313" calcext:value-type="float">
            <text:p>2.69961212313342E-09</text:p>
          </table:table-cell>
          <table:table-cell table:number-columns-repeated="13"/>
        </table:table-row>
        <table:table-row table:style-name="ro1">
          <table:table-cell office:value-type="float" office:value="1417.614" calcext:value-type="float">
            <text:p>1417.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7.3310546875" calcext:value-type="float">
            <text:p>14327.3310546875</text:p>
          </table:table-cell>
          <table:table-cell/>
          <table:table-cell table:formula="of:=[.F255]-(([.F255]-[.H256])*[.$K$1])" office:value-type="float" office:value="0.00000006273303641196" calcext:value-type="float">
            <text:p>6.273303641196E-08</text:p>
          </table:table-cell>
          <table:table-cell table:formula="of:=[.G255]-(([.G255]-[.B256])*[.$I$1])" office:value-type="float" office:value="0" calcext:value-type="float">
            <text:p>0</text:p>
          </table:table-cell>
          <table:table-cell table:formula="of:=[.H255]-(([.H255]-[.G256])*[.$J$1])" office:value-type="float" office:value="0.00000000053992242463" calcext:value-type="float">
            <text:p>5.39922424626685E-10</text:p>
          </table:table-cell>
          <table:table-cell table:number-columns-repeated="13"/>
        </table:table-row>
        <table:table-row table:style-name="ro1">
          <table:table-cell office:value-type="float" office:value="1417.748" calcext:value-type="float">
            <text:p>1417.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6.9638671875" calcext:value-type="float">
            <text:p>14326.9638671875</text:p>
          </table:table-cell>
          <table:table-cell/>
          <table:table-cell table:formula="of:=[.F256]-(([.F256]-[.H257])*[.$K$1])" office:value-type="float" office:value="0.00000001576424746668" calcext:value-type="float">
            <text:p>1.5764247466684E-08</text:p>
          </table:table-cell>
          <table:table-cell table:formula="of:=[.G256]-(([.G256]-[.B257])*[.$I$1])" office:value-type="float" office:value="0" calcext:value-type="float">
            <text:p>0</text:p>
          </table:table-cell>
          <table:table-cell table:formula="of:=[.H256]-(([.H256]-[.G257])*[.$J$1])" office:value-type="float" office:value="0.00000000010798448493" calcext:value-type="float">
            <text:p>1.07984484925337E-10</text:p>
          </table:table-cell>
          <table:table-cell table:number-columns-repeated="13"/>
        </table:table-row>
        <table:table-row table:style-name="ro1">
          <table:table-cell office:value-type="float" office:value="1418.009" calcext:value-type="float">
            <text:p>1418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6.248046875" calcext:value-type="float">
            <text:p>14326.248046875</text:p>
          </table:table-cell>
          <table:table-cell/>
          <table:table-cell table:formula="of:=[.F257]-(([.F257]-[.H258])*[.$K$1])" office:value-type="float" office:value="0.00000000395725953941" calcext:value-type="float">
            <text:p>3.9572595394098E-09</text:p>
          </table:table-cell>
          <table:table-cell table:formula="of:=[.G257]-(([.G257]-[.B258])*[.$I$1])" office:value-type="float" office:value="0" calcext:value-type="float">
            <text:p>0</text:p>
          </table:table-cell>
          <table:table-cell table:formula="of:=[.H257]-(([.H257]-[.G258])*[.$J$1])" office:value-type="float" office:value="0.00000000002159689699" calcext:value-type="float">
            <text:p>2.15968969850674E-11</text:p>
          </table:table-cell>
          <table:table-cell table:number-columns-repeated="13"/>
        </table:table-row>
        <table:table-row table:style-name="ro1">
          <table:table-cell office:value-type="float" office:value="1418.152" calcext:value-type="float">
            <text:p>1418.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5.8994140625" calcext:value-type="float">
            <text:p>14325.8994140625</text:p>
          </table:table-cell>
          <table:table-cell/>
          <table:table-cell table:formula="of:=[.F258]-(([.F258]-[.H259])*[.$K$1])" office:value-type="float" office:value="0.0000000009925544194" calcext:value-type="float">
            <text:p>9.92554419400211E-10</text:p>
          </table:table-cell>
          <table:table-cell table:formula="of:=[.G258]-(([.G258]-[.B259])*[.$I$1])" office:value-type="float" office:value="0" calcext:value-type="float">
            <text:p>0</text:p>
          </table:table-cell>
          <table:table-cell table:formula="of:=[.H258]-(([.H258]-[.G259])*[.$J$1])" office:value-type="float" office:value="0.0000000000043193794" calcext:value-type="float">
            <text:p>4.31937939701348E-12</text:p>
          </table:table-cell>
          <table:table-cell table:number-columns-repeated="13"/>
        </table:table-row>
        <table:table-row table:style-name="ro1">
          <table:table-cell office:value-type="float" office:value="1418.293" calcext:value-type="float">
            <text:p>1418.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5.556640625" calcext:value-type="float">
            <text:p>14325.556640625</text:p>
          </table:table-cell>
          <table:table-cell/>
          <table:table-cell table:formula="of:=[.F259]-(([.F259]-[.H260])*[.$K$1])" office:value-type="float" office:value="0.00000000024878651176" calcext:value-type="float">
            <text:p>2.48786511759605E-10</text:p>
          </table:table-cell>
          <table:table-cell table:formula="of:=[.G259]-(([.G259]-[.B260])*[.$I$1])" office:value-type="float" office:value="0" calcext:value-type="float">
            <text:p>0</text:p>
          </table:table-cell>
          <table:table-cell table:formula="of:=[.H259]-(([.H259]-[.G260])*[.$J$1])" office:value-type="float" office:value="0.00000000000086387588" calcext:value-type="float">
            <text:p>8.63875879402695E-13</text:p>
          </table:table-cell>
          <table:table-cell table:number-columns-repeated="13"/>
        </table:table-row>
        <table:table-row table:style-name="ro1">
          <table:table-cell office:value-type="float" office:value="1418.444" calcext:value-type="float">
            <text:p>1418.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5.1103515625" calcext:value-type="float">
            <text:p>14325.1103515625</text:p>
          </table:table-cell>
          <table:table-cell/>
          <table:table-cell table:formula="of:=[.F260]-(([.F260]-[.H261])*[.$K$1])" office:value-type="float" office:value="0.00000000006232620932" calcext:value-type="float">
            <text:p>6.23262093218116E-11</text:p>
          </table:table-cell>
          <table:table-cell table:formula="of:=[.G260]-(([.G260]-[.B261])*[.$I$1])" office:value-type="float" office:value="0" calcext:value-type="float">
            <text:p>0</text:p>
          </table:table-cell>
          <table:table-cell table:formula="of:=[.H260]-(([.H260]-[.G261])*[.$J$1])" office:value-type="float" office:value="0.00000000000017277518" calcext:value-type="float">
            <text:p>1.72775175880539E-13</text:p>
          </table:table-cell>
          <table:table-cell table:number-columns-repeated="13"/>
        </table:table-row>
        <table:table-row table:style-name="ro1">
          <table:table-cell office:value-type="float" office:value="1418.581" calcext:value-type="float">
            <text:p>1418.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4.7841796875" calcext:value-type="float">
            <text:p>14324.7841796875</text:p>
          </table:table-cell>
          <table:table-cell/>
          <table:table-cell table:formula="of:=[.F261]-(([.F261]-[.H262])*[.$K$1])" office:value-type="float" office:value="0.00000000001560746861" calcext:value-type="float">
            <text:p>1.5607468606835E-11</text:p>
          </table:table-cell>
          <table:table-cell table:formula="of:=[.G261]-(([.G261]-[.B262])*[.$I$1])" office:value-type="float" office:value="0" calcext:value-type="float">
            <text:p>0</text:p>
          </table:table-cell>
          <table:table-cell table:formula="of:=[.H261]-(([.H261]-[.G262])*[.$J$1])" office:value-type="float" office:value="0.00000000000003455504" calcext:value-type="float">
            <text:p>3.45550351761078E-14</text:p>
          </table:table-cell>
          <table:table-cell table:number-columns-repeated="13"/>
        </table:table-row>
        <table:table-row table:style-name="ro1">
          <table:table-cell office:value-type="float" office:value="1418.716" calcext:value-type="float">
            <text:p>1418.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4.466796875" calcext:value-type="float">
            <text:p>14324.466796875</text:p>
          </table:table-cell>
          <table:table-cell/>
          <table:table-cell table:formula="of:=[.F262]-(([.F262]-[.H263])*[.$K$1])" office:value-type="float" office:value="0.00000000000390705041" calcext:value-type="float">
            <text:p>3.90705040698516E-12</text:p>
          </table:table-cell>
          <table:table-cell table:formula="of:=[.G262]-(([.G262]-[.B263])*[.$I$1])" office:value-type="float" office:value="0" calcext:value-type="float">
            <text:p>0</text:p>
          </table:table-cell>
          <table:table-cell table:formula="of:=[.H262]-(([.H262]-[.G263])*[.$J$1])" office:value-type="float" office:value="6.91100703522156E-015" calcext:value-type="float">
            <text:p>6.91100703522156E-15</text:p>
          </table:table-cell>
          <table:table-cell table:number-columns-repeated="13"/>
        </table:table-row>
        <table:table-row table:style-name="ro1">
          <table:table-cell office:value-type="float" office:value="1418.854" calcext:value-type="float">
            <text:p>1418.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4.15625" calcext:value-type="float">
            <text:p>14324.15625</text:p>
          </table:table-cell>
          <table:table-cell/>
          <table:table-cell table:formula="of:=[.F263]-(([.F263]-[.H264])*[.$K$1])" office:value-type="float" office:value="0.00000000000097779925" calcext:value-type="float">
            <text:p>9.77799252801574E-13</text:p>
          </table:table-cell>
          <table:table-cell table:formula="of:=[.G263]-(([.G263]-[.B264])*[.$I$1])" office:value-type="float" office:value="0" calcext:value-type="float">
            <text:p>0</text:p>
          </table:table-cell>
          <table:table-cell table:formula="of:=[.H263]-(([.H263]-[.G264])*[.$J$1])" office:value-type="float" office:value="1.38220140704431E-015" calcext:value-type="float">
            <text:p>1.38220140704431E-15</text:p>
          </table:table-cell>
          <table:table-cell table:number-columns-repeated="13"/>
        </table:table-row>
        <table:table-row table:style-name="ro1">
          <table:table-cell office:value-type="float" office:value="1418.989" calcext:value-type="float">
            <text:p>1418.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3.853515625" calcext:value-type="float">
            <text:p>14323.853515625</text:p>
          </table:table-cell>
          <table:table-cell/>
          <table:table-cell table:formula="of:=[.F264]-(([.F264]-[.H265])*[.$K$1])" office:value-type="float" office:value="0.00000000000024465714" calcext:value-type="float">
            <text:p>2.4465714341145E-13</text:p>
          </table:table-cell>
          <table:table-cell table:formula="of:=[.G264]-(([.G264]-[.B265])*[.$I$1])" office:value-type="float" office:value="0" calcext:value-type="float">
            <text:p>0</text:p>
          </table:table-cell>
          <table:table-cell table:formula="of:=[.H264]-(([.H264]-[.G265])*[.$J$1])" office:value-type="float" office:value="2.76440281408862E-016" calcext:value-type="float">
            <text:p>2.76440281408862E-16</text:p>
          </table:table-cell>
          <table:table-cell table:number-columns-repeated="13"/>
        </table:table-row>
        <table:table-row table:style-name="ro1">
          <table:table-cell office:value-type="float" office:value="1419.128" calcext:value-type="float">
            <text:p>1419.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3.5576171875" calcext:value-type="float">
            <text:p>14323.5576171875</text:p>
          </table:table-cell>
          <table:table-cell/>
          <table:table-cell table:formula="of:=[.F265]-(([.F265]-[.H266])*[.$K$1])" office:value-type="float" office:value="0.00000000000006120575" calcext:value-type="float">
            <text:p>6.12057518950739E-14</text:p>
          </table:table-cell>
          <table:table-cell table:formula="of:=[.G265]-(([.G265]-[.B266])*[.$I$1])" office:value-type="float" office:value="0" calcext:value-type="float">
            <text:p>0</text:p>
          </table:table-cell>
          <table:table-cell table:formula="of:=[.H265]-(([.H265]-[.G266])*[.$J$1])" office:value-type="float" office:value="5.52880562817724E-017" calcext:value-type="float">
            <text:p>5.52880562817724E-17</text:p>
          </table:table-cell>
          <table:table-cell table:number-columns-repeated="13"/>
        </table:table-row>
        <table:table-row table:style-name="ro1">
          <table:table-cell office:value-type="float" office:value="1419.263" calcext:value-type="float">
            <text:p>1419.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3.267578125" calcext:value-type="float">
            <text:p>14323.267578125</text:p>
          </table:table-cell>
          <table:table-cell/>
          <table:table-cell table:formula="of:=[.F266]-(([.F266]-[.H267])*[.$K$1])" office:value-type="float" office:value="0.00000000000001530973" calcext:value-type="float">
            <text:p>1.53097311822107E-14</text:p>
          </table:table-cell>
          <table:table-cell table:formula="of:=[.G266]-(([.G266]-[.B267])*[.$I$1])" office:value-type="float" office:value="0" calcext:value-type="float">
            <text:p>0</text:p>
          </table:table-cell>
          <table:table-cell table:formula="of:=[.H266]-(([.H266]-[.G267])*[.$J$1])" office:value-type="float" office:value="1.10576112563545E-017" calcext:value-type="float">
            <text:p>1.10576112563545E-17</text:p>
          </table:table-cell>
          <table:table-cell table:number-columns-repeated="13"/>
        </table:table-row>
        <table:table-row table:style-name="ro1">
          <table:table-cell office:value-type="float" office:value="1419.399" calcext:value-type="float">
            <text:p>1419.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2.98828125" calcext:value-type="float">
            <text:p>14322.98828125</text:p>
          </table:table-cell>
          <table:table-cell/>
          <table:table-cell table:formula="of:=[.F267]-(([.F267]-[.H268])*[.$K$1])" office:value-type="float" office:value="3.82909143724114E-015" calcext:value-type="float">
            <text:p>3.82909143724114E-15</text:p>
          </table:table-cell>
          <table:table-cell table:formula="of:=[.G267]-(([.G267]-[.B268])*[.$I$1])" office:value-type="float" office:value="0" calcext:value-type="float">
            <text:p>0</text:p>
          </table:table-cell>
          <table:table-cell table:formula="of:=[.H267]-(([.H267]-[.G268])*[.$J$1])" office:value-type="float" office:value="2.2115222512709E-018" calcext:value-type="float">
            <text:p>2.2115222512709E-18</text:p>
          </table:table-cell>
          <table:table-cell table:number-columns-repeated="13"/>
        </table:table-row>
        <table:table-row table:style-name="ro1">
          <table:table-cell office:value-type="float" office:value="1419.535" calcext:value-type="float">
            <text:p>1419.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2.7158203125" calcext:value-type="float">
            <text:p>14322.7158203125</text:p>
          </table:table-cell>
          <table:table-cell/>
          <table:table-cell table:formula="of:=[.F268]-(([.F268]-[.H269])*[.$K$1])" office:value-type="float" office:value="9.57604587647975E-016" calcext:value-type="float">
            <text:p>9.57604587647975E-16</text:p>
          </table:table-cell>
          <table:table-cell table:formula="of:=[.G268]-(([.G268]-[.B269])*[.$I$1])" office:value-type="float" office:value="0" calcext:value-type="float">
            <text:p>0</text:p>
          </table:table-cell>
          <table:table-cell table:formula="of:=[.H268]-(([.H268]-[.G269])*[.$J$1])" office:value-type="float" office:value="4.42304450254179E-019" calcext:value-type="float">
            <text:p>4.42304450254179E-19</text:p>
          </table:table-cell>
          <table:table-cell table:number-columns-repeated="13"/>
        </table:table-row>
        <table:table-row table:style-name="ro1">
          <table:table-cell office:value-type="float" office:value="1419.664" calcext:value-type="float">
            <text:p>1419.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2.4501953125" calcext:value-type="float">
            <text:p>14322.4501953125</text:p>
          </table:table-cell>
          <table:table-cell/>
          <table:table-cell table:formula="of:=[.F269]-(([.F269]-[.H270])*[.$K$1])" office:value-type="float" office:value="2.39467492579532E-016" calcext:value-type="float">
            <text:p>2.39467492579532E-16</text:p>
          </table:table-cell>
          <table:table-cell table:formula="of:=[.G269]-(([.G269]-[.B270])*[.$I$1])" office:value-type="float" office:value="0" calcext:value-type="float">
            <text:p>0</text:p>
          </table:table-cell>
          <table:table-cell table:formula="of:=[.H269]-(([.H269]-[.G270])*[.$J$1])" office:value-type="float" office:value="8.84608900508358E-020" calcext:value-type="float">
            <text:p>8.84608900508358E-20</text:p>
          </table:table-cell>
          <table:table-cell table:number-columns-repeated="13"/>
        </table:table-row>
        <table:table-row table:style-name="ro1">
          <table:table-cell office:value-type="float" office:value="1419.795" calcext:value-type="float">
            <text:p>1419.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2.19140625" calcext:value-type="float">
            <text:p>14322.19140625</text:p>
          </table:table-cell>
          <table:table-cell/>
          <table:table-cell table:formula="of:=[.F270]-(([.F270]-[.H271])*[.$K$1])" office:value-type="float" office:value="5.98801422783906E-017" calcext:value-type="float">
            <text:p>5.98801422783906E-17</text:p>
          </table:table-cell>
          <table:table-cell table:formula="of:=[.G270]-(([.G270]-[.B271])*[.$I$1])" office:value-type="float" office:value="0" calcext:value-type="float">
            <text:p>0</text:p>
          </table:table-cell>
          <table:table-cell table:formula="of:=[.H270]-(([.H270]-[.G271])*[.$J$1])" office:value-type="float" office:value="1.76921780101672E-020" calcext:value-type="float">
            <text:p>1.76921780101672E-20</text:p>
          </table:table-cell>
          <table:table-cell table:number-columns-repeated="13"/>
        </table:table-row>
        <table:table-row table:style-name="ro1">
          <table:table-cell office:value-type="float" office:value="1419.924" calcext:value-type="float">
            <text:p>1419.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1.94140625" calcext:value-type="float">
            <text:p>14321.94140625</text:p>
          </table:table-cell>
          <table:table-cell/>
          <table:table-cell table:formula="of:=[.F271]-(([.F271]-[.H272])*[.$K$1])" office:value-type="float" office:value="1.49726893962992E-017" calcext:value-type="float">
            <text:p>1.49726893962992E-17</text:p>
          </table:table-cell>
          <table:table-cell table:formula="of:=[.G271]-(([.G271]-[.B272])*[.$I$1])" office:value-type="float" office:value="0" calcext:value-type="float">
            <text:p>0</text:p>
          </table:table-cell>
          <table:table-cell table:formula="of:=[.H271]-(([.H271]-[.G272])*[.$J$1])" office:value-type="float" office:value="3.53843560203343E-021" calcext:value-type="float">
            <text:p>3.53843560203343E-21</text:p>
          </table:table-cell>
          <table:table-cell table:number-columns-repeated="13"/>
        </table:table-row>
        <table:table-row table:style-name="ro1">
          <table:table-cell office:value-type="float" office:value="1420.062" calcext:value-type="float">
            <text:p>1420.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1.697265625" calcext:value-type="float">
            <text:p>14321.697265625</text:p>
          </table:table-cell>
          <table:table-cell/>
          <table:table-cell table:formula="of:=[.F272]-(([.F272]-[.H273])*[.$K$1])" office:value-type="float" office:value="3.74370311441509E-018" calcext:value-type="float">
            <text:p>3.74370311441509E-18</text:p>
          </table:table-cell>
          <table:table-cell table:formula="of:=[.G272]-(([.G272]-[.B273])*[.$I$1])" office:value-type="float" office:value="0" calcext:value-type="float">
            <text:p>0</text:p>
          </table:table-cell>
          <table:table-cell table:formula="of:=[.H272]-(([.H272]-[.G273])*[.$J$1])" office:value-type="float" office:value="7.07687120406686E-022" calcext:value-type="float">
            <text:p>7.07687120406686E-22</text:p>
          </table:table-cell>
          <table:table-cell table:number-columns-repeated="13"/>
        </table:table-row>
        <table:table-row table:style-name="ro1">
          <table:table-cell office:value-type="float" office:value="1378.003" calcext:value-type="float">
            <text:p>1378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09765625" calcext:value-type="float">
            <text:p>13735.7509765625</text:p>
          </table:table-cell>
          <table:table-cell/>
          <table:table-cell table:formula="of:=[.F273]-(([.F273]-[.H274])*[.$K$1])" office:value-type="float" office:value="9.36031931671835E-019" calcext:value-type="float">
            <text:p>9.36031931671835E-19</text:p>
          </table:table-cell>
          <table:table-cell table:formula="of:=[.G273]-(([.G273]-[.B274])*[.$I$1])" office:value-type="float" office:value="0" calcext:value-type="float">
            <text:p>0</text:p>
          </table:table-cell>
          <table:table-cell table:formula="of:=[.H273]-(([.H273]-[.G274])*[.$J$1])" office:value-type="float" office:value="1.41537424081337E-022" calcext:value-type="float">
            <text:p>1.41537424081337E-22</text:p>
          </table:table-cell>
          <table:table-cell table:number-columns-repeated="13"/>
        </table:table-row>
        <table:table-row table:style-name="ro1">
          <table:table-cell office:value-type="float" office:value="1378.123" calcext:value-type="float">
            <text:p>1378.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09765625" calcext:value-type="float">
            <text:p>13735.7509765625</text:p>
          </table:table-cell>
          <table:table-cell/>
          <table:table-cell table:formula="of:=[.F274]-(([.F274]-[.H275])*[.$K$1])" office:value-type="float" office:value="2.34029213531571E-019" calcext:value-type="float">
            <text:p>2.34029213531571E-19</text:p>
          </table:table-cell>
          <table:table-cell table:formula="of:=[.G274]-(([.G274]-[.B275])*[.$I$1])" office:value-type="float" office:value="0" calcext:value-type="float">
            <text:p>0</text:p>
          </table:table-cell>
          <table:table-cell table:formula="of:=[.H274]-(([.H274]-[.G275])*[.$J$1])" office:value-type="float" office:value="2.83074848162674E-023" calcext:value-type="float">
            <text:p>2.83074848162674E-23</text:p>
          </table:table-cell>
          <table:table-cell table:number-columns-repeated="13"/>
        </table:table-row>
        <table:table-row table:style-name="ro1">
          <table:table-cell office:value-type="float" office:value="1378.64" calcext:value-type="float">
            <text:p>1378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275]-(([.F275]-[.H276])*[.$K$1])" office:value-type="float" office:value="5.85115495056152E-020" calcext:value-type="float">
            <text:p>5.85115495056152E-20</text:p>
          </table:table-cell>
          <table:table-cell table:formula="of:=[.G275]-(([.G275]-[.B276])*[.$I$1])" office:value-type="float" office:value="0" calcext:value-type="float">
            <text:p>0</text:p>
          </table:table-cell>
          <table:table-cell table:formula="of:=[.H275]-(([.H275]-[.G276])*[.$J$1])" office:value-type="float" office:value="5.66149696325348E-024" calcext:value-type="float">
            <text:p>5.66149696325348E-24</text:p>
          </table:table-cell>
          <table:table-cell table:number-columns-repeated="13"/>
        </table:table-row>
        <table:table-row table:style-name="ro1">
          <table:table-cell office:value-type="float" office:value="1378.774" calcext:value-type="float">
            <text:p>1378.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276]-(([.F276]-[.H277])*[.$K$1])" office:value-type="float" office:value="1.46287366009483E-020" calcext:value-type="float">
            <text:p>1.46287366009483E-20</text:p>
          </table:table-cell>
          <table:table-cell table:formula="of:=[.G276]-(([.G276]-[.B277])*[.$I$1])" office:value-type="float" office:value="0" calcext:value-type="float">
            <text:p>0</text:p>
          </table:table-cell>
          <table:table-cell table:formula="of:=[.H276]-(([.H276]-[.G277])*[.$J$1])" office:value-type="float" office:value="1.1322993926507E-024" calcext:value-type="float">
            <text:p>1.1322993926507E-24</text:p>
          </table:table-cell>
          <table:table-cell table:number-columns-repeated="13"/>
        </table:table-row>
        <table:table-row table:style-name="ro1">
          <table:table-cell office:value-type="float" office:value="1378.905" calcext:value-type="float">
            <text:p>1378.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277]-(([.F277]-[.H278])*[.$K$1])" office:value-type="float" office:value="3.65735399514597E-021" calcext:value-type="float">
            <text:p>3.65735399514597E-21</text:p>
          </table:table-cell>
          <table:table-cell table:formula="of:=[.G277]-(([.G277]-[.B278])*[.$I$1])" office:value-type="float" office:value="0" calcext:value-type="float">
            <text:p>0</text:p>
          </table:table-cell>
          <table:table-cell table:formula="of:=[.H277]-(([.H277]-[.G278])*[.$J$1])" office:value-type="float" office:value="2.26459878530139E-025" calcext:value-type="float">
            <text:p>2.26459878530139E-25</text:p>
          </table:table-cell>
          <table:table-cell table:number-columns-repeated="13"/>
        </table:table-row>
        <table:table-row table:style-name="ro1">
          <table:table-cell office:value-type="float" office:value="1379.292" calcext:value-type="float">
            <text:p>1379.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90234375" calcext:value-type="float">
            <text:p>13735.7490234375</text:p>
          </table:table-cell>
          <table:table-cell/>
          <table:table-cell table:formula="of:=[.F278]-(([.F278]-[.H279])*[.$K$1])" office:value-type="float" office:value="9.14372467768271E-022" calcext:value-type="float">
            <text:p>9.14372467768271E-22</text:p>
          </table:table-cell>
          <table:table-cell table:formula="of:=[.G278]-(([.G278]-[.B279])*[.$I$1])" office:value-type="float" office:value="0" calcext:value-type="float">
            <text:p>0</text:p>
          </table:table-cell>
          <table:table-cell table:formula="of:=[.H278]-(([.H278]-[.G279])*[.$J$1])" office:value-type="float" office:value="4.52919757060278E-026" calcext:value-type="float">
            <text:p>4.52919757060278E-26</text:p>
          </table:table-cell>
          <table:table-cell table:number-columns-repeated="13"/>
        </table:table-row>
        <table:table-row table:style-name="ro1">
          <table:table-cell office:value-type="float" office:value="1379.447" calcext:value-type="float">
            <text:p>1379.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29296875" calcext:value-type="float">
            <text:p>13735.7529296875</text:p>
          </table:table-cell>
          <table:table-cell/>
          <table:table-cell table:formula="of:=[.F279]-(([.F279]-[.H280])*[.$K$1])" office:value-type="float" office:value="2.28599910738424E-022" calcext:value-type="float">
            <text:p>2.28599910738424E-22</text:p>
          </table:table-cell>
          <table:table-cell table:formula="of:=[.G279]-(([.G279]-[.B280])*[.$I$1])" office:value-type="float" office:value="0" calcext:value-type="float">
            <text:p>0</text:p>
          </table:table-cell>
          <table:table-cell table:formula="of:=[.H279]-(([.H279]-[.G280])*[.$J$1])" office:value-type="float" office:value="9.05839514120557E-027" calcext:value-type="float">
            <text:p>9.05839514120557E-27</text:p>
          </table:table-cell>
          <table:table-cell table:number-columns-repeated="13"/>
        </table:table-row>
        <table:table-row table:style-name="ro1">
          <table:table-cell office:value-type="float" office:value="1379.579" calcext:value-type="float">
            <text:p>1379.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5859375" calcext:value-type="float">
            <text:p>13735.755859375</text:p>
          </table:table-cell>
          <table:table-cell/>
          <table:table-cell table:formula="of:=[.F280]-(([.F280]-[.H281])*[.$K$1])" office:value-type="float" office:value="5.71513364438771E-023" calcext:value-type="float">
            <text:p>5.71513364438771E-23</text:p>
          </table:table-cell>
          <table:table-cell table:formula="of:=[.G280]-(([.G280]-[.B281])*[.$I$1])" office:value-type="float" office:value="0" calcext:value-type="float">
            <text:p>0</text:p>
          </table:table-cell>
          <table:table-cell table:formula="of:=[.H280]-(([.H280]-[.G281])*[.$J$1])" office:value-type="float" office:value="1.81167902824111E-027" calcext:value-type="float">
            <text:p>1.81167902824111E-27</text:p>
          </table:table-cell>
          <table:table-cell table:number-columns-repeated="13"/>
        </table:table-row>
        <table:table-row table:style-name="ro1">
          <table:table-cell office:value-type="float" office:value="1379.733" calcext:value-type="float">
            <text:p>1379.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81]-(([.F281]-[.H282])*[.$K$1])" office:value-type="float" office:value="1.42881058628235E-023" calcext:value-type="float">
            <text:p>1.42881058628235E-23</text:p>
          </table:table-cell>
          <table:table-cell table:formula="of:=[.G281]-(([.G281]-[.B282])*[.$I$1])" office:value-type="float" office:value="0" calcext:value-type="float">
            <text:p>0</text:p>
          </table:table-cell>
          <table:table-cell table:formula="of:=[.H281]-(([.H281]-[.G282])*[.$J$1])" office:value-type="float" office:value="3.62335805648223E-028" calcext:value-type="float">
            <text:p>3.62335805648223E-28</text:p>
          </table:table-cell>
          <table:table-cell table:number-columns-repeated="13"/>
        </table:table-row>
        <table:table-row table:style-name="ro1">
          <table:table-cell office:value-type="float" office:value="1379.876" calcext:value-type="float">
            <text:p>1379.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282]-(([.F282]-[.H283])*[.$K$1])" office:value-type="float" office:value="3.57208081607673E-024" calcext:value-type="float">
            <text:p>3.57208081607673E-24</text:p>
          </table:table-cell>
          <table:table-cell table:formula="of:=[.G282]-(([.G282]-[.B283])*[.$I$1])" office:value-type="float" office:value="0" calcext:value-type="float">
            <text:p>0</text:p>
          </table:table-cell>
          <table:table-cell table:formula="of:=[.H282]-(([.H282]-[.G283])*[.$J$1])" office:value-type="float" office:value="7.24671611296445E-029" calcext:value-type="float">
            <text:p>7.24671611296445E-29</text:p>
          </table:table-cell>
          <table:table-cell table:number-columns-repeated="13"/>
        </table:table-row>
        <table:table-row table:style-name="ro1">
          <table:table-cell office:value-type="float" office:value="1380.007" calcext:value-type="float">
            <text:p>138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283]-(([.F283]-[.H284])*[.$K$1])" office:value-type="float" office:value="8.93031074093351E-025" calcext:value-type="float">
            <text:p>8.93031074093351E-25</text:p>
          </table:table-cell>
          <table:table-cell table:formula="of:=[.G283]-(([.G283]-[.B284])*[.$I$1])" office:value-type="float" office:value="0" calcext:value-type="float">
            <text:p>0</text:p>
          </table:table-cell>
          <table:table-cell table:formula="of:=[.H283]-(([.H283]-[.G284])*[.$J$1])" office:value-type="float" office:value="1.44934322259289E-029" calcext:value-type="float">
            <text:p>1.44934322259289E-29</text:p>
          </table:table-cell>
          <table:table-cell table:number-columns-repeated="13"/>
        </table:table-row>
        <table:table-row table:style-name="ro1">
          <table:table-cell office:value-type="float" office:value="1380.153" calcext:value-type="float">
            <text:p>1380.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284]-(([.F284]-[.H285])*[.$K$1])" office:value-type="float" office:value="2.23259942538172E-025" calcext:value-type="float">
            <text:p>2.23259942538172E-25</text:p>
          </table:table-cell>
          <table:table-cell table:formula="of:=[.G284]-(([.G284]-[.B285])*[.$I$1])" office:value-type="float" office:value="0" calcext:value-type="float">
            <text:p>0</text:p>
          </table:table-cell>
          <table:table-cell table:formula="of:=[.H284]-(([.H284]-[.G285])*[.$J$1])" office:value-type="float" office:value="2.89868644518578E-030" calcext:value-type="float">
            <text:p>2.89868644518578E-30</text:p>
          </table:table-cell>
          <table:table-cell table:number-columns-repeated="13"/>
        </table:table-row>
        <table:table-row table:style-name="ro1">
          <table:table-cell office:value-type="float" office:value="1380.283" calcext:value-type="float">
            <text:p>1380.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285]-(([.F285]-[.H286])*[.$K$1])" office:value-type="float" office:value="5.58154204375097E-026" calcext:value-type="float">
            <text:p>5.58154204375097E-26</text:p>
          </table:table-cell>
          <table:table-cell table:formula="of:=[.G285]-(([.G285]-[.B286])*[.$I$1])" office:value-type="float" office:value="0" calcext:value-type="float">
            <text:p>0</text:p>
          </table:table-cell>
          <table:table-cell table:formula="of:=[.H285]-(([.H285]-[.G286])*[.$J$1])" office:value-type="float" office:value="5.79737289037155E-031" calcext:value-type="float">
            <text:p>5.79737289037155E-31</text:p>
          </table:table-cell>
          <table:table-cell table:number-columns-repeated="13"/>
        </table:table-row>
        <table:table-row table:style-name="ro1">
          <table:table-cell office:value-type="float" office:value="1380.439" calcext:value-type="float">
            <text:p>1380.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171875" calcext:value-type="float">
            <text:p>13735.76171875</text:p>
          </table:table-cell>
          <table:table-cell/>
          <table:table-cell table:formula="of:=[.F286]-(([.F286]-[.H287])*[.$K$1])" office:value-type="float" office:value="1.39539420699708E-026" calcext:value-type="float">
            <text:p>1.39539420699708E-26</text:p>
          </table:table-cell>
          <table:table-cell table:formula="of:=[.G286]-(([.G286]-[.B287])*[.$I$1])" office:value-type="float" office:value="0" calcext:value-type="float">
            <text:p>0</text:p>
          </table:table-cell>
          <table:table-cell table:formula="of:=[.H286]-(([.H286]-[.G287])*[.$J$1])" office:value-type="float" office:value="1.15947457807431E-031" calcext:value-type="float">
            <text:p>1.15947457807431E-31</text:p>
          </table:table-cell>
          <table:table-cell table:number-columns-repeated="13"/>
        </table:table-row>
        <table:table-row table:style-name="ro1">
          <table:table-cell office:value-type="float" office:value="1380.587" calcext:value-type="float">
            <text:p>1380.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87]-(([.F287]-[.H288])*[.$K$1])" office:value-type="float" office:value="3.48850290961137E-027" calcext:value-type="float">
            <text:p>3.48850290961137E-27</text:p>
          </table:table-cell>
          <table:table-cell table:formula="of:=[.G287]-(([.G287]-[.B288])*[.$I$1])" office:value-type="float" office:value="0" calcext:value-type="float">
            <text:p>0</text:p>
          </table:table-cell>
          <table:table-cell table:formula="of:=[.H287]-(([.H287]-[.G288])*[.$J$1])" office:value-type="float" office:value="2.31894915614862E-032" calcext:value-type="float">
            <text:p>2.31894915614862E-32</text:p>
          </table:table-cell>
          <table:table-cell table:number-columns-repeated="13"/>
        </table:table-row>
        <table:table-row table:style-name="ro1">
          <table:table-cell office:value-type="float" office:value="1380.617" calcext:value-type="float">
            <text:p>1380.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88]-(([.F288]-[.H289])*[.$K$1])" office:value-type="float" office:value="8.72129205826575E-028" calcext:value-type="float">
            <text:p>8.72129205826575E-28</text:p>
          </table:table-cell>
          <table:table-cell table:formula="of:=[.G288]-(([.G288]-[.B289])*[.$I$1])" office:value-type="float" office:value="0" calcext:value-type="float">
            <text:p>0</text:p>
          </table:table-cell>
          <table:table-cell table:formula="of:=[.H288]-(([.H288]-[.G289])*[.$J$1])" office:value-type="float" office:value="4.63789831229724E-033" calcext:value-type="float">
            <text:p>4.63789831229724E-33</text:p>
          </table:table-cell>
          <table:table-cell table:number-columns-repeated="13"/>
        </table:table-row>
        <table:table-row table:style-name="ro1">
          <table:table-cell office:value-type="float" office:value="1380.746" calcext:value-type="float">
            <text:p>1380.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89]-(([.F289]-[.H290])*[.$K$1])" office:value-type="float" office:value="2.18032997141391E-028" calcext:value-type="float">
            <text:p>2.18032997141391E-28</text:p>
          </table:table-cell>
          <table:table-cell table:formula="of:=[.G289]-(([.G289]-[.B290])*[.$I$1])" office:value-type="float" office:value="0" calcext:value-type="float">
            <text:p>0</text:p>
          </table:table-cell>
          <table:table-cell table:formula="of:=[.H289]-(([.H289]-[.G290])*[.$J$1])" office:value-type="float" office:value="9.27579662459448E-034" calcext:value-type="float">
            <text:p>9.27579662459448E-34</text:p>
          </table:table-cell>
          <table:table-cell table:number-columns-repeated="13"/>
        </table:table-row>
        <table:table-row table:style-name="ro1">
          <table:table-cell office:value-type="float" office:value="1380.883" calcext:value-type="float">
            <text:p>1380.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90]-(([.F290]-[.H291])*[.$K$1])" office:value-type="float" office:value="5.4508388422297E-029" calcext:value-type="float">
            <text:p>5.4508388422297E-29</text:p>
          </table:table-cell>
          <table:table-cell table:formula="of:=[.G290]-(([.G290]-[.B291])*[.$I$1])" office:value-type="float" office:value="0" calcext:value-type="float">
            <text:p>0</text:p>
          </table:table-cell>
          <table:table-cell table:formula="of:=[.H290]-(([.H290]-[.G291])*[.$J$1])" office:value-type="float" office:value="1.8551593249189E-034" calcext:value-type="float">
            <text:p>1.8551593249189E-34</text:p>
          </table:table-cell>
          <table:table-cell table:number-columns-repeated="13"/>
        </table:table-row>
        <table:table-row table:style-name="ro1">
          <table:table-cell office:value-type="float" office:value="1381.148" calcext:value-type="float">
            <text:p>1381.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91]-(([.F291]-[.H292])*[.$K$1])" office:value-type="float" office:value="1.36271249329641E-029" calcext:value-type="float">
            <text:p>1.36271249329641E-29</text:p>
          </table:table-cell>
          <table:table-cell table:formula="of:=[.G291]-(([.G291]-[.B292])*[.$I$1])" office:value-type="float" office:value="0" calcext:value-type="float">
            <text:p>0</text:p>
          </table:table-cell>
          <table:table-cell table:formula="of:=[.H291]-(([.H291]-[.G292])*[.$J$1])" office:value-type="float" office:value="3.71031864983779E-035" calcext:value-type="float">
            <text:p>3.71031864983779E-35</text:p>
          </table:table-cell>
          <table:table-cell table:number-columns-repeated="13"/>
        </table:table-row>
        <table:table-row table:style-name="ro1">
          <table:table-cell office:value-type="float" office:value="1381.28" calcext:value-type="float">
            <text:p>1381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92]-(([.F292]-[.H293])*[.$K$1])" office:value-type="float" office:value="3.40678679871901E-030" calcext:value-type="float">
            <text:p>3.40678679871901E-30</text:p>
          </table:table-cell>
          <table:table-cell table:formula="of:=[.G292]-(([.G292]-[.B293])*[.$I$1])" office:value-type="float" office:value="0" calcext:value-type="float">
            <text:p>0</text:p>
          </table:table-cell>
          <table:table-cell table:formula="of:=[.H292]-(([.H292]-[.G293])*[.$J$1])" office:value-type="float" office:value="7.42063729967558E-036" calcext:value-type="float">
            <text:p>7.42063729967558E-36</text:p>
          </table:table-cell>
          <table:table-cell table:number-columns-repeated="13"/>
        </table:table-row>
        <table:table-row table:style-name="ro1">
          <table:table-cell office:value-type="float" office:value="1381.314" calcext:value-type="float">
            <text:p>1381.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93]-(([.F293]-[.H294])*[.$K$1])" office:value-type="float" office:value="8.51697812775347E-031" calcext:value-type="float">
            <text:p>8.51697812775347E-31</text:p>
          </table:table-cell>
          <table:table-cell table:formula="of:=[.G293]-(([.G293]-[.B294])*[.$I$1])" office:value-type="float" office:value="0" calcext:value-type="float">
            <text:p>0</text:p>
          </table:table-cell>
          <table:table-cell table:formula="of:=[.H293]-(([.H293]-[.G294])*[.$J$1])" office:value-type="float" office:value="1.48412745993512E-036" calcext:value-type="float">
            <text:p>1.48412745993512E-36</text:p>
          </table:table-cell>
          <table:table-cell table:number-columns-repeated="13"/>
        </table:table-row>
        <table:table-row table:style-name="ro1">
          <table:table-cell office:value-type="float" office:value="1381.454" calcext:value-type="float">
            <text:p>1381.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94]-(([.F294]-[.H295])*[.$K$1])" office:value-type="float" office:value="2.12924675812956E-031" calcext:value-type="float">
            <text:p>2.12924675812956E-31</text:p>
          </table:table-cell>
          <table:table-cell table:formula="of:=[.G294]-(([.G294]-[.B295])*[.$I$1])" office:value-type="float" office:value="0" calcext:value-type="float">
            <text:p>0</text:p>
          </table:table-cell>
          <table:table-cell table:formula="of:=[.H294]-(([.H294]-[.G295])*[.$J$1])" office:value-type="float" office:value="2.96825491987023E-037" calcext:value-type="float">
            <text:p>2.96825491987023E-37</text:p>
          </table:table-cell>
          <table:table-cell table:number-columns-repeated="13"/>
        </table:table-row>
        <table:table-row table:style-name="ro1">
          <table:table-cell office:value-type="float" office:value="1381.596" calcext:value-type="float">
            <text:p>1381.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95]-(([.F295]-[.H296])*[.$K$1])" office:value-type="float" office:value="5.32312134770627E-032" calcext:value-type="float">
            <text:p>5.32312134770627E-32</text:p>
          </table:table-cell>
          <table:table-cell table:formula="of:=[.G295]-(([.G295]-[.B296])*[.$I$1])" office:value-type="float" office:value="0" calcext:value-type="float">
            <text:p>0</text:p>
          </table:table-cell>
          <table:table-cell table:formula="of:=[.H295]-(([.H295]-[.G296])*[.$J$1])" office:value-type="float" office:value="5.93650983974046E-038" calcext:value-type="float">
            <text:p>5.93650983974046E-38</text:p>
          </table:table-cell>
          <table:table-cell table:number-columns-repeated="13"/>
        </table:table-row>
        <table:table-row table:style-name="ro1">
          <table:table-cell office:value-type="float" office:value="1381.729" calcext:value-type="float">
            <text:p>1381.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96]-(([.F296]-[.H297])*[.$K$1])" office:value-type="float" office:value="1.33078122740304E-032" calcext:value-type="float">
            <text:p>1.33078122740304E-32</text:p>
          </table:table-cell>
          <table:table-cell table:formula="of:=[.G296]-(([.G296]-[.B297])*[.$I$1])" office:value-type="float" office:value="0" calcext:value-type="float">
            <text:p>0</text:p>
          </table:table-cell>
          <table:table-cell table:formula="of:=[.H296]-(([.H296]-[.G297])*[.$J$1])" office:value-type="float" office:value="1.18730196794809E-038" calcext:value-type="float">
            <text:p>1.18730196794809E-38</text:p>
          </table:table-cell>
          <table:table-cell table:number-columns-repeated="13"/>
        </table:table-row>
        <table:table-row table:style-name="ro1">
          <table:table-cell office:value-type="float" office:value="1381.859" calcext:value-type="float">
            <text:p>1381.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97]-(([.F297]-[.H298])*[.$K$1])" office:value-type="float" office:value="3.32695484946056E-033" calcext:value-type="float">
            <text:p>3.32695484946056E-33</text:p>
          </table:table-cell>
          <table:table-cell table:formula="of:=[.G297]-(([.G297]-[.B298])*[.$I$1])" office:value-type="float" office:value="0" calcext:value-type="float">
            <text:p>0</text:p>
          </table:table-cell>
          <table:table-cell table:formula="of:=[.H297]-(([.H297]-[.G298])*[.$J$1])" office:value-type="float" office:value="2.37460393589618E-039" calcext:value-type="float">
            <text:p>2.37460393589618E-39</text:p>
          </table:table-cell>
          <table:table-cell table:number-columns-repeated="13"/>
        </table:table-row>
        <table:table-row table:style-name="ro1">
          <table:table-cell office:value-type="float" office:value="1382.001" calcext:value-type="float">
            <text:p>1382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98]-(([.F298]-[.H299])*[.$K$1])" office:value-type="float" office:value="8.31739068555731E-034" calcext:value-type="float">
            <text:p>8.31739068555731E-34</text:p>
          </table:table-cell>
          <table:table-cell table:formula="of:=[.G298]-(([.G298]-[.B299])*[.$I$1])" office:value-type="float" office:value="0" calcext:value-type="float">
            <text:p>0</text:p>
          </table:table-cell>
          <table:table-cell table:formula="of:=[.H298]-(([.H298]-[.G299])*[.$J$1])" office:value-type="float" office:value="4.74920787179236E-040" calcext:value-type="float">
            <text:p>4.74920787179236E-40</text:p>
          </table:table-cell>
          <table:table-cell table:number-columns-repeated="13"/>
        </table:table-row>
        <table:table-row table:style-name="ro1">
          <table:table-cell office:value-type="float" office:value="1382.415" calcext:value-type="float">
            <text:p>1382.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99]-(([.F299]-[.H300])*[.$K$1])" office:value-type="float" office:value="2.07934838377051E-034" calcext:value-type="float">
            <text:p>2.07934838377051E-34</text:p>
          </table:table-cell>
          <table:table-cell table:formula="of:=[.G299]-(([.G299]-[.B300])*[.$I$1])" office:value-type="float" office:value="0" calcext:value-type="float">
            <text:p>0</text:p>
          </table:table-cell>
          <table:table-cell table:formula="of:=[.H299]-(([.H299]-[.G300])*[.$J$1])" office:value-type="float" office:value="9.49841574358473E-041" calcext:value-type="float">
            <text:p>9.49841574358473E-41</text:p>
          </table:table-cell>
          <table:table-cell table:number-columns-repeated="13"/>
        </table:table-row>
        <table:table-row table:style-name="ro1">
          <table:table-cell office:value-type="float" office:value="1382.553" calcext:value-type="float">
            <text:p>1382.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300]-(([.F300]-[.H301])*[.$K$1])" office:value-type="float" office:value="5.19837238418863E-035" calcext:value-type="float">
            <text:p>5.19837238418863E-35</text:p>
          </table:table-cell>
          <table:table-cell table:formula="of:=[.G300]-(([.G300]-[.B301])*[.$I$1])" office:value-type="float" office:value="0" calcext:value-type="float">
            <text:p>0</text:p>
          </table:table-cell>
          <table:table-cell table:formula="of:=[.H300]-(([.H300]-[.G301])*[.$J$1])" office:value-type="float" office:value="1.89968314871694E-041" calcext:value-type="float">
            <text:p>1.89968314871694E-41</text:p>
          </table:table-cell>
          <table:table-cell table:number-columns-repeated="13"/>
        </table:table-row>
        <table:table-row table:style-name="ro1">
          <table:table-cell office:value-type="float" office:value="1382.69" calcext:value-type="float">
            <text:p>1382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301]-(([.F301]-[.H302])*[.$K$1])" office:value-type="float" office:value="1.29959338099963E-035" calcext:value-type="float">
            <text:p>1.29959338099963E-35</text:p>
          </table:table-cell>
          <table:table-cell table:formula="of:=[.G301]-(([.G301]-[.B302])*[.$I$1])" office:value-type="float" office:value="0" calcext:value-type="float">
            <text:p>0</text:p>
          </table:table-cell>
          <table:table-cell table:formula="of:=[.H301]-(([.H301]-[.G302])*[.$J$1])" office:value-type="float" office:value="3.79936629743389E-042" calcext:value-type="float">
            <text:p>3.79936629743389E-42</text:p>
          </table:table-cell>
          <table:table-cell table:number-columns-repeated="13"/>
        </table:table-row>
        <table:table-row table:style-name="ro1">
          <table:table-cell office:value-type="float" office:value="1382.814" calcext:value-type="float">
            <text:p>1382.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78125" calcext:value-type="float">
            <text:p>13735.7578125</text:p>
          </table:table-cell>
          <table:table-cell/>
          <table:table-cell table:formula="of:=[.F302]-(([.F302]-[.H303])*[.$K$1])" office:value-type="float" office:value="3.24898402240402E-036" calcext:value-type="float">
            <text:p>3.24898402240402E-36</text:p>
          </table:table-cell>
          <table:table-cell table:formula="of:=[.G302]-(([.G302]-[.B303])*[.$I$1])" office:value-type="float" office:value="0" calcext:value-type="float">
            <text:p>0</text:p>
          </table:table-cell>
          <table:table-cell table:formula="of:=[.H302]-(([.H302]-[.G303])*[.$J$1])" office:value-type="float" office:value="7.59873259486778E-043" calcext:value-type="float">
            <text:p>7.59873259486778E-43</text:p>
          </table:table-cell>
          <table:table-cell table:number-columns-repeated="13"/>
        </table:table-row>
        <table:table-row table:style-name="ro1">
          <table:table-cell office:value-type="float" office:value="1382.961" calcext:value-type="float">
            <text:p>1382.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303]-(([.F303]-[.H304])*[.$K$1])" office:value-type="float" office:value="8.12246119581993E-037" calcext:value-type="float">
            <text:p>8.12246119581993E-37</text:p>
          </table:table-cell>
          <table:table-cell table:formula="of:=[.G303]-(([.G303]-[.B304])*[.$I$1])" office:value-type="float" office:value="0" calcext:value-type="float">
            <text:p>0</text:p>
          </table:table-cell>
          <table:table-cell table:formula="of:=[.H303]-(([.H303]-[.G304])*[.$J$1])" office:value-type="float" office:value="1.51974651897356E-043" calcext:value-type="float">
            <text:p>1.51974651897356E-43</text:p>
          </table:table-cell>
          <table:table-cell table:number-columns-repeated="13"/>
        </table:table-row>
        <table:table-row table:style-name="ro1">
          <table:table-cell office:value-type="float" office:value="1383.252" calcext:value-type="float">
            <text:p>1383.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304]-(([.F304]-[.H305])*[.$K$1])" office:value-type="float" office:value="2.03061552691696E-037" calcext:value-type="float">
            <text:p>2.03061552691696E-37</text:p>
          </table:table-cell>
          <table:table-cell table:formula="of:=[.G304]-(([.G304]-[.B305])*[.$I$1])" office:value-type="float" office:value="0" calcext:value-type="float">
            <text:p>0</text:p>
          </table:table-cell>
          <table:table-cell table:formula="of:=[.H304]-(([.H304]-[.G305])*[.$J$1])" office:value-type="float" office:value="3.03949303794711E-044" calcext:value-type="float">
            <text:p>3.03949303794711E-44</text:p>
          </table:table-cell>
          <table:table-cell table:number-columns-repeated="13"/>
        </table:table-row>
        <table:table-row table:style-name="ro1">
          <table:table-cell office:value-type="float" office:value="1383.379" calcext:value-type="float">
            <text:p>1383.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305]-(([.F305]-[.H306])*[.$K$1])" office:value-type="float" office:value="5.07653927321636E-038" calcext:value-type="float">
            <text:p>5.07653927321636E-38</text:p>
          </table:table-cell>
          <table:table-cell table:formula="of:=[.G305]-(([.G305]-[.B306])*[.$I$1])" office:value-type="float" office:value="0" calcext:value-type="float">
            <text:p>0</text:p>
          </table:table-cell>
          <table:table-cell table:formula="of:=[.H305]-(([.H305]-[.G306])*[.$J$1])" office:value-type="float" office:value="6.07898607589422E-045" calcext:value-type="float">
            <text:p>6.07898607589422E-45</text:p>
          </table:table-cell>
          <table:table-cell table:number-columns-repeated="13"/>
        </table:table-row>
        <table:table-row table:style-name="ro1">
          <table:table-cell office:value-type="float" office:value="1383.409" calcext:value-type="float">
            <text:p>1383.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306]-(([.F306]-[.H307])*[.$K$1])" office:value-type="float" office:value="1.26913490948888E-038" calcext:value-type="float">
            <text:p>1.26913490948888E-38</text:p>
          </table:table-cell>
          <table:table-cell table:formula="of:=[.G306]-(([.G306]-[.B307])*[.$I$1])" office:value-type="float" office:value="0" calcext:value-type="float">
            <text:p>0</text:p>
          </table:table-cell>
          <table:table-cell table:formula="of:=[.H306]-(([.H306]-[.G307])*[.$J$1])" office:value-type="float" office:value="1.21579721517884E-045" calcext:value-type="float">
            <text:p>1.21579721517884E-45</text:p>
          </table:table-cell>
          <table:table-cell table:number-columns-repeated="13"/>
        </table:table-row>
        <table:table-row table:style-name="ro1">
          <table:table-cell office:value-type="float" office:value="1383.533" calcext:value-type="float">
            <text:p>1383.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307]-(([.F307]-[.H308])*[.$K$1])" office:value-type="float" office:value="3.17283745609178E-039" calcext:value-type="float">
            <text:p>3.17283745609178E-39</text:p>
          </table:table-cell>
          <table:table-cell table:formula="of:=[.G307]-(([.G307]-[.B308])*[.$I$1])" office:value-type="float" office:value="0" calcext:value-type="float">
            <text:p>0</text:p>
          </table:table-cell>
          <table:table-cell table:formula="of:=[.H307]-(([.H307]-[.G308])*[.$J$1])" office:value-type="float" office:value="2.43159443035769E-046" calcext:value-type="float">
            <text:p>2.43159443035769E-46</text:p>
          </table:table-cell>
          <table:table-cell table:number-columns-repeated="13"/>
        </table:table-row>
        <table:table-row table:style-name="ro1">
          <table:table-cell office:value-type="float" office:value="1383.652" calcext:value-type="float">
            <text:p>1383.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308]-(([.F308]-[.H309])*[.$K$1])" office:value-type="float" office:value="7.93209400496862E-040" calcext:value-type="float">
            <text:p>7.93209400496862E-40</text:p>
          </table:table-cell>
          <table:table-cell table:formula="of:=[.G308]-(([.G308]-[.B309])*[.$I$1])" office:value-type="float" office:value="0" calcext:value-type="float">
            <text:p>0</text:p>
          </table:table-cell>
          <table:table-cell table:formula="of:=[.H308]-(([.H308]-[.G309])*[.$J$1])" office:value-type="float" office:value="4.86318886071538E-047" calcext:value-type="float">
            <text:p>4.86318886071538E-47</text:p>
          </table:table-cell>
          <table:table-cell table:number-columns-repeated="13"/>
        </table:table-row>
        <table:table-row table:style-name="ro1">
          <table:table-cell office:value-type="float" office:value="1383.903" calcext:value-type="float">
            <text:p>1383.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309]-(([.F309]-[.H310])*[.$K$1])" office:value-type="float" office:value="1.98302357418999E-040" calcext:value-type="float">
            <text:p>1.98302357418999E-40</text:p>
          </table:table-cell>
          <table:table-cell table:formula="of:=[.G309]-(([.G309]-[.B310])*[.$I$1])" office:value-type="float" office:value="0" calcext:value-type="float">
            <text:p>0</text:p>
          </table:table-cell>
          <table:table-cell table:formula="of:=[.H309]-(([.H309]-[.G310])*[.$J$1])" office:value-type="float" office:value="9.72637772143075E-048" calcext:value-type="float">
            <text:p>9.72637772143075E-48</text:p>
          </table:table-cell>
          <table:table-cell table:number-columns-repeated="13"/>
        </table:table-row>
        <table:table-row table:style-name="ro1">
          <table:table-cell office:value-type="float" office:value="1384.038" calcext:value-type="float">
            <text:p>1384.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310]-(([.F310]-[.H311])*[.$K$1])" office:value-type="float" office:value="4.95755908137064E-041" calcext:value-type="float">
            <text:p>4.95755908137064E-41</text:p>
          </table:table-cell>
          <table:table-cell table:formula="of:=[.G310]-(([.G310]-[.B311])*[.$I$1])" office:value-type="float" office:value="0" calcext:value-type="float">
            <text:p>0</text:p>
          </table:table-cell>
          <table:table-cell table:formula="of:=[.H310]-(([.H310]-[.G311])*[.$J$1])" office:value-type="float" office:value="1.94527554428615E-048" calcext:value-type="float">
            <text:p>1.94527554428615E-48</text:p>
          </table:table-cell>
          <table:table-cell table:number-columns-repeated="13"/>
        </table:table-row>
        <table:table-row table:style-name="ro1">
          <table:table-cell office:value-type="float" office:value="1384.18" calcext:value-type="float">
            <text:p>1384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09765625" calcext:value-type="float">
            <text:p>13735.7509765625</text:p>
          </table:table-cell>
          <table:table-cell/>
          <table:table-cell table:formula="of:=[.F311]-(([.F311]-[.H312])*[.$K$1])" office:value-type="float" office:value="1.23938979952179E-041" calcext:value-type="float">
            <text:p>1.23938979952179E-41</text:p>
          </table:table-cell>
          <table:table-cell table:formula="of:=[.G311]-(([.G311]-[.B312])*[.$I$1])" office:value-type="float" office:value="0" calcext:value-type="float">
            <text:p>0</text:p>
          </table:table-cell>
          <table:table-cell table:formula="of:=[.H311]-(([.H311]-[.G312])*[.$J$1])" office:value-type="float" office:value="3.8905510885723E-049" calcext:value-type="float">
            <text:p>3.8905510885723E-49</text:p>
          </table:table-cell>
          <table:table-cell table:number-columns-repeated="13"/>
        </table:table-row>
        <table:table-row table:style-name="ro1">
          <table:table-cell office:value-type="float" office:value="1384.317" calcext:value-type="float">
            <text:p>1384.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90234375" calcext:value-type="float">
            <text:p>13735.7490234375</text:p>
          </table:table-cell>
          <table:table-cell/>
          <table:table-cell table:formula="of:=[.F312]-(([.F312]-[.H313])*[.$K$1])" office:value-type="float" office:value="3.09847455716275E-042" calcext:value-type="float">
            <text:p>3.09847455716275E-42</text:p>
          </table:table-cell>
          <table:table-cell table:formula="of:=[.G312]-(([.G312]-[.B313])*[.$I$1])" office:value-type="float" office:value="0" calcext:value-type="float">
            <text:p>0</text:p>
          </table:table-cell>
          <table:table-cell table:formula="of:=[.H312]-(([.H312]-[.G313])*[.$J$1])" office:value-type="float" office:value="7.7811021771446E-050" calcext:value-type="float">
            <text:p>7.7811021771446E-50</text:p>
          </table:table-cell>
          <table:table-cell table:number-columns-repeated="13"/>
        </table:table-row>
        <table:table-row table:style-name="ro1">
          <table:table-cell office:value-type="float" office:value="1384.447" calcext:value-type="float">
            <text:p>1384.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8046875" calcext:value-type="float">
            <text:p>13735.748046875</text:p>
          </table:table-cell>
          <table:table-cell/>
          <table:table-cell table:formula="of:=[.F313]-(([.F313]-[.H314])*[.$K$1])" office:value-type="float" office:value="7.7461865096234E-043" calcext:value-type="float">
            <text:p>7.7461865096234E-43</text:p>
          </table:table-cell>
          <table:table-cell table:formula="of:=[.G313]-(([.G313]-[.B314])*[.$I$1])" office:value-type="float" office:value="0" calcext:value-type="float">
            <text:p>0</text:p>
          </table:table-cell>
          <table:table-cell table:formula="of:=[.H313]-(([.H313]-[.G314])*[.$J$1])" office:value-type="float" office:value="1.55622043542892E-050" calcext:value-type="float">
            <text:p>1.55622043542892E-50</text:p>
          </table:table-cell>
          <table:table-cell table:number-columns-repeated="13"/>
        </table:table-row>
        <table:table-row table:style-name="ro1">
          <table:table-cell office:value-type="float" office:value="1384.594" calcext:value-type="float">
            <text:p>1384.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314]-(([.F314]-[.H315])*[.$K$1])" office:value-type="float" office:value="1.93654665074916E-043" calcext:value-type="float">
            <text:p>1.93654665074916E-43</text:p>
          </table:table-cell>
          <table:table-cell table:formula="of:=[.G314]-(([.G314]-[.B315])*[.$I$1])" office:value-type="float" office:value="0" calcext:value-type="float">
            <text:p>0</text:p>
          </table:table-cell>
          <table:table-cell table:formula="of:=[.H314]-(([.H314]-[.G315])*[.$J$1])" office:value-type="float" office:value="3.11244087085784E-051" calcext:value-type="float">
            <text:p>3.11244087085784E-51</text:p>
          </table:table-cell>
          <table:table-cell table:number-columns-repeated="13"/>
        </table:table-row>
        <table:table-row table:style-name="ro1">
          <table:table-cell office:value-type="float" office:value="1384.725" calcext:value-type="float">
            <text:p>1384.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315]-(([.F315]-[.H316])*[.$K$1])" office:value-type="float" office:value="4.84136667355951E-044" calcext:value-type="float">
            <text:p>4.84136667355951E-44</text:p>
          </table:table-cell>
          <table:table-cell table:formula="of:=[.G315]-(([.G315]-[.B316])*[.$I$1])" office:value-type="float" office:value="0" calcext:value-type="float">
            <text:p>0</text:p>
          </table:table-cell>
          <table:table-cell table:formula="of:=[.H315]-(([.H315]-[.G316])*[.$J$1])" office:value-type="float" office:value="6.22488174171568E-052" calcext:value-type="float">
            <text:p>6.22488174171568E-52</text:p>
          </table:table-cell>
          <table:table-cell table:number-columns-repeated="13"/>
        </table:table-row>
        <table:table-row table:style-name="ro1">
          <table:table-cell office:value-type="float" office:value="1384.868" calcext:value-type="float">
            <text:p>1384.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316]-(([.F316]-[.H317])*[.$K$1])" office:value-type="float" office:value="1.2103416777272E-044" calcext:value-type="float">
            <text:p>1.2103416777272E-44</text:p>
          </table:table-cell>
          <table:table-cell table:formula="of:=[.G316]-(([.G316]-[.B317])*[.$I$1])" office:value-type="float" office:value="0" calcext:value-type="float">
            <text:p>0</text:p>
          </table:table-cell>
          <table:table-cell table:formula="of:=[.H316]-(([.H316]-[.G317])*[.$J$1])" office:value-type="float" office:value="1.24497634834314E-052" calcext:value-type="float">
            <text:p>1.24497634834314E-52</text:p>
          </table:table-cell>
          <table:table-cell table:number-columns-repeated="13"/>
        </table:table-row>
        <table:table-row table:style-name="ro1">
          <table:table-cell office:value-type="float" office:value="1385.009" calcext:value-type="float">
            <text:p>1385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317]-(([.F317]-[.H318])*[.$K$1])" office:value-type="float" office:value="3.02585421299264E-045" calcext:value-type="float">
            <text:p>3.02585421299264E-45</text:p>
          </table:table-cell>
          <table:table-cell table:formula="of:=[.G317]-(([.G317]-[.B318])*[.$I$1])" office:value-type="float" office:value="0" calcext:value-type="float">
            <text:p>0</text:p>
          </table:table-cell>
          <table:table-cell table:formula="of:=[.H317]-(([.H317]-[.G318])*[.$J$1])" office:value-type="float" office:value="2.48995269668627E-053" calcext:value-type="float">
            <text:p>2.48995269668627E-53</text:p>
          </table:table-cell>
          <table:table-cell table:number-columns-repeated="13"/>
        </table:table-row>
        <table:table-row table:style-name="ro1">
          <table:table-cell office:value-type="float" office:value="1385.143" calcext:value-type="float">
            <text:p>1385.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318]-(([.F318]-[.H319])*[.$K$1])" office:value-type="float" office:value="7.56463556983089E-046" calcext:value-type="float">
            <text:p>7.56463556983089E-46</text:p>
          </table:table-cell>
          <table:table-cell table:formula="of:=[.G318]-(([.G318]-[.B319])*[.$I$1])" office:value-type="float" office:value="0" calcext:value-type="float">
            <text:p>0</text:p>
          </table:table-cell>
          <table:table-cell table:formula="of:=[.H318]-(([.H318]-[.G319])*[.$J$1])" office:value-type="float" office:value="4.97990539337254E-054" calcext:value-type="float">
            <text:p>4.97990539337254E-54</text:p>
          </table:table-cell>
          <table:table-cell table:number-columns-repeated="13"/>
        </table:table-row>
        <table:table-row table:style-name="ro1">
          <table:table-cell office:value-type="float" office:value="1385.273" calcext:value-type="float">
            <text:p>1385.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319]-(([.F319]-[.H320])*[.$K$1])" office:value-type="float" office:value="1.89115889992758E-046" calcext:value-type="float">
            <text:p>1.89115889992758E-46</text:p>
          </table:table-cell>
          <table:table-cell table:formula="of:=[.G319]-(([.G319]-[.B320])*[.$I$1])" office:value-type="float" office:value="0" calcext:value-type="float">
            <text:p>0</text:p>
          </table:table-cell>
          <table:table-cell table:formula="of:=[.H319]-(([.H319]-[.G320])*[.$J$1])" office:value-type="float" office:value="9.95981078674508E-055" calcext:value-type="float">
            <text:p>9.95981078674508E-55</text:p>
          </table:table-cell>
          <table:table-cell table:number-columns-repeated="13"/>
        </table:table-row>
        <table:table-row table:style-name="ro1">
          <table:table-cell office:value-type="float" office:value="1385.416" calcext:value-type="float">
            <text:p>1385.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320]-(([.F320]-[.H321])*[.$K$1])" office:value-type="float" office:value="4.72789726475867E-047" calcext:value-type="float">
            <text:p>4.72789726475867E-47</text:p>
          </table:table-cell>
          <table:table-cell table:formula="of:=[.G320]-(([.G320]-[.B321])*[.$I$1])" office:value-type="float" office:value="0" calcext:value-type="float">
            <text:p>0</text:p>
          </table:table-cell>
          <table:table-cell table:formula="of:=[.H320]-(([.H320]-[.G321])*[.$J$1])" office:value-type="float" office:value="1.99196215734901E-055" calcext:value-type="float">
            <text:p>1.99196215734901E-55</text:p>
          </table:table-cell>
          <table:table-cell table:number-columns-repeated="13"/>
        </table:table-row>
        <table:table-row table:style-name="ro1">
          <table:table-cell office:value-type="float" office:value="1385.546" calcext:value-type="float">
            <text:p>1385.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321]-(([.F321]-[.H322])*[.$K$1])" office:value-type="float" office:value="1.18197431917761E-047" calcext:value-type="float">
            <text:p>1.18197431917761E-47</text:p>
          </table:table-cell>
          <table:table-cell table:formula="of:=[.G321]-(([.G321]-[.B322])*[.$I$1])" office:value-type="float" office:value="0" calcext:value-type="float">
            <text:p>0</text:p>
          </table:table-cell>
          <table:table-cell table:formula="of:=[.H321]-(([.H321]-[.G322])*[.$J$1])" office:value-type="float" office:value="3.98392431469803E-056" calcext:value-type="float">
            <text:p>3.98392431469803E-56</text:p>
          </table:table-cell>
          <table:table-cell table:number-columns-repeated="13"/>
        </table:table-row>
        <table:table-row table:style-name="ro1">
          <table:table-cell office:value-type="float" office:value="1385.688" calcext:value-type="float">
            <text:p>1385.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322]-(([.F322]-[.H323])*[.$K$1])" office:value-type="float" office:value="2.95493580391991E-048" calcext:value-type="float">
            <text:p>2.95493580391991E-48</text:p>
          </table:table-cell>
          <table:table-cell table:formula="of:=[.G322]-(([.G322]-[.B323])*[.$I$1])" office:value-type="float" office:value="0" calcext:value-type="float">
            <text:p>0</text:p>
          </table:table-cell>
          <table:table-cell table:formula="of:=[.H322]-(([.H322]-[.G323])*[.$J$1])" office:value-type="float" office:value="7.96784862939605E-057" calcext:value-type="float">
            <text:p>7.96784862939605E-57</text:p>
          </table:table-cell>
          <table:table-cell table:number-columns-repeated="13"/>
        </table:table-row>
        <table:table-row table:style-name="ro1">
          <table:table-cell office:value-type="float" office:value="1385.818" calcext:value-type="float">
            <text:p>1385.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323]-(([.F323]-[.H324])*[.$K$1])" office:value-type="float" office:value="7.38733952175156E-049" calcext:value-type="float">
            <text:p>7.38733952175156E-49</text:p>
          </table:table-cell>
          <table:table-cell table:formula="of:=[.G323]-(([.G323]-[.B324])*[.$I$1])" office:value-type="float" office:value="0" calcext:value-type="float">
            <text:p>0</text:p>
          </table:table-cell>
          <table:table-cell table:formula="of:=[.H323]-(([.H323]-[.G324])*[.$J$1])" office:value-type="float" office:value="1.59356972587921E-057" calcext:value-type="float">
            <text:p>1.59356972587921E-57</text:p>
          </table:table-cell>
          <table:table-cell table:number-columns-repeated="13"/>
        </table:table-row>
        <table:table-row table:style-name="ro1">
          <table:table-cell office:value-type="float" office:value="1386.094" calcext:value-type="float">
            <text:p>1386.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324]-(([.F324]-[.H325])*[.$K$1])" office:value-type="float" office:value="1.84683488282824E-049" calcext:value-type="float">
            <text:p>1.84683488282824E-49</text:p>
          </table:table-cell>
          <table:table-cell table:formula="of:=[.G324]-(([.G324]-[.B325])*[.$I$1])" office:value-type="float" office:value="0" calcext:value-type="float">
            <text:p>0</text:p>
          </table:table-cell>
          <table:table-cell table:formula="of:=[.H324]-(([.H324]-[.G325])*[.$J$1])" office:value-type="float" office:value="3.18713945175842E-058" calcext:value-type="float">
            <text:p>3.18713945175842E-58</text:p>
          </table:table-cell>
          <table:table-cell table:number-columns-repeated="13"/>
        </table:table-row>
        <table:table-row table:style-name="ro1">
          <table:table-cell office:value-type="float" office:value="1386.233" calcext:value-type="float">
            <text:p>1386.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" calcext:value-type="float">
            <text:p>13735.75</text:p>
          </table:table-cell>
          <table:table-cell/>
          <table:table-cell table:formula="of:=[.F325]-(([.F325]-[.H326])*[.$K$1])" office:value-type="float" office:value="4.61708721185132E-050" calcext:value-type="float">
            <text:p>4.61708721185132E-50</text:p>
          </table:table-cell>
          <table:table-cell table:formula="of:=[.G325]-(([.G325]-[.B326])*[.$I$1])" office:value-type="float" office:value="0" calcext:value-type="float">
            <text:p>0</text:p>
          </table:table-cell>
          <table:table-cell table:formula="of:=[.H325]-(([.H325]-[.G326])*[.$J$1])" office:value-type="float" office:value="6.37427890351684E-059" calcext:value-type="float">
            <text:p>6.37427890351684E-59</text:p>
          </table:table-cell>
          <table:table-cell table:number-columns-repeated="13"/>
        </table:table-row>
        <table:table-row table:style-name="ro1">
          <table:table-cell office:value-type="float" office:value="1386.372" calcext:value-type="float">
            <text:p>1386.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29296875" calcext:value-type="float">
            <text:p>13735.7529296875</text:p>
          </table:table-cell>
          <table:table-cell/>
          <table:table-cell table:formula="of:=[.F326]-(([.F326]-[.H327])*[.$K$1])" office:value-type="float" office:value="1.15427180391897E-050" calcext:value-type="float">
            <text:p>1.15427180391897E-50</text:p>
          </table:table-cell>
          <table:table-cell table:formula="of:=[.G326]-(([.G326]-[.B327])*[.$I$1])" office:value-type="float" office:value="0" calcext:value-type="float">
            <text:p>0</text:p>
          </table:table-cell>
          <table:table-cell table:formula="of:=[.H326]-(([.H326]-[.G327])*[.$J$1])" office:value-type="float" office:value="1.27485578070337E-059" calcext:value-type="float">
            <text:p>1.27485578070337E-59</text:p>
          </table:table-cell>
          <table:table-cell table:number-columns-repeated="13"/>
        </table:table-row>
        <table:table-row table:style-name="ro1">
          <table:table-cell office:value-type="float" office:value="1386.503" calcext:value-type="float">
            <text:p>1386.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5859375" calcext:value-type="float">
            <text:p>13735.755859375</text:p>
          </table:table-cell>
          <table:table-cell/>
          <table:table-cell table:formula="of:=[.F327]-(([.F327]-[.H328])*[.$K$1])" office:value-type="float" office:value="2.88567951170971E-051" calcext:value-type="float">
            <text:p>2.88567951170971E-51</text:p>
          </table:table-cell>
          <table:table-cell table:formula="of:=[.G327]-(([.G327]-[.B328])*[.$I$1])" office:value-type="float" office:value="0" calcext:value-type="float">
            <text:p>0</text:p>
          </table:table-cell>
          <table:table-cell table:formula="of:=[.H327]-(([.H327]-[.G328])*[.$J$1])" office:value-type="float" office:value="2.54971156140673E-060" calcext:value-type="float">
            <text:p>2.54971156140673E-60</text:p>
          </table:table-cell>
          <table:table-cell table:number-columns-repeated="13"/>
        </table:table-row>
        <table:table-row table:style-name="ro1">
          <table:table-cell office:value-type="float" office:value="1386.634" calcext:value-type="float">
            <text:p>1386.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87890625" calcext:value-type="float">
            <text:p>13735.7587890625</text:p>
          </table:table-cell>
          <table:table-cell/>
          <table:table-cell table:formula="of:=[.F328]-(([.F328]-[.H329])*[.$K$1])" office:value-type="float" office:value="7.21419878309885E-052" calcext:value-type="float">
            <text:p>7.21419878309885E-52</text:p>
          </table:table-cell>
          <table:table-cell table:formula="of:=[.G328]-(([.G328]-[.B329])*[.$I$1])" office:value-type="float" office:value="0" calcext:value-type="float">
            <text:p>0</text:p>
          </table:table-cell>
          <table:table-cell table:formula="of:=[.H328]-(([.H328]-[.G329])*[.$J$1])" office:value-type="float" office:value="5.09942312281347E-061" calcext:value-type="float">
            <text:p>5.09942312281347E-61</text:p>
          </table:table-cell>
          <table:table-cell table:number-columns-repeated="13"/>
        </table:table-row>
        <table:table-row table:style-name="ro1">
          <table:table-cell office:value-type="float" office:value="1386.786" calcext:value-type="float">
            <text:p>1386.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171875" calcext:value-type="float">
            <text:p>13735.76171875</text:p>
          </table:table-cell>
          <table:table-cell/>
          <table:table-cell table:formula="of:=[.F329]-(([.F329]-[.H330])*[.$K$1])" office:value-type="float" office:value="1.80354969653963E-052" calcext:value-type="float">
            <text:p>1.80354969653963E-52</text:p>
          </table:table-cell>
          <table:table-cell table:formula="of:=[.G329]-(([.G329]-[.B330])*[.$I$1])" office:value-type="float" office:value="0" calcext:value-type="float">
            <text:p>0</text:p>
          </table:table-cell>
          <table:table-cell table:formula="of:=[.H329]-(([.H329]-[.G330])*[.$J$1])" office:value-type="float" office:value="1.01988462456269E-061" calcext:value-type="float">
            <text:p>1.01988462456269E-61</text:p>
          </table:table-cell>
          <table:table-cell table:number-columns-repeated="13"/>
        </table:table-row>
        <table:table-row table:style-name="ro1">
          <table:table-cell office:value-type="float" office:value="1386.932" calcext:value-type="float">
            <text:p>1386.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330]-(([.F330]-[.H331])*[.$K$1])" office:value-type="float" office:value="4.50887424287889E-053" calcext:value-type="float">
            <text:p>4.50887424287889E-53</text:p>
          </table:table-cell>
          <table:table-cell table:formula="of:=[.G330]-(([.G330]-[.B331])*[.$I$1])" office:value-type="float" office:value="0" calcext:value-type="float">
            <text:p>0</text:p>
          </table:table-cell>
          <table:table-cell table:formula="of:=[.H330]-(([.H330]-[.G331])*[.$J$1])" office:value-type="float" office:value="2.03976924912539E-062" calcext:value-type="float">
            <text:p>2.03976924912539E-62</text:p>
          </table:table-cell>
          <table:table-cell table:number-columns-repeated="13"/>
        </table:table-row>
        <table:table-row table:style-name="ro1">
          <table:table-cell office:value-type="float" office:value="1387.071" calcext:value-type="float">
            <text:p>1387.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331]-(([.F331]-[.H332])*[.$K$1])" office:value-type="float" office:value="1.12721856102569E-053" calcext:value-type="float">
            <text:p>1.12721856102569E-53</text:p>
          </table:table-cell>
          <table:table-cell table:formula="of:=[.G331]-(([.G331]-[.B332])*[.$I$1])" office:value-type="float" office:value="0" calcext:value-type="float">
            <text:p>0</text:p>
          </table:table-cell>
          <table:table-cell table:formula="of:=[.H331]-(([.H331]-[.G332])*[.$J$1])" office:value-type="float" office:value="4.07953849825077E-063" calcext:value-type="float">
            <text:p>4.07953849825077E-63</text:p>
          </table:table-cell>
          <table:table-cell table:number-columns-repeated="13"/>
        </table:table-row>
        <table:table-row table:style-name="ro1">
          <table:table-cell office:value-type="float" office:value="1387.206" calcext:value-type="float">
            <text:p>1387.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332]-(([.F332]-[.H333])*[.$K$1])" office:value-type="float" office:value="2.81804640317615E-054" calcext:value-type="float">
            <text:p>2.81804640317615E-54</text:p>
          </table:table-cell>
          <table:table-cell table:formula="of:=[.G332]-(([.G332]-[.B333])*[.$I$1])" office:value-type="float" office:value="0" calcext:value-type="float">
            <text:p>0</text:p>
          </table:table-cell>
          <table:table-cell table:formula="of:=[.H332]-(([.H332]-[.G333])*[.$J$1])" office:value-type="float" office:value="8.15907699650154E-064" calcext:value-type="float">
            <text:p>8.15907699650154E-64</text:p>
          </table:table-cell>
          <table:table-cell table:number-columns-repeated="13"/>
        </table:table-row>
        <table:table-row table:style-name="ro1">
          <table:table-cell office:value-type="float" office:value="1387.345" calcext:value-type="float">
            <text:p>1387.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333]-(([.F333]-[.H334])*[.$K$1])" office:value-type="float" office:value="7.04511600916424E-055" calcext:value-type="float">
            <text:p>7.04511600916424E-55</text:p>
          </table:table-cell>
          <table:table-cell table:formula="of:=[.G333]-(([.G333]-[.B334])*[.$I$1])" office:value-type="float" office:value="0" calcext:value-type="float">
            <text:p>0</text:p>
          </table:table-cell>
          <table:table-cell table:formula="of:=[.H333]-(([.H333]-[.G334])*[.$J$1])" office:value-type="float" office:value="1.63181539930031E-064" calcext:value-type="float">
            <text:p>1.63181539930031E-64</text:p>
          </table:table-cell>
          <table:table-cell table:number-columns-repeated="13"/>
        </table:table-row>
        <table:table-row table:style-name="ro1">
          <table:table-cell office:value-type="float" office:value="1387.473" calcext:value-type="float">
            <text:p>1387.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334]-(([.F334]-[.H335])*[.$K$1])" office:value-type="float" office:value="1.76127900253583E-055" calcext:value-type="float">
            <text:p>1.76127900253583E-55</text:p>
          </table:table-cell>
          <table:table-cell table:formula="of:=[.G334]-(([.G334]-[.B335])*[.$I$1])" office:value-type="float" office:value="0" calcext:value-type="float">
            <text:p>0</text:p>
          </table:table-cell>
          <table:table-cell table:formula="of:=[.H334]-(([.H334]-[.G335])*[.$J$1])" office:value-type="float" office:value="3.26363079860061E-065" calcext:value-type="float">
            <text:p>3.26363079860061E-65</text:p>
          </table:table-cell>
          <table:table-cell table:number-columns-repeated="13"/>
        </table:table-row>
        <table:table-row table:style-name="ro1">
          <table:table-cell office:value-type="float" office:value="1387.606" calcext:value-type="float">
            <text:p>1387.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335]-(([.F335]-[.H336])*[.$K$1])" office:value-type="float" office:value="4.40319750682913E-056" calcext:value-type="float">
            <text:p>4.40319750682913E-56</text:p>
          </table:table-cell>
          <table:table-cell table:formula="of:=[.G335]-(([.G335]-[.B336])*[.$I$1])" office:value-type="float" office:value="0" calcext:value-type="float">
            <text:p>0</text:p>
          </table:table-cell>
          <table:table-cell table:formula="of:=[.H335]-(([.H335]-[.G336])*[.$J$1])" office:value-type="float" office:value="6.52726159720123E-066" calcext:value-type="float">
            <text:p>6.52726159720123E-66</text:p>
          </table:table-cell>
          <table:table-cell table:number-columns-repeated="13"/>
        </table:table-row>
        <table:table-row table:style-name="ro1">
          <table:table-cell office:value-type="float" office:value="1387.748" calcext:value-type="float">
            <text:p>1387.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78125" calcext:value-type="float">
            <text:p>13735.7578125</text:p>
          </table:table-cell>
          <table:table-cell/>
          <table:table-cell table:formula="of:=[.F336]-(([.F336]-[.H337])*[.$K$1])" office:value-type="float" office:value="1.10079937680519E-056" calcext:value-type="float">
            <text:p>1.10079937680519E-56</text:p>
          </table:table-cell>
          <table:table-cell table:formula="of:=[.G336]-(([.G336]-[.B337])*[.$I$1])" office:value-type="float" office:value="0" calcext:value-type="float">
            <text:p>0</text:p>
          </table:table-cell>
          <table:table-cell table:formula="of:=[.H336]-(([.H336]-[.G337])*[.$J$1])" office:value-type="float" office:value="1.30545231944025E-066" calcext:value-type="float">
            <text:p>1.30545231944025E-66</text:p>
          </table:table-cell>
          <table:table-cell table:number-columns-repeated="13"/>
        </table:table-row>
        <table:table-row table:style-name="ro1">
          <table:table-cell office:value-type="float" office:value="1387.884" calcext:value-type="float">
            <text:p>1387.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68359375" calcext:value-type="float">
            <text:p>13735.7568359375</text:p>
          </table:table-cell>
          <table:table-cell/>
          <table:table-cell table:formula="of:=[.F337]-(([.F337]-[.H338])*[.$K$1])" office:value-type="float" office:value="2.7519984422088E-057" calcext:value-type="float">
            <text:p>2.7519984422088E-57</text:p>
          </table:table-cell>
          <table:table-cell table:formula="of:=[.G337]-(([.G337]-[.B338])*[.$I$1])" office:value-type="float" office:value="0" calcext:value-type="float">
            <text:p>0</text:p>
          </table:table-cell>
          <table:table-cell table:formula="of:=[.H337]-(([.H337]-[.G338])*[.$J$1])" office:value-type="float" office:value="2.61090463888049E-067" calcext:value-type="float">
            <text:p>2.61090463888049E-67</text:p>
          </table:table-cell>
          <table:table-cell table:number-columns-repeated="13"/>
        </table:table-row>
        <table:table-row table:style-name="ro1">
          <table:table-cell office:value-type="float" office:value="1388.019" calcext:value-type="float">
            <text:p>1388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390625" calcext:value-type="float">
            <text:p>13735.75390625</text:p>
          </table:table-cell>
          <table:table-cell/>
          <table:table-cell table:formula="of:=[.F338]-(([.F338]-[.H339])*[.$K$1])" office:value-type="float" office:value="6.87999610591362E-058" calcext:value-type="float">
            <text:p>6.87999610591362E-58</text:p>
          </table:table-cell>
          <table:table-cell table:formula="of:=[.G338]-(([.G338]-[.B339])*[.$I$1])" office:value-type="float" office:value="0" calcext:value-type="float">
            <text:p>0</text:p>
          </table:table-cell>
          <table:table-cell table:formula="of:=[.H338]-(([.H338]-[.G339])*[.$J$1])" office:value-type="float" office:value="5.22180927776098E-068" calcext:value-type="float">
            <text:p>5.22180927776098E-68</text:p>
          </table:table-cell>
          <table:table-cell table:number-columns-repeated="13"/>
        </table:table-row>
        <table:table-row table:style-name="ro1">
          <table:table-cell office:value-type="float" office:value="1388.152" calcext:value-type="float">
            <text:p>1388.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09765625" calcext:value-type="float">
            <text:p>13735.7509765625</text:p>
          </table:table-cell>
          <table:table-cell/>
          <table:table-cell table:formula="of:=[.F339]-(([.F339]-[.H340])*[.$K$1])" office:value-type="float" office:value="1.71999902655673E-058" calcext:value-type="float">
            <text:p>1.71999902655673E-58</text:p>
          </table:table-cell>
          <table:table-cell table:formula="of:=[.G339]-(([.G339]-[.B340])*[.$I$1])" office:value-type="float" office:value="0" calcext:value-type="float">
            <text:p>0</text:p>
          </table:table-cell>
          <table:table-cell table:formula="of:=[.H339]-(([.H339]-[.G340])*[.$J$1])" office:value-type="float" office:value="1.0443618555522E-068" calcext:value-type="float">
            <text:p>1.0443618555522E-68</text:p>
          </table:table-cell>
          <table:table-cell table:number-columns-repeated="13"/>
        </table:table-row>
        <table:table-row table:style-name="ro1">
          <table:table-cell office:value-type="float" office:value="1388.291" calcext:value-type="float">
            <text:p>1388.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" calcext:value-type="float">
            <text:p>13735.75</text:p>
          </table:table-cell>
          <table:table-cell/>
          <table:table-cell table:formula="of:=[.F340]-(([.F340]-[.H341])*[.$K$1])" office:value-type="float" office:value="4.29999756654849E-059" calcext:value-type="float">
            <text:p>4.29999756654849E-59</text:p>
          </table:table-cell>
          <table:table-cell table:formula="of:=[.G340]-(([.G340]-[.B341])*[.$I$1])" office:value-type="float" office:value="0" calcext:value-type="float">
            <text:p>0</text:p>
          </table:table-cell>
          <table:table-cell table:formula="of:=[.H340]-(([.H340]-[.G341])*[.$J$1])" office:value-type="float" office:value="2.08872371110439E-069" calcext:value-type="float">
            <text:p>2.08872371110439E-69</text:p>
          </table:table-cell>
          <table:table-cell table:number-columns-repeated="13"/>
        </table:table-row>
        <table:table-row table:style-name="ro1">
          <table:table-cell office:value-type="float" office:value="1388.426" calcext:value-type="float">
            <text:p>1388.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" calcext:value-type="float">
            <text:p>13735.75</text:p>
          </table:table-cell>
          <table:table-cell/>
          <table:table-cell table:formula="of:=[.F341]-(([.F341]-[.H342])*[.$K$1])" office:value-type="float" office:value="1.07499939166845E-059" calcext:value-type="float">
            <text:p>1.07499939166845E-59</text:p>
          </table:table-cell>
          <table:table-cell table:formula="of:=[.G341]-(([.G341]-[.B342])*[.$I$1])" office:value-type="float" office:value="0" calcext:value-type="float">
            <text:p>0</text:p>
          </table:table-cell>
          <table:table-cell table:formula="of:=[.H341]-(([.H341]-[.G342])*[.$J$1])" office:value-type="float" office:value="4.17744742220878E-070" calcext:value-type="float">
            <text:p>4.17744742220878E-70</text:p>
          </table:table-cell>
          <table:table-cell table:number-columns-repeated="13"/>
        </table:table-row>
        <table:table-row table:style-name="ro1">
          <table:table-cell office:value-type="float" office:value="1388.556" calcext:value-type="float">
            <text:p>1388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" calcext:value-type="float">
            <text:p>13735.75</text:p>
          </table:table-cell>
          <table:table-cell/>
          <table:table-cell table:formula="of:=[.F342]-(([.F342]-[.H343])*[.$K$1])" office:value-type="float" office:value="2.68749847923379E-060" calcext:value-type="float">
            <text:p>2.68749847923379E-60</text:p>
          </table:table-cell>
          <table:table-cell table:formula="of:=[.G342]-(([.G342]-[.B343])*[.$I$1])" office:value-type="float" office:value="0" calcext:value-type="float">
            <text:p>0</text:p>
          </table:table-cell>
          <table:table-cell table:formula="of:=[.H342]-(([.H342]-[.G343])*[.$J$1])" office:value-type="float" office:value="8.35489484441756E-071" calcext:value-type="float">
            <text:p>8.35489484441756E-71</text:p>
          </table:table-cell>
          <table:table-cell table:number-columns-repeated="13"/>
        </table:table-row>
        <table:table-row table:style-name="ro1">
          <table:table-cell office:value-type="float" office:value="1388.703" calcext:value-type="float">
            <text:p>1388.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8046875" calcext:value-type="float">
            <text:p>13735.748046875</text:p>
          </table:table-cell>
          <table:table-cell/>
          <table:table-cell table:formula="of:=[.F343]-(([.F343]-[.H344])*[.$K$1])" office:value-type="float" office:value="6.7187461982098E-061" calcext:value-type="float">
            <text:p>6.7187461982098E-61</text:p>
          </table:table-cell>
          <table:table-cell table:formula="of:=[.G343]-(([.G343]-[.B344])*[.$I$1])" office:value-type="float" office:value="0" calcext:value-type="float">
            <text:p>0</text:p>
          </table:table-cell>
          <table:table-cell table:formula="of:=[.H343]-(([.H343]-[.G344])*[.$J$1])" office:value-type="float" office:value="1.67097896888351E-071" calcext:value-type="float">
            <text:p>1.67097896888351E-71</text:p>
          </table:table-cell>
          <table:table-cell table:number-columns-repeated="13"/>
        </table:table-row>
        <table:table-row table:style-name="ro1">
          <table:table-cell office:value-type="float" office:value="1388.848" calcext:value-type="float">
            <text:p>1388.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344]-(([.F344]-[.H345])*[.$K$1])" office:value-type="float" office:value="1.67968654957752E-061" calcext:value-type="float">
            <text:p>1.67968654957752E-61</text:p>
          </table:table-cell>
          <table:table-cell table:formula="of:=[.G344]-(([.G344]-[.B345])*[.$I$1])" office:value-type="float" office:value="0" calcext:value-type="float">
            <text:p>0</text:p>
          </table:table-cell>
          <table:table-cell table:formula="of:=[.H344]-(([.H344]-[.G345])*[.$J$1])" office:value-type="float" office:value="3.34195793776702E-072" calcext:value-type="float">
            <text:p>3.34195793776702E-72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[.F345]-(([.F345]-[.H346])*[.$K$1])" office:value-type="float" office:value="4.19921637399392E-062" calcext:value-type="float">
            <text:p>4.19921637399392E-62</text:p>
          </table:table-cell>
          <table:table-cell table:formula="of:=[.G345]-(([.G345]-[.B346])*[.$I$1])" office:value-type="float" office:value="0" calcext:value-type="float">
            <text:p>0</text:p>
          </table:table-cell>
          <table:table-cell table:formula="of:=[.H345]-(([.H345]-[.G346])*[.$J$1])" office:value-type="float" office:value="6.68391587553404E-073" calcext:value-type="float">
            <text:p>6.68391587553404E-73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[.F346]-(([.F346]-[.H347])*[.$K$1])" office:value-type="float" office:value="1.04980409349848E-062" calcext:value-type="float">
            <text:p>1.04980409349848E-62</text:p>
          </table:table-cell>
          <table:table-cell table:formula="of:=[.G346]-(([.G346]-[.B347])*[.$I$1])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10">
          <table:table-cell table:number-columns-repeated="21"/>
        </table:table-row>
        <table:table-row table:style-name="ro1">
          <table:table-cell table:number-columns-repeated="16"/>
          <table:table-cell office:value-type="string" calcext:value-type="string">
            <text:p>du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dy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string" calcext:value-type="string">
            <text:p>P</text:p>
          </table:table-cell>
          <table:table-cell table:formula="of:=(([.R362]*[.R358])/([.R361]*[.R359]))*1.2" office:value-type="float" office:value="0.00285714285714286" calcext:value-type="float">
            <text:p>0.00285714285714286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I</text:p>
          </table:table-cell>
          <table:table-cell table:formula="of:=2*[.R361]" office:value-type="float" office:value="0.002" calcext:value-type="float">
            <text:p>0.002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Td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D</text:p>
          </table:table-cell>
          <table:table-cell table:formula="of:=0.5*[.R361]" office:value-type="float" office:value="0.0005" calcext:value-type="float">
            <text:p>0.0005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Ts</text:p>
          </table:table-cell>
          <table:table-cell office:value-type="float" office:value="0.005" calcext:value-type="float">
            <text:p>0.00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2T01:31:44.417279329</dc:date>
    <meta:editing-duration>PT4H52M33S</meta:editing-duration>
    <meta:editing-cycles>38</meta:editing-cycles>
    <meta:generator>LibreOffice/7.5.2.2$Linux_X86_64 LibreOffice_project/50$Build-2</meta:generator>
    <meta:document-statistic meta:table-count="1" meta:cell-count="243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1d41a" draw:fill-color="#81d41a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8.631cm" svg:height="15.655cm" xlink:href=".." xlink:type="simple" chart:class="chart:scatter" chart:column-mapping="0 3 5 4 1 2" chart:style-name="ch1">
        <chart:legend chart:legend-position="end" svg:x="65.752cm" svg:y="6.532cm" style:legend-expansion="high" chart:style-name="ch2"/>
        <chart:plot-area chart:style-name="ch3" table:cell-range-address="calibr10.A1:calibr10.C345 calibr10.F1:calibr10.H345" svg:x="1.372cm" svg:y="0.313cm" svg:width="63.008cm" svg:height="15.029cm">
          <chart:coordinate-region svg:x="2.179cm" svg:y="0.512cm" svg:width="61.829cm" svg:height="14.1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libr10.F1:calibr10.F345" chart:class="chart:scatter">
            <chart:domain table:cell-range-address="calibr10.A1:calibr10.A345"/>
            <chart:data-point chart:repeated="345"/>
          </chart:series>
          <chart:series chart:style-name="ch8" chart:values-cell-range-address="calibr10.H1:calibr10.H345" chart:class="chart:scatter">
            <chart:data-point chart:repeated="345"/>
          </chart:series>
          <chart:series chart:style-name="ch9" chart:values-cell-range-address="calibr10.G1:calibr10.G345" chart:class="chart:scatter">
            <chart:data-point chart:repeated="345"/>
          </chart:series>
          <chart:series chart:style-name="ch10" chart:values-cell-range-address="calibr10.B1:calibr10.B345" chart:class="chart:scatter">
            <chart:data-point chart:repeated="345"/>
          </chart:series>
          <chart:series chart:style-name="ch11" chart:values-cell-range-address="calibr10.C1:calibr10.C345" chart:class="chart:scatter">
            <chart:data-point chart:repeated="34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78.003">
                <text:p>1378.003</text:p>
                <draw:g>
                  <svg:desc>calibr10.A1:calibr10.A345</svg:desc>
                </draw:g>
              </table:table-cell>
              <table:table-cell office:value-type="float" office:value="0">
                <text:p>0</text:p>
                <draw:g>
                  <svg:desc>calibr10.F1:calibr10.F345</svg:desc>
                </draw:g>
              </table:table-cell>
              <table:table-cell office:value-type="float" office:value="0">
                <text:p>0</text:p>
                <draw:g>
                  <svg:desc>calibr10.H1:calibr10.H345</svg:desc>
                </draw:g>
              </table:table-cell>
              <table:table-cell office:value-type="float" office:value="0">
                <text:p>0</text:p>
                <draw:g>
                  <svg:desc>calibr10.G1:calibr10.G345</svg:desc>
                </draw:g>
              </table:table-cell>
              <table:table-cell office:value-type="float" office:value="0">
                <text:p>0</text:p>
                <draw:g>
                  <svg:desc>calibr10.B1:calibr10.B345</svg:desc>
                </draw:g>
              </table:table-cell>
              <table:table-cell office:value-type="float" office:value="0">
                <text:p>0</text:p>
                <draw:g>
                  <svg:desc>calibr10.C1:calibr10.C3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78.123">
                <text:p>1378.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8.64">
                <text:p>1378.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78.774">
                <text:p>1378.7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78.905">
                <text:p>1378.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79.292">
                <text:p>1379.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79.447">
                <text:p>1379.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79.579">
                <text:p>1379.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79.733">
                <text:p>1379.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9.876">
                <text:p>1379.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80.007">
                <text:p>1380.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80.153">
                <text:p>1380.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80.283">
                <text:p>1380.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80.439">
                <text:p>1380.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80.587">
                <text:p>1380.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80.617">
                <text:p>1380.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80.746">
                <text:p>1380.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80.883">
                <text:p>1380.8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81.148">
                <text:p>1381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81.28">
                <text:p>1381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81.314">
                <text:p>1381.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81.454">
                <text:p>1381.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81.596">
                <text:p>1381.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81.729">
                <text:p>1381.7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81.859">
                <text:p>1381.8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82.001">
                <text:p>1382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82.415">
                <text:p>1382.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2.553">
                <text:p>1382.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82.69">
                <text:p>1382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82.814">
                <text:p>1382.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82.961">
                <text:p>1382.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83.252">
                <text:p>1383.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83.379">
                <text:p>1383.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83.409">
                <text:p>1383.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3.533">
                <text:p>1383.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83.652">
                <text:p>1383.6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83.903">
                <text:p>1383.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84.038">
                <text:p>1384.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84.18">
                <text:p>1384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84.317">
                <text:p>1384.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4.447">
                <text:p>1384.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84.594">
                <text:p>1384.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84.725">
                <text:p>1384.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84.868">
                <text:p>1384.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85.009">
                <text:p>1385.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5.143">
                <text:p>1385.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5.273">
                <text:p>1385.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85.416">
                <text:p>1385.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85.546">
                <text:p>1385.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85.688">
                <text:p>1385.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85.818">
                <text:p>1385.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86.094">
                <text:p>1386.0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6.233">
                <text:p>1386.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86.372">
                <text:p>1386.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86.503">
                <text:p>1386.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86.634">
                <text:p>1386.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86.786">
                <text:p>1386.7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86.932">
                <text:p>1386.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87.071">
                <text:p>1387.0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87.206">
                <text:p>1387.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87.345">
                <text:p>1387.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87.473">
                <text:p>1387.4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87.606">
                <text:p>1387.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87.748">
                <text:p>1387.7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87.884">
                <text:p>1387.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88.019">
                <text:p>1388.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88.152">
                <text:p>1388.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88.291">
                <text:p>1388.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8.426">
                <text:p>1388.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8.556">
                <text:p>1388.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88.703">
                <text:p>1388.7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88.848">
                <text:p>1388.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88.986">
                <text:p>1388.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89.119">
                <text:p>1389.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89.251">
                <text:p>1389.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89.397">
                <text:p>1389.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89.542">
                <text:p>1389.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89.676">
                <text:p>1389.6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90.075">
                <text:p>1390.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90.219">
                <text:p>1390.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90.351">
                <text:p>1390.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90.487">
                <text:p>1390.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90.613">
                <text:p>1390.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90.885">
                <text:p>1390.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91.01">
                <text:p>1391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91.141">
                <text:p>1391.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91.277">
                <text:p>1391.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91.413">
                <text:p>1391.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91.549">
                <text:p>1391.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91.702">
                <text:p>1391.7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91.832">
                <text:p>1391.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92.224">
                <text:p>1392.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92.37">
                <text:p>1392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92.501">
                <text:p>1392.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92.636">
                <text:p>1392.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92.784">
                <text:p>1392.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92.915">
                <text:p>1392.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93.063">
                <text:p>1393.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93.192">
                <text:p>1393.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93.332">
                <text:p>1393.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93.461">
                <text:p>1393.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93.588">
                <text:p>1393.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93.729">
                <text:p>1393.7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93.862">
                <text:p>1393.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94.001">
                <text:p>1394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94.398">
                <text:p>1394.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94.527">
                <text:p>1394.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94.663">
                <text:p>1394.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94.807">
                <text:p>1394.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94.933">
                <text:p>1394.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95.071">
                <text:p>1395.0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95.212">
                <text:p>1395.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95.339">
                <text:p>1395.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95.612">
                <text:p>1395.612</text:p>
              </table:table-cell>
              <table:table-cell office:value-type="float" office:value="103.734265136719">
                <text:p>103.734265136719</text:p>
              </table:table-cell>
              <table:table-cell office:value-type="float" office:value="138.312353515625">
                <text:p>138.312353515625</text:p>
              </table:table-cell>
              <table:table-cell office:value-type="float" office:value="172.890441894531">
                <text:p>172.890441894531</text:p>
              </table:table-cell>
              <table:table-cell office:value-type="float" office:value="172.890441894531">
                <text:p>172.890441894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95.765">
                <text:p>1395.765</text:p>
              </table:table-cell>
              <table:table-cell office:value-type="float" office:value="203.714782104492">
                <text:p>203.714782104492</text:p>
              </table:table-cell>
              <table:table-cell office:value-type="float" office:value="237.04162109375">
                <text:p>237.04162109375</text:p>
              </table:table-cell>
              <table:table-cell office:value-type="float" office:value="261.723937988281">
                <text:p>261.723937988281</text:p>
              </table:table-cell>
              <table:table-cell office:value-type="float" office:value="261.723937988281">
                <text:p>261.723937988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95.898">
                <text:p>1395.898</text:p>
              </table:table-cell>
              <table:table-cell office:value-type="float" office:value="272.170491668701">
                <text:p>272.170491668701</text:p>
              </table:table-cell>
              <table:table-cell office:value-type="float" office:value="294.989061523437">
                <text:p>294.989061523437</text:p>
              </table:table-cell>
              <table:table-cell office:value-type="float" office:value="309.475921630859">
                <text:p>309.475921630859</text:p>
              </table:table-cell>
              <table:table-cell office:value-type="float" office:value="309.475921630859">
                <text:p>309.475921630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96.029">
                <text:p>1396.029</text:p>
              </table:table-cell>
              <table:table-cell office:value-type="float" office:value="308.981997770691">
                <text:p>308.981997770691</text:p>
              </table:table-cell>
              <table:table-cell office:value-type="float" office:value="321.252499804687">
                <text:p>321.252499804687</text:p>
              </table:table-cell>
              <table:table-cell office:value-type="float" office:value="327.818359375">
                <text:p>327.818359375</text:p>
              </table:table-cell>
              <table:table-cell office:value-type="float" office:value="327.818359375">
                <text:p>327.818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96.172">
                <text:p>1396.172</text:p>
              </table:table-cell>
              <table:table-cell office:value-type="float" office:value="330.200769432907">
                <text:p>330.200769432907</text:p>
              </table:table-cell>
              <table:table-cell office:value-type="float" office:value="337.273693320313">
                <text:p>337.273693320313</text:p>
              </table:table-cell>
              <table:table-cell office:value-type="float" office:value="341.278991699219">
                <text:p>341.278991699219</text:p>
              </table:table-cell>
              <table:table-cell office:value-type="float" office:value="341.278991699219">
                <text:p>341.278991699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96.304">
                <text:p>1396.304</text:p>
              </table:table-cell>
              <table:table-cell office:value-type="float" office:value="338.266282977367">
                <text:p>338.266282977367</text:p>
              </table:table-cell>
              <table:table-cell office:value-type="float" office:value="340.954787492187">
                <text:p>340.954787492187</text:p>
              </table:table-cell>
              <table:table-cell office:value-type="float" office:value="341.875061035156">
                <text:p>341.875061035156</text:p>
              </table:table-cell>
              <table:table-cell office:value-type="float" office:value="341.875061035156">
                <text:p>341.875061035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96.449">
                <text:p>1396.449</text:p>
              </table:table-cell>
              <table:table-cell office:value-type="float" office:value="340.184141895514">
                <text:p>340.184141895514</text:p>
              </table:table-cell>
              <table:table-cell office:value-type="float" office:value="340.823428201562">
                <text:p>340.823428201562</text:p>
              </table:table-cell>
              <table:table-cell office:value-type="float" office:value="340.790588378906">
                <text:p>340.790588378906</text:p>
              </table:table-cell>
              <table:table-cell office:value-type="float" office:value="340.790588378906">
                <text:p>340.790588378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96.591">
                <text:p>1396.591</text:p>
              </table:table-cell>
              <table:table-cell office:value-type="float" office:value="343.035186911144">
                <text:p>343.035186911144</text:p>
              </table:table-cell>
              <table:table-cell office:value-type="float" office:value="343.985535249688">
                <text:p>343.985535249688</text:p>
              </table:table-cell>
              <table:table-cell office:value-type="float" office:value="344.776062011719">
                <text:p>344.776062011719</text:p>
              </table:table-cell>
              <table:table-cell office:value-type="float" office:value="344.776062011719">
                <text:p>344.776062011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96.741">
                <text:p>1396.741</text:p>
              </table:table-cell>
              <table:table-cell office:value-type="float" office:value="347.832957581646">
                <text:p>347.832957581646</text:p>
              </table:table-cell>
              <table:table-cell office:value-type="float" office:value="349.432214471813">
                <text:p>349.432214471813</text:p>
              </table:table-cell>
              <table:table-cell office:value-type="float" office:value="350.793884277344">
                <text:p>350.793884277344</text:p>
              </table:table-cell>
              <table:table-cell office:value-type="float" office:value="350.793884277344">
                <text:p>350.793884277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6.871">
                <text:p>1396.871</text:p>
              </table:table-cell>
              <table:table-cell office:value-type="float" office:value="350.266040316183">
                <text:p>350.266040316183</text:p>
              </table:table-cell>
              <table:table-cell office:value-type="float" office:value="351.077067894363">
                <text:p>351.077067894363</text:p>
              </table:table-cell>
              <table:table-cell office:value-type="float" office:value="351.48828125">
                <text:p>351.48828125</text:p>
              </table:table-cell>
              <table:table-cell office:value-type="float" office:value="351.48828125">
                <text:p>351.4882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7.014">
                <text:p>1397.014</text:p>
              </table:table-cell>
              <table:table-cell office:value-type="float" office:value="352.525714306169">
                <text:p>352.525714306169</text:p>
              </table:table-cell>
              <table:table-cell office:value-type="float" office:value="353.278938969497">
                <text:p>353.278938969497</text:p>
              </table:table-cell>
              <table:table-cell office:value-type="float" office:value="353.829406738281">
                <text:p>353.829406738281</text:p>
              </table:table-cell>
              <table:table-cell office:value-type="float" office:value="353.829406738281">
                <text:p>353.829406738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7.159">
                <text:p>1397.159</text:p>
              </table:table-cell>
              <table:table-cell office:value-type="float" office:value="354.13086829892">
                <text:p>354.13086829892</text:p>
              </table:table-cell>
              <table:table-cell office:value-type="float" office:value="354.665919629837">
                <text:p>354.665919629837</text:p>
              </table:table-cell>
              <table:table-cell office:value-type="float" office:value="355.012664794922">
                <text:p>355.012664794922</text:p>
              </table:table-cell>
              <table:table-cell office:value-type="float" office:value="355.012664794922">
                <text:p>355.012664794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97.295">
                <text:p>1397.295</text:p>
              </table:table-cell>
              <table:table-cell office:value-type="float" office:value="354.423303261393">
                <text:p>354.423303261393</text:p>
              </table:table-cell>
              <table:table-cell office:value-type="float" office:value="354.520781582218">
                <text:p>354.520781582218</text:p>
              </table:table-cell>
              <table:table-cell office:value-type="float" office:value="354.484497070313">
                <text:p>354.484497070313</text:p>
              </table:table-cell>
              <table:table-cell office:value-type="float" office:value="354.484497070313">
                <text:p>354.484497070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97.435">
                <text:p>1397.435</text:p>
              </table:table-cell>
              <table:table-cell office:value-type="float" office:value="354.847297544869">
                <text:p>354.847297544869</text:p>
              </table:table-cell>
              <table:table-cell office:value-type="float" office:value="354.988628972694">
                <text:p>354.988628972694</text:p>
              </table:table-cell>
              <table:table-cell office:value-type="float" office:value="355.105590820313">
                <text:p>355.105590820313</text:p>
              </table:table-cell>
              <table:table-cell office:value-type="float" office:value="355.105590820313">
                <text:p>355.105590820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97.572">
                <text:p>1397.572</text:p>
              </table:table-cell>
              <table:table-cell office:value-type="float" office:value="354.041734943059">
                <text:p>354.041734943059</text:p>
              </table:table-cell>
              <table:table-cell office:value-type="float" office:value="353.773214075789">
                <text:p>353.773214075789</text:p>
              </table:table-cell>
              <table:table-cell office:value-type="float" office:value="353.469360351563">
                <text:p>353.469360351563</text:p>
              </table:table-cell>
              <table:table-cell office:value-type="float" office:value="353.469360351563">
                <text:p>353.46936035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97.706">
                <text:p>1397.706</text:p>
              </table:table-cell>
              <table:table-cell office:value-type="float" office:value="352.438659499477">
                <text:p>352.438659499477</text:p>
              </table:table-cell>
              <table:table-cell office:value-type="float" office:value="351.904301018283">
                <text:p>351.904301018283</text:p>
              </table:table-cell>
              <table:table-cell office:value-type="float" office:value="351.437072753906">
                <text:p>351.437072753906</text:p>
              </table:table-cell>
              <table:table-cell office:value-type="float" office:value="351.437072753906">
                <text:p>351.437072753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97.84">
                <text:p>1397.84</text:p>
              </table:table-cell>
              <table:table-cell office:value-type="float" office:value="347.434726531518">
                <text:p>347.434726531518</text:p>
              </table:table-cell>
              <table:table-cell office:value-type="float" office:value="345.766748875532">
                <text:p>345.766748875532</text:p>
              </table:table-cell>
              <table:table-cell office:value-type="float" office:value="344.232360839844">
                <text:p>344.232360839844</text:p>
              </table:table-cell>
              <table:table-cell office:value-type="float" office:value="344.232360839844">
                <text:p>344.232360839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98.355">
                <text:p>1398.355</text:p>
              </table:table-cell>
              <table:table-cell office:value-type="float" office:value="350.608984491553">
                <text:p>350.608984491553</text:p>
              </table:table-cell>
              <table:table-cell office:value-type="float" office:value="351.667070478231">
                <text:p>351.667070478231</text:p>
              </table:table-cell>
              <table:table-cell office:value-type="float" office:value="353.142150878906">
                <text:p>353.142150878906</text:p>
              </table:table-cell>
              <table:table-cell office:value-type="float" office:value="353.142150878906">
                <text:p>353.142150878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98.5">
                <text:p>1398.5</text:p>
              </table:table-cell>
              <table:table-cell office:value-type="float" office:value="347.048144096967">
                <text:p>347.048144096967</text:p>
              </table:table-cell>
              <table:table-cell office:value-type="float" office:value="345.861197298771">
                <text:p>345.861197298771</text:p>
              </table:table-cell>
              <table:table-cell office:value-type="float" office:value="344.409729003906">
                <text:p>344.409729003906</text:p>
              </table:table-cell>
              <table:table-cell office:value-type="float" office:value="344.409729003906">
                <text:p>344.409729003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98.631">
                <text:p>1398.631</text:p>
              </table:table-cell>
              <table:table-cell office:value-type="float" office:value="349.76672831437">
                <text:p>349.76672831437</text:p>
              </table:table-cell>
              <table:table-cell office:value-type="float" office:value="350.672923053505">
                <text:p>350.672923053505</text:p>
              </table:table-cell>
              <table:table-cell office:value-type="float" office:value="351.875854492188">
                <text:p>351.875854492188</text:p>
              </table:table-cell>
              <table:table-cell office:value-type="float" office:value="351.875854492188">
                <text:p>351.875854492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98.766">
                <text:p>1398.766</text:p>
              </table:table-cell>
              <table:table-cell office:value-type="float" office:value="351.369494315915">
                <text:p>351.369494315915</text:p>
              </table:table-cell>
              <table:table-cell office:value-type="float" office:value="351.903749649763">
                <text:p>351.903749649763</text:p>
              </table:table-cell>
              <table:table-cell office:value-type="float" office:value="352.211456298828">
                <text:p>352.211456298828</text:p>
              </table:table-cell>
              <table:table-cell office:value-type="float" office:value="352.211456298828">
                <text:p>352.211456298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8.902">
                <text:p>1398.902</text:p>
              </table:table-cell>
              <table:table-cell office:value-type="float" office:value="352.229339835037">
                <text:p>352.229339835037</text:p>
              </table:table-cell>
              <table:table-cell office:value-type="float" office:value="352.515955008077">
                <text:p>352.515955008077</text:p>
              </table:table-cell>
              <table:table-cell office:value-type="float" office:value="352.669006347656">
                <text:p>352.669006347656</text:p>
              </table:table-cell>
              <table:table-cell office:value-type="float" office:value="352.669006347656">
                <text:p>352.669006347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99.028">
                <text:p>1399.028</text:p>
              </table:table-cell>
              <table:table-cell office:value-type="float" office:value="348.667186706064">
                <text:p>348.667186706064</text:p>
              </table:table-cell>
              <table:table-cell office:value-type="float" office:value="347.47980232974">
                <text:p>347.47980232974</text:p>
              </table:table-cell>
              <table:table-cell office:value-type="float" office:value="346.220764160156">
                <text:p>346.220764160156</text:p>
              </table:table-cell>
              <table:table-cell office:value-type="float" office:value="346.220764160156">
                <text:p>346.220764160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99.156">
                <text:p>1399.156</text:p>
              </table:table-cell>
              <table:table-cell office:value-type="float" office:value="351.729013608009">
                <text:p>351.729013608009</text:p>
              </table:table-cell>
              <table:table-cell office:value-type="float" office:value="352.749622575323">
                <text:p>352.749622575323</text:p>
              </table:table-cell>
              <table:table-cell office:value-type="float" office:value="354.067077636719">
                <text:p>354.067077636719</text:p>
              </table:table-cell>
              <table:table-cell office:value-type="float" office:value="354.067077636719">
                <text:p>354.067077636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9.282">
                <text:p>1399.282</text:p>
              </table:table-cell>
              <table:table-cell office:value-type="float" office:value="352.608222178926">
                <text:p>352.608222178926</text:p>
              </table:table-cell>
              <table:table-cell office:value-type="float" office:value="352.901291702565">
                <text:p>352.901291702565</text:p>
              </table:table-cell>
              <table:table-cell office:value-type="float" office:value="352.939208984375">
                <text:p>352.939208984375</text:p>
              </table:table-cell>
              <table:table-cell office:value-type="float" office:value="352.939208984375">
                <text:p>352.9392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9.416">
                <text:p>1399.416</text:p>
              </table:table-cell>
              <table:table-cell office:value-type="float" office:value="353.61443435871">
                <text:p>353.61443435871</text:p>
              </table:table-cell>
              <table:table-cell office:value-type="float" office:value="353.949838418638">
                <text:p>353.949838418638</text:p>
              </table:table-cell>
              <table:table-cell office:value-type="float" office:value="354.211975097656">
                <text:p>354.211975097656</text:p>
              </table:table-cell>
              <table:table-cell office:value-type="float" office:value="354.211975097656">
                <text:p>354.211975097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9.545">
                <text:p>1399.545</text:p>
              </table:table-cell>
              <table:table-cell office:value-type="float" office:value="353.984048219661">
                <text:p>353.984048219661</text:p>
              </table:table-cell>
              <table:table-cell office:value-type="float" office:value="354.107252839978">
                <text:p>354.107252839978</text:p>
              </table:table-cell>
              <table:table-cell office:value-type="float" office:value="354.146606445313">
                <text:p>354.146606445313</text:p>
              </table:table-cell>
              <table:table-cell office:value-type="float" office:value="354.146606445313">
                <text:p>354.146606445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99.691">
                <text:p>1399.691</text:p>
              </table:table-cell>
              <table:table-cell office:value-type="float" office:value="352.343533086381">
                <text:p>352.343533086381</text:p>
              </table:table-cell>
              <table:table-cell office:value-type="float" office:value="351.79669470862">
                <text:p>351.79669470862</text:p>
              </table:table-cell>
              <table:table-cell office:value-type="float" office:value="351.219055175781">
                <text:p>351.219055175781</text:p>
              </table:table-cell>
              <table:table-cell office:value-type="float" office:value="351.219055175781">
                <text:p>351.219055175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99.83">
                <text:p>1399.83</text:p>
              </table:table-cell>
              <table:table-cell office:value-type="float" office:value="351.597275905623">
                <text:p>351.597275905623</text:p>
              </table:table-cell>
              <table:table-cell office:value-type="float" office:value="351.348523512037">
                <text:p>351.348523512037</text:p>
              </table:table-cell>
              <table:table-cell office:value-type="float" office:value="351.236480712891">
                <text:p>351.236480712891</text:p>
              </table:table-cell>
              <table:table-cell office:value-type="float" office:value="351.236480712891">
                <text:p>351.236480712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99.967">
                <text:p>1399.967</text:p>
              </table:table-cell>
              <table:table-cell office:value-type="float" office:value="348.308091643836">
                <text:p>348.308091643836</text:p>
              </table:table-cell>
              <table:table-cell office:value-type="float" office:value="347.211696889907">
                <text:p>347.211696889907</text:p>
              </table:table-cell>
              <table:table-cell office:value-type="float" office:value="346.177490234375">
                <text:p>346.177490234375</text:p>
              </table:table-cell>
              <table:table-cell office:value-type="float" office:value="346.177490234375">
                <text:p>346.1774902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00.225">
                <text:p>1400.225</text:p>
              </table:table-cell>
              <table:table-cell office:value-type="float" office:value="350.920581643664">
                <text:p>350.920581643664</text:p>
              </table:table-cell>
              <table:table-cell office:value-type="float" office:value="351.791411643606">
                <text:p>351.791411643606</text:p>
              </table:table-cell>
              <table:table-cell office:value-type="float" office:value="352.936340332031">
                <text:p>352.936340332031</text:p>
              </table:table-cell>
              <table:table-cell office:value-type="float" office:value="352.936340332031">
                <text:p>352.936340332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00.35">
                <text:p>1400.35</text:p>
              </table:table-cell>
              <table:table-cell office:value-type="float" office:value="349.734281962145">
                <text:p>349.734281962145</text:p>
              </table:table-cell>
              <table:table-cell office:value-type="float" office:value="349.338848734972">
                <text:p>349.338848734972</text:p>
              </table:table-cell>
              <table:table-cell office:value-type="float" office:value="348.725708007813">
                <text:p>348.725708007813</text:p>
              </table:table-cell>
              <table:table-cell office:value-type="float" office:value="348.725708007813">
                <text:p>348.725708007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00.479">
                <text:p>1400.479</text:p>
              </table:table-cell>
              <table:table-cell office:value-type="float" office:value="351.567198093751">
                <text:p>351.567198093751</text:p>
              </table:table-cell>
              <table:table-cell office:value-type="float" office:value="352.178170137619">
                <text:p>352.178170137619</text:p>
              </table:table-cell>
              <table:table-cell office:value-type="float" office:value="352.888000488281">
                <text:p>352.888000488281</text:p>
              </table:table-cell>
              <table:table-cell office:value-type="float" office:value="352.888000488281">
                <text:p>352.888000488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00.615">
                <text:p>1400.615</text:p>
              </table:table-cell>
              <table:table-cell office:value-type="float" office:value="349.495929829237">
                <text:p>349.495929829237</text:p>
              </table:table-cell>
              <table:table-cell office:value-type="float" office:value="348.805507074399">
                <text:p>348.805507074399</text:p>
              </table:table-cell>
              <table:table-cell office:value-type="float" office:value="347.962341308594">
                <text:p>347.962341308594</text:p>
              </table:table-cell>
              <table:table-cell office:value-type="float" office:value="347.962341308594">
                <text:p>347.962341308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00.749">
                <text:p>1400.749</text:p>
              </table:table-cell>
              <table:table-cell office:value-type="float" office:value="345.354366623938">
                <text:p>345.354366623938</text:p>
              </table:table-cell>
              <table:table-cell office:value-type="float" office:value="343.973845555505">
                <text:p>343.973845555505</text:p>
              </table:table-cell>
              <table:table-cell office:value-type="float" office:value="342.765930175781">
                <text:p>342.765930175781</text:p>
              </table:table-cell>
              <table:table-cell office:value-type="float" office:value="342.765930175781">
                <text:p>342.765930175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00.881">
                <text:p>1400.881</text:p>
              </table:table-cell>
              <table:table-cell office:value-type="float" office:value="346.116064973685">
                <text:p>346.116064973685</text:p>
              </table:table-cell>
              <table:table-cell office:value-type="float" office:value="346.369964423601">
                <text:p>346.369964423601</text:p>
              </table:table-cell>
              <table:table-cell office:value-type="float" office:value="346.968994140625">
                <text:p>346.968994140625</text:p>
              </table:table-cell>
              <table:table-cell office:value-type="float" office:value="346.968994140625">
                <text:p>346.9689941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01.151">
                <text:p>1401.151</text:p>
              </table:table-cell>
              <table:table-cell office:value-type="float" office:value="352.483863934305">
                <text:p>352.483863934305</text:p>
              </table:table-cell>
              <table:table-cell office:value-type="float" office:value="354.606463587845">
                <text:p>354.606463587845</text:p>
              </table:table-cell>
              <table:table-cell office:value-type="float" office:value="356.665588378906">
                <text:p>356.665588378906</text:p>
              </table:table-cell>
              <table:table-cell office:value-type="float" office:value="356.665588378906">
                <text:p>356.665588378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01.275">
                <text:p>1401.275</text:p>
              </table:table-cell>
              <table:table-cell office:value-type="float" office:value="354.543893529566">
                <text:p>354.543893529566</text:p>
              </table:table-cell>
              <table:table-cell office:value-type="float" office:value="355.230570061319">
                <text:p>355.230570061319</text:p>
              </table:table-cell>
              <table:table-cell office:value-type="float" office:value="355.386596679688">
                <text:p>355.386596679688</text:p>
              </table:table-cell>
              <table:table-cell office:value-type="float" office:value="355.386596679688">
                <text:p>355.386596679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01.415">
                <text:p>1401.415</text:p>
              </table:table-cell>
              <table:table-cell office:value-type="float" office:value="353.519252739246">
                <text:p>353.519252739246</text:p>
              </table:table-cell>
              <table:table-cell office:value-type="float" office:value="353.177705809139">
                <text:p>353.177705809139</text:p>
              </table:table-cell>
              <table:table-cell office:value-type="float" office:value="352.664489746094">
                <text:p>352.664489746094</text:p>
              </table:table-cell>
              <table:table-cell office:value-type="float" office:value="352.664489746094">
                <text:p>352.664489746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01.55">
                <text:p>1401.55</text:p>
              </table:table-cell>
              <table:table-cell office:value-type="float" office:value="354.110137269073">
                <text:p>354.110137269073</text:p>
              </table:table-cell>
              <table:table-cell office:value-type="float" office:value="354.307098779015">
                <text:p>354.307098779015</text:p>
              </table:table-cell>
              <table:table-cell office:value-type="float" office:value="354.589447021484">
                <text:p>354.589447021484</text:p>
              </table:table-cell>
              <table:table-cell office:value-type="float" office:value="354.589447021484">
                <text:p>354.58944702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01.685">
                <text:p>1401.685</text:p>
              </table:table-cell>
              <table:table-cell office:value-type="float" office:value="347.985891614589">
                <text:p>347.985891614589</text:p>
              </table:table-cell>
              <table:table-cell office:value-type="float" office:value="345.944476396428">
                <text:p>345.944476396428</text:p>
              </table:table-cell>
              <table:table-cell office:value-type="float" office:value="343.853820800781">
                <text:p>343.853820800781</text:p>
              </table:table-cell>
              <table:table-cell office:value-type="float" office:value="343.853820800781">
                <text:p>343.853820800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01.816">
                <text:p>1401.816</text:p>
              </table:table-cell>
              <table:table-cell office:value-type="float" office:value="353.637479079908">
                <text:p>353.637479079908</text:p>
              </table:table-cell>
              <table:table-cell office:value-type="float" office:value="355.521341568348">
                <text:p>355.521341568348</text:p>
              </table:table-cell>
              <table:table-cell office:value-type="float" office:value="357.915557861328">
                <text:p>357.915557861328</text:p>
              </table:table-cell>
              <table:table-cell office:value-type="float" office:value="357.915557861328">
                <text:p>357.915557861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01.954">
                <text:p>1401.954</text:p>
              </table:table-cell>
              <table:table-cell office:value-type="float" office:value="349.980124716167">
                <text:p>349.980124716167</text:p>
              </table:table-cell>
              <table:table-cell office:value-type="float" office:value="348.76100659492">
                <text:p>348.76100659492</text:p>
              </table:table-cell>
              <table:table-cell office:value-type="float" office:value="347.070922851563">
                <text:p>347.070922851563</text:p>
              </table:table-cell>
              <table:table-cell office:value-type="float" office:value="347.070922851563">
                <text:p>347.07092285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02.089">
                <text:p>1402.089</text:p>
              </table:table-cell>
              <table:table-cell office:value-type="float" office:value="346.112832070623">
                <text:p>346.112832070623</text:p>
              </table:table-cell>
              <table:table-cell office:value-type="float" office:value="344.823734522109">
                <text:p>344.823734522109</text:p>
              </table:table-cell>
              <table:table-cell office:value-type="float" office:value="343.839416503906">
                <text:p>343.839416503906</text:p>
              </table:table-cell>
              <table:table-cell office:value-type="float" office:value="343.839416503906">
                <text:p>343.839416503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02.224">
                <text:p>1402.224</text:p>
              </table:table-cell>
              <table:table-cell office:value-type="float" office:value="348.176694953785">
                <text:p>348.176694953785</text:p>
              </table:table-cell>
              <table:table-cell office:value-type="float" office:value="348.864649248172">
                <text:p>348.864649248172</text:p>
              </table:table-cell>
              <table:table-cell office:value-type="float" office:value="349.874877929688">
                <text:p>349.874877929688</text:p>
              </table:table-cell>
              <table:table-cell office:value-type="float" office:value="349.874877929688">
                <text:p>349.874877929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02.374">
                <text:p>1402.374</text:p>
              </table:table-cell>
              <table:table-cell office:value-type="float" office:value="352.860711945985">
                <text:p>352.860711945985</text:p>
              </table:table-cell>
              <table:table-cell office:value-type="float" office:value="354.422050943385">
                <text:p>354.422050943385</text:p>
              </table:table-cell>
              <table:table-cell office:value-type="float" office:value="355.811401367188">
                <text:p>355.811401367188</text:p>
              </table:table-cell>
              <table:table-cell office:value-type="float" office:value="355.811401367188">
                <text:p>355.811401367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02.514">
                <text:p>1402.514</text:p>
              </table:table-cell>
              <table:table-cell office:value-type="float" office:value="350.365436311598">
                <text:p>350.365436311598</text:p>
              </table:table-cell>
              <table:table-cell office:value-type="float" office:value="349.533677766802">
                <text:p>349.533677766802</text:p>
              </table:table-cell>
              <table:table-cell office:value-type="float" office:value="348.311584472656">
                <text:p>348.311584472656</text:p>
              </table:table-cell>
              <table:table-cell office:value-type="float" office:value="348.311584472656">
                <text:p>348.311584472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02.661">
                <text:p>1402.661</text:p>
              </table:table-cell>
              <table:table-cell office:value-type="float" office:value="350.914416114013">
                <text:p>350.914416114013</text:p>
              </table:table-cell>
              <table:table-cell office:value-type="float" office:value="351.097409381485">
                <text:p>351.097409381485</text:p>
              </table:table-cell>
              <table:table-cell office:value-type="float" office:value="351.488342285156">
                <text:p>351.488342285156</text:p>
              </table:table-cell>
              <table:table-cell office:value-type="float" office:value="351.488342285156">
                <text:p>351.488342285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02.797">
                <text:p>1402.797</text:p>
              </table:table-cell>
              <table:table-cell office:value-type="float" office:value="347.982924908383">
                <text:p>347.982924908383</text:p>
              </table:table-cell>
              <table:table-cell office:value-type="float" office:value="347.005761173172">
                <text:p>347.005761173172</text:p>
              </table:table-cell>
              <table:table-cell office:value-type="float" office:value="345.982849121094">
                <text:p>345.982849121094</text:p>
              </table:table-cell>
              <table:table-cell office:value-type="float" office:value="345.982849121094">
                <text:p>345.982849121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02.933">
                <text:p>1402.933</text:p>
              </table:table-cell>
              <table:table-cell office:value-type="float" office:value="350.942908879634">
                <text:p>350.942908879634</text:p>
              </table:table-cell>
              <table:table-cell office:value-type="float" office:value="351.929570203385">
                <text:p>351.929570203385</text:p>
              </table:table-cell>
              <table:table-cell office:value-type="float" office:value="353.160522460938">
                <text:p>353.160522460938</text:p>
              </table:table-cell>
              <table:table-cell office:value-type="float" office:value="353.160522460938">
                <text:p>353.160522460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03.06">
                <text:p>1403.06</text:p>
              </table:table-cell>
              <table:table-cell office:value-type="float" office:value="355.179447418385">
                <text:p>355.179447418385</text:p>
              </table:table-cell>
              <table:table-cell office:value-type="float" office:value="356.591626931302">
                <text:p>356.591626931302</text:p>
              </table:table-cell>
              <table:table-cell office:value-type="float" office:value="357.757141113281">
                <text:p>357.757141113281</text:p>
              </table:table-cell>
              <table:table-cell office:value-type="float" office:value="357.757141113281">
                <text:p>357.757141113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03.196">
                <text:p>1403.196</text:p>
              </table:table-cell>
              <table:table-cell office:value-type="float" office:value="352.263537534917">
                <text:p>352.263537534917</text:p>
              </table:table-cell>
              <table:table-cell office:value-type="float" office:value="351.29156757376">
                <text:p>351.29156757376</text:p>
              </table:table-cell>
              <table:table-cell office:value-type="float" office:value="349.966552734375">
                <text:p>349.966552734375</text:p>
              </table:table-cell>
              <table:table-cell office:value-type="float" office:value="349.966552734375">
                <text:p>349.9665527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03.34">
                <text:p>1403.34</text:p>
              </table:table-cell>
              <table:table-cell office:value-type="float" office:value="354.127295301043">
                <text:p>354.127295301043</text:p>
              </table:table-cell>
              <table:table-cell office:value-type="float" office:value="354.748547889752">
                <text:p>354.748547889752</text:p>
              </table:table-cell>
              <table:table-cell office:value-type="float" office:value="355.61279296875">
                <text:p>355.61279296875</text:p>
              </table:table-cell>
              <table:table-cell office:value-type="float" office:value="355.61279296875">
                <text:p>355.612792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03.471">
                <text:p>1403.471</text:p>
              </table:table-cell>
              <table:table-cell office:value-type="float" office:value="349.110884573177">
                <text:p>349.110884573177</text:p>
              </table:table-cell>
              <table:table-cell office:value-type="float" office:value="347.438747663888">
                <text:p>347.438747663888</text:p>
              </table:table-cell>
              <table:table-cell office:value-type="float" office:value="345.611297607422">
                <text:p>345.611297607422</text:p>
              </table:table-cell>
              <table:table-cell office:value-type="float" office:value="345.611297607422">
                <text:p>345.611297607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03.598">
                <text:p>1403.598</text:p>
              </table:table-cell>
              <table:table-cell office:value-type="float" office:value="346.760311857331">
                <text:p>346.760311857331</text:p>
              </table:table-cell>
              <table:table-cell office:value-type="float" office:value="345.976787618715">
                <text:p>345.976787618715</text:p>
              </table:table-cell>
              <table:table-cell office:value-type="float" office:value="345.611297607422">
                <text:p>345.611297607422</text:p>
              </table:table-cell>
              <table:table-cell office:value-type="float" office:value="345.611297607422">
                <text:p>345.611297607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03.755">
                <text:p>1403.755</text:p>
              </table:table-cell>
              <table:table-cell office:value-type="float" office:value="347.870653724328">
                <text:p>347.870653724328</text:p>
              </table:table-cell>
              <table:table-cell office:value-type="float" office:value="348.240767679993">
                <text:p>348.240767679993</text:p>
              </table:table-cell>
              <table:table-cell office:value-type="float" office:value="348.806762695313">
                <text:p>348.806762695313</text:p>
              </table:table-cell>
              <table:table-cell office:value-type="float" office:value="348.806762695313">
                <text:p>348.806762695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03.893">
                <text:p>1403.893</text:p>
              </table:table-cell>
              <table:table-cell office:value-type="float" office:value="349.113251239331">
                <text:p>349.113251239331</text:p>
              </table:table-cell>
              <table:table-cell office:value-type="float" office:value="349.527450410999">
                <text:p>349.527450410999</text:p>
              </table:table-cell>
              <table:table-cell office:value-type="float" office:value="349.84912109375">
                <text:p>349.84912109375</text:p>
              </table:table-cell>
              <table:table-cell office:value-type="float" office:value="349.84912109375">
                <text:p>349.84912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04.031">
                <text:p>1404.031</text:p>
              </table:table-cell>
              <table:table-cell office:value-type="float" office:value="351.28279658242">
                <text:p>351.28279658242</text:p>
              </table:table-cell>
              <table:table-cell office:value-type="float" office:value="352.00597836345">
                <text:p>352.00597836345</text:p>
              </table:table-cell>
              <table:table-cell office:value-type="float" office:value="352.625610351563">
                <text:p>352.625610351563</text:p>
              </table:table-cell>
              <table:table-cell office:value-type="float" office:value="352.625610351563">
                <text:p>352.62561035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04.188">
                <text:p>1404.188</text:p>
              </table:table-cell>
              <table:table-cell office:value-type="float" office:value="351.905897657935">
                <text:p>351.905897657935</text:p>
              </table:table-cell>
              <table:table-cell office:value-type="float" office:value="352.11359801644">
                <text:p>352.11359801644</text:p>
              </table:table-cell>
              <table:table-cell office:value-type="float" office:value="352.140502929688">
                <text:p>352.140502929688</text:p>
              </table:table-cell>
              <table:table-cell office:value-type="float" office:value="352.140502929688">
                <text:p>352.140502929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04.315">
                <text:p>1404.315</text:p>
              </table:table-cell>
              <table:table-cell office:value-type="float" office:value="352.482332476325">
                <text:p>352.482332476325</text:p>
              </table:table-cell>
              <table:table-cell office:value-type="float" office:value="352.674477415788">
                <text:p>352.674477415788</text:p>
              </table:table-cell>
              <table:table-cell office:value-type="float" office:value="352.814697265625">
                <text:p>352.814697265625</text:p>
              </table:table-cell>
              <table:table-cell office:value-type="float" office:value="352.814697265625">
                <text:p>352.8146972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04.462">
                <text:p>1404.462</text:p>
              </table:table-cell>
              <table:table-cell office:value-type="float" office:value="352.662031831059">
                <text:p>352.662031831059</text:p>
              </table:table-cell>
              <table:table-cell office:value-type="float" office:value="352.72193161597">
                <text:p>352.72193161597</text:p>
              </table:table-cell>
              <table:table-cell office:value-type="float" office:value="352.733795166016">
                <text:p>352.733795166016</text:p>
              </table:table-cell>
              <table:table-cell office:value-type="float" office:value="352.733795166016">
                <text:p>352.733795166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04.605">
                <text:p>1404.605</text:p>
              </table:table-cell>
              <table:table-cell office:value-type="float" office:value="349.653558442348">
                <text:p>349.653558442348</text:p>
              </table:table-cell>
              <table:table-cell office:value-type="float" office:value="348.650733979445">
                <text:p>348.650733979445</text:p>
              </table:table-cell>
              <table:table-cell office:value-type="float" office:value="347.632934570313">
                <text:p>347.632934570313</text:p>
              </table:table-cell>
              <table:table-cell office:value-type="float" office:value="347.632934570313">
                <text:p>347.632934570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04.75">
                <text:p>1404.75</text:p>
              </table:table-cell>
              <table:table-cell office:value-type="float" office:value="351.979511670394">
                <text:p>351.979511670394</text:p>
              </table:table-cell>
              <table:table-cell office:value-type="float" office:value="352.754829413076">
                <text:p>352.754829413076</text:p>
              </table:table-cell>
              <table:table-cell office:value-type="float" office:value="353.780853271484">
                <text:p>353.780853271484</text:p>
              </table:table-cell>
              <table:table-cell office:value-type="float" office:value="353.780853271484">
                <text:p>353.78085327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04.893">
                <text:p>1404.893</text:p>
              </table:table-cell>
              <table:table-cell office:value-type="float" office:value="356.75136404831">
                <text:p>356.75136404831</text:p>
              </table:table-cell>
              <table:table-cell office:value-type="float" office:value="358.341981507615">
                <text:p>358.341981507615</text:p>
              </table:table-cell>
              <table:table-cell office:value-type="float" office:value="359.73876953125">
                <text:p>359.73876953125</text:p>
              </table:table-cell>
              <table:table-cell office:value-type="float" office:value="359.73876953125">
                <text:p>359.7387695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05.035">
                <text:p>1405.035</text:p>
              </table:table-cell>
              <table:table-cell office:value-type="float" office:value="351.795644585876">
                <text:p>351.795644585876</text:p>
              </table:table-cell>
              <table:table-cell office:value-type="float" office:value="350.143738098398">
                <text:p>350.143738098398</text:p>
              </table:table-cell>
              <table:table-cell office:value-type="float" office:value="348.094177246094">
                <text:p>348.094177246094</text:p>
              </table:table-cell>
              <table:table-cell office:value-type="float" office:value="348.094177246094">
                <text:p>348.094177246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05.172">
                <text:p>1405.172</text:p>
              </table:table-cell>
              <table:table-cell office:value-type="float" office:value="345.811389829979">
                <text:p>345.811389829979</text:p>
              </table:table-cell>
              <table:table-cell office:value-type="float" office:value="343.81663824468">
                <text:p>343.81663824468</text:p>
              </table:table-cell>
              <table:table-cell office:value-type="float" office:value="342.23486328125">
                <text:p>342.23486328125</text:p>
              </table:table-cell>
              <table:table-cell office:value-type="float" office:value="342.23486328125">
                <text:p>342.2348632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05.303">
                <text:p>1405.303</text:p>
              </table:table-cell>
              <table:table-cell office:value-type="float" office:value="348.014576592634">
                <text:p>348.014576592634</text:p>
              </table:table-cell>
              <table:table-cell office:value-type="float" office:value="348.748972180186">
                <text:p>348.748972180186</text:p>
              </table:table-cell>
              <table:table-cell office:value-type="float" office:value="349.982055664063">
                <text:p>349.982055664063</text:p>
              </table:table-cell>
              <table:table-cell office:value-type="float" office:value="349.982055664063">
                <text:p>349.982055664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05.436">
                <text:p>1405.436</text:p>
              </table:table-cell>
              <table:table-cell office:value-type="float" office:value="353.587767318937">
                <text:p>353.587767318937</text:p>
              </table:table-cell>
              <table:table-cell office:value-type="float" office:value="355.445497561037">
                <text:p>355.445497561037</text:p>
              </table:table-cell>
              <table:table-cell office:value-type="float" office:value="357.11962890625">
                <text:p>357.11962890625</text:p>
              </table:table-cell>
              <table:table-cell office:value-type="float" office:value="357.11962890625">
                <text:p>357.11962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05.571">
                <text:p>1405.571</text:p>
              </table:table-cell>
              <table:table-cell office:value-type="float" office:value="354.816983016624">
                <text:p>354.816983016624</text:p>
              </table:table-cell>
              <table:table-cell office:value-type="float" office:value="355.22672158252">
                <text:p>355.22672158252</text:p>
              </table:table-cell>
              <table:table-cell office:value-type="float" office:value="355.172027587891">
                <text:p>355.172027587891</text:p>
              </table:table-cell>
              <table:table-cell office:value-type="float" office:value="355.172027587891">
                <text:p>355.172027587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05.696">
                <text:p>1405.696</text:p>
              </table:table-cell>
              <table:table-cell office:value-type="float" office:value="348.301095788409">
                <text:p>348.301095788409</text:p>
              </table:table-cell>
              <table:table-cell office:value-type="float" office:value="346.129133379004">
                <text:p>346.129133379004</text:p>
              </table:table-cell>
              <table:table-cell office:value-type="float" office:value="343.854736328125">
                <text:p>343.854736328125</text:p>
              </table:table-cell>
              <table:table-cell office:value-type="float" office:value="343.854736328125">
                <text:p>343.85473632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05.843">
                <text:p>1405.843</text:p>
              </table:table-cell>
              <table:table-cell office:value-type="float" office:value="346.375649813328">
                <text:p>346.375649813328</text:p>
              </table:table-cell>
              <table:table-cell office:value-type="float" office:value="345.733834488301">
                <text:p>345.733834488301</text:p>
              </table:table-cell>
              <table:table-cell office:value-type="float" office:value="345.635009765625">
                <text:p>345.635009765625</text:p>
              </table:table-cell>
              <table:table-cell office:value-type="float" office:value="345.635009765625">
                <text:p>345.6350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05.979">
                <text:p>1405.979</text:p>
              </table:table-cell>
              <table:table-cell office:value-type="float" office:value="344.801289872671">
                <text:p>344.801289872671</text:p>
              </table:table-cell>
              <table:table-cell office:value-type="float" office:value="344.276503225785">
                <text:p>344.276503225785</text:p>
              </table:table-cell>
              <table:table-cell office:value-type="float" office:value="343.912170410156">
                <text:p>343.912170410156</text:p>
              </table:table-cell>
              <table:table-cell office:value-type="float" office:value="343.912170410156">
                <text:p>343.912170410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06.114">
                <text:p>1406.114</text:p>
              </table:table-cell>
              <table:table-cell office:value-type="float" office:value="345.28491318641">
                <text:p>345.28491318641</text:p>
              </table:table-cell>
              <table:table-cell office:value-type="float" office:value="345.446120957657">
                <text:p>345.446120957657</text:p>
              </table:table-cell>
              <table:table-cell office:value-type="float" office:value="345.738525390625">
                <text:p>345.738525390625</text:p>
              </table:table-cell>
              <table:table-cell office:value-type="float" office:value="345.738525390625">
                <text:p>345.7385253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06.249">
                <text:p>1406.249</text:p>
              </table:table-cell>
              <table:table-cell office:value-type="float" office:value="347.136156694158">
                <text:p>347.136156694158</text:p>
              </table:table-cell>
              <table:table-cell office:value-type="float" office:value="347.753237863407">
                <text:p>347.753237863407</text:p>
              </table:table-cell>
              <table:table-cell office:value-type="float" office:value="348.330017089844">
                <text:p>348.330017089844</text:p>
              </table:table-cell>
              <table:table-cell office:value-type="float" office:value="348.330017089844">
                <text:p>348.330017089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06.634">
                <text:p>1406.634</text:p>
              </table:table-cell>
              <table:table-cell office:value-type="float" office:value="350.334250194847">
                <text:p>350.334250194847</text:p>
              </table:table-cell>
              <table:table-cell office:value-type="float" office:value="351.400281361744">
                <text:p>351.400281361744</text:p>
              </table:table-cell>
              <table:table-cell office:value-type="float" office:value="352.312042236328">
                <text:p>352.312042236328</text:p>
              </table:table-cell>
              <table:table-cell office:value-type="float" office:value="352.312042236328">
                <text:p>352.312042236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06.77">
                <text:p>1406.77</text:p>
              </table:table-cell>
              <table:table-cell office:value-type="float" office:value="348.05030641313">
                <text:p>348.05030641313</text:p>
              </table:table-cell>
              <table:table-cell office:value-type="float" office:value="347.288991819224">
                <text:p>347.288991819224</text:p>
              </table:table-cell>
              <table:table-cell office:value-type="float" office:value="346.261169433594">
                <text:p>346.261169433594</text:p>
              </table:table-cell>
              <table:table-cell office:value-type="float" office:value="346.261169433594">
                <text:p>346.261169433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06.904">
                <text:p>1406.904</text:p>
              </table:table-cell>
              <table:table-cell office:value-type="float" office:value="352.22344246601">
                <text:p>352.22344246601</text:p>
              </table:table-cell>
              <table:table-cell office:value-type="float" office:value="353.61448781697">
                <text:p>353.61448781697</text:p>
              </table:table-cell>
              <table:table-cell office:value-type="float" office:value="355.195861816406">
                <text:p>355.195861816406</text:p>
              </table:table-cell>
              <table:table-cell office:value-type="float" office:value="355.195861816406">
                <text:p>355.195861816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07.051">
                <text:p>1407.051</text:p>
              </table:table-cell>
              <table:table-cell office:value-type="float" office:value="354.456481054673">
                <text:p>354.456481054673</text:p>
              </table:table-cell>
              <table:table-cell office:value-type="float" office:value="355.200827250894">
                <text:p>355.200827250894</text:p>
              </table:table-cell>
              <table:table-cell office:value-type="float" office:value="355.597412109375">
                <text:p>355.597412109375</text:p>
              </table:table-cell>
              <table:table-cell office:value-type="float" office:value="355.597412109375">
                <text:p>355.597412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07.189">
                <text:p>1407.189</text:p>
              </table:table-cell>
              <table:table-cell office:value-type="float" office:value="354.434320034896">
                <text:p>354.434320034896</text:p>
              </table:table-cell>
              <table:table-cell office:value-type="float" office:value="354.426933028304">
                <text:p>354.426933028304</text:p>
              </table:table-cell>
              <table:table-cell office:value-type="float" office:value="354.233459472656">
                <text:p>354.233459472656</text:p>
              </table:table-cell>
              <table:table-cell office:value-type="float" office:value="354.233459472656">
                <text:p>354.233459472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07.321">
                <text:p>1407.321</text:p>
              </table:table-cell>
              <table:table-cell office:value-type="float" office:value="356.873718595782">
                <text:p>356.873718595782</text:p>
              </table:table-cell>
              <table:table-cell office:value-type="float" office:value="357.686851449411">
                <text:p>357.686851449411</text:p>
              </table:table-cell>
              <table:table-cell office:value-type="float" office:value="358.501831054688">
                <text:p>358.501831054688</text:p>
              </table:table-cell>
              <table:table-cell office:value-type="float" office:value="358.501831054688">
                <text:p>358.501831054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07.46">
                <text:p>1407.46</text:p>
              </table:table-cell>
              <table:table-cell office:value-type="float" office:value="355.40298202456">
                <text:p>355.40298202456</text:p>
              </table:table-cell>
              <table:table-cell office:value-type="float" office:value="354.91273650082">
                <text:p>354.91273650082</text:p>
              </table:table-cell>
              <table:table-cell office:value-type="float" office:value="354.219207763672">
                <text:p>354.219207763672</text:p>
              </table:table-cell>
              <table:table-cell office:value-type="float" office:value="354.219207763672">
                <text:p>354.219207763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07.607">
                <text:p>1407.607</text:p>
              </table:table-cell>
              <table:table-cell office:value-type="float" office:value="353.293588598451">
                <text:p>353.293588598451</text:p>
              </table:table-cell>
              <table:table-cell office:value-type="float" office:value="352.590457456414">
                <text:p>352.590457456414</text:p>
              </table:table-cell>
              <table:table-cell office:value-type="float" office:value="352.009887695313">
                <text:p>352.009887695313</text:p>
              </table:table-cell>
              <table:table-cell office:value-type="float" office:value="352.009887695313">
                <text:p>352.009887695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07.736">
                <text:p>1407.736</text:p>
              </table:table-cell>
              <table:table-cell office:value-type="float" office:value="352.417898385263">
                <text:p>352.417898385263</text:p>
              </table:table-cell>
              <table:table-cell office:value-type="float" office:value="352.126001647533">
                <text:p>352.126001647533</text:p>
              </table:table-cell>
              <table:table-cell office:value-type="float" office:value="352.009887695313">
                <text:p>352.009887695313</text:p>
              </table:table-cell>
              <table:table-cell office:value-type="float" office:value="352.009887695313">
                <text:p>352.009887695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07.88">
                <text:p>1407.88</text:p>
              </table:table-cell>
              <table:table-cell office:value-type="float" office:value="354.100401210633">
                <text:p>354.100401210633</text:p>
              </table:table-cell>
              <table:table-cell office:value-type="float" office:value="354.661235485757">
                <text:p>354.661235485757</text:p>
              </table:table-cell>
              <table:table-cell office:value-type="float" office:value="355.295043945313">
                <text:p>355.295043945313</text:p>
              </table:table-cell>
              <table:table-cell office:value-type="float" office:value="355.295043945313">
                <text:p>355.295043945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08.006">
                <text:p>1408.006</text:p>
              </table:table-cell>
              <table:table-cell office:value-type="float" office:value="352.402380107944">
                <text:p>352.402380107944</text:p>
              </table:table-cell>
              <table:table-cell office:value-type="float" office:value="351.836373073714">
                <text:p>351.836373073714</text:p>
              </table:table-cell>
              <table:table-cell office:value-type="float" office:value="351.130157470703">
                <text:p>351.130157470703</text:p>
              </table:table-cell>
              <table:table-cell office:value-type="float" office:value="351.130157470703">
                <text:p>351.130157470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08.14">
                <text:p>1408.14</text:p>
              </table:table-cell>
              <table:table-cell office:value-type="float" office:value="351.420057335699">
                <text:p>351.420057335699</text:p>
              </table:table-cell>
              <table:table-cell office:value-type="float" office:value="351.092616411618">
                <text:p>351.092616411618</text:p>
              </table:table-cell>
              <table:table-cell office:value-type="float" office:value="350.906677246094">
                <text:p>350.906677246094</text:p>
              </table:table-cell>
              <table:table-cell office:value-type="float" office:value="350.906677246094">
                <text:p>350.906677246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08.553">
                <text:p>1408.553</text:p>
              </table:table-cell>
              <table:table-cell office:value-type="float" office:value="354.032957088636">
                <text:p>354.032957088636</text:p>
              </table:table-cell>
              <table:table-cell office:value-type="float" office:value="354.903923672948">
                <text:p>354.903923672948</text:p>
              </table:table-cell>
              <table:table-cell office:value-type="float" office:value="355.856750488281">
                <text:p>355.856750488281</text:p>
              </table:table-cell>
              <table:table-cell office:value-type="float" office:value="355.856750488281">
                <text:p>355.856750488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08.68">
                <text:p>1408.68</text:p>
              </table:table-cell>
              <table:table-cell office:value-type="float" office:value="354.18356170982">
                <text:p>354.18356170982</text:p>
              </table:table-cell>
              <table:table-cell office:value-type="float" office:value="354.233763250215">
                <text:p>354.233763250215</text:p>
              </table:table-cell>
              <table:table-cell office:value-type="float" office:value="354.066223144531">
                <text:p>354.066223144531</text:p>
              </table:table-cell>
              <table:table-cell office:value-type="float" office:value="354.066223144531">
                <text:p>354.066223144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08.809">
                <text:p>1408.809</text:p>
              </table:table-cell>
              <table:table-cell office:value-type="float" office:value="351.916501789987">
                <text:p>351.916501789987</text:p>
              </table:table-cell>
              <table:table-cell office:value-type="float" office:value="351.160815150043">
                <text:p>351.160815150043</text:p>
              </table:table-cell>
              <table:table-cell office:value-type="float" office:value="350.392578125">
                <text:p>350.392578125</text:p>
              </table:table-cell>
              <table:table-cell office:value-type="float" office:value="350.392578125">
                <text:p>350.3925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09.078">
                <text:p>1409.078</text:p>
              </table:table-cell>
              <table:table-cell office:value-type="float" office:value="356.87967594266">
                <text:p>356.87967594266</text:p>
              </table:table-cell>
              <table:table-cell office:value-type="float" office:value="358.534067326884">
                <text:p>358.534067326884</text:p>
              </table:table-cell>
              <table:table-cell office:value-type="float" office:value="360.377380371094">
                <text:p>360.377380371094</text:p>
              </table:table-cell>
              <table:table-cell office:value-type="float" office:value="360.377380371094">
                <text:p>360.377380371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09.23">
                <text:p>1409.23</text:p>
              </table:table-cell>
              <table:table-cell office:value-type="float" office:value="357.722099397197">
                <text:p>357.722099397197</text:p>
              </table:table-cell>
              <table:table-cell office:value-type="float" office:value="358.002907215377">
                <text:p>358.002907215377</text:p>
              </table:table-cell>
              <table:table-cell office:value-type="float" office:value="357.8701171875">
                <text:p>357.8701171875</text:p>
              </table:table-cell>
              <table:table-cell office:value-type="float" office:value="357.8701171875">
                <text:p>357.8701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09.371">
                <text:p>1409.371</text:p>
              </table:table-cell>
              <table:table-cell office:value-type="float" office:value="354.890897455044">
                <text:p>354.890897455044</text:p>
              </table:table-cell>
              <table:table-cell office:value-type="float" office:value="353.947163474326">
                <text:p>353.947163474326</text:p>
              </table:table-cell>
              <table:table-cell office:value-type="float" office:value="352.933227539063">
                <text:p>352.933227539063</text:p>
              </table:table-cell>
              <table:table-cell office:value-type="float" office:value="352.933227539063">
                <text:p>352.933227539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09.505">
                <text:p>1409.505</text:p>
              </table:table-cell>
              <table:table-cell office:value-type="float" office:value="354.910709529441">
                <text:p>354.910709529441</text:p>
              </table:table-cell>
              <table:table-cell office:value-type="float" office:value="354.91731355424">
                <text:p>354.91731355424</text:p>
              </table:table-cell>
              <table:table-cell office:value-type="float" office:value="355.159851074219">
                <text:p>355.159851074219</text:p>
              </table:table-cell>
              <table:table-cell office:value-type="float" office:value="355.159851074219">
                <text:p>355.15985107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09.637">
                <text:p>1409.637</text:p>
              </table:table-cell>
              <table:table-cell office:value-type="float" office:value="354.373916993621">
                <text:p>354.373916993621</text:p>
              </table:table-cell>
              <table:table-cell office:value-type="float" office:value="354.194986148348">
                <text:p>354.194986148348</text:p>
              </table:table-cell>
              <table:table-cell office:value-type="float" office:value="354.014404296875">
                <text:p>354.014404296875</text:p>
              </table:table-cell>
              <table:table-cell office:value-type="float" office:value="354.014404296875">
                <text:p>354.0144042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09.766">
                <text:p>1409.766</text:p>
              </table:table-cell>
              <table:table-cell office:value-type="float" office:value="354.131369748783">
                <text:p>354.131369748783</text:p>
              </table:table-cell>
              <table:table-cell office:value-type="float" office:value="354.05052066717">
                <text:p>354.05052066717</text:p>
              </table:table-cell>
              <table:table-cell office:value-type="float" office:value="354.014404296875">
                <text:p>354.014404296875</text:p>
              </table:table-cell>
              <table:table-cell office:value-type="float" office:value="354.014404296875">
                <text:p>354.0144042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09.898">
                <text:p>1409.898</text:p>
              </table:table-cell>
              <table:table-cell office:value-type="float" office:value="353.260977177896">
                <text:p>353.260977177896</text:p>
              </table:table-cell>
              <table:table-cell office:value-type="float" office:value="352.970846320934">
                <text:p>352.970846320934</text:p>
              </table:table-cell>
              <table:table-cell office:value-type="float" office:value="352.700927734375">
                <text:p>352.700927734375</text:p>
              </table:table-cell>
              <table:table-cell office:value-type="float" office:value="352.700927734375">
                <text:p>352.7009277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10.02">
                <text:p>1410.02</text:p>
              </table:table-cell>
              <table:table-cell office:value-type="float" office:value="352.881427883239">
                <text:p>352.881427883239</text:p>
              </table:table-cell>
              <table:table-cell office:value-type="float" office:value="352.754911451687">
                <text:p>352.754911451687</text:p>
              </table:table-cell>
              <table:table-cell office:value-type="float" office:value="352.700927734375">
                <text:p>352.700927734375</text:p>
              </table:table-cell>
              <table:table-cell office:value-type="float" office:value="352.700927734375">
                <text:p>352.7009277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10.177">
                <text:p>1410.177</text:p>
              </table:table-cell>
              <table:table-cell office:value-type="float" office:value="352.473632751063">
                <text:p>352.473632751063</text:p>
              </table:table-cell>
              <table:table-cell office:value-type="float" office:value="352.337701040337">
                <text:p>352.337701040337</text:p>
              </table:table-cell>
              <table:table-cell office:value-type="float" office:value="352.2333984375">
                <text:p>352.2333984375</text:p>
              </table:table-cell>
              <table:table-cell office:value-type="float" office:value="352.2333984375">
                <text:p>352.233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10.303">
                <text:p>1410.303</text:p>
              </table:table-cell>
              <table:table-cell office:value-type="float" office:value="350.797493519598">
                <text:p>350.797493519598</text:p>
              </table:table-cell>
              <table:table-cell office:value-type="float" office:value="350.238780442443">
                <text:p>350.238780442443</text:p>
              </table:table-cell>
              <table:table-cell office:value-type="float" office:value="349.714050292969">
                <text:p>349.714050292969</text:p>
              </table:table-cell>
              <table:table-cell office:value-type="float" office:value="349.714050292969">
                <text:p>349.714050292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10.451">
                <text:p>1410.451</text:p>
              </table:table-cell>
              <table:table-cell office:value-type="float" office:value="355.074191911109">
                <text:p>355.074191911109</text:p>
              </table:table-cell>
              <table:table-cell office:value-type="float" office:value="356.499758041613">
                <text:p>356.499758041613</text:p>
              </table:table-cell>
              <table:table-cell office:value-type="float" office:value="358.065002441406">
                <text:p>358.065002441406</text:p>
              </table:table-cell>
              <table:table-cell office:value-type="float" office:value="358.065002441406">
                <text:p>358.065002441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10.587">
                <text:p>1410.587</text:p>
              </table:table-cell>
              <table:table-cell office:value-type="float" office:value="354.315917689879">
                <text:p>354.315917689879</text:p>
              </table:table-cell>
              <table:table-cell office:value-type="float" office:value="354.063159616135">
                <text:p>354.063159616135</text:p>
              </table:table-cell>
              <table:table-cell office:value-type="float" office:value="353.454010009766">
                <text:p>353.454010009766</text:p>
              </table:table-cell>
              <table:table-cell office:value-type="float" office:value="353.454010009766">
                <text:p>353.454010009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10.712">
                <text:p>1410.712</text:p>
              </table:table-cell>
              <table:table-cell office:value-type="float" office:value="353.76085937075">
                <text:p>353.76085937075</text:p>
              </table:table-cell>
              <table:table-cell office:value-type="float" office:value="353.57583993104">
                <text:p>353.57583993104</text:p>
              </table:table-cell>
              <table:table-cell office:value-type="float" office:value="353.454010009766">
                <text:p>353.454010009766</text:p>
              </table:table-cell>
              <table:table-cell office:value-type="float" office:value="353.454010009766">
                <text:p>353.454010009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10.858">
                <text:p>1410.858</text:p>
              </table:table-cell>
              <table:table-cell office:value-type="float" office:value="350.292777355781">
                <text:p>350.292777355781</text:p>
              </table:table-cell>
              <table:table-cell office:value-type="float" office:value="349.136750017458">
                <text:p>349.136750017458</text:p>
              </table:table-cell>
              <table:table-cell office:value-type="float" office:value="348.026977539063">
                <text:p>348.026977539063</text:p>
              </table:table-cell>
              <table:table-cell office:value-type="float" office:value="348.026977539063">
                <text:p>348.026977539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10.985">
                <text:p>1410.985</text:p>
              </table:table-cell>
              <table:table-cell office:value-type="float" office:value="352.895550103283">
                <text:p>352.895550103283</text:p>
              </table:table-cell>
              <table:table-cell office:value-type="float" office:value="353.763141019117">
                <text:p>353.763141019117</text:p>
              </table:table-cell>
              <table:table-cell office:value-type="float" office:value="354.919738769531">
                <text:p>354.919738769531</text:p>
              </table:table-cell>
              <table:table-cell office:value-type="float" office:value="354.919738769531">
                <text:p>354.91973876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11.244">
                <text:p>1411.244</text:p>
              </table:table-cell>
              <table:table-cell office:value-type="float" office:value="354.637577428688">
                <text:p>354.637577428688</text:p>
              </table:table-cell>
              <table:table-cell office:value-type="float" office:value="355.218253203823">
                <text:p>355.218253203823</text:p>
              </table:table-cell>
              <table:table-cell office:value-type="float" office:value="355.58203125">
                <text:p>355.58203125</text:p>
              </table:table-cell>
              <table:table-cell office:value-type="float" office:value="355.58203125">
                <text:p>355.5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11.373">
                <text:p>1411.373</text:p>
              </table:table-cell>
              <table:table-cell office:value-type="float" office:value="352.503094251808">
                <text:p>352.503094251808</text:p>
              </table:table-cell>
              <table:table-cell office:value-type="float" office:value="351.791599859515">
                <text:p>351.791599859515</text:p>
              </table:table-cell>
              <table:table-cell office:value-type="float" office:value="350.934936523438">
                <text:p>350.934936523438</text:p>
              </table:table-cell>
              <table:table-cell office:value-type="float" office:value="350.934936523438">
                <text:p>350.934936523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11.508">
                <text:p>1411.508</text:p>
              </table:table-cell>
              <table:table-cell office:value-type="float" office:value="351.760346061411">
                <text:p>351.760346061411</text:p>
              </table:table-cell>
              <table:table-cell office:value-type="float" office:value="351.512763331278">
                <text:p>351.512763331278</text:p>
              </table:table-cell>
              <table:table-cell office:value-type="float" office:value="351.443054199219">
                <text:p>351.443054199219</text:p>
              </table:table-cell>
              <table:table-cell office:value-type="float" office:value="351.443054199219">
                <text:p>351.443054199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11.648">
                <text:p>1411.648</text:p>
              </table:table-cell>
              <table:table-cell office:value-type="float" office:value="347.641329628326">
                <text:p>347.641329628326</text:p>
              </table:table-cell>
              <table:table-cell office:value-type="float" office:value="346.268324150631">
                <text:p>346.268324150631</text:p>
              </table:table-cell>
              <table:table-cell office:value-type="float" office:value="344.957214355469">
                <text:p>344.957214355469</text:p>
              </table:table-cell>
              <table:table-cell office:value-type="float" office:value="344.957214355469">
                <text:p>344.957214355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11.784">
                <text:p>1411.784</text:p>
              </table:table-cell>
              <table:table-cell office:value-type="float" office:value="350.296088842176">
                <text:p>350.296088842176</text:p>
              </table:table-cell>
              <table:table-cell office:value-type="float" office:value="351.181008580126">
                <text:p>351.181008580126</text:p>
              </table:table-cell>
              <table:table-cell office:value-type="float" office:value="352.4091796875">
                <text:p>352.4091796875</text:p>
              </table:table-cell>
              <table:table-cell office:value-type="float" office:value="352.4091796875">
                <text:p>352.409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11.926">
                <text:p>1411.926</text:p>
              </table:table-cell>
              <table:table-cell office:value-type="float" office:value="355.38634805811">
                <text:p>355.38634805811</text:p>
              </table:table-cell>
              <table:table-cell office:value-type="float" office:value="357.083101130088">
                <text:p>357.083101130088</text:p>
              </table:table-cell>
              <table:table-cell office:value-type="float" office:value="358.558624267578">
                <text:p>358.558624267578</text:p>
              </table:table-cell>
              <table:table-cell office:value-type="float" office:value="358.558624267578">
                <text:p>358.558624267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12.08">
                <text:p>1412.08</text:p>
              </table:table-cell>
              <table:table-cell office:value-type="float" office:value="356.192121031697">
                <text:p>356.192121031697</text:p>
              </table:table-cell>
              <table:table-cell office:value-type="float" office:value="356.460712022893">
                <text:p>356.460712022893</text:p>
              </table:table-cell>
              <table:table-cell office:value-type="float" office:value="356.305114746094">
                <text:p>356.305114746094</text:p>
              </table:table-cell>
              <table:table-cell office:value-type="float" office:value="356.305114746094">
                <text:p>356.305114746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12.198">
                <text:p>1412.198</text:p>
              </table:table-cell>
              <table:table-cell office:value-type="float" office:value="356.300205909015">
                <text:p>356.300205909015</text:p>
              </table:table-cell>
              <table:table-cell office:value-type="float" office:value="356.336234201454">
                <text:p>356.336234201454</text:p>
              </table:table-cell>
              <table:table-cell office:value-type="float" office:value="356.305114746094">
                <text:p>356.305114746094</text:p>
              </table:table-cell>
              <table:table-cell office:value-type="float" office:value="356.305114746094">
                <text:p>356.305114746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12.329">
                <text:p>1412.329</text:p>
              </table:table-cell>
              <table:table-cell office:value-type="float" office:value="355.598252720753">
                <text:p>355.598252720753</text:p>
              </table:table-cell>
              <table:table-cell office:value-type="float" office:value="355.364268324666">
                <text:p>355.364268324666</text:p>
              </table:table-cell>
              <table:table-cell office:value-type="float" office:value="355.121276855469">
                <text:p>355.121276855469</text:p>
              </table:table-cell>
              <table:table-cell office:value-type="float" office:value="355.121276855469">
                <text:p>355.121276855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12.473">
                <text:p>1412.473</text:p>
              </table:table-cell>
              <table:table-cell office:value-type="float" office:value="353.714054503107">
                <text:p>353.714054503107</text:p>
              </table:table-cell>
              <table:table-cell office:value-type="float" office:value="353.085988430558">
                <text:p>353.085988430558</text:p>
              </table:table-cell>
              <table:table-cell office:value-type="float" office:value="352.516418457031">
                <text:p>352.516418457031</text:p>
              </table:table-cell>
              <table:table-cell office:value-type="float" office:value="352.516418457031">
                <text:p>352.516418457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12.605">
                <text:p>1412.605</text:p>
              </table:table-cell>
              <table:table-cell office:value-type="float" office:value="351.15557204661">
                <text:p>351.15557204661</text:p>
              </table:table-cell>
              <table:table-cell office:value-type="float" office:value="350.302744561112">
                <text:p>350.302744561112</text:p>
              </table:table-cell>
              <table:table-cell office:value-type="float" office:value="349.60693359375">
                <text:p>349.60693359375</text:p>
              </table:table-cell>
              <table:table-cell office:value-type="float" office:value="349.60693359375">
                <text:p>349.60693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12.744">
                <text:p>1412.744</text:p>
              </table:table-cell>
              <table:table-cell office:value-type="float" office:value="352.960677986835">
                <text:p>352.960677986835</text:p>
              </table:table-cell>
              <table:table-cell office:value-type="float" office:value="353.56237996691">
                <text:p>353.56237996691</text:p>
              </table:table-cell>
              <table:table-cell office:value-type="float" office:value="354.377288818359">
                <text:p>354.377288818359</text:p>
              </table:table-cell>
              <table:table-cell office:value-type="float" office:value="354.377288818359">
                <text:p>354.377288818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12.881">
                <text:p>1412.881</text:p>
              </table:table-cell>
              <table:table-cell office:value-type="float" office:value="351.747671022995">
                <text:p>351.747671022995</text:p>
              </table:table-cell>
              <table:table-cell office:value-type="float" office:value="351.343335368382">
                <text:p>351.343335368382</text:p>
              </table:table-cell>
              <table:table-cell office:value-type="float" office:value="350.78857421875">
                <text:p>350.78857421875</text:p>
              </table:table-cell>
              <table:table-cell office:value-type="float" office:value="350.78857421875">
                <text:p>350.7885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13.019">
                <text:p>1413.019</text:p>
              </table:table-cell>
              <table:table-cell office:value-type="float" office:value="352.925441986787">
                <text:p>352.925441986787</text:p>
              </table:table-cell>
              <table:table-cell office:value-type="float" office:value="353.318032308052">
                <text:p>353.318032308052</text:p>
              </table:table-cell>
              <table:table-cell office:value-type="float" office:value="353.811706542969">
                <text:p>353.811706542969</text:p>
              </table:table-cell>
              <table:table-cell office:value-type="float" office:value="353.811706542969">
                <text:p>353.811706542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13.153">
                <text:p>1413.153</text:p>
              </table:table-cell>
              <table:table-cell office:value-type="float" office:value="352.367908116342">
                <text:p>352.367908116342</text:p>
              </table:table-cell>
              <table:table-cell office:value-type="float" office:value="352.182063492861">
                <text:p>352.182063492861</text:p>
              </table:table-cell>
              <table:table-cell office:value-type="float" office:value="351.898071289063">
                <text:p>351.898071289063</text:p>
              </table:table-cell>
              <table:table-cell office:value-type="float" office:value="351.898071289063">
                <text:p>351.898071289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13.288">
                <text:p>1413.288</text:p>
              </table:table-cell>
              <table:table-cell office:value-type="float" office:value="349.598400322546">
                <text:p>349.598400322546</text:p>
              </table:table-cell>
              <table:table-cell office:value-type="float" office:value="348.675231057947">
                <text:p>348.675231057947</text:p>
              </table:table-cell>
              <table:table-cell office:value-type="float" office:value="347.798522949219">
                <text:p>347.798522949219</text:p>
              </table:table-cell>
              <table:table-cell office:value-type="float" office:value="347.798522949219">
                <text:p>347.798522949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13.439">
                <text:p>1413.439</text:p>
              </table:table-cell>
              <table:table-cell office:value-type="float" office:value="352.140929905344">
                <text:p>352.140929905344</text:p>
              </table:table-cell>
              <table:table-cell office:value-type="float" office:value="352.988439766277">
                <text:p>352.988439766277</text:p>
              </table:table-cell>
              <table:table-cell office:value-type="float" office:value="354.066741943359">
                <text:p>354.066741943359</text:p>
              </table:table-cell>
              <table:table-cell office:value-type="float" office:value="354.066741943359">
                <text:p>354.066741943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13.574">
                <text:p>1413.574</text:p>
              </table:table-cell>
              <table:table-cell office:value-type="float" office:value="351.592433988153">
                <text:p>351.592433988153</text:p>
              </table:table-cell>
              <table:table-cell office:value-type="float" office:value="351.409602015755">
                <text:p>351.409602015755</text:p>
              </table:table-cell>
              <table:table-cell office:value-type="float" office:value="351.014892578125">
                <text:p>351.014892578125</text:p>
              </table:table-cell>
              <table:table-cell office:value-type="float" office:value="351.014892578125">
                <text:p>351.0148925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13.712">
                <text:p>1413.712</text:p>
              </table:table-cell>
              <table:table-cell office:value-type="float" office:value="340.11910690487">
                <text:p>340.11910690487</text:p>
              </table:table-cell>
              <table:table-cell office:value-type="float" office:value="336.294664543776">
                <text:p>336.294664543776</text:p>
              </table:table-cell>
              <table:table-cell office:value-type="float" office:value="332.515930175781">
                <text:p>332.515930175781</text:p>
              </table:table-cell>
              <table:table-cell office:value-type="float" office:value="332.515930175781">
                <text:p>332.515930175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13.854">
                <text:p>1413.854</text:p>
              </table:table-cell>
              <table:table-cell office:value-type="float" office:value="254.069777189034">
                <text:p>254.069777189034</text:p>
              </table:table-cell>
              <table:table-cell office:value-type="float" office:value="225.386667283755">
                <text:p>225.386667283755</text:p>
              </table:table-cell>
              <table:table-cell office:value-type="float" office:value="197.65966796875">
                <text:p>197.65966796875</text:p>
              </table:table-cell>
              <table:table-cell office:value-type="float" office:value="197.65966796875">
                <text:p>197.65966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13.992">
                <text:p>1413.992</text:p>
              </table:table-cell>
              <table:table-cell office:value-type="float" office:value="160.39154546404">
                <text:p>160.39154546404</text:p>
              </table:table-cell>
              <table:table-cell office:value-type="float" office:value="129.165468222376">
                <text:p>129.165468222376</text:p>
              </table:table-cell>
              <table:table-cell office:value-type="float" office:value="105.110168457031">
                <text:p>105.110168457031</text:p>
              </table:table-cell>
              <table:table-cell office:value-type="float" office:value="105.110168457031">
                <text:p>105.110168457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14.134">
                <text:p>1414.134</text:p>
              </table:table-cell>
              <table:table-cell office:value-type="float" office:value="91.7593986464856">
                <text:p>91.7593986464856</text:p>
              </table:table-cell>
              <table:table-cell office:value-type="float" office:value="68.8820163739673">
                <text:p>68.8820163739673</text:p>
              </table:table-cell>
              <table:table-cell office:value-type="float" office:value="53.8111534118652">
                <text:p>53.8111534118652</text:p>
              </table:table-cell>
              <table:table-cell office:value-type="float" office:value="53.8111534118652">
                <text:p>53.8111534118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14.271">
                <text:p>1414.271</text:p>
              </table:table-cell>
              <table:table-cell office:value-type="float" office:value="49.4154981412761">
                <text:p>49.4154981412761</text:p>
              </table:table-cell>
              <table:table-cell office:value-type="float" office:value="35.3008646395396">
                <text:p>35.3008646395396</text:p>
              </table:table-cell>
              <table:table-cell office:value-type="float" office:value="26.9055767059326">
                <text:p>26.9055767059326</text:p>
              </table:table-cell>
              <table:table-cell office:value-type="float" office:value="26.9055767059326">
                <text:p>26.9055767059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14.675">
                <text:p>1414.675</text:p>
              </table:table-cell>
              <table:table-cell office:value-type="float" office:value="19.6669224841949">
                <text:p>19.6669224841949</text:p>
              </table:table-cell>
              <table:table-cell office:value-type="float" office:value="9.75073059850117">
                <text:p>9.75073059850117</text:p>
              </table:table-cell>
              <table:table-cell office:value-type="float" office:value="3.36319708824158">
                <text:p>3.36319708824158</text:p>
              </table:table-cell>
              <table:table-cell office:value-type="float" office:value="3.36319708824158">
                <text:p>3.36319708824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14.814">
                <text:p>1414.814</text:p>
              </table:table-cell>
              <table:table-cell office:value-type="float" office:value="7.38829933729637">
                <text:p>7.38829933729637</text:p>
              </table:table-cell>
              <table:table-cell office:value-type="float" office:value="3.29542495499687">
                <text:p>3.29542495499687</text:p>
              </table:table-cell>
              <table:table-cell office:value-type="float" office:value="1.68159854412079">
                <text:p>1.68159854412079</text:p>
              </table:table-cell>
              <table:table-cell office:value-type="float" office:value="1.68159854412079">
                <text:p>1.68159854412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14.946">
                <text:p>1414.946</text:p>
              </table:table-cell>
              <table:table-cell office:value-type="float" office:value="2.34138857757362">
                <text:p>2.34138857757362</text:p>
              </table:table-cell>
              <table:table-cell office:value-type="float" office:value="0.659084990999373">
                <text:p>0.659084990999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15.083">
                <text:p>1415.083</text:p>
              </table:table-cell>
              <table:table-cell office:value-type="float" office:value="0.684209893043312">
                <text:p>0.684209893043312</text:p>
              </table:table-cell>
              <table:table-cell office:value-type="float" office:value="0.131816998199875">
                <text:p>0.131816998199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15.217">
                <text:p>1415.217</text:p>
              </table:table-cell>
              <table:table-cell office:value-type="float" office:value="0.190825022990809">
                <text:p>0.190825022990809</text:p>
              </table:table-cell>
              <table:table-cell office:value-type="float" office:value="0.0263633996399749">
                <text:p>0.02636339963997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15.344">
                <text:p>1415.344</text:p>
              </table:table-cell>
              <table:table-cell office:value-type="float" office:value="0.0516607656936985">
                <text:p>0.0516607656936985</text:p>
              </table:table-cell>
              <table:table-cell office:value-type="float" office:value="0.00527267992799498">
                <text:p>0.00527267992799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15.483">
                <text:p>1415.483</text:p>
              </table:table-cell>
              <table:table-cell office:value-type="float" office:value="0.0137060934126239">
                <text:p>0.0137060934126239</text:p>
              </table:table-cell>
              <table:table-cell office:value-type="float" office:value="0.001054535985599">
                <text:p>0.0010545359855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15.608">
                <text:p>1415.608</text:p>
              </table:table-cell>
              <table:table-cell office:value-type="float" office:value="0.00358470375099582">
                <text:p>0.00358470375099582</text:p>
              </table:table-cell>
              <table:table-cell office:value-type="float" office:value="0.000210907197119799">
                <text:p>0.000210907197119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15.747">
                <text:p>1415.747</text:p>
              </table:table-cell>
              <table:table-cell office:value-type="float" office:value="0.000927812017316925">
                <text:p>0.000927812017316925</text:p>
              </table:table-cell>
              <table:table-cell office:value-type="float" office:value="0.0000421814394239598">
                <text:p>0.0000421814394239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15.879">
                <text:p>1415.879</text:p>
              </table:table-cell>
              <table:table-cell office:value-type="float" office:value="0.000238280220242825">
                <text:p>0.000238280220242825</text:p>
              </table:table-cell>
              <table:table-cell office:value-type="float" office:value="0.00000843628788479197">
                <text:p>0.00000843628788479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16.017">
                <text:p>1416.017</text:p>
              </table:table-cell>
              <table:table-cell office:value-type="float" office:value="0.0000608354982434251">
                <text:p>0.0000608354982434251</text:p>
              </table:table-cell>
              <table:table-cell office:value-type="float" office:value="0.00000168725757695839">
                <text:p>0.00000168725757695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16.149">
                <text:p>1416.149</text:p>
              </table:table-cell>
              <table:table-cell office:value-type="float" office:value="0.0000154619631974">
                <text:p>0.0000154619631974</text:p>
              </table:table-cell>
              <table:table-cell office:value-type="float" office:value="0.00000033745151539168">
                <text:p>0.00000033745151539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16.286">
                <text:p>1416.286</text:p>
              </table:table-cell>
              <table:table-cell office:value-type="float" office:value="0.00000391610852665876">
                <text:p>0.00000391610852665876</text:p>
              </table:table-cell>
              <table:table-cell office:value-type="float" office:value="0.00000006749030307834">
                <text:p>0.000000067490303078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16.703">
                <text:p>1416.703</text:p>
              </table:table-cell>
              <table:table-cell office:value-type="float" office:value="0.00000098915067712644">
                <text:p>0.00000098915067712644</text:p>
              </table:table-cell>
              <table:table-cell office:value-type="float" office:value="0.00000001349806061567">
                <text:p>0.00000001349806061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17.08">
                <text:p>1417.08</text:p>
              </table:table-cell>
              <table:table-cell office:value-type="float" office:value="0.00000024931237837396">
                <text:p>0.00000024931237837396</text:p>
              </table:table-cell>
              <table:table-cell office:value-type="float" office:value="0.00000000269961212313">
                <text:p>0.00000000269961212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17.614">
                <text:p>1417.614</text:p>
              </table:table-cell>
              <table:table-cell office:value-type="float" office:value="0.00000006273303641196">
                <text:p>0.00000006273303641196</text:p>
              </table:table-cell>
              <table:table-cell office:value-type="float" office:value="0.00000000053992242463">
                <text:p>0.00000000053992242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17.748">
                <text:p>1417.748</text:p>
              </table:table-cell>
              <table:table-cell office:value-type="float" office:value="0.00000001576424746668">
                <text:p>0.00000001576424746668</text:p>
              </table:table-cell>
              <table:table-cell office:value-type="float" office:value="0.00000000010798448493">
                <text:p>0.00000000010798448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18.009">
                <text:p>1418.009</text:p>
              </table:table-cell>
              <table:table-cell office:value-type="float" office:value="0.00000000395725953941">
                <text:p>0.00000000395725953941</text:p>
              </table:table-cell>
              <table:table-cell office:value-type="float" office:value="0.00000000002159689699">
                <text:p>0.00000000002159689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18.152">
                <text:p>1418.152</text:p>
              </table:table-cell>
              <table:table-cell office:value-type="float" office:value="0.0000000009925544194">
                <text:p>0.0000000009925544194</text:p>
              </table:table-cell>
              <table:table-cell office:value-type="float" office:value="0.0000000000043193794">
                <text:p>0.00000000000431937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18.293">
                <text:p>1418.293</text:p>
              </table:table-cell>
              <table:table-cell office:value-type="float" office:value="0.00000000024878651176">
                <text:p>0.00000000024878651176</text:p>
              </table:table-cell>
              <table:table-cell office:value-type="float" office:value="0.00000000000086387588">
                <text:p>0.00000000000086387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18.444">
                <text:p>1418.444</text:p>
              </table:table-cell>
              <table:table-cell office:value-type="float" office:value="0.00000000006232620932">
                <text:p>0.00000000006232620932</text:p>
              </table:table-cell>
              <table:table-cell office:value-type="float" office:value="0.00000000000017277518">
                <text:p>0.00000000000017277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18.581">
                <text:p>1418.581</text:p>
              </table:table-cell>
              <table:table-cell office:value-type="float" office:value="0.00000000001560746861">
                <text:p>0.00000000001560746861</text:p>
              </table:table-cell>
              <table:table-cell office:value-type="float" office:value="0.00000000000003455504">
                <text:p>0.00000000000003455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18.716">
                <text:p>1418.716</text:p>
              </table:table-cell>
              <table:table-cell office:value-type="float" office:value="0.00000000000390705041">
                <text:p>0.00000000000390705041</text:p>
              </table:table-cell>
              <table:table-cell office:value-type="float" office:value="6.91100703522156E-015">
                <text:p>6.91100703522156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18.854">
                <text:p>1418.854</text:p>
              </table:table-cell>
              <table:table-cell office:value-type="float" office:value="0.00000000000097779925">
                <text:p>0.00000000000097779925</text:p>
              </table:table-cell>
              <table:table-cell office:value-type="float" office:value="1.38220140704431E-015">
                <text:p>1.38220140704431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18.989">
                <text:p>1418.989</text:p>
              </table:table-cell>
              <table:table-cell office:value-type="float" office:value="0.00000000000024465714">
                <text:p>0.00000000000024465714</text:p>
              </table:table-cell>
              <table:table-cell office:value-type="float" office:value="2.76440281408862E-016">
                <text:p>2.76440281408862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19.128">
                <text:p>1419.128</text:p>
              </table:table-cell>
              <table:table-cell office:value-type="float" office:value="0.00000000000006120575">
                <text:p>0.00000000000006120575</text:p>
              </table:table-cell>
              <table:table-cell office:value-type="float" office:value="5.52880562817724E-017">
                <text:p>5.52880562817724E-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19.263">
                <text:p>1419.263</text:p>
              </table:table-cell>
              <table:table-cell office:value-type="float" office:value="0.00000000000001530973">
                <text:p>0.00000000000001530973</text:p>
              </table:table-cell>
              <table:table-cell office:value-type="float" office:value="1.10576112563545E-017">
                <text:p>1.10576112563545E-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19.399">
                <text:p>1419.399</text:p>
              </table:table-cell>
              <table:table-cell office:value-type="float" office:value="3.82909143724114E-015">
                <text:p>3.82909143724114E-015</text:p>
              </table:table-cell>
              <table:table-cell office:value-type="float" office:value="2.2115222512709E-018">
                <text:p>2.2115222512709E-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19.535">
                <text:p>1419.535</text:p>
              </table:table-cell>
              <table:table-cell office:value-type="float" office:value="9.57604587647975E-016">
                <text:p>9.57604587647975E-016</text:p>
              </table:table-cell>
              <table:table-cell office:value-type="float" office:value="4.42304450254179E-019">
                <text:p>4.42304450254179E-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19.664">
                <text:p>1419.664</text:p>
              </table:table-cell>
              <table:table-cell office:value-type="float" office:value="2.39467492579532E-016">
                <text:p>2.39467492579532E-016</text:p>
              </table:table-cell>
              <table:table-cell office:value-type="float" office:value="8.84608900508358E-020">
                <text:p>8.84608900508358E-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19.795">
                <text:p>1419.795</text:p>
              </table:table-cell>
              <table:table-cell office:value-type="float" office:value="5.98801422783906E-017">
                <text:p>5.98801422783906E-017</text:p>
              </table:table-cell>
              <table:table-cell office:value-type="float" office:value="1.76921780101672E-020">
                <text:p>1.76921780101672E-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19.924">
                <text:p>1419.924</text:p>
              </table:table-cell>
              <table:table-cell office:value-type="float" office:value="1.49726893962992E-017">
                <text:p>1.49726893962992E-017</text:p>
              </table:table-cell>
              <table:table-cell office:value-type="float" office:value="3.53843560203343E-021">
                <text:p>3.53843560203343E-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20.062">
                <text:p>1420.062</text:p>
              </table:table-cell>
              <table:table-cell office:value-type="float" office:value="3.74370311441509E-018">
                <text:p>3.74370311441509E-018</text:p>
              </table:table-cell>
              <table:table-cell office:value-type="float" office:value="7.07687120406686E-022">
                <text:p>7.07687120406686E-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78.003">
                <text:p>1378.003</text:p>
              </table:table-cell>
              <table:table-cell office:value-type="float" office:value="9.36031931671835E-019">
                <text:p>9.36031931671835E-019</text:p>
              </table:table-cell>
              <table:table-cell office:value-type="float" office:value="1.41537424081337E-022">
                <text:p>1.41537424081337E-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8.123">
                <text:p>1378.123</text:p>
              </table:table-cell>
              <table:table-cell office:value-type="float" office:value="2.34029213531571E-019">
                <text:p>2.34029213531571E-019</text:p>
              </table:table-cell>
              <table:table-cell office:value-type="float" office:value="2.83074848162674E-023">
                <text:p>2.83074848162674E-0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78.64">
                <text:p>1378.64</text:p>
              </table:table-cell>
              <table:table-cell office:value-type="float" office:value="5.85115495056152E-020">
                <text:p>5.85115495056152E-020</text:p>
              </table:table-cell>
              <table:table-cell office:value-type="float" office:value="5.66149696325348E-024">
                <text:p>5.66149696325348E-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78.774">
                <text:p>1378.774</text:p>
              </table:table-cell>
              <table:table-cell office:value-type="float" office:value="1.46287366009483E-020">
                <text:p>1.46287366009483E-020</text:p>
              </table:table-cell>
              <table:table-cell office:value-type="float" office:value="1.1322993926507E-024">
                <text:p>1.1322993926507E-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78.905">
                <text:p>1378.905</text:p>
              </table:table-cell>
              <table:table-cell office:value-type="float" office:value="3.65735399514597E-021">
                <text:p>3.65735399514597E-021</text:p>
              </table:table-cell>
              <table:table-cell office:value-type="float" office:value="2.26459878530139E-025">
                <text:p>2.26459878530139E-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79.292">
                <text:p>1379.292</text:p>
              </table:table-cell>
              <table:table-cell office:value-type="float" office:value="9.14372467768271E-022">
                <text:p>9.14372467768271E-022</text:p>
              </table:table-cell>
              <table:table-cell office:value-type="float" office:value="4.52919757060278E-026">
                <text:p>4.52919757060278E-0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79.447">
                <text:p>1379.447</text:p>
              </table:table-cell>
              <table:table-cell office:value-type="float" office:value="2.28599910738424E-022">
                <text:p>2.28599910738424E-022</text:p>
              </table:table-cell>
              <table:table-cell office:value-type="float" office:value="9.05839514120557E-027">
                <text:p>9.05839514120557E-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79.579">
                <text:p>1379.579</text:p>
              </table:table-cell>
              <table:table-cell office:value-type="float" office:value="5.71513364438771E-023">
                <text:p>5.71513364438771E-023</text:p>
              </table:table-cell>
              <table:table-cell office:value-type="float" office:value="1.81167902824111E-027">
                <text:p>1.81167902824111E-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79.733">
                <text:p>1379.733</text:p>
              </table:table-cell>
              <table:table-cell office:value-type="float" office:value="1.42881058628235E-023">
                <text:p>1.42881058628235E-023</text:p>
              </table:table-cell>
              <table:table-cell office:value-type="float" office:value="3.62335805648223E-028">
                <text:p>3.62335805648223E-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79.876">
                <text:p>1379.876</text:p>
              </table:table-cell>
              <table:table-cell office:value-type="float" office:value="3.57208081607673E-024">
                <text:p>3.57208081607673E-024</text:p>
              </table:table-cell>
              <table:table-cell office:value-type="float" office:value="7.24671611296445E-029">
                <text:p>7.24671611296445E-0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80.007">
                <text:p>1380.007</text:p>
              </table:table-cell>
              <table:table-cell office:value-type="float" office:value="8.93031074093351E-025">
                <text:p>8.93031074093351E-025</text:p>
              </table:table-cell>
              <table:table-cell office:value-type="float" office:value="1.44934322259289E-029">
                <text:p>1.44934322259289E-0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80.153">
                <text:p>1380.153</text:p>
              </table:table-cell>
              <table:table-cell office:value-type="float" office:value="2.23259942538172E-025">
                <text:p>2.23259942538172E-025</text:p>
              </table:table-cell>
              <table:table-cell office:value-type="float" office:value="2.89868644518578E-030">
                <text:p>2.89868644518578E-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80.283">
                <text:p>1380.283</text:p>
              </table:table-cell>
              <table:table-cell office:value-type="float" office:value="5.58154204375097E-026">
                <text:p>5.58154204375097E-026</text:p>
              </table:table-cell>
              <table:table-cell office:value-type="float" office:value="5.79737289037155E-031">
                <text:p>5.79737289037155E-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80.439">
                <text:p>1380.439</text:p>
              </table:table-cell>
              <table:table-cell office:value-type="float" office:value="1.39539420699708E-026">
                <text:p>1.39539420699708E-026</text:p>
              </table:table-cell>
              <table:table-cell office:value-type="float" office:value="1.15947457807431E-031">
                <text:p>1.15947457807431E-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80.587">
                <text:p>1380.587</text:p>
              </table:table-cell>
              <table:table-cell office:value-type="float" office:value="3.48850290961137E-027">
                <text:p>3.48850290961137E-027</text:p>
              </table:table-cell>
              <table:table-cell office:value-type="float" office:value="2.31894915614862E-032">
                <text:p>2.31894915614862E-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80.617">
                <text:p>1380.617</text:p>
              </table:table-cell>
              <table:table-cell office:value-type="float" office:value="8.72129205826575E-028">
                <text:p>8.72129205826575E-028</text:p>
              </table:table-cell>
              <table:table-cell office:value-type="float" office:value="4.63789831229724E-033">
                <text:p>4.63789831229724E-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80.746">
                <text:p>1380.746</text:p>
              </table:table-cell>
              <table:table-cell office:value-type="float" office:value="2.18032997141391E-028">
                <text:p>2.18032997141391E-028</text:p>
              </table:table-cell>
              <table:table-cell office:value-type="float" office:value="9.27579662459448E-034">
                <text:p>9.27579662459448E-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80.883">
                <text:p>1380.883</text:p>
              </table:table-cell>
              <table:table-cell office:value-type="float" office:value="5.4508388422297E-029">
                <text:p>5.4508388422297E-029</text:p>
              </table:table-cell>
              <table:table-cell office:value-type="float" office:value="1.8551593249189E-034">
                <text:p>1.8551593249189E-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81.148">
                <text:p>1381.148</text:p>
              </table:table-cell>
              <table:table-cell office:value-type="float" office:value="1.36271249329641E-029">
                <text:p>1.36271249329641E-029</text:p>
              </table:table-cell>
              <table:table-cell office:value-type="float" office:value="3.71031864983779E-035">
                <text:p>3.71031864983779E-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81.28">
                <text:p>1381.28</text:p>
              </table:table-cell>
              <table:table-cell office:value-type="float" office:value="3.40678679871901E-030">
                <text:p>3.40678679871901E-030</text:p>
              </table:table-cell>
              <table:table-cell office:value-type="float" office:value="7.42063729967558E-036">
                <text:p>7.42063729967558E-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81.314">
                <text:p>1381.314</text:p>
              </table:table-cell>
              <table:table-cell office:value-type="float" office:value="8.51697812775347E-031">
                <text:p>8.51697812775347E-031</text:p>
              </table:table-cell>
              <table:table-cell office:value-type="float" office:value="1.48412745993512E-036">
                <text:p>1.48412745993512E-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81.454">
                <text:p>1381.454</text:p>
              </table:table-cell>
              <table:table-cell office:value-type="float" office:value="2.12924675812956E-031">
                <text:p>2.12924675812956E-031</text:p>
              </table:table-cell>
              <table:table-cell office:value-type="float" office:value="2.96825491987023E-037">
                <text:p>2.96825491987023E-0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81.596">
                <text:p>1381.596</text:p>
              </table:table-cell>
              <table:table-cell office:value-type="float" office:value="5.32312134770627E-032">
                <text:p>5.32312134770627E-032</text:p>
              </table:table-cell>
              <table:table-cell office:value-type="float" office:value="5.93650983974046E-038">
                <text:p>5.93650983974046E-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81.729">
                <text:p>1381.729</text:p>
              </table:table-cell>
              <table:table-cell office:value-type="float" office:value="1.33078122740304E-032">
                <text:p>1.33078122740304E-032</text:p>
              </table:table-cell>
              <table:table-cell office:value-type="float" office:value="1.18730196794809E-038">
                <text:p>1.18730196794809E-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81.859">
                <text:p>1381.859</text:p>
              </table:table-cell>
              <table:table-cell office:value-type="float" office:value="3.32695484946056E-033">
                <text:p>3.32695484946056E-033</text:p>
              </table:table-cell>
              <table:table-cell office:value-type="float" office:value="2.37460393589618E-039">
                <text:p>2.37460393589618E-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82.001">
                <text:p>1382.001</text:p>
              </table:table-cell>
              <table:table-cell office:value-type="float" office:value="8.31739068555731E-034">
                <text:p>8.31739068555731E-034</text:p>
              </table:table-cell>
              <table:table-cell office:value-type="float" office:value="4.74920787179236E-040">
                <text:p>4.74920787179236E-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82.415">
                <text:p>1382.415</text:p>
              </table:table-cell>
              <table:table-cell office:value-type="float" office:value="2.07934838377051E-034">
                <text:p>2.07934838377051E-034</text:p>
              </table:table-cell>
              <table:table-cell office:value-type="float" office:value="9.49841574358473E-041">
                <text:p>9.49841574358473E-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82.553">
                <text:p>1382.553</text:p>
              </table:table-cell>
              <table:table-cell office:value-type="float" office:value="5.19837238418863E-035">
                <text:p>5.19837238418863E-035</text:p>
              </table:table-cell>
              <table:table-cell office:value-type="float" office:value="1.89968314871694E-041">
                <text:p>1.89968314871694E-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82.69">
                <text:p>1382.69</text:p>
              </table:table-cell>
              <table:table-cell office:value-type="float" office:value="1.29959338099963E-035">
                <text:p>1.29959338099963E-035</text:p>
              </table:table-cell>
              <table:table-cell office:value-type="float" office:value="3.79936629743389E-042">
                <text:p>3.79936629743389E-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82.814">
                <text:p>1382.814</text:p>
              </table:table-cell>
              <table:table-cell office:value-type="float" office:value="3.24898402240402E-036">
                <text:p>3.24898402240402E-036</text:p>
              </table:table-cell>
              <table:table-cell office:value-type="float" office:value="7.59873259486778E-043">
                <text:p>7.59873259486778E-0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82.961">
                <text:p>1382.961</text:p>
              </table:table-cell>
              <table:table-cell office:value-type="float" office:value="8.12246119581993E-037">
                <text:p>8.12246119581993E-037</text:p>
              </table:table-cell>
              <table:table-cell office:value-type="float" office:value="1.51974651897356E-043">
                <text:p>1.51974651897356E-0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83.252">
                <text:p>1383.252</text:p>
              </table:table-cell>
              <table:table-cell office:value-type="float" office:value="2.03061552691696E-037">
                <text:p>2.03061552691696E-037</text:p>
              </table:table-cell>
              <table:table-cell office:value-type="float" office:value="3.03949303794711E-044">
                <text:p>3.03949303794711E-0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83.379">
                <text:p>1383.379</text:p>
              </table:table-cell>
              <table:table-cell office:value-type="float" office:value="5.07653927321636E-038">
                <text:p>5.07653927321636E-038</text:p>
              </table:table-cell>
              <table:table-cell office:value-type="float" office:value="6.07898607589422E-045">
                <text:p>6.07898607589422E-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83.409">
                <text:p>1383.409</text:p>
              </table:table-cell>
              <table:table-cell office:value-type="float" office:value="1.26913490948888E-038">
                <text:p>1.26913490948888E-038</text:p>
              </table:table-cell>
              <table:table-cell office:value-type="float" office:value="1.21579721517884E-045">
                <text:p>1.21579721517884E-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83.533">
                <text:p>1383.533</text:p>
              </table:table-cell>
              <table:table-cell office:value-type="float" office:value="3.17283745609178E-039">
                <text:p>3.17283745609178E-039</text:p>
              </table:table-cell>
              <table:table-cell office:value-type="float" office:value="2.43159443035769E-046">
                <text:p>2.43159443035769E-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83.652">
                <text:p>1383.652</text:p>
              </table:table-cell>
              <table:table-cell office:value-type="float" office:value="7.93209400496862E-040">
                <text:p>7.93209400496862E-040</text:p>
              </table:table-cell>
              <table:table-cell office:value-type="float" office:value="4.86318886071538E-047">
                <text:p>4.86318886071538E-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83.903">
                <text:p>1383.903</text:p>
              </table:table-cell>
              <table:table-cell office:value-type="float" office:value="1.98302357418999E-040">
                <text:p>1.98302357418999E-040</text:p>
              </table:table-cell>
              <table:table-cell office:value-type="float" office:value="9.72637772143075E-048">
                <text:p>9.72637772143075E-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84.038">
                <text:p>1384.038</text:p>
              </table:table-cell>
              <table:table-cell office:value-type="float" office:value="4.95755908137064E-041">
                <text:p>4.95755908137064E-041</text:p>
              </table:table-cell>
              <table:table-cell office:value-type="float" office:value="1.94527554428615E-048">
                <text:p>1.94527554428615E-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84.18">
                <text:p>1384.18</text:p>
              </table:table-cell>
              <table:table-cell office:value-type="float" office:value="1.23938979952179E-041">
                <text:p>1.23938979952179E-041</text:p>
              </table:table-cell>
              <table:table-cell office:value-type="float" office:value="3.8905510885723E-049">
                <text:p>3.8905510885723E-0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84.317">
                <text:p>1384.317</text:p>
              </table:table-cell>
              <table:table-cell office:value-type="float" office:value="3.09847455716275E-042">
                <text:p>3.09847455716275E-042</text:p>
              </table:table-cell>
              <table:table-cell office:value-type="float" office:value="7.7811021771446E-050">
                <text:p>7.7811021771446E-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84.447">
                <text:p>1384.447</text:p>
              </table:table-cell>
              <table:table-cell office:value-type="float" office:value="7.7461865096234E-043">
                <text:p>7.7461865096234E-043</text:p>
              </table:table-cell>
              <table:table-cell office:value-type="float" office:value="1.55622043542892E-050">
                <text:p>1.55622043542892E-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84.594">
                <text:p>1384.594</text:p>
              </table:table-cell>
              <table:table-cell office:value-type="float" office:value="1.93654665074916E-043">
                <text:p>1.93654665074916E-043</text:p>
              </table:table-cell>
              <table:table-cell office:value-type="float" office:value="3.11244087085784E-051">
                <text:p>3.11244087085784E-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84.725">
                <text:p>1384.725</text:p>
              </table:table-cell>
              <table:table-cell office:value-type="float" office:value="4.84136667355951E-044">
                <text:p>4.84136667355951E-044</text:p>
              </table:table-cell>
              <table:table-cell office:value-type="float" office:value="6.22488174171568E-052">
                <text:p>6.22488174171568E-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84.868">
                <text:p>1384.868</text:p>
              </table:table-cell>
              <table:table-cell office:value-type="float" office:value="1.2103416777272E-044">
                <text:p>1.2103416777272E-044</text:p>
              </table:table-cell>
              <table:table-cell office:value-type="float" office:value="1.24497634834314E-052">
                <text:p>1.24497634834314E-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85.009">
                <text:p>1385.009</text:p>
              </table:table-cell>
              <table:table-cell office:value-type="float" office:value="3.02585421299264E-045">
                <text:p>3.02585421299264E-045</text:p>
              </table:table-cell>
              <table:table-cell office:value-type="float" office:value="2.48995269668627E-053">
                <text:p>2.48995269668627E-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85.143">
                <text:p>1385.143</text:p>
              </table:table-cell>
              <table:table-cell office:value-type="float" office:value="7.56463556983089E-046">
                <text:p>7.56463556983089E-046</text:p>
              </table:table-cell>
              <table:table-cell office:value-type="float" office:value="4.97990539337254E-054">
                <text:p>4.97990539337254E-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85.273">
                <text:p>1385.273</text:p>
              </table:table-cell>
              <table:table-cell office:value-type="float" office:value="1.89115889992758E-046">
                <text:p>1.89115889992758E-046</text:p>
              </table:table-cell>
              <table:table-cell office:value-type="float" office:value="9.95981078674508E-055">
                <text:p>9.95981078674508E-0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85.416">
                <text:p>1385.416</text:p>
              </table:table-cell>
              <table:table-cell office:value-type="float" office:value="4.72789726475867E-047">
                <text:p>4.72789726475867E-047</text:p>
              </table:table-cell>
              <table:table-cell office:value-type="float" office:value="1.99196215734901E-055">
                <text:p>1.99196215734901E-0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85.546">
                <text:p>1385.546</text:p>
              </table:table-cell>
              <table:table-cell office:value-type="float" office:value="1.18197431917761E-047">
                <text:p>1.18197431917761E-047</text:p>
              </table:table-cell>
              <table:table-cell office:value-type="float" office:value="3.98392431469803E-056">
                <text:p>3.98392431469803E-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85.688">
                <text:p>1385.688</text:p>
              </table:table-cell>
              <table:table-cell office:value-type="float" office:value="2.95493580391991E-048">
                <text:p>2.95493580391991E-048</text:p>
              </table:table-cell>
              <table:table-cell office:value-type="float" office:value="7.96784862939605E-057">
                <text:p>7.96784862939605E-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85.818">
                <text:p>1385.818</text:p>
              </table:table-cell>
              <table:table-cell office:value-type="float" office:value="7.38733952175156E-049">
                <text:p>7.38733952175156E-049</text:p>
              </table:table-cell>
              <table:table-cell office:value-type="float" office:value="1.59356972587921E-057">
                <text:p>1.59356972587921E-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86.094">
                <text:p>1386.094</text:p>
              </table:table-cell>
              <table:table-cell office:value-type="float" office:value="1.84683488282824E-049">
                <text:p>1.84683488282824E-049</text:p>
              </table:table-cell>
              <table:table-cell office:value-type="float" office:value="3.18713945175842E-058">
                <text:p>3.18713945175842E-0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86.233">
                <text:p>1386.233</text:p>
              </table:table-cell>
              <table:table-cell office:value-type="float" office:value="4.61708721185132E-050">
                <text:p>4.61708721185132E-050</text:p>
              </table:table-cell>
              <table:table-cell office:value-type="float" office:value="6.37427890351684E-059">
                <text:p>6.37427890351684E-0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86.372">
                <text:p>1386.372</text:p>
              </table:table-cell>
              <table:table-cell office:value-type="float" office:value="1.15427180391897E-050">
                <text:p>1.15427180391897E-050</text:p>
              </table:table-cell>
              <table:table-cell office:value-type="float" office:value="1.27485578070337E-059">
                <text:p>1.27485578070337E-0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86.503">
                <text:p>1386.503</text:p>
              </table:table-cell>
              <table:table-cell office:value-type="float" office:value="2.88567951170971E-051">
                <text:p>2.88567951170971E-051</text:p>
              </table:table-cell>
              <table:table-cell office:value-type="float" office:value="2.54971156140673E-060">
                <text:p>2.54971156140673E-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86.634">
                <text:p>1386.634</text:p>
              </table:table-cell>
              <table:table-cell office:value-type="float" office:value="7.21419878309885E-052">
                <text:p>7.21419878309885E-052</text:p>
              </table:table-cell>
              <table:table-cell office:value-type="float" office:value="5.09942312281347E-061">
                <text:p>5.09942312281347E-0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86.786">
                <text:p>1386.786</text:p>
              </table:table-cell>
              <table:table-cell office:value-type="float" office:value="1.80354969653963E-052">
                <text:p>1.80354969653963E-052</text:p>
              </table:table-cell>
              <table:table-cell office:value-type="float" office:value="1.01988462456269E-061">
                <text:p>1.01988462456269E-0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86.932">
                <text:p>1386.932</text:p>
              </table:table-cell>
              <table:table-cell office:value-type="float" office:value="4.50887424287889E-053">
                <text:p>4.50887424287889E-053</text:p>
              </table:table-cell>
              <table:table-cell office:value-type="float" office:value="2.03976924912539E-062">
                <text:p>2.03976924912539E-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87.071">
                <text:p>1387.071</text:p>
              </table:table-cell>
              <table:table-cell office:value-type="float" office:value="1.12721856102569E-053">
                <text:p>1.12721856102569E-053</text:p>
              </table:table-cell>
              <table:table-cell office:value-type="float" office:value="4.07953849825077E-063">
                <text:p>4.07953849825077E-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87.206">
                <text:p>1387.206</text:p>
              </table:table-cell>
              <table:table-cell office:value-type="float" office:value="2.81804640317615E-054">
                <text:p>2.81804640317615E-054</text:p>
              </table:table-cell>
              <table:table-cell office:value-type="float" office:value="8.15907699650154E-064">
                <text:p>8.15907699650154E-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87.345">
                <text:p>1387.345</text:p>
              </table:table-cell>
              <table:table-cell office:value-type="float" office:value="7.04511600916424E-055">
                <text:p>7.04511600916424E-055</text:p>
              </table:table-cell>
              <table:table-cell office:value-type="float" office:value="1.63181539930031E-064">
                <text:p>1.63181539930031E-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87.473">
                <text:p>1387.473</text:p>
              </table:table-cell>
              <table:table-cell office:value-type="float" office:value="1.76127900253583E-055">
                <text:p>1.76127900253583E-055</text:p>
              </table:table-cell>
              <table:table-cell office:value-type="float" office:value="3.26363079860061E-065">
                <text:p>3.26363079860061E-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87.606">
                <text:p>1387.606</text:p>
              </table:table-cell>
              <table:table-cell office:value-type="float" office:value="4.40319750682913E-056">
                <text:p>4.40319750682913E-056</text:p>
              </table:table-cell>
              <table:table-cell office:value-type="float" office:value="6.52726159720123E-066">
                <text:p>6.52726159720123E-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87.748">
                <text:p>1387.748</text:p>
              </table:table-cell>
              <table:table-cell office:value-type="float" office:value="1.10079937680519E-056">
                <text:p>1.10079937680519E-056</text:p>
              </table:table-cell>
              <table:table-cell office:value-type="float" office:value="1.30545231944025E-066">
                <text:p>1.30545231944025E-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87.884">
                <text:p>1387.884</text:p>
              </table:table-cell>
              <table:table-cell office:value-type="float" office:value="2.7519984422088E-057">
                <text:p>2.7519984422088E-057</text:p>
              </table:table-cell>
              <table:table-cell office:value-type="float" office:value="2.61090463888049E-067">
                <text:p>2.61090463888049E-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88.019">
                <text:p>1388.019</text:p>
              </table:table-cell>
              <table:table-cell office:value-type="float" office:value="6.87999610591362E-058">
                <text:p>6.87999610591362E-058</text:p>
              </table:table-cell>
              <table:table-cell office:value-type="float" office:value="5.22180927776098E-068">
                <text:p>5.22180927776098E-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88.152">
                <text:p>1388.152</text:p>
              </table:table-cell>
              <table:table-cell office:value-type="float" office:value="1.71999902655673E-058">
                <text:p>1.71999902655673E-058</text:p>
              </table:table-cell>
              <table:table-cell office:value-type="float" office:value="1.0443618555522E-068">
                <text:p>1.0443618555522E-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88.291">
                <text:p>1388.291</text:p>
              </table:table-cell>
              <table:table-cell office:value-type="float" office:value="4.29999756654849E-059">
                <text:p>4.29999756654849E-059</text:p>
              </table:table-cell>
              <table:table-cell office:value-type="float" office:value="2.08872371110439E-069">
                <text:p>2.08872371110439E-0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88.426">
                <text:p>1388.426</text:p>
              </table:table-cell>
              <table:table-cell office:value-type="float" office:value="1.07499939166845E-059">
                <text:p>1.07499939166845E-059</text:p>
              </table:table-cell>
              <table:table-cell office:value-type="float" office:value="4.17744742220878E-070">
                <text:p>4.17744742220878E-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88.556">
                <text:p>1388.556</text:p>
              </table:table-cell>
              <table:table-cell office:value-type="float" office:value="2.68749847923379E-060">
                <text:p>2.68749847923379E-060</text:p>
              </table:table-cell>
              <table:table-cell office:value-type="float" office:value="8.35489484441756E-071">
                <text:p>8.35489484441756E-0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88.703">
                <text:p>1388.703</text:p>
              </table:table-cell>
              <table:table-cell office:value-type="float" office:value="6.7187461982098E-061">
                <text:p>6.7187461982098E-061</text:p>
              </table:table-cell>
              <table:table-cell office:value-type="float" office:value="1.67097896888351E-071">
                <text:p>1.67097896888351E-0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88.848">
                <text:p>1388.848</text:p>
              </table:table-cell>
              <table:table-cell office:value-type="float" office:value="1.67968654957752E-061">
                <text:p>1.67968654957752E-061</text:p>
              </table:table-cell>
              <table:table-cell office:value-type="float" office:value="3.34195793776702E-072">
                <text:p>3.34195793776702E-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